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1in"/>
    </style:style>
    <style:style style:name="co2" style:family="table-column">
      <style:table-column-properties fo:break-before="auto" style:column-width="3.428in"/>
    </style:style>
    <style:style style:name="co3" style:family="table-column">
      <style:table-column-properties fo:break-before="auto" style:column-width="0.9807in"/>
    </style:style>
    <style:style style:name="co4" style:family="table-column">
      <style:table-column-properties fo:break-before="auto" style:column-width="0.2862in"/>
    </style:style>
    <style:style style:name="co5" style:family="table-column">
      <style:table-column-properties fo:break-before="auto" style:column-width="9.0508in"/>
    </style:style>
    <style:style style:name="co6" style:family="table-column">
      <style:table-column-properties fo:break-before="auto" style:column-width="0.6693in"/>
    </style:style>
    <style:style style:name="co7" style:family="table-column">
      <style:table-column-properties fo:break-before="auto" style:column-width="0.5626in"/>
    </style:style>
    <style:style style:name="co8" style:family="table-column">
      <style:table-column-properties fo:break-before="auto" style:column-width="3.2075in"/>
    </style:style>
    <style:style style:name="co9" style:family="table-column">
      <style:table-column-properties fo:break-before="auto" style:column-width="1.1134in"/>
    </style:style>
    <style:style style:name="co10" style:family="table-column">
      <style:table-column-properties fo:break-before="auto" style:column-width="0.3307in"/>
    </style:style>
    <style:style style:name="co11" style:family="table-column">
      <style:table-column-properties fo:break-before="auto" style:column-width="3.2189in"/>
    </style:style>
    <style:style style:name="co12" style:family="table-column">
      <style:table-column-properties fo:break-before="auto" style:column-width="3.0638in"/>
    </style:style>
    <style:style style:name="co13" style:family="table-column">
      <style:table-column-properties fo:break-before="auto" style:column-width="1.0252in"/>
    </style:style>
    <style:style style:name="co14" style:family="table-column">
      <style:table-column-properties fo:break-before="auto" style:column-width="0.2638in"/>
    </style:style>
    <style:style style:name="co15" style:family="table-column">
      <style:table-column-properties fo:break-before="auto" style:column-width="5.0819in"/>
    </style:style>
    <style:style style:name="co16" style:family="table-column">
      <style:table-column-properties fo:break-before="auto" style:column-width="1.5874in"/>
    </style:style>
    <style:style style:name="co17" style:family="table-column">
      <style:table-column-properties fo:break-before="auto" style:column-width="1.0693in"/>
    </style:style>
    <style:style style:name="co18" style:family="table-column">
      <style:table-column-properties fo:break-before="auto" style:column-width="0.8811in"/>
    </style:style>
    <style:style style:name="co19" style:family="table-column">
      <style:table-column-properties fo:break-before="auto" style:column-width="0.2425in"/>
    </style:style>
    <style:style style:name="co20" style:family="table-column">
      <style:table-column-properties fo:break-before="auto" style:column-width="5.8972in"/>
    </style:style>
    <style:style style:name="co21" style:family="table-column">
      <style:table-column-properties fo:break-before="auto" style:column-width="8.2126in"/>
    </style:style>
    <style:style style:name="co22" style:family="table-column">
      <style:table-column-properties fo:break-before="auto" style:column-width="2.2484in"/>
    </style:style>
    <style:style style:name="co23" style:family="table-column">
      <style:table-column-properties fo:break-before="auto" style:column-width="0.3965in"/>
    </style:style>
    <style:style style:name="co24" style:family="table-column">
      <style:table-column-properties fo:break-before="auto" style:column-width="4.3102in"/>
    </style:style>
    <style:style style:name="co25" style:family="table-column">
      <style:table-column-properties fo:break-before="auto" style:column-width="1.3445in"/>
    </style:style>
    <style:style style:name="co26" style:family="table-column">
      <style:table-column-properties fo:break-before="auto" style:column-width="4.9492in"/>
    </style:style>
    <style:style style:name="co27" style:family="table-column">
      <style:table-column-properties fo:break-before="auto" style:column-width="0.2201in"/>
    </style:style>
    <style:style style:name="co28" style:family="table-column">
      <style:table-column-properties fo:break-before="auto" style:column-width="9.53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646in" fo:break-before="auto" style:use-optimal-row-height="fals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ta1" style:family="table" style:master-page-name="PageStyle_5f_1992_20_injury_20_causes">
      <style:table-properties table:display="true" style:writing-mode="lr-tb"/>
    </style:style>
    <style:style style:name="ta2" style:family="table" style:master-page-name="PageStyle_5f_1992-95_20_injury_20_causes">
      <style:table-properties table:display="true" style:writing-mode="lr-tb"/>
    </style:style>
    <style:style style:name="ta3" style:family="table" style:master-page-name="PageStyle_5f_2001_20_injury_20_causes">
      <style:table-properties table:display="true" style:writing-mode="lr-tb"/>
    </style:style>
    <style:style style:name="ta4" style:family="table" style:master-page-name="PageStyle_5f_illness_20__26__20_injury">
      <style:table-properties table:display="true" style:writing-mode="lr-tb"/>
    </style:style>
    <style:style style:name="ta5" style:family="table" style:master-page-name="PageStyle_5f_processing_20_notes">
      <style:table-properties table:display="true" style:writing-mode="lr-tb"/>
    </style:style>
    <style:style style:name="ta6" style:family="table" style:master-page-name="PageStyle_5f_cause_20_categories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Percent" style:data-style-name="N800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8000"/>
    <style:style style:name="ce12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3" style:family="table-cell" style:parent-style-name="Excel_20_Built-in_20_Normal" style:data-style-name="N8003"/>
    <style:style style:name="ce14" style:family="table-cell" style:parent-style-name="Excel_20_Built-in_20_Normal" style:data-style-name="N8003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20" style:family="table-cell" style:parent-style-name="Excel_20_Built-in_20_Comma" style:data-style-name="N118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Excel_20_Built-in_20_Percent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" style:data-style-name="N8003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992 injury cause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7" table:default-cell-style-name="Excel_20_Built-in_20_Normal"/>
        <table:table-row table:style-name="ro1">
          <table:table-cell table:style-name="ce1" office:value-type="string" table:number-columns-spanned="4" table:number-rows-spanned="1">
            <text:p>Visits to hospital emergency departments by cause of injury, 1992 (in 1000s)</text:p>
          </table:table-cell>
          <table:covered-table-cell table:number-columns-repeated="3" table:style-name="ce2"/>
          <table:table-cell table:number-columns-repeated="2"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 table:style-name="ce1" office:value-type="string" table:number-columns-spanned="2" table:number-rows-spanned="1">
            <text:p>Compressed cause groups</text:p>
          </table:table-cell>
          <table:covered-table-cell table:style-name="ce2"/>
          <table:table-cell table:number-columns-repeated="4"/>
          <table:table-cell office:value-type="string">
            <text:p>Version: 1.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" office:value-type="string" table:number-columns-spanned="3" table:number-rows-spanned="1">
            <text:p>emergency department visits in 1000s for persons <text:s/>ages 15 to 44</text:p>
          </table:table-cell>
          <table:covered-table-cell table:number-columns-repeated="2" table:style-name="ce8"/>
          <table:table-cell table:number-columns-repeated="1019"/>
        </table:table-row>
        <table:table-row table:style-name="ro3">
          <table:table-cell office:value-type="string">
            <text:p>cause rank</text:p>
          </table:table-cell>
          <table:table-cell office:value-type="string">
            <text:p>cause of injury</text:p>
          </table:table-cell>
          <table:table-cell table:style-name="ce4" office:value-type="string">
            <text:p>women</text:p>
          </table:table-cell>
          <table:table-cell table:style-name="ce4" office:value-type="string">
            <text:p>men</text:p>
          </table:table-cell>
          <table:table-cell table:style-name="ce9" office:value-type="string">
            <text:p>men/women ratio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ccident - motor vehicle</text:p>
          </table:table-cell>
          <table:table-cell table:style-name="ce5" office:value-type="float" office:value="1303.315">
            <text:p>1,303</text:p>
          </table:table-cell>
          <table:table-cell table:style-name="ce5" office:value-type="float" office:value="1489.367">
            <text:p>1,489</text:p>
          </table:table-cell>
          <table:table-cell table:style-name="ce10" table:formula="of:=[.D6]/[.C6]" office:value-type="float" office:value="1.14275290317383">
            <text:p>1.14</text:p>
          </table:table-cell>
          <table:table-cell/>
          <table:table-cell office:value-type="string">
            <text:p>tabulated from NHAMCS dataset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ccident - falls</text:p>
          </table:table-cell>
          <table:table-cell table:style-name="ce5" office:value-type="float" office:value="1254.648">
            <text:p>1,255</text:p>
          </table:table-cell>
          <table:table-cell table:style-name="ce5" office:value-type="float" office:value="1433.4">
            <text:p>1,433</text:p>
          </table:table-cell>
          <table:table-cell table:style-name="ce10" table:formula="of:=[.D7]/[.C7]" office:value-type="float" office:value="1.14247183273715">
            <text:p>1.14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ccident - struck (ex. vehicle/machinery)</text:p>
          </table:table-cell>
          <table:table-cell table:style-name="ce5" office:value-type="float" office:value="682.104">
            <text:p>682</text:p>
          </table:table-cell>
          <table:table-cell table:style-name="ce5" office:value-type="float" office:value="1298.482">
            <text:p>1,298</text:p>
          </table:table-cell>
          <table:table-cell table:style-name="ce10" table:formula="of:=[.D8]/[.C8]" office:value-type="float" office:value="1.90364225983135">
            <text:p>1.9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ccident - cut or pierced</text:p>
          </table:table-cell>
          <table:table-cell table:style-name="ce5" office:value-type="float" office:value="563.1">
            <text:p>563</text:p>
          </table:table-cell>
          <table:table-cell table:style-name="ce5" office:value-type="float" office:value="1263.061">
            <text:p>1,263</text:p>
          </table:table-cell>
          <table:table-cell table:style-name="ce10" table:formula="of:=[.D9]/[.C9]" office:value-type="float" office:value="2.24304919197301">
            <text:p>2.24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iolence (ex. self-harm and legal intervention)</text:p>
          </table:table-cell>
          <table:table-cell table:style-name="ce5" office:value-type="float" office:value="498.367">
            <text:p>498</text:p>
          </table:table-cell>
          <table:table-cell table:style-name="ce5" office:value-type="float" office:value="762.15">
            <text:p>762</text:p>
          </table:table-cell>
          <table:table-cell table:style-name="ce10" table:formula="of:=[.D10]/[.C10]" office:value-type="float" office:value="1.52929467641317">
            <text:p>1.53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Overexertion</text:p>
          </table:table-cell>
          <table:table-cell table:style-name="ce5" office:value-type="float" office:value="467.245">
            <text:p>467</text:p>
          </table:table-cell>
          <table:table-cell table:style-name="ce5" office:value-type="float" office:value="647.236">
            <text:p>647</text:p>
          </table:table-cell>
          <table:table-cell table:style-name="ce10" table:formula="of:=[.D11]/[.C11]" office:value-type="float" office:value="1.38521760532483">
            <text:p>1.39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ccident - other</text:p>
          </table:table-cell>
          <table:table-cell table:style-name="ce5" office:value-type="float" office:value="418.814">
            <text:p>419</text:p>
          </table:table-cell>
          <table:table-cell table:style-name="ce5" office:value-type="float" office:value="731.089">
            <text:p>731</text:p>
          </table:table-cell>
          <table:table-cell table:style-name="ce10" table:formula="of:=[.D12]/[.C12]" office:value-type="float" office:value="1.74561738623828">
            <text:p>1.75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ccident - natural and environmental factors</text:p>
          </table:table-cell>
          <table:table-cell table:style-name="ce5" office:value-type="float" office:value="315.493">
            <text:p>315</text:p>
          </table:table-cell>
          <table:table-cell table:style-name="ce5" office:value-type="float" office:value="319.449">
            <text:p>319</text:p>
          </table:table-cell>
          <table:table-cell table:style-name="ce10" table:formula="of:=[.D13]/[.C13]" office:value-type="float" office:value="1.01253910546351">
            <text:p>1.01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rugs (medical) and medical procedures</text:p>
          </table:table-cell>
          <table:table-cell table:style-name="ce5" office:value-type="float" office:value="243.244">
            <text:p>243</text:p>
          </table:table-cell>
          <table:table-cell table:style-name="ce5" office:value-type="float" office:value="148.945">
            <text:p>149</text:p>
          </table:table-cell>
          <table:table-cell table:style-name="ce10" table:formula="of:=[.D14]/[.C14]" office:value-type="float" office:value="0.612327539425433">
            <text:p>0.61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ccident - fire, flames, submersion, suffocation</text:p>
          </table:table-cell>
          <table:table-cell table:style-name="ce5" office:value-type="float" office:value="172.568">
            <text:p>173</text:p>
          </table:table-cell>
          <table:table-cell table:style-name="ce5" office:value-type="float" office:value="192.457">
            <text:p>192</text:p>
          </table:table-cell>
          <table:table-cell table:style-name="ce10" table:formula="of:=[.D15]/[.C15]" office:value-type="float" office:value="1.11525311761161">
            <text:p>1.12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ccidental poisoning</text:p>
          </table:table-cell>
          <table:table-cell table:style-name="ce5" office:value-type="float" office:value="134.9">
            <text:p>135</text:p>
          </table:table-cell>
          <table:table-cell table:style-name="ce5" office:value-type="float" office:value="163.42">
            <text:p>163</text:p>
          </table:table-cell>
          <table:table-cell table:style-name="ce10" table:formula="of:=[.D16]/[.C16]" office:value-type="float" office:value="1.21141586360267">
            <text:p>1.21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ccident - machinery</text:p>
          </table:table-cell>
          <table:table-cell table:style-name="ce5" office:value-type="float" office:value="94.185">
            <text:p>94</text:p>
          </table:table-cell>
          <table:table-cell table:style-name="ce5" office:value-type="float" office:value="232.183">
            <text:p>232</text:p>
          </table:table-cell>
          <table:table-cell table:style-name="ce10" table:formula="of:=[.D17]/[.C17]" office:value-type="float" office:value="2.46518023039762">
            <text:p>2.47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elf-inflicted</text:p>
          </table:table-cell>
          <table:table-cell table:style-name="ce5" office:value-type="float" office:value="73.979">
            <text:p>74</text:p>
          </table:table-cell>
          <table:table-cell table:style-name="ce5" office:value-type="float" office:value="67.822">
            <text:p>68</text:p>
          </table:table-cell>
          <table:table-cell table:style-name="ce10" table:formula="of:=[.D18]/[.C18]" office:value-type="float" office:value="0.916773679017018">
            <text:p>0.92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Law enforcement and war</text:p>
          </table:table-cell>
          <table:table-cell table:style-name="ce5" office:value-type="float" office:value="11.087">
            <text:p>11</text:p>
          </table:table-cell>
          <table:table-cell table:style-name="ce5" office:value-type="float" office:value="41.924">
            <text:p>42</text:p>
          </table:table-cell>
          <table:table-cell table:style-name="ce10" table:formula="of:=[.D19]/[.C19]" office:value-type="float" office:value="3.7813655632723">
            <text:p>3.7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2"/>
          <table:table-cell table:style-name="ce4"/>
          <table:table-cell table:number-columns-repeated="1019"/>
        </table:table-row>
        <table:table-row table:style-name="ro1">
          <table:table-cell/>
          <table:table-cell office:value-type="string">
            <text:p>Cause Not Specified (inc. just place of occurrence)</text:p>
          </table:table-cell>
          <table:table-cell table:style-name="ce5" office:value-type="float" office:value="1150.252">
            <text:p>1,150</text:p>
          </table:table-cell>
          <table:table-cell table:style-name="ce5" office:value-type="float" office:value="2039.744">
            <text:p>2,040</text:p>
          </table:table-cell>
          <table:table-cell table:style-name="ce10" table:formula="of:=[.D21]/[.C21]" office:value-type="float" office:value="1.77330185037714">
            <text:p>1.77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</text:p>
          </table:table-cell>
          <table:table-cell table:style-name="ce5" office:value-type="float" office:value="7383.301">
            <text:p>7,383</text:p>
          </table:table-cell>
          <table:table-cell table:style-name="ce5" office:value-type="float" office:value="10830.729">
            <text:p>10,831</text:p>
          </table:table-cell>
          <table:table-cell table:style-name="ce10" table:formula="of:=[.D22]/[.C22]" office:value-type="float" office:value="1.46692231564174">
            <text:p>1.4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2"/>
          <table:table-cell table:style-name="ce6"/>
          <table:table-cell table:number-columns-repeated="1019"/>
        </table:table-row>
        <table:table-row table:style-name="ro1">
          <table:table-cell/>
          <table:table-cell office:value-type="string">
            <text:p>Accident - motor vehicle / all specified causes</text:p>
          </table:table-cell>
          <table:table-cell table:style-name="ce6" table:formula="of:=[.C6]/([.C22]-[.C21])" office:value-type="percentage" office:value="0.209097505891579">
            <text:p>21%</text:p>
          </table:table-cell>
          <table:table-cell table:style-name="ce6" table:formula="of:=[.D6]/([.D22]-[.D21])" office:value-type="percentage" office:value="0.169419809043014">
            <text:p>17%</text:p>
          </table:table-cell>
          <table:table-cell table:style-name="ce6"/>
          <table:table-cell table:number-columns-repeated="1019"/>
        </table:table-row>
        <table:table-row table:style-name="ro1">
          <table:table-cell/>
          <table:table-cell office:value-type="string">
            <text:p>violence / all specified causes</text:p>
          </table:table-cell>
          <table:table-cell table:style-name="ce6" table:formula="of:=[.C10]/([.C22]-[.C21])" office:value-type="percentage" office:value="0.0799555723049827">
            <text:p>8%</text:p>
          </table:table-cell>
          <table:table-cell table:style-name="ce6" table:formula="of:=[.D10]/([.D22]-[.D21])" office:value-type="percentage" office:value="0.086696769474638">
            <text:p>9%</text:p>
          </table:table-cell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2"/>
          <table:table-cell table:style-name="ce6"/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4" table:number-columns-repeated="3"/>
          <table:table-cell table:number-columns-repeated="1019"/>
        </table:table-row>
        <table:table-row table:style-name="ro1">
          <table:table-cell office:value-type="string">
            <text:p>Cause groups from ICD-9-CM headings</text:p>
          </table:table-cell>
          <table:table-cell/>
          <table:table-cell table:style-name="ce4" table:number-columns-repeated="2"/>
          <table:table-cell table:style-name="ce4" office:value-type="string">
            <text:p><text:s text:c="10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office:value-type="string" table:number-columns-spanned="2" table:number-rows-spanned="1">
            <text:p>persons ages 15 to 44</text:p>
          </table:table-cell>
          <table:covered-table-cell table:style-name="ce4"/>
          <table:table-cell table:style-name="ce4"/>
          <table:table-cell table:number-columns-repeated="1019"/>
        </table:table-row>
        <table:table-row table:style-name="ro3">
          <table:table-cell office:value-type="string">
            <text:p>cause rank</text:p>
          </table:table-cell>
          <table:table-cell office:value-type="string">
            <text:p>cause of injury</text:p>
          </table:table-cell>
          <table:table-cell table:style-name="ce4" office:value-type="string">
            <text:p>women</text:p>
          </table:table-cell>
          <table:table-cell table:style-name="ce4" office:value-type="string">
            <text:p>men</text:p>
          </table:table-cell>
          <table:table-cell table:style-name="ce9" office:value-type="string">
            <text:p>men/women ratio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tor Vehicle Traffic Accidents</text:p>
          </table:table-cell>
          <table:table-cell table:style-name="ce5" office:value-type="float" office:value="1270.732">
            <text:p>1,271</text:p>
          </table:table-cell>
          <table:table-cell table:style-name="ce5" office:value-type="float" office:value="1401.337">
            <text:p>1,401</text:p>
          </table:table-cell>
          <table:table-cell table:style-name="ce10" table:formula="of:=[.D32]/[.C32]" office:value-type="float" office:value="1.1027793429299">
            <text:p>1.1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ccidental Falls</text:p>
          </table:table-cell>
          <table:table-cell table:style-name="ce5" office:value-type="float" office:value="1254.648">
            <text:p>1,255</text:p>
          </table:table-cell>
          <table:table-cell table:style-name="ce5" office:value-type="float" office:value="1433.4">
            <text:p>1,433</text:p>
          </table:table-cell>
          <table:table-cell table:style-name="ce10" table:formula="of:=[.D33]/[.C33]" office:value-type="float" office:value="1.14247183273715">
            <text:p>1.14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ccident - Struck By Object (Ex,</text:p>
          </table:table-cell>
          <table:table-cell table:style-name="ce5" office:value-type="float" office:value="682.104">
            <text:p>682</text:p>
          </table:table-cell>
          <table:table-cell table:style-name="ce5" office:value-type="float" office:value="1298.482">
            <text:p>1,298</text:p>
          </table:table-cell>
          <table:table-cell table:style-name="ce10" table:formula="of:=[.D34]/[.C34]" office:value-type="float" office:value="1.90364225983135">
            <text:p>1.9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ccident - Cut or Pierced</text:p>
          </table:table-cell>
          <table:table-cell table:style-name="ce5" office:value-type="float" office:value="563.1">
            <text:p>563</text:p>
          </table:table-cell>
          <table:table-cell table:style-name="ce5" office:value-type="float" office:value="1263.061">
            <text:p>1,263</text:p>
          </table:table-cell>
          <table:table-cell table:style-name="ce10" table:formula="of:=[.D35]/[.C35]" office:value-type="float" office:value="2.24304919197301">
            <text:p>2.24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omicide and Injury Purposely In</text:p>
          </table:table-cell>
          <table:table-cell table:style-name="ce5" office:value-type="float" office:value="498.367">
            <text:p>498</text:p>
          </table:table-cell>
          <table:table-cell table:style-name="ce5" office:value-type="float" office:value="762.15">
            <text:p>762</text:p>
          </table:table-cell>
          <table:table-cell table:style-name="ce10" table:formula="of:=[.D36]/[.C36]" office:value-type="float" office:value="1.52929467641317">
            <text:p>1.53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Overexertion</text:p>
          </table:table-cell>
          <table:table-cell table:style-name="ce5" office:value-type="float" office:value="467.245">
            <text:p>467</text:p>
          </table:table-cell>
          <table:table-cell table:style-name="ce5" office:value-type="float" office:value="647.236">
            <text:p>647</text:p>
          </table:table-cell>
          <table:table-cell table:style-name="ce10" table:formula="of:=[.D37]/[.C37]" office:value-type="float" office:value="1.38521760532483">
            <text:p>1.39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ccidents Due to Natural and Environmental Factors</text:p>
          </table:table-cell>
          <table:table-cell table:style-name="ce5" office:value-type="float" office:value="315.493">
            <text:p>315</text:p>
          </table:table-cell>
          <table:table-cell table:style-name="ce5" office:value-type="float" office:value="319.449">
            <text:p>319</text:p>
          </table:table-cell>
          <table:table-cell table:style-name="ce10" table:formula="of:=[.D38]/[.C38]" office:value-type="float" office:value="1.01253910546351">
            <text:p>1.01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ther Accidents</text:p>
          </table:table-cell>
          <table:table-cell table:style-name="ce5" office:value-type="float" office:value="302.738">
            <text:p>303</text:p>
          </table:table-cell>
          <table:table-cell table:style-name="ce5" office:value-type="float" office:value="590.889">
            <text:p>591</text:p>
          </table:table-cell>
          <table:table-cell table:style-name="ce10" table:formula="of:=[.D39]/[.C39]" office:value-type="float" office:value="1.95181642212078">
            <text:p>1.95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ccidents Caused By Fire and Flames</text:p>
          </table:table-cell>
          <table:table-cell table:style-name="ce5" office:value-type="float" office:value="170.786">
            <text:p>171</text:p>
          </table:table-cell>
          <table:table-cell table:style-name="ce5" office:value-type="float" office:value="190.996">
            <text:p>191</text:p>
          </table:table-cell>
          <table:table-cell table:style-name="ce10" table:formula="of:=[.D40]/[.C40]" office:value-type="float" office:value="1.11833522654082">
            <text:p>1.12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urgical and Medical Procedures</text:p>
          </table:table-cell>
          <table:table-cell table:style-name="ce5" office:value-type="float" office:value="128.228">
            <text:p>128</text:p>
          </table:table-cell>
          <table:table-cell table:style-name="ce5" office:value-type="float" office:value="85.876">
            <text:p>86</text:p>
          </table:table-cell>
          <table:table-cell table:style-name="ce10" table:formula="of:=[.D41]/[.C41]" office:value-type="float" office:value="0.669713323143151">
            <text:p>0.67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rugs, Medicinal and Biological</text:p>
          </table:table-cell>
          <table:table-cell table:style-name="ce5" office:value-type="float" office:value="115.016">
            <text:p>115</text:p>
          </table:table-cell>
          <table:table-cell table:style-name="ce5" office:value-type="float" office:value="60.588">
            <text:p>61</text:p>
          </table:table-cell>
          <table:table-cell table:style-name="ce10" table:formula="of:=[.D42]/[.C42]" office:value-type="float" office:value="0.526778882938026">
            <text:p>0.53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ccident - Machinery Operation</text:p>
          </table:table-cell>
          <table:table-cell table:style-name="ce5" office:value-type="float" office:value="94.185">
            <text:p>94</text:p>
          </table:table-cell>
          <table:table-cell table:style-name="ce5" office:value-type="float" office:value="232.183">
            <text:p>232</text:p>
          </table:table-cell>
          <table:table-cell table:style-name="ce10" table:formula="of:=[.D43]/[.C43]" office:value-type="float" office:value="2.46518023039762">
            <text:p>2.47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ccidental Poisoning By Drugs, Medicinal Substances, and Biologicals</text:p>
          </table:table-cell>
          <table:table-cell table:style-name="ce5" office:value-type="float" office:value="89.431">
            <text:p>89</text:p>
          </table:table-cell>
          <table:table-cell table:style-name="ce5" office:value-type="float" office:value="79.568">
            <text:p>80</text:p>
          </table:table-cell>
          <table:table-cell table:style-name="ce10" table:formula="of:=[.D44]/[.C44]" office:value-type="float" office:value="0.889713857610895">
            <text:p>0.89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Other Road Vehicle Accidents</text:p>
          </table:table-cell>
          <table:table-cell table:style-name="ce5" office:value-type="float" office:value="84.506">
            <text:p>85</text:p>
          </table:table-cell>
          <table:table-cell table:style-name="ce5" office:value-type="float" office:value="106.05">
            <text:p>106</text:p>
          </table:table-cell>
          <table:table-cell table:style-name="ce10" table:formula="of:=[.D45]/[.C45]" office:value-type="float" office:value="1.25494047759922">
            <text:p>1.25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uicide and Self-Inflicted Injury</text:p>
          </table:table-cell>
          <table:table-cell table:style-name="ce5" office:value-type="float" office:value="73.979">
            <text:p>74</text:p>
          </table:table-cell>
          <table:table-cell table:style-name="ce5" office:value-type="float" office:value="67.822">
            <text:p>68</text:p>
          </table:table-cell>
          <table:table-cell table:style-name="ce10" table:formula="of:=[.D46]/[.C46]" office:value-type="float" office:value="0.916773679017018">
            <text:p>0.92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ccidental Poisoning By Other Solid and Liquid Substances, Gases, and Vapors</text:p>
          </table:table-cell>
          <table:table-cell table:style-name="ce5" office:value-type="float" office:value="45.469">
            <text:p>45</text:p>
          </table:table-cell>
          <table:table-cell table:style-name="ce5" office:value-type="float" office:value="83.852">
            <text:p>84</text:p>
          </table:table-cell>
          <table:table-cell table:style-name="ce10" table:formula="of:=[.D47]/[.C47]" office:value-type="float" office:value="1.84415755789659">
            <text:p>1.84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otor Vehicle Nontraffic Accidents</text:p>
          </table:table-cell>
          <table:table-cell table:style-name="ce5" office:value-type="float" office:value="32.583">
            <text:p>33</text:p>
          </table:table-cell>
          <table:table-cell table:style-name="ce5" office:value-type="float" office:value="88.03">
            <text:p>88</text:p>
          </table:table-cell>
          <table:table-cell table:style-name="ce10" table:formula="of:=[.D48]/[.C48]" office:value-type="float" office:value="2.7017156185741">
            <text:p>2.7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ate Effects of Accidental Injury</text:p>
          </table:table-cell>
          <table:table-cell table:style-name="ce5" office:value-type="float" office:value="23.009">
            <text:p>23</text:p>
          </table:table-cell>
          <table:table-cell table:style-name="ce5" office:value-type="float" office:value="22.563">
            <text:p>23</text:p>
          </table:table-cell>
          <table:table-cell table:style-name="ce10" table:formula="of:=[.D49]/[.C49]" office:value-type="float" office:value="0.980616280585858">
            <text:p>0.98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Injury Undetermined Whether Accidentally or Purposely Inflicted</text:p>
          </table:table-cell>
          <table:table-cell table:style-name="ce5" office:value-type="float" office:value="9.714">
            <text:p>10</text:p>
          </table:table-cell>
          <table:table-cell table:style-name="ce5" office:value-type="float" office:value="13.539">
            <text:p>14</text:p>
          </table:table-cell>
          <table:table-cell table:style-name="ce10" table:formula="of:=[.D50]/[.C50]" office:value-type="float" office:value="1.39376158122298">
            <text:p>1.39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egal Intervention</text:p>
          </table:table-cell>
          <table:table-cell table:style-name="ce5" office:value-type="float" office:value="9.006">
            <text:p>9</text:p>
          </table:table-cell>
          <table:table-cell table:style-name="ce5" office:value-type="float" office:value="41.924">
            <text:p>42</text:p>
          </table:table-cell>
          <table:table-cell table:style-name="ce10" table:formula="of:=[.D51]/[.C51]" office:value-type="float" office:value="4.65511880968243">
            <text:p>4.66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Water Transport Accidents</text:p>
          </table:table-cell>
          <table:table-cell table:style-name="ce5" office:value-type="float" office:value="4.554">
            <text:p>5</text:p>
          </table:table-cell>
          <table:table-cell table:style-name="ce5" office:value-type="float" office:value="7.68">
            <text:p>8</text:p>
          </table:table-cell>
          <table:table-cell table:style-name="ce10" table:formula="of:=[.D52]/[.C52]" office:value-type="float" office:value="1.68642951251647">
            <text:p>1.69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Railway Accidents</text:p>
          </table:table-cell>
          <table:table-cell table:style-name="ce5" office:value-type="float" office:value="4.007">
            <text:p>4</text:p>
          </table:table-cell>
          <table:table-cell table:style-name="ce5" office:value-type="float" office:value="3.907">
            <text:p>4</text:p>
          </table:table-cell>
          <table:table-cell table:style-name="ce10" table:formula="of:=[.D53]/[.C53]" office:value-type="float" office:value="0.97504367357125">
            <text:p>0.98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Injury Resulting From Operations</text:p>
          </table:table-cell>
          <table:table-cell table:style-name="ce5" office:value-type="float" office:value="2.081">
            <text:p>2</text:p>
          </table:table-cell>
          <table:table-cell table:style-name="ce5" office:value-type="float" office:value="0">
            <text:p>0</text:p>
          </table:table-cell>
          <table:table-cell table:style-name="ce6"/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ccidents Caused By Submersion, Suffocation, and Foreign Bodies</text:p>
          </table:table-cell>
          <table:table-cell table:style-name="ce5" office:value-type="float" office:value="1.782">
            <text:p>2</text:p>
          </table:table-cell>
          <table:table-cell table:style-name="ce5" office:value-type="float" office:value="1.461">
            <text:p>1</text:p>
          </table:table-cell>
          <table:table-cell table:style-name="ce10" table:formula="of:=[.D55]/[.C55]" office:value-type="float" office:value="0.81986531986532">
            <text:p>0.82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isadventures to Patients During Surgical and Medical Care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.481">
            <text:p>2</text:p>
          </table:table-cell>
          <table:table-cell table:style-name="ce10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2"/>
          <table:table-cell table:style-name="ce6"/>
          <table:table-cell table:number-columns-repeated="1019"/>
        </table:table-row>
        <table:table-row table:style-name="ro1">
          <table:table-cell/>
          <table:table-cell office:value-type="string">
            <text:p>Cause Not Specified (inc. just place of occurrence)</text:p>
          </table:table-cell>
          <table:table-cell table:style-name="ce5" office:value-type="float" office:value="1140.538">
            <text:p>1,141</text:p>
          </table:table-cell>
          <table:table-cell table:style-name="ce5" office:value-type="float" office:value="2026.205">
            <text:p>2,026</text:p>
          </table:table-cell>
          <table:table-cell table:style-name="ce10" table:formula="of:=[.D58]/[.C58]" office:value-type="float" office:value="1.77653440744631">
            <text:p>1.7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</text:p>
          </table:table-cell>
          <table:table-cell table:style-name="ce5" office:value-type="float" office:value="7383.301">
            <text:p>7,383</text:p>
          </table:table-cell>
          <table:table-cell table:style-name="ce5" office:value-type="float" office:value="10830.729">
            <text:p>10,831</text:p>
          </table:table-cell>
          <table:table-cell table:style-name="ce10" table:formula="of:=[.D59]/[.C59]" office:value-type="float" office:value="1.46692231564174">
            <text:p>1.47</text:p>
          </table:table-cell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ce5" table:number-columns-repeated="2"/>
          <table:table-cell table:style-name="ce6"/>
          <table:table-cell table:number-columns-repeated="1019"/>
        </table:table-row>
        <table:table-row table:style-name="ro1">
          <table:table-cell office:value-type="string">
            <text:p>Compressed cause groups</text:p>
          </table:table-cell>
          <table:table-cell/>
          <table:table-cell table:style-name="ce4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7" office:value-type="string" table:number-columns-spanned="2" table:number-rows-spanned="1">
            <text:p>persons ages 18 and older</text:p>
          </table:table-cell>
          <table:covered-table-cell table:style-name="ce4"/>
          <table:table-cell table:style-name="ce4"/>
          <table:table-cell table:number-columns-repeated="1019"/>
        </table:table-row>
        <table:table-row table:style-name="ro3">
          <table:table-cell office:value-type="string">
            <text:p>cause rank</text:p>
          </table:table-cell>
          <table:table-cell office:value-type="string">
            <text:p>cause of injury</text:p>
          </table:table-cell>
          <table:table-cell table:style-name="ce4" office:value-type="string">
            <text:p>women</text:p>
          </table:table-cell>
          <table:table-cell table:style-name="ce4" office:value-type="string">
            <text:p>men</text:p>
          </table:table-cell>
          <table:table-cell table:style-name="ce9" office:value-type="string">
            <text:p>men/women ratio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ccident - falls</text:p>
          </table:table-cell>
          <table:table-cell table:style-name="ce5" office:value-type="float" office:value="2785201">
            <text:p>2,785,201</text:p>
          </table:table-cell>
          <table:table-cell table:style-name="ce5" office:value-type="float" office:value="2132452">
            <text:p>2,132,452</text:p>
          </table:table-cell>
          <table:table-cell table:style-name="ce10" table:formula="of:=[.D66]/[.C66]" office:value-type="float" office:value="0.765636663206713">
            <text:p>0.77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ccident - motor vehicle</text:p>
          </table:table-cell>
          <table:table-cell table:style-name="ce5" office:value-type="float" office:value="1598042">
            <text:p>1,598,042</text:p>
          </table:table-cell>
          <table:table-cell table:style-name="ce5" office:value-type="float" office:value="1659075">
            <text:p>1,659,075</text:p>
          </table:table-cell>
          <table:table-cell table:style-name="ce10" table:formula="of:=[.D67]/[.C67]" office:value-type="float" office:value="1.0381923629041">
            <text:p>1.04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ccident - struck (ex, vehicle/m</text:p>
          </table:table-cell>
          <table:table-cell table:style-name="ce5" office:value-type="float" office:value="891473">
            <text:p>891,473</text:p>
          </table:table-cell>
          <table:table-cell table:style-name="ce5" office:value-type="float" office:value="1303351">
            <text:p>1,303,351</text:p>
          </table:table-cell>
          <table:table-cell table:style-name="ce10" table:formula="of:=[.D68]/[.C68]" office:value-type="float" office:value="1.46201960126667">
            <text:p>1.46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ccident - cut or pierced</text:p>
          </table:table-cell>
          <table:table-cell table:style-name="ce5" office:value-type="float" office:value="782386">
            <text:p>782,386</text:p>
          </table:table-cell>
          <table:table-cell table:style-name="ce5" office:value-type="float" office:value="1479544">
            <text:p>1,479,544</text:p>
          </table:table-cell>
          <table:table-cell table:style-name="ce10" table:formula="of:=[.D69]/[.C69]" office:value-type="float" office:value="1.89106655793943">
            <text:p>1.89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Overexertion</text:p>
          </table:table-cell>
          <table:table-cell table:style-name="ce5" office:value-type="float" office:value="565780">
            <text:p>565,780</text:p>
          </table:table-cell>
          <table:table-cell table:style-name="ce5" office:value-type="float" office:value="754580">
            <text:p>754,580</text:p>
          </table:table-cell>
          <table:table-cell table:style-name="ce10" table:formula="of:=[.D70]/[.C70]" office:value-type="float" office:value="1.33369861076744">
            <text:p>1.33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iolence (ex. self-harm and legal intervention)</text:p>
          </table:table-cell>
          <table:table-cell table:style-name="ce5" office:value-type="float" office:value="489944">
            <text:p>489,944</text:p>
          </table:table-cell>
          <table:table-cell table:style-name="ce5" office:value-type="float" office:value="780524">
            <text:p>780,524</text:p>
          </table:table-cell>
          <table:table-cell table:style-name="ce10" table:formula="of:=[.D71]/[.C71]" office:value-type="float" office:value="1.59308818967066">
            <text:p>1.59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ccident - other</text:p>
          </table:table-cell>
          <table:table-cell table:style-name="ce5" office:value-type="float" office:value="468280">
            <text:p>468,280</text:p>
          </table:table-cell>
          <table:table-cell table:style-name="ce5" office:value-type="float" office:value="822696">
            <text:p>822,696</text:p>
          </table:table-cell>
          <table:table-cell table:style-name="ce10" table:formula="of:=[.D72]/[.C72]" office:value-type="float" office:value="1.7568463312548">
            <text:p>1.76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ccident - natural and environme</text:p>
          </table:table-cell>
          <table:table-cell table:style-name="ce5" office:value-type="float" office:value="419851">
            <text:p>419,851</text:p>
          </table:table-cell>
          <table:table-cell table:style-name="ce5" office:value-type="float" office:value="408065">
            <text:p>408,065</text:p>
          </table:table-cell>
          <table:table-cell table:style-name="ce10" table:formula="of:=[.D73]/[.C73]" office:value-type="float" office:value="0.971928136410298">
            <text:p>0.97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rugs (medical) and medical proc</text:p>
          </table:table-cell>
          <table:table-cell table:style-name="ce5" office:value-type="float" office:value="387324">
            <text:p>387,324</text:p>
          </table:table-cell>
          <table:table-cell table:style-name="ce5" office:value-type="float" office:value="255834">
            <text:p>255,834</text:p>
          </table:table-cell>
          <table:table-cell table:style-name="ce10" table:formula="of:=[.D74]/[.C74]" office:value-type="float" office:value="0.660516776652105">
            <text:p>0.66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ccident - fire, flames, submers</text:p>
          </table:table-cell>
          <table:table-cell table:style-name="ce5" office:value-type="float" office:value="204465">
            <text:p>204,465</text:p>
          </table:table-cell>
          <table:table-cell table:style-name="ce5" office:value-type="float" office:value="231971">
            <text:p>231,971</text:p>
          </table:table-cell>
          <table:table-cell table:style-name="ce10" table:formula="of:=[.D75]/[.C75]" office:value-type="float" office:value="1.13452669160981">
            <text:p>1.13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ccidental poisoning</text:p>
          </table:table-cell>
          <table:table-cell table:style-name="ce5" office:value-type="float" office:value="178512">
            <text:p>178,512</text:p>
          </table:table-cell>
          <table:table-cell table:style-name="ce5" office:value-type="float" office:value="190848">
            <text:p>190,848</text:p>
          </table:table-cell>
          <table:table-cell table:style-name="ce10" table:formula="of:=[.D76]/[.C76]" office:value-type="float" office:value="1.06910459801022">
            <text:p>1.07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ccident - machinery</text:p>
          </table:table-cell>
          <table:table-cell table:style-name="ce5" office:value-type="float" office:value="131490">
            <text:p>131,490</text:p>
          </table:table-cell>
          <table:table-cell table:style-name="ce5" office:value-type="float" office:value="315996">
            <text:p>315,996</text:p>
          </table:table-cell>
          <table:table-cell table:style-name="ce10" table:formula="of:=[.D77]/[.C77]" office:value-type="float" office:value="2.40319415925165">
            <text:p>2.4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elf-inflicted</text:p>
          </table:table-cell>
          <table:table-cell table:style-name="ce5" office:value-type="float" office:value="63779">
            <text:p>63,779</text:p>
          </table:table-cell>
          <table:table-cell table:style-name="ce5" office:value-type="float" office:value="54621">
            <text:p>54,621</text:p>
          </table:table-cell>
          <table:table-cell table:style-name="ce10" table:formula="of:=[.D78]/[.C78]" office:value-type="float" office:value="0.85641041722197">
            <text:p>0.86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Law enforcement and war</text:p>
          </table:table-cell>
          <table:table-cell table:style-name="ce5" office:value-type="float" office:value="11087">
            <text:p>11,087</text:p>
          </table:table-cell>
          <table:table-cell table:style-name="ce5" office:value-type="float" office:value="41664">
            <text:p>41,664</text:p>
          </table:table-cell>
          <table:table-cell table:style-name="ce10" table:formula="of:=[.D79]/[.C79]" office:value-type="float" office:value="3.75791467484441">
            <text:p>3.7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office:value-type="string">
            <text:p>place of ccurrance</text:p>
          </table:table-cell>
          <table:table-cell table:style-name="ce5" office:value-type="float" office:value="303233">
            <text:p>303,233</text:p>
          </table:table-cell>
          <table:table-cell table:style-name="ce5" office:value-type="float" office:value="502515">
            <text:p>502,515</text:p>
          </table:table-cell>
          <table:table-cell table:style-name="ce10" table:formula="of:=[.D81]/[.C81]" office:value-type="float" office:value="1.6571910049368">
            <text:p>1.66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ause not specified</text:p>
          </table:table-cell>
          <table:table-cell table:style-name="ce5" office:value-type="float" office:value="1239971">
            <text:p>1,239,971</text:p>
          </table:table-cell>
          <table:table-cell table:style-name="ce5" office:value-type="float" office:value="1814400">
            <text:p>1,814,400</text:p>
          </table:table-cell>
          <table:table-cell table:style-name="ce10" table:formula="of:=[.D82]/[.C82]" office:value-type="float" office:value="1.46326002785549">
            <text:p>1.46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ause Not Specified (inc. just place of occurrence)</text:p>
          </table:table-cell>
          <table:table-cell table:style-name="ce5" table:formula="of:=[.C81]+[.C82]" office:value-type="float" office:value="1543204">
            <text:p>1,543,204</text:p>
          </table:table-cell>
          <table:table-cell table:style-name="ce5" table:formula="of:=[.D81]+[.D82]" office:value-type="float" office:value="2316915">
            <text:p>2,316,915</text:p>
          </table:table-cell>
          <table:table-cell table:style-name="ce10" table:formula="of:=[.D83]/[.C83]" office:value-type="float" office:value="1.50136663720415">
            <text:p>1.5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</text:p>
          </table:table-cell>
          <table:table-cell table:style-name="ce5" office:value-type="float" office:value="10520818">
            <text:p>10,520,818</text:p>
          </table:table-cell>
          <table:table-cell table:style-name="ce5" office:value-type="float" office:value="12748136">
            <text:p>12,748,136</text:p>
          </table:table-cell>
          <table:table-cell table:style-name="ce10" table:formula="of:=[.D84]/[.C84]" office:value-type="float" office:value="1.21170578181278">
            <text:p>1.2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2"/>
          <table:table-cell table:style-name="ce6"/>
          <table:table-cell table:number-columns-repeated="1019"/>
        </table:table-row>
        <table:table-row table:style-name="ro1">
          <table:table-cell/>
          <table:table-cell office:value-type="string">
            <text:p>Accident - falls / all specified causes</text:p>
          </table:table-cell>
          <table:table-cell table:style-name="ce6" table:formula="of:=[.C66]/([.C84]-[.C83])" office:value-type="percentage" office:value="0.310238444201321">
            <text:p>31%</text:p>
          </table:table-cell>
          <table:table-cell table:style-name="ce6" table:formula="of:=[.D66]/([.D84]-[.D83])" office:value-type="percentage" office:value="0.204429759469193">
            <text:p>20%</text:p>
          </table:table-cell>
          <table:table-cell table:style-name="ce4"/>
          <table:table-cell table:number-columns-repeated="1019"/>
        </table:table-row>
        <table:table-row table:style-name="ro1">
          <table:table-cell/>
          <table:table-cell office:value-type="string">
            <text:p>violence / all specified causes</text:p>
          </table:table-cell>
          <table:table-cell table:style-name="ce6" table:formula="of:=[.C71]/([.C84]-[.C83])" office:value-type="percentage" office:value="0.0545739658666546">
            <text:p>5%</text:p>
          </table:table-cell>
          <table:table-cell table:style-name="ce6" table:formula="of:=[.D71]/([.D84]-[.D83])" office:value-type="percentage" office:value="0.0748257562561468">
            <text:p>7%</text:p>
          </table:table-cell>
          <table:table-cell table:style-name="ce6"/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5" table:number-columns-repeated="2"/>
          <table:table-cell table:style-name="ce6"/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ce4" table:number-columns-repeated="3"/>
          <table:table-cell table:number-columns-repeated="1019"/>
        </table:table-row>
        <table:table-row table:style-name="ro1">
          <table:table-cell office:value-type="string">
            <text:p>CDC tabulated data published in 1995</text:p>
          </table:table-cell>
          <table:table-cell/>
          <table:table-cell table:style-name="ce4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7" office:value-type="string" table:number-columns-spanned="2" table:number-rows-spanned="1">
            <text:p>persons of all ages</text:p>
          </table:table-cell>
          <table:covered-table-cell table:style-name="ce4"/>
          <table:table-cell table:style-name="ce4"/>
          <table:table-cell table:number-columns-repeated="1019"/>
        </table:table-row>
        <table:table-row table:style-name="ro3">
          <table:table-cell office:value-type="string">
            <text:p>cause rank</text:p>
          </table:table-cell>
          <table:table-cell office:value-type="string">
            <text:p>Cause of injury</text:p>
          </table:table-cell>
          <table:table-cell table:style-name="ce4" office:value-type="string">
            <text:p>females</text:p>
          </table:table-cell>
          <table:table-cell table:style-name="ce4" office:value-type="string">
            <text:p>males</text:p>
          </table:table-cell>
          <table:table-cell table:style-name="ce9" office:value-type="string">
            <text:p>male/female ratio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ccidental falls</text:p>
          </table:table-cell>
          <table:table-cell table:style-name="ce5" office:value-type="float" office:value="3984.002">
            <text:p>3,984</text:p>
          </table:table-cell>
          <table:table-cell table:style-name="ce5" office:value-type="float" office:value="3721.998">
            <text:p>3,722</text:p>
          </table:table-cell>
          <table:table-cell table:style-name="ce10" table:formula="of:=[.D96]/[.C96]" office:value-type="float" office:value="0.934235976789168">
            <text:p>0.93</text:p>
          </table:table-cell>
          <table:table-cell/>
          <table:table-cell office:value-type="string">
            <text:p>NHAMCS 1992 data, based on tabulation in Burt (1995) Table 4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tor vehicle accidents</text:p>
          </table:table-cell>
          <table:table-cell table:style-name="ce5" office:value-type="float" office:value="1982.4">
            <text:p>1,982</text:p>
          </table:table-cell>
          <table:table-cell table:style-name="ce5" office:value-type="float" office:value="2147.6">
            <text:p>2,148</text:p>
          </table:table-cell>
          <table:table-cell table:style-name="ce10" table:formula="of:=[.D97]/[.C97]" office:value-type="float" office:value="1.08333333333333">
            <text:p>1.08</text:p>
          </table:table-cell>
          <table:table-cell/>
          <table:table-cell office:value-type="string">
            <text:p>That publication listed injuries by cause, by percent distribution by sex.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truck accidentally</text:p>
          </table:table-cell>
          <table:table-cell table:style-name="ce5" office:value-type="float" office:value="1320.177">
            <text:p>1,320</text:p>
          </table:table-cell>
          <table:table-cell table:style-name="ce5" office:value-type="float" office:value="2336.823">
            <text:p>2,337</text:p>
          </table:table-cell>
          <table:table-cell table:style-name="ce10" table:formula="of:=[.D98]/[.C98]" office:value-type="float" office:value="1.77008310249307">
            <text:p>1.77</text:p>
          </table:table-cell>
          <table:table-cell/>
          <table:table-cell office:value-type="string">
            <text:p>It showed, e.g. that 40.3% of visits caused by violence were visits of females, and 59.7% of visits caused by violence were visits by males.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ut by sharp objects</text:p>
          </table:table-cell>
          <table:table-cell table:style-name="ce5" office:value-type="float" office:value="1049.257">
            <text:p>1,049</text:p>
          </table:table-cell>
          <table:table-cell table:style-name="ce5" office:value-type="float" office:value="2027.743">
            <text:p>2,028</text:p>
          </table:table-cell>
          <table:table-cell table:style-name="ce10" table:formula="of:=[.D99]/[.C99]" office:value-type="float" office:value="1.93255131964809">
            <text:p>1.93</text:p>
          </table:table-cell>
          <table:table-cell/>
          <table:table-cell office:value-type="string">
            <text:p>The table at left re-arranges the visit counts so visit totals can be compared by cause within sexes.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iolence</text:p>
          </table:table-cell>
          <table:table-cell table:style-name="ce5" office:value-type="float" office:value="690.742">
            <text:p>691</text:p>
          </table:table-cell>
          <table:table-cell table:style-name="ce5" office:value-type="float" office:value="1023.258">
            <text:p>1,023</text:p>
          </table:table-cell>
          <table:table-cell table:style-name="ce10" table:formula="of:=[.D100]/[.C100]" office:value-type="float" office:value="1.48138957816377">
            <text:p>1.48</text:p>
          </table:table-cell>
          <table:table-cell/>
          <table:table-cell table:style-name="ce11" office:value-type="string">
            <text:p>Burt, Catharine W. (1995). Injury-related visits to hospital emergency departments: United States, 1992. Advance data from vital and health statistics; no 261. Hyattsville, Maryland, National Center for Health Statistics.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5" table:number-columns-repeated="2"/>
          <table:table-cell table:style-name="ce6"/>
          <table:table-cell/>
          <table:table-cell table:style-name="ce12" office:value-type="string">
            <text:p><text:a xlink:href="http://www.cdc.gov/nchs/data/ad/ad261.pdf">http://www.cdc.gov/nchs/data/ad/ad261.pdf</text:a>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ther (including non-coded)</text:p>
          </table:table-cell>
          <table:table-cell table:style-name="ce5" office:value-type="float" office:value="5780.718">
            <text:p>5,781</text:p>
          </table:table-cell>
          <table:table-cell table:style-name="ce5" office:value-type="float" office:value="7885.282">
            <text:p>7,885</text:p>
          </table:table-cell>
          <table:table-cell table:style-name="ce10" table:formula="of:=[.D102]/[.C102]" office:value-type="float" office:value="1.36406619385343">
            <text:p>1.36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</text:p>
          </table:table-cell>
          <table:table-cell table:style-name="ce5" office:value-type="float" office:value="9026.578">
            <text:p>9,027</text:p>
          </table:table-cell>
          <table:table-cell table:style-name="ce5" office:value-type="float" office:value="11257.422">
            <text:p>11,257</text:p>
          </table:table-cell>
          <table:table-cell table:style-name="ce10" table:formula="of:=[.D103]/[.C103]" office:value-type="float" office:value="1.24714171860034">
            <text:p>1.25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. svy: tab causeg2 sex if injcatv &amp; yr==92 &amp; age&gt;=15 &amp; age&lt;45, count format(%9.0fc</text:p>
          </table:table-cell>
          <table:table-cell table:number-columns-repeated="5"/>
          <table:table-cell office:value-type="string">
            <text:p>raw output for first two tables above</text:p>
          </table:table-cell>
          <table:table-cell table:number-columns-repeated="1017"/>
        </table:table-row>
        <table:table-row table:style-name="ro1">
          <table:table-cell office:value-type="string">
            <text:p>&gt; ) stubwidth(25)</text:p>
          </table:table-cell>
          <table:table-cell table:number-columns-repeated="1023"/>
        </table:table-row>
        <table:table-row table:style-name="ro1">
          <table:table-cell office:value-type="string">
            <text:p>(running tabulate on estimation sampl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ber of strata <text:s text:c="2"/>= <text:s text:c="8"/>1 <text:s text:c="17"/>Number of obs <text:s text:c="5"/>= <text:s text:c="5"/>7272</text:p>
          </table:table-cell>
          <table:table-cell table:number-columns-repeated="1023"/>
        </table:table-row>
        <table:table-row table:style-name="ro1">
          <table:table-cell office:value-type="string">
            <text:p>Number of PSUs <text:s text:c="4"/>= <text:s text:c="5"/>7272 <text:s text:c="17"/>Population size <text:s text:c="3"/>= <text:s/>18214030</text:p>
          </table:table-cell>
          <table:table-cell table:number-columns-repeated="1023"/>
        </table:table-row>
        <table:table-row table:style-name="ro1">
          <table:table-cell office:value-type="string">
            <text:p><text:s text:c="48"/>Design df <text:s text:c="9"/>= <text:s text:c="5"/>727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26"/>| <text:s text:c="14"/>sex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7"/>__000004 | <text:s text:c="8"/>1 <text:s text:c="9"/>2 <text:s text:c="5"/>Total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+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Accident - cut or pierced | <text:s text:c="2"/>563,100 <text:s/>1,263,061 <text:s/>1,826,161</text:p>
          </table:table-cell>
          <table:table-cell table:number-columns-repeated="1023"/>
        </table:table-row>
        <table:table-row table:style-name="ro1">
          <table:table-cell office:value-type="string">
            <text:p><text:s text:c="9"/>Accident - falls | 1,254,648 <text:s/>1,433,400 <text:s/>2,688,048</text:p>
          </table:table-cell>
          <table:table-cell table:number-columns-repeated="1023"/>
        </table:table-row>
        <table:table-row table:style-name="ro1">
          <table:table-cell office:value-type="string">
            <text:p><text:s/>Accident - fire, flames, | <text:s text:c="2"/>172,568 <text:s text:c="3"/>192,457 <text:s text:c="3"/>365,025</text:p>
          </table:table-cell>
          <table:table-cell table:number-columns-repeated="1023"/>
        </table:table-row>
        <table:table-row table:style-name="ro1">
          <table:table-cell office:value-type="string">
            <text:p><text:s text:c="5"/>Accident - machinery | <text:s text:c="3"/>94,185 <text:s text:c="3"/>232,183 <text:s text:c="3"/>326,368</text:p>
          </table:table-cell>
          <table:table-cell table:number-columns-repeated="1023"/>
        </table:table-row>
        <table:table-row table:style-name="ro1">
          <table:table-cell office:value-type="string">
            <text:p><text:s/>Accident - motor vehicle | 1,303,315 <text:s/>1,489,367 <text:s/>2,792,682</text:p>
          </table:table-cell>
          <table:table-cell table:number-columns-repeated="1023"/>
        </table:table-row>
        <table:table-row table:style-name="ro1">
          <table:table-cell office:value-type="string">
            <text:p>Accident - natural and en | <text:s text:c="2"/>315,493 <text:s text:c="3"/>319,449 <text:s text:c="3"/>634,942</text:p>
          </table:table-cell>
          <table:table-cell table:number-columns-repeated="1023"/>
        </table:table-row>
        <table:table-row table:style-name="ro1">
          <table:table-cell office:value-type="string">
            <text:p><text:s text:c="9"/>Accident - other | <text:s text:c="2"/>418,814 <text:s text:c="3"/>731,089 <text:s/>1,149,903</text:p>
          </table:table-cell>
          <table:table-cell table:number-columns-repeated="1023"/>
        </table:table-row>
        <table:table-row table:style-name="ro1">
          <table:table-cell office:value-type="string">
            <text:p>Accident - struck (ex, ve | <text:s text:c="2"/>682,104 <text:s/>1,298,482 <text:s/>1,980,586</text:p>
          </table:table-cell>
          <table:table-cell table:number-columns-repeated="1023"/>
        </table:table-row>
        <table:table-row table:style-name="ro1">
          <table:table-cell office:value-type="string">
            <text:p><text:s text:c="5"/>Accidental poisoning | <text:s text:c="2"/>134,900 <text:s text:c="3"/>163,420 <text:s text:c="3"/>298,320</text:p>
          </table:table-cell>
          <table:table-cell table:number-columns-repeated="1023"/>
        </table:table-row>
        <table:table-row table:style-name="ro1">
          <table:table-cell office:value-type="string">
            <text:p><text:s text:c="6"/>Cause not specified | <text:s text:c="2"/>910,743 <text:s/>1,561,841 <text:s/>2,472,584</text:p>
          </table:table-cell>
          <table:table-cell table:number-columns-repeated="1023"/>
        </table:table-row>
        <table:table-row table:style-name="ro1">
          <table:table-cell office:value-type="string">
            <text:p>Drugs (medical) and medic | <text:s text:c="2"/>243,244 <text:s text:c="3"/>148,945 <text:s text:c="3"/>392,189</text:p>
          </table:table-cell>
          <table:table-cell table:number-columns-repeated="1023"/>
        </table:table-row>
        <table:table-row table:style-name="ro1">
          <table:table-cell office:value-type="string">
            <text:p><text:s text:c="2"/>Law enforcement and war | <text:s text:c="3"/>11,087 <text:s text:c="4"/>41,924 <text:s text:c="4"/>53,011</text:p>
          </table:table-cell>
          <table:table-cell table:number-columns-repeated="1023"/>
        </table:table-row>
        <table:table-row table:style-name="ro1">
          <table:table-cell office:value-type="string">
            <text:p><text:s text:c="13"/>Overexertion | <text:s text:c="2"/>467,245 <text:s text:c="3"/>647,236 <text:s/>1,114,481</text:p>
          </table:table-cell>
          <table:table-cell table:number-columns-repeated="1023"/>
        </table:table-row>
        <table:table-row table:style-name="ro1">
          <table:table-cell office:value-type="string">
            <text:p><text:s text:c="11"/>Self-inflicted | <text:s text:c="3"/>73,979 <text:s text:c="4"/>67,822 <text:s text:c="3"/>141,801</text:p>
          </table:table-cell>
          <table:table-cell table:number-columns-repeated="1023"/>
        </table:table-row>
        <table:table-row table:style-name="ro1">
          <table:table-cell office:value-type="string">
            <text:p><text:s text:c="17"/>Violence | <text:s text:c="2"/>498,367 <text:s text:c="3"/>762,150 <text:s/>1,260,51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place of ccurrance | <text:s text:c="2"/>239,509 <text:s text:c="3"/>477,903 <text:s text:c="3"/>717,412</text:p>
          </table:table-cell>
          <table:table-cell table:number-columns-repeated="1023"/>
        </table:table-row>
        <table:table-row table:style-name="ro1">
          <table:table-cell office:value-type="string">
            <text:p><text:s text:c="26"/>| </text:p>
          </table:table-cell>
          <table:table-cell table:number-columns-repeated="1023"/>
        </table:table-row>
        <table:table-row table:style-name="ro1">
          <table:table-cell office:value-type="string">
            <text:p><text:s text:c="20"/>Total | 7,383,301 <text:s text:c="2"/>10830729 <text:s text:c="2"/>18214030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2"/>Key: <text:s/>weighted cou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2"/>Pearson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Uncorrected <text:s text:c="2"/>chi2(15) <text:s text:c="7"/>= <text:s/>146.8756</text:p>
          </table:table-cell>
          <table:table-cell table:number-columns-repeated="1023"/>
        </table:table-row>
        <table:table-row table:style-name="ro1">
          <table:table-cell office:value-type="string">
            <text:p><text:s text:c="4"/>Design-based <text:s/>F(13.98, <text:s/>1.0e+05)= <text:s text:c="3"/>4.8173 <text:s text:c="2"/>P = 0.0000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. svy: tab causeg1 sex if injcatv &amp; yr==92 &amp; age&gt;=15 &amp; age&lt;45, count format(%9.0fc</text:p>
          </table:table-cell>
          <table:table-cell table:number-columns-repeated="1023"/>
        </table:table-row>
        <table:table-row table:style-name="ro1">
          <table:table-cell office:value-type="string">
            <text:p>&gt; ) stubwidth(35)</text:p>
          </table:table-cell>
          <table:table-cell table:number-columns-repeated="1023"/>
        </table:table-row>
        <table:table-row table:style-name="ro1">
          <table:table-cell office:value-type="string">
            <text:p>(running tabulate on estimation sampl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ber of strata <text:s text:c="2"/>= <text:s text:c="8"/>1 <text:s text:c="17"/>Number of obs <text:s text:c="5"/>= <text:s text:c="5"/>7272</text:p>
          </table:table-cell>
          <table:table-cell table:number-columns-repeated="1023"/>
        </table:table-row>
        <table:table-row table:style-name="ro1">
          <table:table-cell office:value-type="string">
            <text:p>Number of PSUs <text:s text:c="4"/>= <text:s text:c="5"/>7272 <text:s text:c="17"/>Population size <text:s text:c="3"/>= <text:s/>18214030</text:p>
          </table:table-cell>
          <table:table-cell table:number-columns-repeated="1023"/>
        </table:table-row>
        <table:table-row table:style-name="ro1">
          <table:table-cell office:value-type="string">
            <text:p><text:s text:c="48"/>Design df <text:s text:c="9"/>= <text:s text:c="5"/>727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| <text:s text:c="14"/>sex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24"/>__000004 | <text:s text:c="8"/>1 <text:s text:c="9"/>2 <text:s text:c="5"/>Total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+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7"/>Accident - Cut or Pierced | <text:s text:c="2"/>563,100 <text:s/>1,263,061 <text:s/>1,826,161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ccident - Machinery Operation | <text:s text:c="3"/>94,185 <text:s text:c="3"/>232,183 <text:s text:c="3"/>326,368</text:p>
          </table:table-cell>
          <table:table-cell table:number-columns-repeated="1023"/>
        </table:table-row>
        <table:table-row table:style-name="ro1">
          <table:table-cell office:value-type="string">
            <text:p>Accident - Struck By Object (Ex, | <text:s text:c="2"/>682,104 <text:s/>1,298,482 <text:s/>1,980,586</text:p>
          </table:table-cell>
          <table:table-cell table:number-columns-repeated="1023"/>
        </table:table-row>
        <table:table-row table:style-name="ro1">
          <table:table-cell office:value-type="string">
            <text:p><text:s text:c="16"/>Accidental Falls | 1,254,648 <text:s/>1,433,400 <text:s/>2,688,048</text:p>
          </table:table-cell>
          <table:table-cell table:number-columns-repeated="1023"/>
        </table:table-row>
        <table:table-row table:style-name="ro1">
          <table:table-cell office:value-type="string">
            <text:p>Accidental Poisoning By Drugs, M | <text:s text:c="3"/>89,431 <text:s text:c="4"/>79,568 <text:s text:c="3"/>168,999</text:p>
          </table:table-cell>
          <table:table-cell table:number-columns-repeated="1023"/>
        </table:table-row>
        <table:table-row table:style-name="ro1">
          <table:table-cell office:value-type="string">
            <text:p>Accidental Poisoning By Other So | <text:s text:c="3"/>45,469 <text:s text:c="4"/>83,852 <text:s text:c="3"/>129,321</text:p>
          </table:table-cell>
          <table:table-cell table:number-columns-repeated="1023"/>
        </table:table-row>
        <table:table-row table:style-name="ro1">
          <table:table-cell office:value-type="string">
            <text:p>Accidents Caused By Fire and Fla | <text:s text:c="2"/>170,786 <text:s text:c="3"/>190,996 <text:s text:c="3"/>361,782</text:p>
          </table:table-cell>
          <table:table-cell table:number-columns-repeated="1023"/>
        </table:table-row>
        <table:table-row table:style-name="ro1">
          <table:table-cell office:value-type="string">
            <text:p><text:s/>Accidents Caused By Submersion, | <text:s text:c="4"/>1,782 <text:s text:c="5"/>1,461 <text:s text:c="5"/>3,243</text:p>
          </table:table-cell>
          <table:table-cell table:number-columns-repeated="1023"/>
        </table:table-row>
        <table:table-row table:style-name="ro1">
          <table:table-cell office:value-type="string">
            <text:p>Accidents Due to Natural and Env | <text:s text:c="2"/>315,493 <text:s text:c="3"/>319,449 <text:s text:c="3"/>634,942</text:p>
          </table:table-cell>
          <table:table-cell table:number-columns-repeated="1023"/>
        </table:table-row>
        <table:table-row table:style-name="ro1">
          <table:table-cell office:value-type="string">
            <text:p><text:s text:c="13"/>Cause Not Specified | <text:s text:c="2"/>901,029 <text:s/>1,548,302 <text:s/>2,449,331</text:p>
          </table:table-cell>
          <table:table-cell table:number-columns-repeated="1023"/>
        </table:table-row>
        <table:table-row table:style-name="ro1">
          <table:table-cell office:value-type="string">
            <text:p><text:s/>Drugs, Medicinal and Biological | <text:s text:c="2"/>115,016 <text:s text:c="4"/>60,588 <text:s text:c="3"/>175,604</text:p>
          </table:table-cell>
          <table:table-cell table:number-columns-repeated="1023"/>
        </table:table-row>
        <table:table-row table:style-name="ro1">
          <table:table-cell office:value-type="string">
            <text:p>Homicide and Injury Purposely In | <text:s text:c="2"/>498,367 <text:s text:c="3"/>762,150 <text:s/>1,260,517</text:p>
          </table:table-cell>
          <table:table-cell table:number-columns-repeated="1023"/>
        </table:table-row>
        <table:table-row table:style-name="ro1">
          <table:table-cell office:value-type="string">
            <text:p>Injury Resulting From Operations | <text:s text:c="4"/>2,081 <text:s text:c="9"/>0 <text:s text:c="5"/>2,081</text:p>
          </table:table-cell>
          <table:table-cell table:number-columns-repeated="1023"/>
        </table:table-row>
        <table:table-row table:style-name="ro1">
          <table:table-cell office:value-type="string">
            <text:p>Injury Undetermined Whether Acci | <text:s text:c="4"/>9,714 <text:s text:c="4"/>13,539 <text:s text:c="4"/>23,253</text:p>
          </table:table-cell>
          <table:table-cell table:number-columns-repeated="1023"/>
        </table:table-row>
        <table:table-row table:style-name="ro1">
          <table:table-cell office:value-type="string">
            <text:p>Late Effects of Accidental Injur | <text:s text:c="3"/>23,009 <text:s text:c="4"/>22,563 <text:s text:c="4"/>45,572</text:p>
          </table:table-cell>
          <table:table-cell table:number-columns-repeated="1023"/>
        </table:table-row>
        <table:table-row table:style-name="ro1">
          <table:table-cell office:value-type="string">
            <text:p><text:s text:c="14"/>Legal Intervention | <text:s text:c="4"/>9,006 <text:s text:c="4"/>41,924 <text:s text:c="4"/>50,930</text:p>
          </table:table-cell>
          <table:table-cell table:number-columns-repeated="1023"/>
        </table:table-row>
        <table:table-row table:style-name="ro1">
          <table:table-cell office:value-type="string">
            <text:p>Misadventures to Patients During | <text:s text:c="8"/>0 <text:s text:c="5"/>2,481 <text:s text:c="5"/>2,481</text:p>
          </table:table-cell>
          <table:table-cell table:number-columns-repeated="1023"/>
        </table:table-row>
        <table:table-row table:style-name="ro1">
          <table:table-cell office:value-type="string">
            <text:p>Motor Vehicle Nontraffic Acciden | <text:s text:c="3"/>32,583 <text:s text:c="4"/>88,030 <text:s text:c="3"/>120,613</text:p>
          </table:table-cell>
          <table:table-cell table:number-columns-repeated="1023"/>
        </table:table-row>
        <table:table-row table:style-name="ro1">
          <table:table-cell office:value-type="string">
            <text:p><text:s/>Motor Vehicle Traffic Accidents | 1,270,732 <text:s/>1,401,337 <text:s/>2,672,069</text:p>
          </table:table-cell>
          <table:table-cell table:number-columns-repeated="1023"/>
        </table:table-row>
        <table:table-row table:style-name="ro1">
          <table:table-cell office:value-type="string">
            <text:p><text:s text:c="17"/>Other Accidents | <text:s text:c="2"/>302,738 <text:s text:c="3"/>590,889 <text:s text:c="3"/>893,627</text:p>
          </table:table-cell>
          <table:table-cell table:number-columns-repeated="1023"/>
        </table:table-row>
        <table:table-row table:style-name="ro1">
          <table:table-cell office:value-type="string">
            <text:p><text:s text:c="4"/>Other Road Vehicle Accidents | <text:s text:c="3"/>84,506 <text:s text:c="3"/>106,050 <text:s text:c="3"/>190,556</text:p>
          </table:table-cell>
          <table:table-cell table:number-columns-repeated="1023"/>
        </table:table-row>
        <table:table-row table:style-name="ro1">
          <table:table-cell office:value-type="string">
            <text:p><text:s text:c="20"/>Overexertion | <text:s text:c="2"/>467,245 <text:s text:c="3"/>647,236 <text:s/>1,114,481</text:p>
          </table:table-cell>
          <table:table-cell table:number-columns-repeated="1023"/>
        </table:table-row>
        <table:table-row table:style-name="ro1">
          <table:table-cell office:value-type="string">
            <text:p><text:s text:c="14"/>Place of Occurence | <text:s text:c="2"/>239,509 <text:s text:c="3"/>477,903 <text:s text:c="3"/>717,412</text:p>
          </table:table-cell>
          <table:table-cell table:number-columns-repeated="1023"/>
        </table:table-row>
        <table:table-row table:style-name="ro1">
          <table:table-cell office:value-type="string">
            <text:p><text:s text:c="15"/>Railway Accidents | <text:s text:c="4"/>4,007 <text:s text:c="5"/>3,907 <text:s text:c="5"/>7,914</text:p>
          </table:table-cell>
          <table:table-cell table:number-columns-repeated="1023"/>
        </table:table-row>
        <table:table-row table:style-name="ro1">
          <table:table-cell office:value-type="string">
            <text:p>Suicide and Self-Inflicted Injur | <text:s text:c="3"/>73,979 <text:s text:c="4"/>67,822 <text:s text:c="3"/>141,801</text:p>
          </table:table-cell>
          <table:table-cell table:number-columns-repeated="1023"/>
        </table:table-row>
        <table:table-row table:style-name="ro1">
          <table:table-cell office:value-type="string">
            <text:p><text:s/>Surgical and Medical Procedures | <text:s text:c="2"/>128,228 <text:s text:c="4"/>85,876 <text:s text:c="3"/>214,10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Water Transport Accidents | <text:s text:c="4"/>4,554 <text:s text:c="5"/>7,680 <text:s text:c="4"/>12,234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| </text:p>
          </table:table-cell>
          <table:table-cell table:number-columns-repeated="1023"/>
        </table:table-row>
        <table:table-row table:style-name="ro1">
          <table:table-cell office:value-type="string">
            <text:p><text:s text:c="27"/>Total | 7,383,301 <text:s text:c="2"/>10830729 <text:s text:c="2"/>18214030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2"/>Key: <text:s/>weighted cou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2"/>Pearson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Uncorrected <text:s text:c="2"/>chi2(26) <text:s text:c="7"/>= <text:s/>167.9324</text:p>
          </table:table-cell>
          <table:table-cell table:number-columns-repeated="1023"/>
        </table:table-row>
        <table:table-row table:style-name="ro1">
          <table:table-cell office:value-type="string">
            <text:p><text:s text:c="4"/>Design-based <text:s/>F(22.41, <text:s/>1.6e+05)= <text:s text:c="3"/>3.7403 <text:s text:c="2"/>P = 0.0000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. svy: tab causeg2 sex if injcatv &amp; yr==92 &amp; age&gt;17, count format(%12.0fc) stubw(50)</text:p>
          </table:table-cell>
          <table:table-cell table:number-columns-repeated="1023"/>
        </table:table-row>
        <table:table-row table:style-name="ro1">
          <table:table-cell office:value-type="string">
            <text:p>(running tabulate on estimation sampl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ber of strata <text:s text:c="2"/>= <text:s text:c="8"/>1 <text:s text:c="17"/>Number of obs <text:s text:c="5"/>= <text:s text:c="5"/>9213</text:p>
          </table:table-cell>
          <table:table-cell table:number-columns-repeated="1023"/>
        </table:table-row>
        <table:table-row table:style-name="ro1">
          <table:table-cell office:value-type="string">
            <text:p>Number of PSUs <text:s text:c="4"/>= <text:s text:c="5"/>9213 <text:s text:c="17"/>Population size <text:s text:c="3"/>= <text:s/>23268954</text:p>
          </table:table-cell>
          <table:table-cell table:number-columns-repeated="1023"/>
        </table:table-row>
        <table:table-row table:style-name="ro1">
          <table:table-cell office:value-type="string">
            <text:p><text:s text:c="48"/>Design df <text:s text:c="9"/>= <text:s text:c="5"/>92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| <text:s text:c="15"/>sex <text:s text:c="15"/></text:p>
          </table:table-cell>
          <table:table-cell table:number-columns-repeated="1023"/>
        </table:table-row>
        <table:table-row table:style-name="ro1">
          <table:table-cell office:value-type="string">
            <text:p><text:s text:c="24"/>__000004 | <text:s text:c="9"/>1 <text:s text:c="10"/>2 <text:s text:c="6"/>Total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+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7"/>Accident - cut or pierced | <text:s text:c="3"/>782,386 <text:s text:c="2"/>1,479,544 <text:s text:c="2"/>2,261,930</text:p>
          </table:table-cell>
          <table:table-cell table:number-columns-repeated="1023"/>
        </table:table-row>
        <table:table-row table:style-name="ro1">
          <table:table-cell office:value-type="string">
            <text:p><text:s text:c="16"/>Accident - falls | <text:s/>2,785,201 <text:s text:c="2"/>2,132,452 <text:s text:c="2"/>4,917,653</text:p>
          </table:table-cell>
          <table:table-cell table:number-columns-repeated="1023"/>
        </table:table-row>
        <table:table-row table:style-name="ro1">
          <table:table-cell office:value-type="string">
            <text:p>Accident - fire, flames, submers | <text:s text:c="3"/>204,465 <text:s text:c="4"/>231,971 <text:s text:c="4"/>436,436</text:p>
          </table:table-cell>
          <table:table-cell table:number-columns-repeated="1023"/>
        </table:table-row>
        <table:table-row table:style-name="ro1">
          <table:table-cell office:value-type="string">
            <text:p><text:s text:c="12"/>Accident - machinery | <text:s text:c="3"/>131,490 <text:s text:c="4"/>315,996 <text:s text:c="4"/>447,486</text:p>
          </table:table-cell>
          <table:table-cell table:number-columns-repeated="1023"/>
        </table:table-row>
        <table:table-row table:style-name="ro1">
          <table:table-cell office:value-type="string">
            <text:p><text:s text:c="8"/>Accident - motor vehicle | <text:s/>1,598,042 <text:s text:c="2"/>1,659,075 <text:s text:c="2"/>3,257,117</text:p>
          </table:table-cell>
          <table:table-cell table:number-columns-repeated="1023"/>
        </table:table-row>
        <table:table-row table:style-name="ro1">
          <table:table-cell office:value-type="string">
            <text:p>Accident - natural and environme | <text:s text:c="3"/>419,851 <text:s text:c="4"/>408,065 <text:s text:c="4"/>827,916</text:p>
          </table:table-cell>
          <table:table-cell table:number-columns-repeated="1023"/>
        </table:table-row>
        <table:table-row table:style-name="ro1">
          <table:table-cell office:value-type="string">
            <text:p><text:s text:c="16"/>Accident - other | <text:s text:c="3"/>468,280 <text:s text:c="4"/>822,696 <text:s text:c="2"/>1,290,976</text:p>
          </table:table-cell>
          <table:table-cell table:number-columns-repeated="1023"/>
        </table:table-row>
        <table:table-row table:style-name="ro1">
          <table:table-cell office:value-type="string">
            <text:p>Accident - struck (ex, vehicle/m | <text:s text:c="3"/>891,473 <text:s text:c="2"/>1,303,351 <text:s text:c="2"/>2,194,824</text:p>
          </table:table-cell>
          <table:table-cell table:number-columns-repeated="1023"/>
        </table:table-row>
        <table:table-row table:style-name="ro1">
          <table:table-cell office:value-type="string">
            <text:p><text:s text:c="12"/>Accidental poisoning | <text:s text:c="3"/>178,512 <text:s text:c="4"/>190,848 <text:s text:c="4"/>369,360</text:p>
          </table:table-cell>
          <table:table-cell table:number-columns-repeated="1023"/>
        </table:table-row>
        <table:table-row table:style-name="ro1">
          <table:table-cell office:value-type="string">
            <text:p><text:s text:c="13"/>Cause not specified | <text:s/>1,239,971 <text:s text:c="2"/>1,814,400 <text:s text:c="2"/>3,054,371</text:p>
          </table:table-cell>
          <table:table-cell table:number-columns-repeated="1023"/>
        </table:table-row>
        <table:table-row table:style-name="ro1">
          <table:table-cell office:value-type="string">
            <text:p>Drugs (medical) and medical proc | <text:s text:c="3"/>387,324 <text:s text:c="4"/>255,834 <text:s text:c="4"/>643,158</text:p>
          </table:table-cell>
          <table:table-cell table:number-columns-repeated="1023"/>
        </table:table-row>
        <table:table-row table:style-name="ro1">
          <table:table-cell office:value-type="string">
            <text:p><text:s text:c="9"/>Law enforcement and war | <text:s text:c="4"/>11,087 <text:s text:c="5"/>41,664 <text:s text:c="5"/>52,751</text:p>
          </table:table-cell>
          <table:table-cell table:number-columns-repeated="1023"/>
        </table:table-row>
        <table:table-row table:style-name="ro1">
          <table:table-cell office:value-type="string">
            <text:p><text:s text:c="20"/>Overexertion | <text:s text:c="3"/>565,780 <text:s text:c="4"/>754,580 <text:s text:c="2"/>1,320,360</text:p>
          </table:table-cell>
          <table:table-cell table:number-columns-repeated="1023"/>
        </table:table-row>
        <table:table-row table:style-name="ro1">
          <table:table-cell office:value-type="string">
            <text:p><text:s text:c="18"/>Self-inflicted | <text:s text:c="4"/>63,779 <text:s text:c="5"/>54,621 <text:s text:c="4"/>118,400</text:p>
          </table:table-cell>
          <table:table-cell table:number-columns-repeated="1023"/>
        </table:table-row>
        <table:table-row table:style-name="ro1">
          <table:table-cell office:value-type="string">
            <text:p><text:s text:c="24"/>Violence | <text:s text:c="3"/>489,944 <text:s text:c="4"/>780,524 <text:s text:c="2"/>1,270,468</text:p>
          </table:table-cell>
          <table:table-cell table:number-columns-repeated="1023"/>
        </table:table-row>
        <table:table-row table:style-name="ro1">
          <table:table-cell office:value-type="string">
            <text:p><text:s text:c="14"/>place of ccurrance | <text:s text:c="3"/>303,233 <text:s text:c="4"/>502,515 <text:s text:c="4"/>805,748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| </text:p>
          </table:table-cell>
          <table:table-cell table:number-columns-repeated="1023"/>
        </table:table-row>
        <table:table-row table:style-name="ro1">
          <table:table-cell office:value-type="string">
            <text:p><text:s text:c="27"/>Total | 10,520,818 <text:s/>12,748,136 <text:s/>23,268,954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2"/>Key: <text:s/>weighted cou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2"/>Pearson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Uncorrected <text:s text:c="2"/>chi2(15) <text:s text:c="7"/>= <text:s/>255.1551</text:p>
          </table:table-cell>
          <table:table-cell table:number-columns-repeated="1023"/>
        </table:table-row>
        <table:table-row table:style-name="ro1">
          <table:table-cell office:value-type="string">
            <text:p><text:s text:c="4"/>Design-based <text:s/>F(14.07, <text:s/>1.3e+05)= <text:s text:c="3"/>8.3517 <text:s text:c="2"/>P = 0.00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.</text:p>
          </table:table-cell>
          <table:table-cell table:number-columns-repeated="1023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92-95 injury causes" table:style-name="ta2" table:print="false"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3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6" table:number-columns-repeated="1017" table:default-cell-style-name="Excel_20_Built-in_20_Normal"/>
        <table:table-row table:style-name="ro1">
          <table:table-cell table:style-name="ce1" office:value-type="string" table:number-columns-spanned="5" table:number-rows-spanned="1">
            <text:p>Visits to hospital emergency departments by cause of injury, average per year 1992-1995 (in 1000s)</text:p>
          </table:table-cell>
          <table:covered-table-cell table:number-columns-repeated="4" table:style-name="ce2"/>
          <table:table-cell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 table:style-name="ce1" office:value-type="string" table:number-columns-spanned="2" table:number-rows-spanned="1">
            <text:p>Compressed cause groups</text:p>
          </table:table-cell>
          <table:covered-table-cell table:style-name="ce2"/>
          <table:table-cell office:value-type="string">
            <text:p><text:s/></text:p>
          </table:table-cell>
          <table:table-cell table:number-columns-repeated="3"/>
          <table:table-cell office:value-type="string">
            <text:p>Version: 1.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 office:value-type="string" table:number-columns-spanned="3" table:number-rows-spanned="1">
            <text:p>persons ages 15 to 44</text:p>
          </table:table-cell>
          <table:covered-table-cell table:number-columns-repeated="2" table:style-name="ce4"/>
          <table:table-cell table:number-columns-repeated="1019"/>
        </table:table-row>
        <table:table-row table:style-name="ro3">
          <table:table-cell table:style-name="ce8" office:value-type="string">
            <text:p>cause rank</text:p>
          </table:table-cell>
          <table:table-cell office:value-type="string">
            <text:p>cause of injury</text:p>
          </table:table-cell>
          <table:table-cell table:style-name="ce4" office:value-type="string">
            <text:p>women</text:p>
          </table:table-cell>
          <table:table-cell table:style-name="ce4" office:value-type="string">
            <text:p>men</text:p>
          </table:table-cell>
          <table:table-cell table:style-name="ce9" office:value-type="string">
            <text:p>men/women ratio</text:p>
          </table:table-cell>
          <table:table-cell table:number-columns-repeated="1019"/>
        </table:table-row>
        <table:table-row table:style-name="ro1">
          <table:table-cell table:style-name="ce4" office:value-type="float" office:value="1">
            <text:p>1</text:p>
          </table:table-cell>
          <table:table-cell office:value-type="string">
            <text:p>Accident - motor vehicle</text:p>
          </table:table-cell>
          <table:table-cell table:style-name="ce5" office:value-type="float" office:value="1331.5555">
            <text:p>1,332</text:p>
          </table:table-cell>
          <table:table-cell table:style-name="ce5" office:value-type="float" office:value="1447.67475">
            <text:p>1,448</text:p>
          </table:table-cell>
          <table:table-cell table:style-name="ce10" table:formula="of:=[.D6]/[.C6]" office:value-type="float" office:value="1.0872057154208">
            <text:p>1.09</text:p>
          </table:table-cell>
          <table:table-cell/>
          <table:table-cell office:value-type="string">
            <text:p>tabulated from NHAMCS dataset</text:p>
          </table:table-cell>
          <table:table-cell table:number-columns-repeated="1017"/>
        </table:table-row>
        <table:table-row table:style-name="ro1">
          <table:table-cell table:style-name="ce4" office:value-type="float" office:value="2">
            <text:p>2</text:p>
          </table:table-cell>
          <table:table-cell office:value-type="string">
            <text:p>Accident - falls</text:p>
          </table:table-cell>
          <table:table-cell table:style-name="ce5" office:value-type="float" office:value="1258.3165">
            <text:p>1,258</text:p>
          </table:table-cell>
          <table:table-cell table:style-name="ce5" office:value-type="float" office:value="1426.63925">
            <text:p>1,427</text:p>
          </table:table-cell>
          <table:table-cell table:style-name="ce10" table:formula="of:=[.D7]/[.C7]" office:value-type="float" office:value="1.13376821332312">
            <text:p>1.13</text:p>
          </table:table-cell>
          <table:table-cell table:number-columns-repeated="1019"/>
        </table:table-row>
        <table:table-row table:style-name="ro1">
          <table:table-cell table:style-name="ce4" office:value-type="float" office:value="3">
            <text:p>3</text:p>
          </table:table-cell>
          <table:table-cell office:value-type="string">
            <text:p>Accident - other</text:p>
          </table:table-cell>
          <table:table-cell table:style-name="ce5" office:value-type="float" office:value="664.5295">
            <text:p>665</text:p>
          </table:table-cell>
          <table:table-cell table:style-name="ce5" office:value-type="float" office:value="1498.98825">
            <text:p>1,499</text:p>
          </table:table-cell>
          <table:table-cell table:style-name="ce10" table:formula="of:=[.D8]/[.C8]" office:value-type="float" office:value="2.25571362896606">
            <text:p>2.26</text:p>
          </table:table-cell>
          <table:table-cell table:number-columns-repeated="1019"/>
        </table:table-row>
        <table:table-row table:style-name="ro1">
          <table:table-cell table:style-name="ce4" office:value-type="float" office:value="4">
            <text:p>4</text:p>
          </table:table-cell>
          <table:table-cell office:value-type="string">
            <text:p>Accident - struck (ex. vehicle/machinery)</text:p>
          </table:table-cell>
          <table:table-cell table:style-name="ce5" office:value-type="float" office:value="640.6325">
            <text:p>641</text:p>
          </table:table-cell>
          <table:table-cell table:style-name="ce5" office:value-type="float" office:value="1361.78875">
            <text:p>1,362</text:p>
          </table:table-cell>
          <table:table-cell table:style-name="ce10" table:formula="of:=[.D9]/[.C9]" office:value-type="float" office:value="2.12569413821497">
            <text:p>2.13</text:p>
          </table:table-cell>
          <table:table-cell table:number-columns-repeated="1019"/>
        </table:table-row>
        <table:table-row table:style-name="ro1">
          <table:table-cell table:style-name="ce4" office:value-type="float" office:value="5">
            <text:p>5</text:p>
          </table:table-cell>
          <table:table-cell office:value-type="string">
            <text:p>Accident - cut or pierced</text:p>
          </table:table-cell>
          <table:table-cell table:style-name="ce5" office:value-type="float" office:value="543.29475">
            <text:p>543</text:p>
          </table:table-cell>
          <table:table-cell table:style-name="ce5" office:value-type="float" office:value="1292.21525">
            <text:p>1,292</text:p>
          </table:table-cell>
          <table:table-cell table:style-name="ce10" table:formula="of:=[.D10]/[.C10]" office:value-type="float" office:value="2.378479177279">
            <text:p>2.38</text:p>
          </table:table-cell>
          <table:table-cell table:number-columns-repeated="1019"/>
        </table:table-row>
        <table:table-row table:style-name="ro1">
          <table:table-cell table:style-name="ce4" office:value-type="float" office:value="6">
            <text:p>6</text:p>
          </table:table-cell>
          <table:table-cell office:value-type="string">
            <text:p>Violence (ex. self-harm and legal intervention)</text:p>
          </table:table-cell>
          <table:table-cell table:style-name="ce5" office:value-type="float" office:value="513.61075">
            <text:p>514</text:p>
          </table:table-cell>
          <table:table-cell table:style-name="ce5" office:value-type="float" office:value="840.8945">
            <text:p>841</text:p>
          </table:table-cell>
          <table:table-cell table:style-name="ce10" table:formula="of:=[.D11]/[.C11]" office:value-type="float" office:value="1.63722137825192">
            <text:p>1.64</text:p>
          </table:table-cell>
          <table:table-cell table:number-columns-repeated="1019"/>
        </table:table-row>
        <table:table-row table:style-name="ro1">
          <table:table-cell table:style-name="ce4" office:value-type="float" office:value="7">
            <text:p>7</text:p>
          </table:table-cell>
          <table:table-cell office:value-type="string">
            <text:p>Overexertion</text:p>
          </table:table-cell>
          <table:table-cell table:style-name="ce5" office:value-type="float" office:value="440.14575">
            <text:p>440</text:p>
          </table:table-cell>
          <table:table-cell table:style-name="ce5" office:value-type="float" office:value="714.27775">
            <text:p>714</text:p>
          </table:table-cell>
          <table:table-cell table:style-name="ce10" table:formula="of:=[.D12]/[.C12]" office:value-type="float" office:value="1.62282096328319">
            <text:p>1.62</text:p>
          </table:table-cell>
          <table:table-cell table:number-columns-repeated="1019"/>
        </table:table-row>
        <table:table-row table:style-name="ro1">
          <table:table-cell table:style-name="ce4" office:value-type="float" office:value="8">
            <text:p>8</text:p>
          </table:table-cell>
          <table:table-cell office:value-type="string">
            <text:p>Accident - natural and environmental factors</text:p>
          </table:table-cell>
          <table:table-cell table:style-name="ce5" office:value-type="float" office:value="294.7575">
            <text:p>295</text:p>
          </table:table-cell>
          <table:table-cell table:style-name="ce5" office:value-type="float" office:value="379.13475">
            <text:p>379</text:p>
          </table:table-cell>
          <table:table-cell table:style-name="ce10" table:formula="of:=[.D13]/[.C13]" office:value-type="float" office:value="1.28625989160581">
            <text:p>1.29</text:p>
          </table:table-cell>
          <table:table-cell table:number-columns-repeated="1019"/>
        </table:table-row>
        <table:table-row table:style-name="ro1">
          <table:table-cell table:style-name="ce4" office:value-type="float" office:value="9">
            <text:p>9</text:p>
          </table:table-cell>
          <table:table-cell office:value-type="string">
            <text:p>Drugs (medical) and medical procedures</text:p>
          </table:table-cell>
          <table:table-cell table:style-name="ce5" office:value-type="float" office:value="258.535">
            <text:p>259</text:p>
          </table:table-cell>
          <table:table-cell table:style-name="ce5" office:value-type="float" office:value="113.522">
            <text:p>114</text:p>
          </table:table-cell>
          <table:table-cell table:style-name="ce10" table:formula="of:=[.D14]/[.C14]" office:value-type="float" office:value="0.439097220879185">
            <text:p>0.44</text:p>
          </table:table-cell>
          <table:table-cell table:number-columns-repeated="1019"/>
        </table:table-row>
        <table:table-row table:style-name="ro1">
          <table:table-cell table:style-name="ce4" office:value-type="float" office:value="10">
            <text:p>10</text:p>
          </table:table-cell>
          <table:table-cell office:value-type="string">
            <text:p>Accidental poisoning</text:p>
          </table:table-cell>
          <table:table-cell table:style-name="ce5" office:value-type="float" office:value="208.187">
            <text:p>208</text:p>
          </table:table-cell>
          <table:table-cell table:style-name="ce5" office:value-type="float" office:value="207.12425">
            <text:p>207</text:p>
          </table:table-cell>
          <table:table-cell table:style-name="ce10" table:formula="of:=[.D15]/[.C15]" office:value-type="float" office:value="0.994895214398593">
            <text:p>0.99</text:p>
          </table:table-cell>
          <table:table-cell table:number-columns-repeated="1019"/>
        </table:table-row>
        <table:table-row table:style-name="ro1">
          <table:table-cell table:style-name="ce4" office:value-type="float" office:value="11">
            <text:p>11</text:p>
          </table:table-cell>
          <table:table-cell office:value-type="string">
            <text:p>Accident - fire, flames, submersion, suffocation</text:p>
          </table:table-cell>
          <table:table-cell table:style-name="ce5" office:value-type="float" office:value="135.1935">
            <text:p>135</text:p>
          </table:table-cell>
          <table:table-cell table:style-name="ce5" office:value-type="float" office:value="227.89025">
            <text:p>228</text:p>
          </table:table-cell>
          <table:table-cell table:style-name="ce10" table:formula="of:=[.D16]/[.C16]" office:value-type="float" office:value="1.68565981352654">
            <text:p>1.69</text:p>
          </table:table-cell>
          <table:table-cell table:number-columns-repeated="1019"/>
        </table:table-row>
        <table:table-row table:style-name="ro1">
          <table:table-cell table:style-name="ce4" office:value-type="float" office:value="12">
            <text:p>12</text:p>
          </table:table-cell>
          <table:table-cell office:value-type="string">
            <text:p>Self-inflicted</text:p>
          </table:table-cell>
          <table:table-cell table:style-name="ce5" office:value-type="float" office:value="104.92375">
            <text:p>105</text:p>
          </table:table-cell>
          <table:table-cell table:style-name="ce5" office:value-type="float" office:value="88.622">
            <text:p>89</text:p>
          </table:table-cell>
          <table:table-cell table:style-name="ce10" table:formula="of:=[.D17]/[.C17]" office:value-type="float" office:value="0.844632411632257">
            <text:p>0.84</text:p>
          </table:table-cell>
          <table:table-cell table:number-columns-repeated="1019"/>
        </table:table-row>
        <table:table-row table:style-name="ro1">
          <table:table-cell table:style-name="ce4" office:value-type="float" office:value="13">
            <text:p>13</text:p>
          </table:table-cell>
          <table:table-cell office:value-type="string">
            <text:p>Accident - machinery</text:p>
          </table:table-cell>
          <table:table-cell table:style-name="ce5" office:value-type="float" office:value="50.44175">
            <text:p>50</text:p>
          </table:table-cell>
          <table:table-cell table:style-name="ce5" office:value-type="float" office:value="156.698">
            <text:p>157</text:p>
          </table:table-cell>
          <table:table-cell table:style-name="ce10" table:formula="of:=[.D18]/[.C18]" office:value-type="float" office:value="3.1065139492583">
            <text:p>3.11</text:p>
          </table:table-cell>
          <table:table-cell table:number-columns-repeated="1019"/>
        </table:table-row>
        <table:table-row table:style-name="ro1">
          <table:table-cell table:style-name="ce4" office:value-type="float" office:value="14">
            <text:p>14</text:p>
          </table:table-cell>
          <table:table-cell office:value-type="string">
            <text:p>Law enforcement and war</text:p>
          </table:table-cell>
          <table:table-cell table:style-name="ce5" office:value-type="float" office:value="4.886">
            <text:p>5</text:p>
          </table:table-cell>
          <table:table-cell table:style-name="ce5" office:value-type="float" office:value="18.79925">
            <text:p>19</text:p>
          </table:table-cell>
          <table:table-cell table:style-name="ce10" table:formula="of:=[.D19]/[.C19]" office:value-type="float" office:value="3.84757470323373">
            <text:p>3.85</text:p>
          </table:table-cell>
          <table:table-cell table:number-columns-repeated="1019"/>
        </table:table-row>
        <table:table-row table:style-name="ro1">
          <table:table-cell table:style-name="ce4"/>
          <table:table-cell/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4"/>
          <table:table-cell office:value-type="string">
            <text:p>Cause Not Specified (inc. just place of occurrence)</text:p>
          </table:table-cell>
          <table:table-cell table:style-name="ce5" office:value-type="float" office:value="1596.2735">
            <text:p>1,596</text:p>
          </table:table-cell>
          <table:table-cell table:style-name="ce5" office:value-type="float" office:value="1918.67575">
            <text:p>1,919</text:p>
          </table:table-cell>
          <table:table-cell table:style-name="ce10" table:formula="of:=[.D21]/[.C21]" office:value-type="float" office:value="1.20197181122157">
            <text:p>1.20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string">
            <text:p>Total</text:p>
          </table:table-cell>
          <table:table-cell table:style-name="ce5" office:value-type="float" office:value="8045.28325">
            <text:p>8,045</text:p>
          </table:table-cell>
          <table:table-cell table:style-name="ce5" office:value-type="float" office:value="11692.94475">
            <text:p>11,693</text:p>
          </table:table-cell>
          <table:table-cell table:style-name="ce10" table:formula="of:=[.D22]/[.C22]" office:value-type="float" office:value="1.45339130850365">
            <text:p>1.45</text:p>
          </table:table-cell>
          <table:table-cell table:number-columns-repeated="1019"/>
        </table:table-row>
        <table:table-row table:style-name="ro1" table:number-rows-repeated="3">
          <table:table-cell table:style-name="ce4"/>
          <table:table-cell/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Cause groups from ICD-9-CM headings</text:p>
          </table:table-cell>
          <table:table-cell/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4"/>
          <table:table-cell/>
          <table:table-cell table:style-name="ce7" office:value-type="string" table:number-columns-spanned="3" table:number-rows-spanned="1">
            <text:p>persons ages 15 to 44</text:p>
          </table:table-cell>
          <table:covered-table-cell table:number-columns-repeated="2" table:style-name="ce4"/>
          <table:table-cell table:number-columns-repeated="1019"/>
        </table:table-row>
        <table:table-row table:style-name="ro3">
          <table:table-cell table:style-name="ce8" office:value-type="string">
            <text:p>cause rank</text:p>
          </table:table-cell>
          <table:table-cell office:value-type="string">
            <text:p>cause of injury</text:p>
          </table:table-cell>
          <table:table-cell table:style-name="ce4" office:value-type="string">
            <text:p>women</text:p>
          </table:table-cell>
          <table:table-cell table:style-name="ce4" office:value-type="string">
            <text:p>men</text:p>
          </table:table-cell>
          <table:table-cell table:style-name="ce9" office:value-type="string">
            <text:p>men/women ratio</text:p>
          </table:table-cell>
          <table:table-cell table:number-columns-repeated="1019"/>
        </table:table-row>
        <table:table-row table:style-name="ro1">
          <table:table-cell table:style-name="ce4" office:value-type="float" office:value="1">
            <text:p>1</text:p>
          </table:table-cell>
          <table:table-cell office:value-type="string">
            <text:p>Motor Vehicle Traffic Accidents</text:p>
          </table:table-cell>
          <table:table-cell table:style-name="ce5" office:value-type="float" office:value="1312.21875">
            <text:p>1,312</text:p>
          </table:table-cell>
          <table:table-cell table:style-name="ce5" office:value-type="float" office:value="1357.40825">
            <text:p>1,357</text:p>
          </table:table-cell>
          <table:table-cell table:style-name="ce10" table:formula="of:=[.D29]/[.C29]" office:value-type="float" office:value="1.03443747469696">
            <text:p>1.03</text:p>
          </table:table-cell>
          <table:table-cell table:number-columns-repeated="1019"/>
        </table:table-row>
        <table:table-row table:style-name="ro1">
          <table:table-cell table:style-name="ce4" office:value-type="float" office:value="2">
            <text:p>2</text:p>
          </table:table-cell>
          <table:table-cell office:value-type="string">
            <text:p>Accidental Falls</text:p>
          </table:table-cell>
          <table:table-cell table:style-name="ce5" office:value-type="float" office:value="1258.3165">
            <text:p>1,258</text:p>
          </table:table-cell>
          <table:table-cell table:style-name="ce5" office:value-type="float" office:value="1426.63925">
            <text:p>1,427</text:p>
          </table:table-cell>
          <table:table-cell table:style-name="ce10" table:formula="of:=[.D30]/[.C30]" office:value-type="float" office:value="1.13376821332312">
            <text:p>1.13</text:p>
          </table:table-cell>
          <table:table-cell table:number-columns-repeated="1019"/>
        </table:table-row>
        <table:table-row table:style-name="ro1">
          <table:table-cell table:style-name="ce4" office:value-type="float" office:value="3">
            <text:p>3</text:p>
          </table:table-cell>
          <table:table-cell office:value-type="string">
            <text:p>Accident - Struck By Object (Ex,</text:p>
          </table:table-cell>
          <table:table-cell table:style-name="ce5" office:value-type="float" office:value="640.6325">
            <text:p>641</text:p>
          </table:table-cell>
          <table:table-cell table:style-name="ce5" office:value-type="float" office:value="1361.78875">
            <text:p>1,362</text:p>
          </table:table-cell>
          <table:table-cell table:style-name="ce10" table:formula="of:=[.D31]/[.C31]" office:value-type="float" office:value="2.12569413821497">
            <text:p>2.13</text:p>
          </table:table-cell>
          <table:table-cell table:number-columns-repeated="1019"/>
        </table:table-row>
        <table:table-row table:style-name="ro1">
          <table:table-cell table:style-name="ce4" office:value-type="float" office:value="4">
            <text:p>4</text:p>
          </table:table-cell>
          <table:table-cell office:value-type="string">
            <text:p>Accident - Cut or Pierced</text:p>
          </table:table-cell>
          <table:table-cell table:style-name="ce5" office:value-type="float" office:value="543.29475">
            <text:p>543</text:p>
          </table:table-cell>
          <table:table-cell table:style-name="ce5" office:value-type="float" office:value="1292.21525">
            <text:p>1,292</text:p>
          </table:table-cell>
          <table:table-cell table:style-name="ce10" table:formula="of:=[.D32]/[.C32]" office:value-type="float" office:value="2.378479177279">
            <text:p>2.38</text:p>
          </table:table-cell>
          <table:table-cell table:number-columns-repeated="1019"/>
        </table:table-row>
        <table:table-row table:style-name="ro1">
          <table:table-cell table:style-name="ce4" office:value-type="float" office:value="5">
            <text:p>5</text:p>
          </table:table-cell>
          <table:table-cell office:value-type="string">
            <text:p>Other Accidents</text:p>
          </table:table-cell>
          <table:table-cell table:style-name="ce5" office:value-type="float" office:value="536.803">
            <text:p>537</text:p>
          </table:table-cell>
          <table:table-cell table:style-name="ce5" office:value-type="float" office:value="1313.99925">
            <text:p>1,314</text:p>
          </table:table-cell>
          <table:table-cell table:style-name="ce10" table:formula="of:=[.D33]/[.C33]" office:value-type="float" office:value="2.44782396894205">
            <text:p>2.45</text:p>
          </table:table-cell>
          <table:table-cell table:number-columns-repeated="1019"/>
        </table:table-row>
        <table:table-row table:style-name="ro1">
          <table:table-cell table:style-name="ce4" office:value-type="float" office:value="6">
            <text:p>6</text:p>
          </table:table-cell>
          <table:table-cell office:value-type="string">
            <text:p>Homicide and Injury Purposely In</text:p>
          </table:table-cell>
          <table:table-cell table:style-name="ce5" office:value-type="float" office:value="513.61075">
            <text:p>514</text:p>
          </table:table-cell>
          <table:table-cell table:style-name="ce5" office:value-type="float" office:value="840.8945">
            <text:p>841</text:p>
          </table:table-cell>
          <table:table-cell table:style-name="ce10" table:formula="of:=[.D34]/[.C34]" office:value-type="float" office:value="1.63722137825192">
            <text:p>1.64</text:p>
          </table:table-cell>
          <table:table-cell table:number-columns-repeated="1019"/>
        </table:table-row>
        <table:table-row table:style-name="ro1">
          <table:table-cell table:style-name="ce4" office:value-type="float" office:value="7">
            <text:p>7</text:p>
          </table:table-cell>
          <table:table-cell office:value-type="string">
            <text:p>Overexertion</text:p>
          </table:table-cell>
          <table:table-cell table:style-name="ce5" office:value-type="float" office:value="440.14575">
            <text:p>440</text:p>
          </table:table-cell>
          <table:table-cell table:style-name="ce5" office:value-type="float" office:value="714.27775">
            <text:p>714</text:p>
          </table:table-cell>
          <table:table-cell table:style-name="ce10" table:formula="of:=[.D35]/[.C35]" office:value-type="float" office:value="1.62282096328319">
            <text:p>1.62</text:p>
          </table:table-cell>
          <table:table-cell table:number-columns-repeated="1019"/>
        </table:table-row>
        <table:table-row table:style-name="ro1">
          <table:table-cell table:style-name="ce4" office:value-type="float" office:value="8">
            <text:p>8</text:p>
          </table:table-cell>
          <table:table-cell office:value-type="string">
            <text:p>Accidents Due to Natural and Env</text:p>
          </table:table-cell>
          <table:table-cell table:style-name="ce5" office:value-type="float" office:value="294.7575">
            <text:p>295</text:p>
          </table:table-cell>
          <table:table-cell table:style-name="ce5" office:value-type="float" office:value="379.13475">
            <text:p>379</text:p>
          </table:table-cell>
          <table:table-cell table:style-name="ce10" table:formula="of:=[.D36]/[.C36]" office:value-type="float" office:value="1.28625989160581">
            <text:p>1.29</text:p>
          </table:table-cell>
          <table:table-cell table:number-columns-repeated="1019"/>
        </table:table-row>
        <table:table-row table:style-name="ro1">
          <table:table-cell table:style-name="ce4" office:value-type="float" office:value="9">
            <text:p>9</text:p>
          </table:table-cell>
          <table:table-cell office:value-type="string">
            <text:p>Drugs, Medicinal and Biological</text:p>
          </table:table-cell>
          <table:table-cell table:style-name="ce5" office:value-type="float" office:value="161.79975">
            <text:p>162</text:p>
          </table:table-cell>
          <table:table-cell table:style-name="ce5" office:value-type="float" office:value="82.1675">
            <text:p>82</text:p>
          </table:table-cell>
          <table:table-cell table:style-name="ce10" table:formula="of:=[.D37]/[.C37]" office:value-type="float" office:value="0.507834530028631">
            <text:p>0.51</text:p>
          </table:table-cell>
          <table:table-cell table:number-columns-repeated="1019"/>
        </table:table-row>
        <table:table-row table:style-name="ro1">
          <table:table-cell table:style-name="ce4" office:value-type="float" office:value="10">
            <text:p>10</text:p>
          </table:table-cell>
          <table:table-cell office:value-type="string">
            <text:p>Accidents Caused By Fire and Fla</text:p>
          </table:table-cell>
          <table:table-cell table:style-name="ce5" office:value-type="float" office:value="131.80075">
            <text:p>132</text:p>
          </table:table-cell>
          <table:table-cell table:style-name="ce5" office:value-type="float" office:value="222.98475">
            <text:p>223</text:p>
          </table:table-cell>
          <table:table-cell table:style-name="ce10" table:formula="of:=[.D38]/[.C38]" office:value-type="float" office:value="1.69183217849671">
            <text:p>1.69</text:p>
          </table:table-cell>
          <table:table-cell table:number-columns-repeated="1019"/>
        </table:table-row>
        <table:table-row table:style-name="ro1">
          <table:table-cell table:style-name="ce4" office:value-type="float" office:value="11">
            <text:p>11</text:p>
          </table:table-cell>
          <table:table-cell office:value-type="string">
            <text:p>Accidental Poisoning By Drugs, M</text:p>
          </table:table-cell>
          <table:table-cell table:style-name="ce5" office:value-type="float" office:value="126.119">
            <text:p>126</text:p>
          </table:table-cell>
          <table:table-cell table:style-name="ce5" office:value-type="float" office:value="98.2375">
            <text:p>98</text:p>
          </table:table-cell>
          <table:table-cell table:style-name="ce10" table:formula="of:=[.D39]/[.C39]" office:value-type="float" office:value="0.778927045092333">
            <text:p>0.78</text:p>
          </table:table-cell>
          <table:table-cell table:number-columns-repeated="1019"/>
        </table:table-row>
        <table:table-row table:style-name="ro1">
          <table:table-cell table:style-name="ce4" office:value-type="float" office:value="12">
            <text:p>12</text:p>
          </table:table-cell>
          <table:table-cell office:value-type="string">
            <text:p>Suicide and Self-Inflicted Injur</text:p>
          </table:table-cell>
          <table:table-cell table:style-name="ce5" office:value-type="float" office:value="104.92375">
            <text:p>105</text:p>
          </table:table-cell>
          <table:table-cell table:style-name="ce5" office:value-type="float" office:value="88.622">
            <text:p>89</text:p>
          </table:table-cell>
          <table:table-cell table:style-name="ce10" table:formula="of:=[.D40]/[.C40]" office:value-type="float" office:value="0.844632411632257">
            <text:p>0.84</text:p>
          </table:table-cell>
          <table:table-cell table:number-columns-repeated="1019"/>
        </table:table-row>
        <table:table-row table:style-name="ro1">
          <table:table-cell table:style-name="ce4" office:value-type="float" office:value="13">
            <text:p>13</text:p>
          </table:table-cell>
          <table:table-cell office:value-type="string">
            <text:p>Surgical and Medical Procedures</text:p>
          </table:table-cell>
          <table:table-cell table:style-name="ce5" office:value-type="float" office:value="96.49225">
            <text:p>96</text:p>
          </table:table-cell>
          <table:table-cell table:style-name="ce5" office:value-type="float" office:value="30.73425">
            <text:p>31</text:p>
          </table:table-cell>
          <table:table-cell table:style-name="ce10" table:formula="of:=[.D41]/[.C41]" office:value-type="float" office:value="0.318515217543378">
            <text:p>0.32</text:p>
          </table:table-cell>
          <table:table-cell table:number-columns-repeated="1019"/>
        </table:table-row>
        <table:table-row table:style-name="ro1">
          <table:table-cell table:style-name="ce4" office:value-type="float" office:value="14">
            <text:p>14</text:p>
          </table:table-cell>
          <table:table-cell office:value-type="string">
            <text:p>Accidental Poisoning By Other So</text:p>
          </table:table-cell>
          <table:table-cell table:style-name="ce5" office:value-type="float" office:value="82.068">
            <text:p>82</text:p>
          </table:table-cell>
          <table:table-cell table:style-name="ce5" office:value-type="float" office:value="108.88675">
            <text:p>109</text:p>
          </table:table-cell>
          <table:table-cell table:style-name="ce10" table:formula="of:=[.D42]/[.C42]" office:value-type="float" office:value="1.32678693278744">
            <text:p>1.33</text:p>
          </table:table-cell>
          <table:table-cell table:number-columns-repeated="1019"/>
        </table:table-row>
        <table:table-row table:style-name="ro1">
          <table:table-cell table:style-name="ce4" office:value-type="float" office:value="15">
            <text:p>15</text:p>
          </table:table-cell>
          <table:table-cell office:value-type="string">
            <text:p>Other Road Vehicle Accidents</text:p>
          </table:table-cell>
          <table:table-cell table:style-name="ce5" office:value-type="float" office:value="78.81225">
            <text:p>79</text:p>
          </table:table-cell>
          <table:table-cell table:style-name="ce5" office:value-type="float" office:value="109.08325">
            <text:p>109</text:p>
          </table:table-cell>
          <table:table-cell table:style-name="ce10" table:formula="of:=[.D43]/[.C43]" office:value-type="float" office:value="1.38409003676459">
            <text:p>1.38</text:p>
          </table:table-cell>
          <table:table-cell table:number-columns-repeated="1019"/>
        </table:table-row>
        <table:table-row table:style-name="ro1">
          <table:table-cell table:style-name="ce4" office:value-type="float" office:value="16">
            <text:p>16</text:p>
          </table:table-cell>
          <table:table-cell office:value-type="string">
            <text:p>Accident - Machinery Operation</text:p>
          </table:table-cell>
          <table:table-cell table:style-name="ce5" office:value-type="float" office:value="50.44175">
            <text:p>50</text:p>
          </table:table-cell>
          <table:table-cell table:style-name="ce5" office:value-type="float" office:value="156.698">
            <text:p>157</text:p>
          </table:table-cell>
          <table:table-cell table:style-name="ce10" table:formula="of:=[.D44]/[.C44]" office:value-type="float" office:value="3.1065139492583">
            <text:p>3.11</text:p>
          </table:table-cell>
          <table:table-cell table:number-columns-repeated="1019"/>
        </table:table-row>
        <table:table-row table:style-name="ro1">
          <table:table-cell table:style-name="ce4" office:value-type="float" office:value="17">
            <text:p>17</text:p>
          </table:table-cell>
          <table:table-cell office:value-type="string">
            <text:p>Vehicle Accidents Not Elsewhere</text:p>
          </table:table-cell>
          <table:table-cell table:style-name="ce5" office:value-type="float" office:value="25.5455">
            <text:p>26</text:p>
          </table:table-cell>
          <table:table-cell table:style-name="ce5" office:value-type="float" office:value="36.06225">
            <text:p>36</text:p>
          </table:table-cell>
          <table:table-cell table:style-name="ce10" table:formula="of:=[.D45]/[.C45]" office:value-type="float" office:value="1.4116869898808">
            <text:p>1.41</text:p>
          </table:table-cell>
          <table:table-cell table:number-columns-repeated="1019"/>
        </table:table-row>
        <table:table-row table:style-name="ro1">
          <table:table-cell table:style-name="ce4" office:value-type="float" office:value="18">
            <text:p>18</text:p>
          </table:table-cell>
          <table:table-cell office:value-type="string">
            <text:p>Motor Vehicle Nontraffic Acciden</text:p>
          </table:table-cell>
          <table:table-cell table:style-name="ce5" office:value-type="float" office:value="19.33675">
            <text:p>19</text:p>
          </table:table-cell>
          <table:table-cell table:style-name="ce5" office:value-type="float" office:value="90.2665">
            <text:p>90</text:p>
          </table:table-cell>
          <table:table-cell table:style-name="ce10" table:formula="of:=[.D46]/[.C46]" office:value-type="float" office:value="4.66813192496154">
            <text:p>4.67</text:p>
          </table:table-cell>
          <table:table-cell table:number-columns-repeated="1019"/>
        </table:table-row>
        <table:table-row table:style-name="ro1">
          <table:table-cell table:style-name="ce4" office:value-type="float" office:value="19">
            <text:p>19</text:p>
          </table:table-cell>
          <table:table-cell office:value-type="string">
            <text:p>Late Effects of Accidental Injur</text:p>
          </table:table-cell>
          <table:table-cell table:style-name="ce5" office:value-type="float" office:value="14.3595">
            <text:p>14</text:p>
          </table:table-cell>
          <table:table-cell table:style-name="ce5" office:value-type="float" office:value="18.9315">
            <text:p>19</text:p>
          </table:table-cell>
          <table:table-cell table:style-name="ce10" table:formula="of:=[.D47]/[.C47]" office:value-type="float" office:value="1.31839548730805">
            <text:p>1.32</text:p>
          </table:table-cell>
          <table:table-cell table:number-columns-repeated="1019"/>
        </table:table-row>
        <table:table-row table:style-name="ro1">
          <table:table-cell table:style-name="ce4" office:value-type="float" office:value="20">
            <text:p>20</text:p>
          </table:table-cell>
          <table:table-cell office:value-type="string">
            <text:p>Injury Undetermined Whether Acci</text:p>
          </table:table-cell>
          <table:table-cell table:style-name="ce5" office:value-type="float" office:value="6.9285">
            <text:p>7</text:p>
          </table:table-cell>
          <table:table-cell table:style-name="ce5" office:value-type="float" office:value="14.54575">
            <text:p>15</text:p>
          </table:table-cell>
          <table:table-cell table:style-name="ce10" table:formula="of:=[.D48]/[.C48]" office:value-type="float" office:value="2.09940824132208">
            <text:p>2.10</text:p>
          </table:table-cell>
          <table:table-cell table:number-columns-repeated="1019"/>
        </table:table-row>
        <table:table-row table:style-name="ro1">
          <table:table-cell table:style-name="ce4" office:value-type="float" office:value="21">
            <text:p>21</text:p>
          </table:table-cell>
          <table:table-cell office:value-type="string">
            <text:p>Water Transport Accidents</text:p>
          </table:table-cell>
          <table:table-cell table:style-name="ce5" office:value-type="float" office:value="5.5835">
            <text:p>6</text:p>
          </table:table-cell>
          <table:table-cell table:style-name="ce5" office:value-type="float" office:value="17.079">
            <text:p>17</text:p>
          </table:table-cell>
          <table:table-cell table:style-name="ce10" table:formula="of:=[.D49]/[.C49]" office:value-type="float" office:value="3.05883406465479">
            <text:p>3.06</text:p>
          </table:table-cell>
          <table:table-cell table:number-columns-repeated="1019"/>
        </table:table-row>
        <table:table-row table:style-name="ro1">
          <table:table-cell table:style-name="ce4" office:value-type="float" office:value="22">
            <text:p>22</text:p>
          </table:table-cell>
          <table:table-cell office:value-type="string">
            <text:p>Legal Intervention</text:p>
          </table:table-cell>
          <table:table-cell table:style-name="ce5" office:value-type="float" office:value="4.36575">
            <text:p>4</text:p>
          </table:table-cell>
          <table:table-cell table:style-name="ce5" office:value-type="float" office:value="18.79925">
            <text:p>19</text:p>
          </table:table-cell>
          <table:table-cell table:style-name="ce10" table:formula="of:=[.D50]/[.C50]" office:value-type="float" office:value="4.30607570291473">
            <text:p>4.31</text:p>
          </table:table-cell>
          <table:table-cell table:number-columns-repeated="1019"/>
        </table:table-row>
        <table:table-row table:style-name="ro1">
          <table:table-cell table:style-name="ce4" office:value-type="float" office:value="23">
            <text:p>23</text:p>
          </table:table-cell>
          <table:table-cell office:value-type="string">
            <text:p>Accidents Caused By Submersion,</text:p>
          </table:table-cell>
          <table:table-cell table:style-name="ce5" office:value-type="float" office:value="3.39275">
            <text:p>3</text:p>
          </table:table-cell>
          <table:table-cell table:style-name="ce5" office:value-type="float" office:value="4.9055">
            <text:p>5</text:p>
          </table:table-cell>
          <table:table-cell table:style-name="ce10" table:formula="of:=[.D51]/[.C51]" office:value-type="float" office:value="1.44587723822858">
            <text:p>1.45</text:p>
          </table:table-cell>
          <table:table-cell table:number-columns-repeated="1019"/>
        </table:table-row>
        <table:table-row table:style-name="ro1">
          <table:table-cell table:style-name="ce4" office:value-type="float" office:value="24">
            <text:p>24</text:p>
          </table:table-cell>
          <table:table-cell office:value-type="string">
            <text:p>Air and Space Transport Accident</text:p>
          </table:table-cell>
          <table:table-cell table:style-name="ce5" office:value-type="float" office:value="1.97825">
            <text:p>2</text:p>
          </table:table-cell>
          <table:table-cell table:style-name="ce5" office:value-type="float" office:value="2.4485">
            <text:p>2</text:p>
          </table:table-cell>
          <table:table-cell table:style-name="ce10" table:formula="of:=[.D52]/[.C52]" office:value-type="float" office:value="1.23771009730823">
            <text:p>1.24</text:p>
          </table:table-cell>
          <table:table-cell table:number-columns-repeated="1019"/>
        </table:table-row>
        <table:table-row table:style-name="ro1">
          <table:table-cell table:style-name="ce4" office:value-type="float" office:value="25">
            <text:p>25</text:p>
          </table:table-cell>
          <table:table-cell office:value-type="string">
            <text:p>Railway Accidents</text:p>
          </table:table-cell>
          <table:table-cell table:style-name="ce5" office:value-type="float" office:value="1.4475">
            <text:p>1</text:p>
          </table:table-cell>
          <table:table-cell table:style-name="ce5" office:value-type="float" office:value="1.3845">
            <text:p>1</text:p>
          </table:table-cell>
          <table:table-cell table:style-name="ce10" table:formula="of:=[.D53]/[.C53]" office:value-type="float" office:value="0.956476683937824">
            <text:p>0.96</text:p>
          </table:table-cell>
          <table:table-cell table:number-columns-repeated="1019"/>
        </table:table-row>
        <table:table-row table:style-name="ro1">
          <table:table-cell table:style-name="ce4" office:value-type="float" office:value="26">
            <text:p>26</text:p>
          </table:table-cell>
          <table:table-cell office:value-type="string">
            <text:p>Injury Resulting From Operations</text:p>
          </table:table-cell>
          <table:table-cell table:style-name="ce5" office:value-type="float" office:value="0.52025">
            <text:p>1</text:p>
          </table:table-cell>
          <table:table-cell table:style-name="ce5" office:value-type="float" office:value="0">
            <text:p>0</text:p>
          </table:table-cell>
          <table:table-cell table:style-name="ce10" table:formula="of:=[.D54]/[.C54]" office:value-type="float" office:value="0">
            <text:p>0.00</text:p>
          </table:table-cell>
          <table:table-cell table:number-columns-repeated="1019"/>
        </table:table-row>
        <table:table-row table:style-name="ro1">
          <table:table-cell table:style-name="ce4" office:value-type="float" office:value="27">
            <text:p>27</text:p>
          </table:table-cell>
          <table:table-cell office:value-type="string">
            <text:p>Misadventures to Patients During</text:p>
          </table:table-cell>
          <table:table-cell table:style-name="ce5" office:value-type="float" office:value="0.243">
            <text:p>0</text:p>
          </table:table-cell>
          <table:table-cell table:style-name="ce5" office:value-type="float" office:value="0.62025">
            <text:p>1</text:p>
          </table:table-cell>
          <table:table-cell table:style-name="ce10" table:formula="of:=[.D55]/[.C55]" office:value-type="float" office:value="2.55246913580247">
            <text:p>2.5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2"/>
          <table:table-cell table:style-name="ce6"/>
          <table:table-cell table:number-columns-repeated="1019"/>
        </table:table-row>
        <table:table-row table:style-name="ro1">
          <table:table-cell/>
          <table:table-cell office:value-type="string">
            <text:p>Cause Not Specified (inc. just place of occurrence)</text:p>
          </table:table-cell>
          <table:table-cell table:style-name="ce5" office:value-type="float" office:value="1589.345">
            <text:p>1,589</text:p>
          </table:table-cell>
          <table:table-cell table:style-name="ce5" office:value-type="float" office:value="1904.13">
            <text:p>1,904</text:p>
          </table:table-cell>
          <table:table-cell table:style-name="ce10" table:formula="of:=[.D57]/[.C57]" office:value-type="float" office:value="1.19805957800226">
            <text:p>1.2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</text:p>
          </table:table-cell>
          <table:table-cell table:style-name="ce5" office:value-type="float" office:value="8045.28325">
            <text:p>8,045</text:p>
          </table:table-cell>
          <table:table-cell table:style-name="ce5" office:value-type="float" office:value="11692.94475">
            <text:p>11,693</text:p>
          </table:table-cell>
          <table:table-cell table:style-name="ce10" table:formula="of:=[.D58]/[.C58]" office:value-type="float" office:value="1.45339130850365">
            <text:p>1.45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. svy: tab causeg2 sex if injcatyr &amp; age&gt;=15 &amp; age&lt;45, count format(%12.0fc) stubwi</text:p>
          </table:table-cell>
          <table:table-cell table:number-columns-repeated="5"/>
          <table:table-cell office:value-type="string">
            <text:p>full raw tabulation output</text:p>
          </table:table-cell>
          <table:table-cell table:number-columns-repeated="1017"/>
        </table:table-row>
        <table:table-row table:style-name="ro1">
          <table:table-cell office:value-type="string">
            <text:p>&gt; dth(50)</text:p>
          </table:table-cell>
          <table:table-cell table:number-columns-repeated="1023"/>
        </table:table-row>
        <table:table-row table:style-name="ro1">
          <table:table-cell office:value-type="string">
            <text:p>(running tabulate on estimation sampl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ber of strata <text:s text:c="2"/>= <text:s text:c="8"/>1 <text:s text:c="17"/>Number of obs <text:s text:c="5"/>= <text:s text:c="4"/>24113</text:p>
          </table:table-cell>
          <table:table-cell table:number-columns-repeated="1023"/>
        </table:table-row>
        <table:table-row table:style-name="ro1">
          <table:table-cell office:value-type="string">
            <text:p>Number of PSUs <text:s text:c="4"/>= <text:s text:c="4"/>24113 <text:s text:c="17"/>Population size <text:s text:c="3"/>= <text:s/>78952912</text:p>
          </table:table-cell>
          <table:table-cell table:number-columns-repeated="1023"/>
        </table:table-row>
        <table:table-row table:style-name="ro1">
          <table:table-cell office:value-type="string">
            <text:p><text:s text:c="48"/>Design df <text:s text:c="9"/>= <text:s text:c="4"/>241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| <text:s text:c="15"/>sex <text:s text:c="15"/></text:p>
          </table:table-cell>
          <table:table-cell table:number-columns-repeated="1023"/>
        </table:table-row>
        <table:table-row table:style-name="ro1">
          <table:table-cell office:value-type="string">
            <text:p><text:s text:c="24"/>__000004 | <text:s text:c="9"/>1 <text:s text:c="10"/>2 <text:s text:c="6"/>Total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+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7"/>Accident - cut or pierced | <text:s/>2,173,179 <text:s text:c="2"/>5,168,861 <text:s text:c="2"/>7,342,040</text:p>
          </table:table-cell>
          <table:table-cell table:number-columns-repeated="1023"/>
        </table:table-row>
        <table:table-row table:style-name="ro1">
          <table:table-cell office:value-type="string">
            <text:p><text:s text:c="16"/>Accident - falls | <text:s/>5,033,266 <text:s text:c="2"/>5,706,557 <text:s/>10,739,823</text:p>
          </table:table-cell>
          <table:table-cell table:number-columns-repeated="1023"/>
        </table:table-row>
        <table:table-row table:style-name="ro1">
          <table:table-cell office:value-type="string">
            <text:p>Accident - fire, flames, submers | <text:s text:c="3"/>540,774 <text:s text:c="4"/>911,561 <text:s text:c="2"/>1,452,335</text:p>
          </table:table-cell>
          <table:table-cell table:number-columns-repeated="1023"/>
        </table:table-row>
        <table:table-row table:style-name="ro1">
          <table:table-cell office:value-type="string">
            <text:p><text:s text:c="12"/>Accident - machinery | <text:s text:c="3"/>201,767 <text:s text:c="4"/>626,792 <text:s text:c="4"/>828,559</text:p>
          </table:table-cell>
          <table:table-cell table:number-columns-repeated="1023"/>
        </table:table-row>
        <table:table-row table:style-name="ro1">
          <table:table-cell office:value-type="string">
            <text:p><text:s text:c="8"/>Accident - motor vehicle | <text:s/>5,326,222 <text:s text:c="2"/>5,790,699 <text:s/>11,116,921</text:p>
          </table:table-cell>
          <table:table-cell table:number-columns-repeated="1023"/>
        </table:table-row>
        <table:table-row table:style-name="ro1">
          <table:table-cell office:value-type="string">
            <text:p>Accident - natural and environme | <text:s/>1,179,030 <text:s text:c="2"/>1,516,539 <text:s text:c="2"/>2,695,569</text:p>
          </table:table-cell>
          <table:table-cell table:number-columns-repeated="1023"/>
        </table:table-row>
        <table:table-row table:style-name="ro1">
          <table:table-cell office:value-type="string">
            <text:p><text:s text:c="16"/>Accident - other | <text:s/>2,658,118 <text:s text:c="2"/>5,995,953 <text:s text:c="2"/>8,654,071</text:p>
          </table:table-cell>
          <table:table-cell table:number-columns-repeated="1023"/>
        </table:table-row>
        <table:table-row table:style-name="ro1">
          <table:table-cell office:value-type="string">
            <text:p>Accident - struck (ex, vehicle/m | <text:s/>2,562,530 <text:s text:c="2"/>5,447,155 <text:s text:c="2"/>8,009,685</text:p>
          </table:table-cell>
          <table:table-cell table:number-columns-repeated="1023"/>
        </table:table-row>
        <table:table-row table:style-name="ro1">
          <table:table-cell office:value-type="string">
            <text:p><text:s text:c="12"/>Accidental poisoning | <text:s text:c="3"/>832,748 <text:s text:c="4"/>828,497 <text:s text:c="2"/>1,661,245</text:p>
          </table:table-cell>
          <table:table-cell table:number-columns-repeated="1023"/>
        </table:table-row>
        <table:table-row table:style-name="ro1">
          <table:table-cell office:value-type="string">
            <text:p><text:s text:c="13"/>Cause not specified | <text:s/>6,145,585 <text:s text:c="2"/>7,148,439 <text:s/>13,294,024</text:p>
          </table:table-cell>
          <table:table-cell table:number-columns-repeated="1023"/>
        </table:table-row>
        <table:table-row table:style-name="ro1">
          <table:table-cell office:value-type="string">
            <text:p>Drugs (medical) and medical proc | <text:s/>1,034,140 <text:s text:c="4"/>454,088 <text:s text:c="2"/>1,488,228</text:p>
          </table:table-cell>
          <table:table-cell table:number-columns-repeated="1023"/>
        </table:table-row>
        <table:table-row table:style-name="ro1">
          <table:table-cell office:value-type="string">
            <text:p><text:s text:c="9"/>Law enforcement and war | <text:s text:c="4"/>19,544 <text:s text:c="5"/>75,197 <text:s text:c="5"/>94,741</text:p>
          </table:table-cell>
          <table:table-cell table:number-columns-repeated="1023"/>
        </table:table-row>
        <table:table-row table:style-name="ro1">
          <table:table-cell office:value-type="string">
            <text:p><text:s text:c="20"/>Overexertion | <text:s/>1,760,583 <text:s text:c="2"/>2,857,111 <text:s text:c="2"/>4,617,694</text:p>
          </table:table-cell>
          <table:table-cell table:number-columns-repeated="1023"/>
        </table:table-row>
        <table:table-row table:style-name="ro1">
          <table:table-cell office:value-type="string">
            <text:p><text:s text:c="18"/>Self-inflicted | <text:s text:c="3"/>419,695 <text:s text:c="4"/>354,488 <text:s text:c="4"/>774,183</text:p>
          </table:table-cell>
          <table:table-cell table:number-columns-repeated="1023"/>
        </table:table-row>
        <table:table-row table:style-name="ro1">
          <table:table-cell office:value-type="string">
            <text:p><text:s text:c="24"/>Violence | <text:s/>2,054,443 <text:s text:c="2"/>3,363,578 <text:s text:c="2"/>5,418,021</text:p>
          </table:table-cell>
          <table:table-cell table:number-columns-repeated="1023"/>
        </table:table-row>
        <table:table-row table:style-name="ro1">
          <table:table-cell office:value-type="string">
            <text:p><text:s text:c="14"/>place of ccurrance | <text:s text:c="3"/>239,509 <text:s text:c="4"/>526,264 <text:s text:c="4"/>765,773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| </text:p>
          </table:table-cell>
          <table:table-cell table:number-columns-repeated="1023"/>
        </table:table-row>
        <table:table-row table:style-name="ro1">
          <table:table-cell office:value-type="string">
            <text:p><text:s text:c="27"/>Total | 32,181,133 <text:s/>46,771,779 <text:s/>78,952,912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2"/>Key: <text:s/>weighted cou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2"/>Pearson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Uncorrected <text:s text:c="2"/>chi2(15) <text:s text:c="7"/>= <text:s/>724.9882</text:p>
          </table:table-cell>
          <table:table-cell table:number-columns-repeated="1023"/>
        </table:table-row>
        <table:table-row table:style-name="ro1">
          <table:table-cell office:value-type="string">
            <text:p><text:s text:c="4"/>Design-based <text:s/>F(14.69, <text:s/>3.5e+05)= <text:s text:c="2"/>28.3640 <text:s text:c="2"/>P = 0.00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. 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. svy: tab causeg1 sex if injcatyr &amp; age&gt;=15 &amp; age&lt;45, count format(%12.0fc) stubwi</text:p>
          </table:table-cell>
          <table:table-cell table:number-columns-repeated="1023"/>
        </table:table-row>
        <table:table-row table:style-name="ro1">
          <table:table-cell office:value-type="string">
            <text:p>&gt; dth(50)</text:p>
          </table:table-cell>
          <table:table-cell table:number-columns-repeated="1023"/>
        </table:table-row>
        <table:table-row table:style-name="ro1">
          <table:table-cell office:value-type="string">
            <text:p>(running tabulate on estimation sampl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ber of strata <text:s text:c="2"/>= <text:s text:c="8"/>1 <text:s text:c="17"/>Number of obs <text:s text:c="5"/>= <text:s text:c="4"/>24113</text:p>
          </table:table-cell>
          <table:table-cell table:number-columns-repeated="1023"/>
        </table:table-row>
        <table:table-row table:style-name="ro1">
          <table:table-cell office:value-type="string">
            <text:p>Number of PSUs <text:s text:c="4"/>= <text:s text:c="4"/>24113 <text:s text:c="17"/>Population size <text:s text:c="3"/>= <text:s/>78952912</text:p>
          </table:table-cell>
          <table:table-cell table:number-columns-repeated="1023"/>
        </table:table-row>
        <table:table-row table:style-name="ro1">
          <table:table-cell office:value-type="string">
            <text:p><text:s text:c="48"/>Design df <text:s text:c="9"/>= <text:s text:c="4"/>241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| <text:s text:c="15"/>sex <text:s text:c="15"/></text:p>
          </table:table-cell>
          <table:table-cell table:number-columns-repeated="1023"/>
        </table:table-row>
        <table:table-row table:style-name="ro1">
          <table:table-cell office:value-type="string">
            <text:p><text:s text:c="24"/>__000004 | <text:s text:c="9"/>1 <text:s text:c="10"/>2 <text:s text:c="6"/>Total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+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7"/>Accident - Cut or Pierced | <text:s/>2,173,179 <text:s text:c="2"/>5,168,861 <text:s text:c="2"/>7,342,04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ccident - Machinery Operation | <text:s text:c="3"/>201,767 <text:s text:c="4"/>626,792 <text:s text:c="4"/>828,559</text:p>
          </table:table-cell>
          <table:table-cell table:number-columns-repeated="1023"/>
        </table:table-row>
        <table:table-row table:style-name="ro1">
          <table:table-cell office:value-type="string">
            <text:p>Accident - Struck By Object (Ex, | <text:s/>2,562,530 <text:s text:c="2"/>5,447,155 <text:s text:c="2"/>8,009,685</text:p>
          </table:table-cell>
          <table:table-cell table:number-columns-repeated="1023"/>
        </table:table-row>
        <table:table-row table:style-name="ro1">
          <table:table-cell office:value-type="string">
            <text:p><text:s text:c="16"/>Accidental Falls | <text:s/>5,033,266 <text:s text:c="2"/>5,706,557 <text:s/>10,739,823</text:p>
          </table:table-cell>
          <table:table-cell table:number-columns-repeated="1023"/>
        </table:table-row>
        <table:table-row table:style-name="ro1">
          <table:table-cell office:value-type="string">
            <text:p>Accidental Poisoning By Drugs, M | <text:s text:c="3"/>504,476 <text:s text:c="4"/>392,950 <text:s text:c="4"/>897,426</text:p>
          </table:table-cell>
          <table:table-cell table:number-columns-repeated="1023"/>
        </table:table-row>
        <table:table-row table:style-name="ro1">
          <table:table-cell office:value-type="string">
            <text:p>Accidental Poisoning By Other So | <text:s text:c="3"/>328,272 <text:s text:c="4"/>435,547 <text:s text:c="4"/>763,819</text:p>
          </table:table-cell>
          <table:table-cell table:number-columns-repeated="1023"/>
        </table:table-row>
        <table:table-row table:style-name="ro1">
          <table:table-cell office:value-type="string">
            <text:p>Accidents Caused By Fire and Fla | <text:s text:c="3"/>527,203 <text:s text:c="4"/>891,939 <text:s text:c="2"/>1,419,142</text:p>
          </table:table-cell>
          <table:table-cell table:number-columns-repeated="1023"/>
        </table:table-row>
        <table:table-row table:style-name="ro1">
          <table:table-cell office:value-type="string">
            <text:p><text:s/>Accidents Caused By Submersion, | <text:s text:c="4"/>13,571 <text:s text:c="5"/>19,622 <text:s text:c="5"/>33,193</text:p>
          </table:table-cell>
          <table:table-cell table:number-columns-repeated="1023"/>
        </table:table-row>
        <table:table-row table:style-name="ro1">
          <table:table-cell office:value-type="string">
            <text:p>Accidents Due to Natural and Env | <text:s/>1,179,030 <text:s text:c="2"/>1,516,539 <text:s text:c="2"/>2,695,569</text:p>
          </table:table-cell>
          <table:table-cell table:number-columns-repeated="1023"/>
        </table:table-row>
        <table:table-row table:style-name="ro1">
          <table:table-cell office:value-type="string">
            <text:p>Air and Space Transport Accident | <text:s text:c="5"/>7,913 <text:s text:c="6"/>9,794 <text:s text:c="5"/>17,707</text:p>
          </table:table-cell>
          <table:table-cell table:number-columns-repeated="1023"/>
        </table:table-row>
        <table:table-row table:style-name="ro1">
          <table:table-cell office:value-type="string">
            <text:p><text:s text:c="13"/>Cause Not Specified | <text:s/>6,117,871 <text:s text:c="2"/>7,090,256 <text:s/>13,208,127</text:p>
          </table:table-cell>
          <table:table-cell table:number-columns-repeated="1023"/>
        </table:table-row>
        <table:table-row table:style-name="ro1">
          <table:table-cell office:value-type="string">
            <text:p><text:s/>Drugs, Medicinal and Biological | <text:s text:c="3"/>647,199 <text:s text:c="4"/>328,670 <text:s text:c="4"/>975,869</text:p>
          </table:table-cell>
          <table:table-cell table:number-columns-repeated="1023"/>
        </table:table-row>
        <table:table-row table:style-name="ro1">
          <table:table-cell office:value-type="string">
            <text:p>Homicide and Injury Purposely In | <text:s/>2,054,443 <text:s text:c="2"/>3,363,578 <text:s text:c="2"/>5,418,021</text:p>
          </table:table-cell>
          <table:table-cell table:number-columns-repeated="1023"/>
        </table:table-row>
        <table:table-row table:style-name="ro1">
          <table:table-cell office:value-type="string">
            <text:p>Injury Resulting From Operations | <text:s text:c="5"/>2,081 <text:s text:c="10"/>0 <text:s text:c="6"/>2,081</text:p>
          </table:table-cell>
          <table:table-cell table:number-columns-repeated="1023"/>
        </table:table-row>
        <table:table-row table:style-name="ro1">
          <table:table-cell office:value-type="string">
            <text:p>Injury Undetermined Whether Acci | <text:s text:c="4"/>27,714 <text:s text:c="5"/>58,183 <text:s text:c="5"/>85,897</text:p>
          </table:table-cell>
          <table:table-cell table:number-columns-repeated="1023"/>
        </table:table-row>
        <table:table-row table:style-name="ro1">
          <table:table-cell office:value-type="string">
            <text:p>Late Effects of Accidental Injur | <text:s text:c="4"/>57,438 <text:s text:c="5"/>75,726 <text:s text:c="4"/>133,164</text:p>
          </table:table-cell>
          <table:table-cell table:number-columns-repeated="1023"/>
        </table:table-row>
        <table:table-row table:style-name="ro1">
          <table:table-cell office:value-type="string">
            <text:p><text:s text:c="14"/>Legal Intervention | <text:s text:c="4"/>17,463 <text:s text:c="5"/>75,197 <text:s text:c="5"/>92,660</text:p>
          </table:table-cell>
          <table:table-cell table:number-columns-repeated="1023"/>
        </table:table-row>
        <table:table-row table:style-name="ro1">
          <table:table-cell office:value-type="string">
            <text:p>Misadventures to Patients During | <text:s text:c="7"/>972 <text:s text:c="6"/>2,481 <text:s text:c="6"/>3,453</text:p>
          </table:table-cell>
          <table:table-cell table:number-columns-repeated="1023"/>
        </table:table-row>
        <table:table-row table:style-name="ro1">
          <table:table-cell office:value-type="string">
            <text:p>Motor Vehicle Nontraffic Acciden | <text:s text:c="4"/>77,347 <text:s text:c="4"/>361,066 <text:s text:c="4"/>438,413</text:p>
          </table:table-cell>
          <table:table-cell table:number-columns-repeated="1023"/>
        </table:table-row>
        <table:table-row table:style-name="ro1">
          <table:table-cell office:value-type="string">
            <text:p><text:s/>Motor Vehicle Traffic Accidents | <text:s/>5,248,875 <text:s text:c="2"/>5,429,633 <text:s/>10,678,508</text:p>
          </table:table-cell>
          <table:table-cell table:number-columns-repeated="1023"/>
        </table:table-row>
        <table:table-row table:style-name="ro1">
          <table:table-cell office:value-type="string">
            <text:p><text:s text:c="17"/>Other Accidents | <text:s/>2,147,212 <text:s text:c="2"/>5,255,997 <text:s text:c="2"/>7,403,209</text:p>
          </table:table-cell>
          <table:table-cell table:number-columns-repeated="1023"/>
        </table:table-row>
        <table:table-row table:style-name="ro1">
          <table:table-cell office:value-type="string">
            <text:p><text:s text:c="4"/>Other Road Vehicle Accidents | <text:s text:c="3"/>315,249 <text:s text:c="4"/>436,333 <text:s text:c="4"/>751,582</text:p>
          </table:table-cell>
          <table:table-cell table:number-columns-repeated="1023"/>
        </table:table-row>
        <table:table-row table:style-name="ro1">
          <table:table-cell office:value-type="string">
            <text:p><text:s text:c="20"/>Overexertion | <text:s/>1,760,583 <text:s text:c="2"/>2,857,111 <text:s text:c="2"/>4,617,694</text:p>
          </table:table-cell>
          <table:table-cell table:number-columns-repeated="1023"/>
        </table:table-row>
        <table:table-row table:style-name="ro1">
          <table:table-cell office:value-type="string">
            <text:p><text:s text:c="14"/>Place of Occurence | <text:s text:c="3"/>239,509 <text:s text:c="4"/>526,264 <text:s text:c="4"/>765,773</text:p>
          </table:table-cell>
          <table:table-cell table:number-columns-repeated="1023"/>
        </table:table-row>
        <table:table-row table:style-name="ro1">
          <table:table-cell office:value-type="string">
            <text:p><text:s text:c="15"/>Railway Accidents | <text:s text:c="5"/>5,790 <text:s text:c="6"/>5,538 <text:s text:c="5"/>11,328</text:p>
          </table:table-cell>
          <table:table-cell table:number-columns-repeated="1023"/>
        </table:table-row>
        <table:table-row table:style-name="ro1">
          <table:table-cell office:value-type="string">
            <text:p>Suicide and Self-Inflicted Injur | <text:s text:c="3"/>419,695 <text:s text:c="4"/>354,488 <text:s text:c="4"/>774,183</text:p>
          </table:table-cell>
          <table:table-cell table:number-columns-repeated="1023"/>
        </table:table-row>
        <table:table-row table:style-name="ro1">
          <table:table-cell office:value-type="string">
            <text:p><text:s/>Surgical and Medical Procedures | <text:s text:c="3"/>385,969 <text:s text:c="4"/>122,937 <text:s text:c="4"/>508,906</text:p>
          </table:table-cell>
          <table:table-cell table:number-columns-repeated="1023"/>
        </table:table-row>
        <table:table-row table:style-name="ro1">
          <table:table-cell office:value-type="string">
            <text:p><text:s/>Vehicle Accidents Not Elsewhere | <text:s text:c="3"/>102,182 <text:s text:c="4"/>144,249 <text:s text:c="4"/>246,43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Water Transport Accidents | <text:s text:c="4"/>22,334 <text:s text:c="5"/>68,316 <text:s text:c="5"/>90,650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| </text:p>
          </table:table-cell>
          <table:table-cell table:number-columns-repeated="1023"/>
        </table:table-row>
        <table:table-row table:style-name="ro1">
          <table:table-cell office:value-type="string">
            <text:p><text:s text:c="27"/>Total | 32,181,133 <text:s/>46,771,779 <text:s/>78,952,912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2"/>Key: <text:s/>weighted cou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2"/>Pearson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Uncorrected <text:s text:c="2"/>chi2(28) <text:s text:c="7"/>= <text:s/>817.8768</text:p>
          </table:table-cell>
          <table:table-cell table:number-columns-repeated="1023"/>
        </table:table-row>
        <table:table-row table:style-name="ro1">
          <table:table-cell office:value-type="string">
            <text:p><text:s text:c="4"/>Design-based <text:s/>F(25.84, <text:s/>6.2e+05)= <text:s text:c="2"/>19.8044 <text:s text:c="2"/>P = 0.0000</text:p>
          </table:table-cell>
          <table:table-cell table:number-columns-repeated="1023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1 injury causes" table:style-name="ta3" table:print="false">
        <table:table-column table:style-name="co6" table:default-cell-style-name="Excel_20_Built-in_20_Normal"/>
        <table:table-column table:style-name="co12" table:default-cell-style-name="Excel_20_Built-in_20_Normal"/>
        <table:table-column table:style-name="co13" table:number-columns-repeated="2" table:default-cell-style-name="ce13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6" table:number-columns-repeated="1017" table:default-cell-style-name="Excel_20_Built-in_20_Normal"/>
        <table:table-row table:style-name="ro1">
          <table:table-cell table:style-name="ce1" office:value-type="string" table:number-columns-spanned="4" table:number-rows-spanned="1">
            <text:p>Visits to hospital emergency departments by cause of injury, 20001</text:p>
          </table:table-cell>
          <table:covered-table-cell table:number-columns-repeated="3" table:style-name="ce2"/>
          <table:table-cell table:number-columns-repeated="2"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Version: 1.0</text:p>
          </table:table-cell>
          <table:table-cell table:number-columns-repeated="1017"/>
        </table:table-row>
        <table:table-row table:style-name="ro1">
          <table:table-cell table:style-name="ce1" office:value-type="string" table:number-columns-spanned="2" table:number-rows-spanned="1">
            <text:p>Compressed cause groups</text:p>
          </table:table-cell>
          <table:covered-table-cell table:style-name="ce2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string" table:number-columns-spanned="3" table:number-rows-spanned="1">
            <text:p>persons ages 15 to 44 (visits in 1000s)</text:p>
          </table:table-cell>
          <table:covered-table-cell table:number-columns-repeated="2" table:style-name="ce5"/>
          <table:table-cell table:number-columns-repeated="1019"/>
        </table:table-row>
        <table:table-row table:style-name="ro3">
          <table:table-cell office:value-type="string">
            <text:p>cause rank</text:p>
          </table:table-cell>
          <table:table-cell office:value-type="string">
            <text:p>cause of injury</text:p>
          </table:table-cell>
          <table:table-cell table:style-name="ce5" office:value-type="string">
            <text:p>women</text:p>
          </table:table-cell>
          <table:table-cell table:style-name="ce5" office:value-type="string">
            <text:p>men</text:p>
          </table:table-cell>
          <table:table-cell table:style-name="ce9" office:value-type="string">
            <text:p>men/women ratio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ccident - motor vehicle</text:p>
          </table:table-cell>
          <table:table-cell table:style-name="ce5" office:value-type="float" office:value="1605.351">
            <text:p>1,605</text:p>
          </table:table-cell>
          <table:table-cell table:style-name="ce5" office:value-type="float" office:value="1499.227">
            <text:p>1,499</text:p>
          </table:table-cell>
          <table:table-cell table:style-name="ce10" table:formula="of:=[.D7]/[.C7]" office:value-type="float" office:value="0.93389358464286">
            <text:p>0.93</text:p>
          </table:table-cell>
          <table:table-cell/>
          <table:table-cell office:value-type="string">
            <text:p>tabulated from NHAMCS dataset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ccident - falls</text:p>
          </table:table-cell>
          <table:table-cell table:style-name="ce5" office:value-type="float" office:value="1215.777">
            <text:p>1,216</text:p>
          </table:table-cell>
          <table:table-cell table:style-name="ce5" office:value-type="float" office:value="1376.803">
            <text:p>1,377</text:p>
          </table:table-cell>
          <table:table-cell table:style-name="ce10" table:formula="of:=[.D8]/[.C8]" office:value-type="float" office:value="1.13244698657731">
            <text:p>1.13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ccident - struck (ex. vehicle/machinery)</text:p>
          </table:table-cell>
          <table:table-cell table:style-name="ce5" office:value-type="float" office:value="624.189">
            <text:p>624</text:p>
          </table:table-cell>
          <table:table-cell table:style-name="ce5" office:value-type="float" office:value="1551.71">
            <text:p>1,552</text:p>
          </table:table-cell>
          <table:table-cell table:style-name="ce10" table:formula="of:=[.D9]/[.C9]" office:value-type="float" office:value="2.48596178401093">
            <text:p>2.49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ccident - other</text:p>
          </table:table-cell>
          <table:table-cell table:style-name="ce5" office:value-type="float" office:value="614.03">
            <text:p>614</text:p>
          </table:table-cell>
          <table:table-cell table:style-name="ce5" office:value-type="float" office:value="1098.232">
            <text:p>1,098</text:p>
          </table:table-cell>
          <table:table-cell table:style-name="ce10" table:formula="of:=[.D10]/[.C10]" office:value-type="float" office:value="1.78856407667378">
            <text:p>1.79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ccident - cut or pierced</text:p>
          </table:table-cell>
          <table:table-cell table:style-name="ce5" office:value-type="float" office:value="581.47">
            <text:p>581</text:p>
          </table:table-cell>
          <table:table-cell table:style-name="ce5" office:value-type="float" office:value="1188.132">
            <text:p>1,188</text:p>
          </table:table-cell>
          <table:table-cell table:style-name="ce10" table:formula="of:=[.D11]/[.C11]" office:value-type="float" office:value="2.04332467711146">
            <text:p>2.04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Overexertion</text:p>
          </table:table-cell>
          <table:table-cell table:style-name="ce5" office:value-type="float" office:value="493.378">
            <text:p>493</text:p>
          </table:table-cell>
          <table:table-cell table:style-name="ce5" office:value-type="float" office:value="633.019">
            <text:p>633</text:p>
          </table:table-cell>
          <table:table-cell table:style-name="ce10" table:formula="of:=[.D12]/[.C12]" office:value-type="float" office:value="1.28303045535066">
            <text:p>1.28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iolence (ex. self-harm and legal intervention)</text:p>
          </table:table-cell>
          <table:table-cell table:style-name="ce5" office:value-type="float" office:value="430.312">
            <text:p>430</text:p>
          </table:table-cell>
          <table:table-cell table:style-name="ce5" office:value-type="float" office:value="615.855">
            <text:p>616</text:p>
          </table:table-cell>
          <table:table-cell table:style-name="ce10" table:formula="of:=[.D13]/[.C13]" office:value-type="float" office:value="1.43118249084385">
            <text:p>1.43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ccident - natural and environmental factors</text:p>
          </table:table-cell>
          <table:table-cell table:style-name="ce5" office:value-type="float" office:value="355.828">
            <text:p>356</text:p>
          </table:table-cell>
          <table:table-cell table:style-name="ce5" office:value-type="float" office:value="317.241">
            <text:p>317</text:p>
          </table:table-cell>
          <table:table-cell table:style-name="ce10" table:formula="of:=[.D14]/[.C14]" office:value-type="float" office:value="0.89155715682858">
            <text:p>0.89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rugs (medical) and medical procedures</text:p>
          </table:table-cell>
          <table:table-cell table:style-name="ce5" office:value-type="float" office:value="343.086">
            <text:p>343</text:p>
          </table:table-cell>
          <table:table-cell table:style-name="ce5" office:value-type="float" office:value="226.797">
            <text:p>227</text:p>
          </table:table-cell>
          <table:table-cell table:style-name="ce10" table:formula="of:=[.D15]/[.C15]" office:value-type="float" office:value="0.661049999125584">
            <text:p>0.66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rugs (non-med) or alcohol</text:p>
          </table:table-cell>
          <table:table-cell table:style-name="ce5" office:value-type="float" office:value="309.464">
            <text:p>309</text:p>
          </table:table-cell>
          <table:table-cell table:style-name="ce5" office:value-type="float" office:value="680.535">
            <text:p>681</text:p>
          </table:table-cell>
          <table:table-cell table:style-name="ce10" table:formula="of:=[.D16]/[.C16]" office:value-type="float" office:value="2.19907646769899">
            <text:p>2.2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ccidental poisoning</text:p>
          </table:table-cell>
          <table:table-cell table:style-name="ce5" office:value-type="float" office:value="220.223">
            <text:p>220</text:p>
          </table:table-cell>
          <table:table-cell table:style-name="ce5" office:value-type="float" office:value="234.528">
            <text:p>235</text:p>
          </table:table-cell>
          <table:table-cell table:style-name="ce10" table:formula="of:=[.D17]/[.C17]" office:value-type="float" office:value="1.06495688461242">
            <text:p>1.06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elf-inflicted</text:p>
          </table:table-cell>
          <table:table-cell table:style-name="ce5" office:value-type="float" office:value="165.559">
            <text:p>166</text:p>
          </table:table-cell>
          <table:table-cell table:style-name="ce5" office:value-type="float" office:value="131.606">
            <text:p>132</text:p>
          </table:table-cell>
          <table:table-cell table:style-name="ce10" table:formula="of:=[.D18]/[.C18]" office:value-type="float" office:value="0.794919031885914">
            <text:p>0.79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ccident - fire, flames, submersion, suffocation</text:p>
          </table:table-cell>
          <table:table-cell table:style-name="ce5" office:value-type="float" office:value="103.887">
            <text:p>104</text:p>
          </table:table-cell>
          <table:table-cell table:style-name="ce5" office:value-type="float" office:value="171.175">
            <text:p>171</text:p>
          </table:table-cell>
          <table:table-cell table:style-name="ce10" table:formula="of:=[.D19]/[.C19]" office:value-type="float" office:value="1.64770375504154">
            <text:p>1.65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ccident - machinery</text:p>
          </table:table-cell>
          <table:table-cell table:style-name="ce5" office:value-type="float" office:value="33.316">
            <text:p>33</text:p>
          </table:table-cell>
          <table:table-cell table:style-name="ce5" office:value-type="float" office:value="163.829">
            <text:p>164</text:p>
          </table:table-cell>
          <table:table-cell table:style-name="ce10" table:formula="of:=[.D20]/[.C20]" office:value-type="float" office:value="4.91742706207228">
            <text:p>4.92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Law enforcement and war</text:p>
          </table:table-cell>
          <table:table-cell table:style-name="ce5" office:value-type="float" office:value="1.928">
            <text:p>2</text:p>
          </table:table-cell>
          <table:table-cell table:style-name="ce5" office:value-type="float" office:value="28.706">
            <text:p>29</text:p>
          </table:table-cell>
          <table:table-cell table:style-name="ce10" table:formula="of:=[.D21]/[.C21]" office:value-type="float" office:value="14.8890041493776">
            <text:p>14.8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2"/>
          <table:table-cell table:style-name="ce6"/>
          <table:table-cell table:number-columns-repeated="1019"/>
        </table:table-row>
        <table:table-row table:style-name="ro1">
          <table:table-cell/>
          <table:table-cell office:value-type="string">
            <text:p>Cause not specified</text:p>
          </table:table-cell>
          <table:table-cell table:style-name="ce5" office:value-type="float" office:value="1484.845">
            <text:p>1,485</text:p>
          </table:table-cell>
          <table:table-cell table:style-name="ce5" office:value-type="float" office:value="1853.832">
            <text:p>1,854</text:p>
          </table:table-cell>
          <table:table-cell table:style-name="ce10" table:formula="of:=[.D23]/[.C23]" office:value-type="float" office:value="1.24850203219865">
            <text:p>1.2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</text:p>
          </table:table-cell>
          <table:table-cell table:style-name="ce5" office:value-type="float" office:value="8582.643">
            <text:p>8,583</text:p>
          </table:table-cell>
          <table:table-cell table:style-name="ce5" office:value-type="float" office:value="11771.227">
            <text:p>11,771</text:p>
          </table:table-cell>
          <table:table-cell table:style-name="ce10" table:formula="of:=[.D24]/[.C24]" office:value-type="float" office:value="1.37151539450027">
            <text:p>1.37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, ex. drugs (medical)</text:p>
          </table:table-cell>
          <table:table-cell table:style-name="ce5" table:formula="of:=[.C24]-[.C15]" office:value-type="float" office:value="8239.557">
            <text:p>8,240</text:p>
          </table:table-cell>
          <table:table-cell table:style-name="ce5" table:formula="of:=[.D24]-[.D15]" office:value-type="float" office:value="11544.43">
            <text:p>11,544</text:p>
          </table:table-cell>
          <table:table-cell table:style-name="ce10" table:formula="of:=[.D25]/[.C25]" office:value-type="float" office:value="1.4010983842942">
            <text:p>1.40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5" table:number-columns-repeated="2"/>
          <table:table-cell table:style-name="ce4"/>
          <table:table-cell table:number-columns-repeated="1019"/>
        </table:table-row>
        <table:table-row table:style-name="ro1">
          <table:table-cell office:value-type="string">
            <text:p>Cause groups from ICD-9-CM headings</text:p>
          </table:table-cell>
          <table:table-cell/>
          <table:table-cell table:style-name="ce5" table:number-columns-repeated="2"/>
          <table:table-cell table:style-name="ce4"/>
          <table:table-cell table:number-columns-repeated="1019"/>
        </table:table-row>
        <table:table-row table:style-name="ro1">
          <table:table-cell table:number-columns-repeated="2"/>
          <table:table-cell table:style-name="ce14" office:value-type="string" table:number-columns-spanned="3" table:number-rows-spanned="1">
            <text:p>persons ages 15 to 44 <text:s/>(visits in 1000s)</text:p>
          </table:table-cell>
          <table:covered-table-cell table:number-columns-repeated="2" table:style-name="ce5"/>
          <table:table-cell table:number-columns-repeated="1019"/>
        </table:table-row>
        <table:table-row table:style-name="ro3">
          <table:table-cell office:value-type="string">
            <text:p>cause rank</text:p>
          </table:table-cell>
          <table:table-cell office:value-type="string">
            <text:p>cause of injury</text:p>
          </table:table-cell>
          <table:table-cell table:style-name="ce5" office:value-type="string">
            <text:p>women</text:p>
          </table:table-cell>
          <table:table-cell table:style-name="ce5" office:value-type="string">
            <text:p>men</text:p>
          </table:table-cell>
          <table:table-cell table:style-name="ce9" office:value-type="string">
            <text:p>men/women ratio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tor Vehicle Traffic Accidents</text:p>
          </table:table-cell>
          <table:table-cell table:style-name="ce5" office:value-type="float" office:value="1528.797">
            <text:p>1,529</text:p>
          </table:table-cell>
          <table:table-cell table:style-name="ce5" office:value-type="float" office:value="1350.939">
            <text:p>1,351</text:p>
          </table:table-cell>
          <table:table-cell table:style-name="ce10" table:formula="of:=[.D31]/[.C31]" office:value-type="float" office:value="0.883661467153586">
            <text:p>0.88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ccidental Falls</text:p>
          </table:table-cell>
          <table:table-cell table:style-name="ce5" office:value-type="float" office:value="1215.777">
            <text:p>1,216</text:p>
          </table:table-cell>
          <table:table-cell table:style-name="ce5" office:value-type="float" office:value="1376.803">
            <text:p>1,377</text:p>
          </table:table-cell>
          <table:table-cell table:style-name="ce10" table:formula="of:=[.D32]/[.C32]" office:value-type="float" office:value="1.13244698657731">
            <text:p>1.13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ccident - Struck By Object (Ex,</text:p>
          </table:table-cell>
          <table:table-cell table:style-name="ce5" office:value-type="float" office:value="624.189">
            <text:p>624</text:p>
          </table:table-cell>
          <table:table-cell table:style-name="ce5" office:value-type="float" office:value="1551.71">
            <text:p>1,552</text:p>
          </table:table-cell>
          <table:table-cell table:style-name="ce10" table:formula="of:=[.D33]/[.C33]" office:value-type="float" office:value="2.48596178401093">
            <text:p>2.49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ccident - Cut or Pierced</text:p>
          </table:table-cell>
          <table:table-cell table:style-name="ce5" office:value-type="float" office:value="581.47">
            <text:p>581</text:p>
          </table:table-cell>
          <table:table-cell table:style-name="ce5" office:value-type="float" office:value="1188.132">
            <text:p>1,188</text:p>
          </table:table-cell>
          <table:table-cell table:style-name="ce10" table:formula="of:=[.D34]/[.C34]" office:value-type="float" office:value="2.04332467711146">
            <text:p>2.04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Overexertion</text:p>
          </table:table-cell>
          <table:table-cell table:style-name="ce5" office:value-type="float" office:value="493.378">
            <text:p>493</text:p>
          </table:table-cell>
          <table:table-cell table:style-name="ce5" office:value-type="float" office:value="633.019">
            <text:p>633</text:p>
          </table:table-cell>
          <table:table-cell table:style-name="ce10" table:formula="of:=[.D35]/[.C35]" office:value-type="float" office:value="1.28303045535066">
            <text:p>1.28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Other Accidents</text:p>
          </table:table-cell>
          <table:table-cell table:style-name="ce5" office:value-type="float" office:value="485.684">
            <text:p>486</text:p>
          </table:table-cell>
          <table:table-cell table:style-name="ce5" office:value-type="float" office:value="877.746">
            <text:p>878</text:p>
          </table:table-cell>
          <table:table-cell table:style-name="ce10" table:formula="of:=[.D36]/[.C36]" office:value-type="float" office:value="1.8072368041772">
            <text:p>1.81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omicide and Injury Purposely In</text:p>
          </table:table-cell>
          <table:table-cell table:style-name="ce5" office:value-type="float" office:value="430.312">
            <text:p>430</text:p>
          </table:table-cell>
          <table:table-cell table:style-name="ce5" office:value-type="float" office:value="615.855">
            <text:p>616</text:p>
          </table:table-cell>
          <table:table-cell table:style-name="ce10" table:formula="of:=[.D37]/[.C37]" office:value-type="float" office:value="1.43118249084385">
            <text:p>1.43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ccidents Due to Natural and Env</text:p>
          </table:table-cell>
          <table:table-cell table:style-name="ce5" office:value-type="float" office:value="355.828">
            <text:p>356</text:p>
          </table:table-cell>
          <table:table-cell table:style-name="ce5" office:value-type="float" office:value="317.241">
            <text:p>317</text:p>
          </table:table-cell>
          <table:table-cell table:style-name="ce10" table:formula="of:=[.D38]/[.C38]" office:value-type="float" office:value="0.89155715682858">
            <text:p>0.89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rugs, Medicinal and Biological</text:p>
          </table:table-cell>
          <table:table-cell table:style-name="ce5" office:value-type="float" office:value="228.161">
            <text:p>228</text:p>
          </table:table-cell>
          <table:table-cell table:style-name="ce5" office:value-type="float" office:value="121.982">
            <text:p>122</text:p>
          </table:table-cell>
          <table:table-cell table:style-name="ce10" table:formula="of:=[.D39]/[.C39]" office:value-type="float" office:value="0.534631247233313">
            <text:p>0.53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lcohol Use/Abuse</text:p>
          </table:table-cell>
          <table:table-cell table:style-name="ce5" office:value-type="float" office:value="207.012">
            <text:p>207</text:p>
          </table:table-cell>
          <table:table-cell table:style-name="ce5" office:value-type="float" office:value="466.839">
            <text:p>467</text:p>
          </table:table-cell>
          <table:table-cell table:style-name="ce10" table:formula="of:=[.D40]/[.C40]" office:value-type="float" office:value="2.25513013738334">
            <text:p>2.26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uicide and Self-Inflicted Injur</text:p>
          </table:table-cell>
          <table:table-cell table:style-name="ce5" office:value-type="float" office:value="165.559">
            <text:p>166</text:p>
          </table:table-cell>
          <table:table-cell table:style-name="ce5" office:value-type="float" office:value="131.606">
            <text:p>132</text:p>
          </table:table-cell>
          <table:table-cell table:style-name="ce10" table:formula="of:=[.D41]/[.C41]" office:value-type="float" office:value="0.794919031885914">
            <text:p>0.79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ccidental Poisoning By Drugs, M</text:p>
          </table:table-cell>
          <table:table-cell table:style-name="ce5" office:value-type="float" office:value="120.779">
            <text:p>121</text:p>
          </table:table-cell>
          <table:table-cell table:style-name="ce5" office:value-type="float" office:value="131.998">
            <text:p>132</text:p>
          </table:table-cell>
          <table:table-cell table:style-name="ce10" table:formula="of:=[.D42]/[.C42]" office:value-type="float" office:value="1.09288866442014">
            <text:p>1.09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urgical and Medical Procedures</text:p>
          </table:table-cell>
          <table:table-cell table:style-name="ce5" office:value-type="float" office:value="114.925">
            <text:p>115</text:p>
          </table:table-cell>
          <table:table-cell table:style-name="ce5" office:value-type="float" office:value="104.815">
            <text:p>105</text:p>
          </table:table-cell>
          <table:table-cell table:style-name="ce10" table:formula="of:=[.D43]/[.C43]" office:value-type="float" office:value="0.912029584511638">
            <text:p>0.91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ccidents Caused By Fire and Fla</text:p>
          </table:table-cell>
          <table:table-cell table:style-name="ce5" office:value-type="float" office:value="103.887">
            <text:p>104</text:p>
          </table:table-cell>
          <table:table-cell table:style-name="ce5" office:value-type="float" office:value="154.702">
            <text:p>155</text:p>
          </table:table-cell>
          <table:table-cell table:style-name="ce10" table:formula="of:=[.D44]/[.C44]" office:value-type="float" office:value="1.48913723565027">
            <text:p>1.49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rug Use/Abuse</text:p>
          </table:table-cell>
          <table:table-cell table:style-name="ce5" office:value-type="float" office:value="102.452">
            <text:p>102</text:p>
          </table:table-cell>
          <table:table-cell table:style-name="ce5" office:value-type="float" office:value="213.696">
            <text:p>214</text:p>
          </table:table-cell>
          <table:table-cell table:style-name="ce10" table:formula="of:=[.D45]/[.C45]" office:value-type="float" office:value="2.08581579666576">
            <text:p>2.09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ccidental Poisoning By Other So</text:p>
          </table:table-cell>
          <table:table-cell table:style-name="ce5" office:value-type="float" office:value="99.444">
            <text:p>99</text:p>
          </table:table-cell>
          <table:table-cell table:style-name="ce5" office:value-type="float" office:value="102.53">
            <text:p>103</text:p>
          </table:table-cell>
          <table:table-cell table:style-name="ce10" table:formula="of:=[.D46]/[.C46]" office:value-type="float" office:value="1.03103254092756">
            <text:p>1.03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otor Vehicle Nontraffic Acciden</text:p>
          </table:table-cell>
          <table:table-cell table:style-name="ce5" office:value-type="float" office:value="76.554">
            <text:p>77</text:p>
          </table:table-cell>
          <table:table-cell table:style-name="ce5" office:value-type="float" office:value="148.288">
            <text:p>148</text:p>
          </table:table-cell>
          <table:table-cell table:style-name="ce10" table:formula="of:=[.D47]/[.C47]" office:value-type="float" office:value="1.93703790788202">
            <text:p>1.94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Injury Undetermined Whether Acci</text:p>
          </table:table-cell>
          <table:table-cell table:style-name="ce5" office:value-type="float" office:value="68.488">
            <text:p>68</text:p>
          </table:table-cell>
          <table:table-cell table:style-name="ce5" office:value-type="float" office:value="43.567">
            <text:p>44</text:p>
          </table:table-cell>
          <table:table-cell table:style-name="ce10" table:formula="of:=[.D48]/[.C48]" office:value-type="float" office:value="0.636126036677958">
            <text:p>0.64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Other Road Vehicle Accidents</text:p>
          </table:table-cell>
          <table:table-cell table:style-name="ce5" office:value-type="float" office:value="57.812">
            <text:p>58</text:p>
          </table:table-cell>
          <table:table-cell table:style-name="ce5" office:value-type="float" office:value="139.99">
            <text:p>140</text:p>
          </table:table-cell>
          <table:table-cell table:style-name="ce10" table:formula="of:=[.D49]/[.C49]" office:value-type="float" office:value="2.42146959108836">
            <text:p>2.42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ate Effects of Accidental Injur</text:p>
          </table:table-cell>
          <table:table-cell table:style-name="ce5" office:value-type="float" office:value="39.782">
            <text:p>40</text:p>
          </table:table-cell>
          <table:table-cell table:style-name="ce5" office:value-type="float" office:value="52.861">
            <text:p>53</text:p>
          </table:table-cell>
          <table:table-cell table:style-name="ce10" table:formula="of:=[.D50]/[.C50]" office:value-type="float" office:value="1.32876677894525">
            <text:p>1.33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ccident - Machinery Operation</text:p>
          </table:table-cell>
          <table:table-cell table:style-name="ce5" office:value-type="float" office:value="33.316">
            <text:p>33</text:p>
          </table:table-cell>
          <table:table-cell table:style-name="ce5" office:value-type="float" office:value="163.829">
            <text:p>164</text:p>
          </table:table-cell>
          <table:table-cell table:style-name="ce10" table:formula="of:=[.D51]/[.C51]" office:value-type="float" office:value="4.91742706207228">
            <text:p>4.92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Vehicle Accidents Not Elsewhere</text:p>
          </table:table-cell>
          <table:table-cell table:style-name="ce5" office:value-type="float" office:value="11.063">
            <text:p>11</text:p>
          </table:table-cell>
          <table:table-cell table:style-name="ce5" office:value-type="float" office:value="15.833">
            <text:p>16</text:p>
          </table:table-cell>
          <table:table-cell table:style-name="ce10" table:formula="of:=[.D52]/[.C52]" office:value-type="float" office:value="1.43116695290608">
            <text:p>1.43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Water Transport Accidents</text:p>
          </table:table-cell>
          <table:table-cell table:style-name="ce5" office:value-type="float" office:value="9.083">
            <text:p>9</text:p>
          </table:table-cell>
          <table:table-cell table:style-name="ce5" office:value-type="float" office:value="5.414">
            <text:p>5</text:p>
          </table:table-cell>
          <table:table-cell table:style-name="ce10" table:formula="of:=[.D53]/[.C53]" office:value-type="float" office:value="0.596058570956732">
            <text:p>0.6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ir and Space Transport Accident</text:p>
          </table:table-cell>
          <table:table-cell table:style-name="ce5" office:value-type="float" office:value="7.137">
            <text:p>7</text:p>
          </table:table-cell>
          <table:table-cell table:style-name="ce5" office:value-type="float" office:value="0">
            <text:p>0</text:p>
          </table:table-cell>
          <table:table-cell table:style-name="ce10" table:formula="of:=[.D54]/[.C54]" office:value-type="float" office:value="0">
            <text:p>0.00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Railway Accidents</text:p>
          </table:table-cell>
          <table:table-cell table:style-name="ce5" office:value-type="float" office:value="3.469">
            <text:p>3</text:p>
          </table:table-cell>
          <table:table-cell table:style-name="ce5" office:value-type="float" office:value="6.388">
            <text:p>6</text:p>
          </table:table-cell>
          <table:table-cell table:style-name="ce10" table:formula="of:=[.D55]/[.C55]" office:value-type="float" office:value="1.84145286826175">
            <text:p>1.84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Legal Intervention</text:p>
          </table:table-cell>
          <table:table-cell table:style-name="ce5" office:value-type="float" office:value="1.928">
            <text:p>2</text:p>
          </table:table-cell>
          <table:table-cell table:style-name="ce5" office:value-type="float" office:value="28.706">
            <text:p>29</text:p>
          </table:table-cell>
          <table:table-cell table:style-name="ce10" table:formula="of:=[.D56]/[.C56]" office:value-type="float" office:value="14.8890041493776">
            <text:p>14.89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ccidents Caused By Submersion,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.473">
            <text:p>16</text:p>
          </table:table-cell>
          <table:table-cell table:style-name="ce10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2"/>
          <table:table-cell table:style-name="ce6"/>
          <table:table-cell table:number-columns-repeated="1019"/>
        </table:table-row>
        <table:table-row table:style-name="ro1">
          <table:table-cell/>
          <table:table-cell office:value-type="string">
            <text:p>Cause Not Specified</text:p>
          </table:table-cell>
          <table:table-cell table:style-name="ce5" office:value-type="float" office:value="1416.357">
            <text:p>1,416</text:p>
          </table:table-cell>
          <table:table-cell table:style-name="ce5" office:value-type="float" office:value="1810.265">
            <text:p>1,810</text:p>
          </table:table-cell>
          <table:table-cell table:style-name="ce10" table:formula="of:=[.D59]/[.C59]" office:value-type="float" office:value="1.27811349822114">
            <text:p>1.2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</text:p>
          </table:table-cell>
          <table:table-cell table:style-name="ce5" office:value-type="float" office:value="8582.643">
            <text:p>8,583</text:p>
          </table:table-cell>
          <table:table-cell table:style-name="ce5" office:value-type="float" office:value="11771.227">
            <text:p>11,771</text:p>
          </table:table-cell>
          <table:table-cell table:style-name="ce10" table:formula="of:=[.D60]/[.C60]" office:value-type="float" office:value="1.37151539450027">
            <text:p>1.37</text:p>
          </table:table-cell>
          <table:table-cell table:number-columns-repeated="1019"/>
        </table:table-row>
        <table:table-row table:style-name="ro1" table:number-rows-repeated="4">
          <table:table-cell table:number-columns-repeated="2"/>
          <table:table-cell table:style-name="ce5" table:number-columns-repeated="2"/>
          <table:table-cell table:style-name="ce4"/>
          <table:table-cell table:number-columns-repeated="1019"/>
        </table:table-row>
        <table:table-row table:style-name="ro1">
          <table:table-cell office:value-type="string">
            <text:p>Compressed cause groups</text:p>
          </table:table-cell>
          <table:table-cell/>
          <table:table-cell table:style-name="ce5" table:number-columns-repeated="2"/>
          <table:table-cell table:style-name="ce4"/>
          <table:table-cell table:number-columns-repeated="1019"/>
        </table:table-row>
        <table:table-row table:style-name="ro1">
          <table:table-cell table:number-columns-repeated="2"/>
          <table:table-cell table:style-name="ce14" office:value-type="string" table:number-columns-spanned="3" table:number-rows-spanned="1">
            <text:p>persons ages 18 and over (visits)</text:p>
          </table:table-cell>
          <table:covered-table-cell table:number-columns-repeated="2" table:style-name="ce5"/>
          <table:table-cell table:number-columns-repeated="1019"/>
        </table:table-row>
        <table:table-row table:style-name="ro3">
          <table:table-cell office:value-type="string">
            <text:p>cause rank</text:p>
          </table:table-cell>
          <table:table-cell office:value-type="string">
            <text:p>cause of injury</text:p>
          </table:table-cell>
          <table:table-cell table:style-name="ce5" office:value-type="string">
            <text:p>women</text:p>
          </table:table-cell>
          <table:table-cell table:style-name="ce5" office:value-type="string">
            <text:p>men</text:p>
          </table:table-cell>
          <table:table-cell table:style-name="ce9" office:value-type="string">
            <text:p>men/women ratio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ccident - falls</text:p>
          </table:table-cell>
          <table:table-cell table:style-name="ce5" office:value-type="float" office:value="3256079">
            <text:p>3,256,079</text:p>
          </table:table-cell>
          <table:table-cell table:style-name="ce5" office:value-type="float" office:value="2285211">
            <text:p>2,285,211</text:p>
          </table:table-cell>
          <table:table-cell table:style-name="ce10" table:formula="of:=[.D68]/[.C68]" office:value-type="float" office:value="0.701829101812333">
            <text:p>0.7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ccident - motor vehicle</text:p>
          </table:table-cell>
          <table:table-cell table:style-name="ce5" office:value-type="float" office:value="1992737">
            <text:p>1,992,737</text:p>
          </table:table-cell>
          <table:table-cell table:style-name="ce5" office:value-type="float" office:value="1875206">
            <text:p>1,875,206</text:p>
          </table:table-cell>
          <table:table-cell table:style-name="ce10" table:formula="of:=[.D69]/[.C69]" office:value-type="float" office:value="0.941020315274921">
            <text:p>0.94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ccident - other</text:p>
          </table:table-cell>
          <table:table-cell table:style-name="ce5" office:value-type="float" office:value="974882">
            <text:p>974,882</text:p>
          </table:table-cell>
          <table:table-cell table:style-name="ce5" office:value-type="float" office:value="1404486">
            <text:p>1,404,486</text:p>
          </table:table-cell>
          <table:table-cell table:style-name="ce10" table:formula="of:=[.D70]/[.C70]" office:value-type="float" office:value="1.44067281989">
            <text:p>1.44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ccident - cut or pierced</text:p>
          </table:table-cell>
          <table:table-cell table:style-name="ce5" office:value-type="float" office:value="822849">
            <text:p>822,849</text:p>
          </table:table-cell>
          <table:table-cell table:style-name="ce5" office:value-type="float" office:value="1552091">
            <text:p>1,552,091</text:p>
          </table:table-cell>
          <table:table-cell table:style-name="ce10" table:formula="of:=[.D71]/[.C71]" office:value-type="float" office:value="1.88624036730919">
            <text:p>1.89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ccident - struck (ex, vehicle/m</text:p>
          </table:table-cell>
          <table:table-cell table:style-name="ce5" office:value-type="float" office:value="815129">
            <text:p>815,129</text:p>
          </table:table-cell>
          <table:table-cell table:style-name="ce5" office:value-type="float" office:value="1613515">
            <text:p>1,613,515</text:p>
          </table:table-cell>
          <table:table-cell table:style-name="ce10" table:formula="of:=[.D72]/[.C72]" office:value-type="float" office:value="1.97945969288297">
            <text:p>1.98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rugs (medical) and medical proc</text:p>
          </table:table-cell>
          <table:table-cell table:style-name="ce5" office:value-type="float" office:value="755006">
            <text:p>755,006</text:p>
          </table:table-cell>
          <table:table-cell table:style-name="ce5" office:value-type="float" office:value="482932">
            <text:p>482,932</text:p>
          </table:table-cell>
          <table:table-cell table:style-name="ce10" table:formula="of:=[.D73]/[.C73]" office:value-type="float" office:value="0.639639949881193">
            <text:p>0.64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Overexertion</text:p>
          </table:table-cell>
          <table:table-cell table:style-name="ce5" office:value-type="float" office:value="644846">
            <text:p>644,846</text:p>
          </table:table-cell>
          <table:table-cell table:style-name="ce5" office:value-type="float" office:value="782802">
            <text:p>782,802</text:p>
          </table:table-cell>
          <table:table-cell table:style-name="ce10" table:formula="of:=[.D74]/[.C74]" office:value-type="float" office:value="1.21393635069458">
            <text:p>1.21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ccident - natural and environme</text:p>
          </table:table-cell>
          <table:table-cell table:style-name="ce5" office:value-type="float" office:value="520481">
            <text:p>520,481</text:p>
          </table:table-cell>
          <table:table-cell table:style-name="ce5" office:value-type="float" office:value="459587">
            <text:p>459,587</text:p>
          </table:table-cell>
          <table:table-cell table:style-name="ce10" table:formula="of:=[.D75]/[.C75]" office:value-type="float" office:value="0.883004374799464">
            <text:p>0.88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rugs (non-med) or alcohol</text:p>
          </table:table-cell>
          <table:table-cell table:style-name="ce5" office:value-type="float" office:value="437228">
            <text:p>437,228</text:p>
          </table:table-cell>
          <table:table-cell table:style-name="ce5" office:value-type="float" office:value="946543">
            <text:p>946,543</text:p>
          </table:table-cell>
          <table:table-cell table:style-name="ce10" table:formula="of:=[.D76]/[.C76]" office:value-type="float" office:value="2.16487278948283">
            <text:p>2.16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iolence (ex. self-harm and legal intervention)</text:p>
          </table:table-cell>
          <table:table-cell table:style-name="ce5" office:value-type="float" office:value="435488">
            <text:p>435,488</text:p>
          </table:table-cell>
          <table:table-cell table:style-name="ce5" office:value-type="float" office:value="657356">
            <text:p>657,356</text:p>
          </table:table-cell>
          <table:table-cell table:style-name="ce10" table:formula="of:=[.D77]/[.C77]" office:value-type="float" office:value="1.50946983613785">
            <text:p>1.51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ccidental poisoning</text:p>
          </table:table-cell>
          <table:table-cell table:style-name="ce5" office:value-type="float" office:value="282856">
            <text:p>282,856</text:p>
          </table:table-cell>
          <table:table-cell table:style-name="ce5" office:value-type="float" office:value="261116">
            <text:p>261,116</text:p>
          </table:table-cell>
          <table:table-cell table:style-name="ce10" table:formula="of:=[.D78]/[.C78]" office:value-type="float" office:value="0.923141103600419">
            <text:p>0.92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ccident - fire, flames, submers</text:p>
          </table:table-cell>
          <table:table-cell table:style-name="ce5" office:value-type="float" office:value="189824">
            <text:p>189,824</text:p>
          </table:table-cell>
          <table:table-cell table:style-name="ce5" office:value-type="float" office:value="239166">
            <text:p>239,166</text:p>
          </table:table-cell>
          <table:table-cell table:style-name="ce10" table:formula="of:=[.D79]/[.C79]" office:value-type="float" office:value="1.2599355192178">
            <text:p>1.26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elf-inflicted</text:p>
          </table:table-cell>
          <table:table-cell table:style-name="ce5" office:value-type="float" office:value="180060">
            <text:p>180,060</text:p>
          </table:table-cell>
          <table:table-cell table:style-name="ce5" office:value-type="float" office:value="146804">
            <text:p>146,804</text:p>
          </table:table-cell>
          <table:table-cell table:style-name="ce10" table:formula="of:=[.D80]/[.C80]" office:value-type="float" office:value="0.815306009108075">
            <text:p>0.82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ccident - machinery</text:p>
          </table:table-cell>
          <table:table-cell table:style-name="ce5" office:value-type="float" office:value="61251">
            <text:p>61,251</text:p>
          </table:table-cell>
          <table:table-cell table:style-name="ce5" office:value-type="float" office:value="255235">
            <text:p>255,235</text:p>
          </table:table-cell>
          <table:table-cell table:style-name="ce10" table:formula="of:=[.D81]/[.C81]" office:value-type="float" office:value="4.16703400760804">
            <text:p>4.17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Law enforcement and war</text:p>
          </table:table-cell>
          <table:table-cell table:style-name="ce5" office:value-type="float" office:value="1928">
            <text:p>1,928</text:p>
          </table:table-cell>
          <table:table-cell table:style-name="ce5" office:value-type="float" office:value="47421">
            <text:p>47,421</text:p>
          </table:table-cell>
          <table:table-cell table:style-name="ce10" table:formula="of:=[.D82]/[.C82]" office:value-type="float" office:value="24.5959543568465">
            <text:p>24.6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2"/>
          <table:table-cell table:style-name="ce10"/>
          <table:table-cell table:number-columns-repeated="1019"/>
        </table:table-row>
        <table:table-row table:style-name="ro1">
          <table:table-cell/>
          <table:table-cell office:value-type="string">
            <text:p>Cause not specified</text:p>
          </table:table-cell>
          <table:table-cell table:style-name="ce5" office:value-type="float" office:value="2385891">
            <text:p>2,385,891</text:p>
          </table:table-cell>
          <table:table-cell table:style-name="ce5" office:value-type="float" office:value="2435181">
            <text:p>2,435,181</text:p>
          </table:table-cell>
          <table:table-cell table:style-name="ce10" table:formula="of:=[.D84]/[.C84]" office:value-type="float" office:value="1.02065894879523">
            <text:p>1.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</text:p>
          </table:table-cell>
          <table:table-cell table:style-name="ce5" office:value-type="float" office:value="13756535">
            <text:p>13,756,535</text:p>
          </table:table-cell>
          <table:table-cell table:style-name="ce5" office:value-type="float" office:value="15444652">
            <text:p>15,444,652</text:p>
          </table:table-cell>
          <table:table-cell table:style-name="ce10" table:formula="of:=[.D85]/[.C85]" office:value-type="float" office:value="1.12271382292125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, ex. drugs (medical)</text:p>
          </table:table-cell>
          <table:table-cell table:style-name="ce5" table:formula="of:=[.C85]-[.C73]" office:value-type="float" office:value="13001529">
            <text:p>13,001,529</text:p>
          </table:table-cell>
          <table:table-cell table:style-name="ce5" table:formula="of:=[.D85]-[.D73]" office:value-type="float" office:value="14961720">
            <text:p>14,961,720</text:p>
          </table:table-cell>
          <table:table-cell table:style-name="ce10" table:formula="of:=[.D86]/[.C86]" office:value-type="float" office:value="1.15076619065342">
            <text:p>1.15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. svyse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6"/>pweight: patwt</text:p>
          </table:table-cell>
          <table:table-cell table:number-columns-repeated="1023"/>
        </table:table-row>
        <table:table-row table:style-name="ro1">
          <table:table-cell office:value-type="string">
            <text:p><text:s text:c="10"/>VCE: linearized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ingle unit: missing</text:p>
          </table:table-cell>
          <table:table-cell table:number-columns-repeated="1023"/>
        </table:table-row>
        <table:table-row table:style-name="ro1">
          <table:table-cell office:value-type="string">
            <text:p><text:s text:c="5"/>Strata 1: stratum</text:p>
          </table:table-cell>
          <table:table-cell table:number-columns-repeated="1023"/>
        </table:table-row>
        <table:table-row table:style-name="ro1">
          <table:table-cell office:value-type="string">
            <text:p><text:s text:c="9"/>SU 1: psum</text:p>
          </table:table-cell>
          <table:table-cell table:number-columns-repeated="1023"/>
        </table:table-row>
        <table:table-row table:style-name="ro1">
          <table:table-cell office:value-type="string">
            <text:p><text:s text:c="8"/>FPC 1: &lt;zero&gt;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. 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. svy: tab causeg2 sex if injury &amp; age&gt;=15 &amp; age&lt;45, count format(%12.0fc) stubw(50)</text:p>
          </table:table-cell>
          <table:table-cell table:number-columns-repeated="1023"/>
        </table:table-row>
        <table:table-row table:style-name="ro1">
          <table:table-cell office:value-type="string">
            <text:p>(running tabulate on estimation sampl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ber of strata <text:s text:c="2"/>= <text:s text:c="8"/>8 <text:s text:c="17"/>Number of obs <text:s text:c="5"/>= <text:s text:c="5"/>6616</text:p>
          </table:table-cell>
          <table:table-cell table:number-columns-repeated="1023"/>
        </table:table-row>
        <table:table-row table:style-name="ro1">
          <table:table-cell office:value-type="string">
            <text:p>Number of PSUs <text:s text:c="4"/>= <text:s text:c="7"/>44 <text:s text:c="17"/>Population size <text:s text:c="3"/>= <text:s/>20353870</text:p>
          </table:table-cell>
          <table:table-cell table:number-columns-repeated="1023"/>
        </table:table-row>
        <table:table-row table:style-name="ro1">
          <table:table-cell office:value-type="string">
            <text:p><text:s text:c="48"/>Design df <text:s text:c="9"/>= <text:s text:c="7"/>36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| <text:s text:c="15"/>sex <text:s text:c="15"/></text:p>
          </table:table-cell>
          <table:table-cell table:number-columns-repeated="1023"/>
        </table:table-row>
        <table:table-row table:style-name="ro1">
          <table:table-cell office:value-type="string">
            <text:p><text:s text:c="24"/>__000004 | <text:s text:c="9"/>1 <text:s text:c="10"/>2 <text:s text:c="6"/>Total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+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7"/>Accident - cut or pierced | <text:s text:c="3"/>581,470 <text:s text:c="2"/>1,188,132 <text:s text:c="2"/>1,769,602</text:p>
          </table:table-cell>
          <table:table-cell table:number-columns-repeated="1023"/>
        </table:table-row>
        <table:table-row table:style-name="ro1">
          <table:table-cell office:value-type="string">
            <text:p><text:s text:c="16"/>Accident - falls | <text:s/>1,215,777 <text:s text:c="2"/>1,376,803 <text:s text:c="2"/>2,592,580</text:p>
          </table:table-cell>
          <table:table-cell table:number-columns-repeated="1023"/>
        </table:table-row>
        <table:table-row table:style-name="ro1">
          <table:table-cell office:value-type="string">
            <text:p>Accident - fire, flames, submers | <text:s text:c="3"/>103,887 <text:s text:c="4"/>171,175 <text:s text:c="4"/>275,062</text:p>
          </table:table-cell>
          <table:table-cell table:number-columns-repeated="1023"/>
        </table:table-row>
        <table:table-row table:style-name="ro1">
          <table:table-cell office:value-type="string">
            <text:p><text:s text:c="12"/>Accident - machinery | <text:s text:c="4"/>33,316 <text:s text:c="4"/>163,829 <text:s text:c="4"/>197,145</text:p>
          </table:table-cell>
          <table:table-cell table:number-columns-repeated="1023"/>
        </table:table-row>
        <table:table-row table:style-name="ro1">
          <table:table-cell office:value-type="string">
            <text:p><text:s text:c="8"/>Accident - motor vehicle | <text:s/>1,605,351 <text:s text:c="2"/>1,499,227 <text:s text:c="2"/>3,104,578</text:p>
          </table:table-cell>
          <table:table-cell table:number-columns-repeated="1023"/>
        </table:table-row>
        <table:table-row table:style-name="ro1">
          <table:table-cell office:value-type="string">
            <text:p>Accident - natural and environme | <text:s text:c="3"/>355,828 <text:s text:c="4"/>317,241 <text:s text:c="4"/>673,069</text:p>
          </table:table-cell>
          <table:table-cell table:number-columns-repeated="1023"/>
        </table:table-row>
        <table:table-row table:style-name="ro1">
          <table:table-cell office:value-type="string">
            <text:p><text:s text:c="16"/>Accident - other | <text:s text:c="3"/>614,030 <text:s text:c="2"/>1,098,232 <text:s text:c="2"/>1,712,262</text:p>
          </table:table-cell>
          <table:table-cell table:number-columns-repeated="1023"/>
        </table:table-row>
        <table:table-row table:style-name="ro1">
          <table:table-cell office:value-type="string">
            <text:p>Accident - struck (ex, vehicle/m | <text:s text:c="3"/>624,189 <text:s text:c="2"/>1,551,710 <text:s text:c="2"/>2,175,899</text:p>
          </table:table-cell>
          <table:table-cell table:number-columns-repeated="1023"/>
        </table:table-row>
        <table:table-row table:style-name="ro1">
          <table:table-cell office:value-type="string">
            <text:p><text:s text:c="12"/>Accidental poisoning | <text:s text:c="3"/>220,223 <text:s text:c="4"/>234,528 <text:s text:c="4"/>454,751</text:p>
          </table:table-cell>
          <table:table-cell table:number-columns-repeated="1023"/>
        </table:table-row>
        <table:table-row table:style-name="ro1">
          <table:table-cell office:value-type="string">
            <text:p><text:s text:c="13"/>Cause not specified | <text:s/>1,484,845 <text:s text:c="2"/>1,853,832 <text:s text:c="2"/>3,338,677</text:p>
          </table:table-cell>
          <table:table-cell table:number-columns-repeated="1023"/>
        </table:table-row>
        <table:table-row table:style-name="ro1">
          <table:table-cell office:value-type="string">
            <text:p>Drugs (medical) and medical proc | <text:s text:c="3"/>343,086 <text:s text:c="4"/>226,797 <text:s text:c="4"/>569,883</text:p>
          </table:table-cell>
          <table:table-cell table:number-columns-repeated="1023"/>
        </table:table-row>
        <table:table-row table:style-name="ro1">
          <table:table-cell office:value-type="string">
            <text:p><text:s text:c="6"/>Drugs (non-med) or alcohol | <text:s text:c="3"/>309,464 <text:s text:c="4"/>680,535 <text:s text:c="4"/>989,999</text:p>
          </table:table-cell>
          <table:table-cell table:number-columns-repeated="1023"/>
        </table:table-row>
        <table:table-row table:style-name="ro1">
          <table:table-cell office:value-type="string">
            <text:p><text:s text:c="9"/>Law enforcement and war | <text:s text:c="5"/>1,928 <text:s text:c="5"/>28,706 <text:s text:c="5"/>30,634</text:p>
          </table:table-cell>
          <table:table-cell table:number-columns-repeated="1023"/>
        </table:table-row>
        <table:table-row table:style-name="ro1">
          <table:table-cell office:value-type="string">
            <text:p><text:s text:c="20"/>Overexertion | <text:s text:c="3"/>493,378 <text:s text:c="4"/>633,019 <text:s text:c="2"/>1,126,397</text:p>
          </table:table-cell>
          <table:table-cell table:number-columns-repeated="1023"/>
        </table:table-row>
        <table:table-row table:style-name="ro1">
          <table:table-cell office:value-type="string">
            <text:p><text:s text:c="18"/>Self-inflicted | <text:s text:c="3"/>165,559 <text:s text:c="4"/>131,606 <text:s text:c="4"/>297,165</text:p>
          </table:table-cell>
          <table:table-cell table:number-columns-repeated="1023"/>
        </table:table-row>
        <table:table-row table:style-name="ro1">
          <table:table-cell office:value-type="string">
            <text:p><text:s text:c="24"/>Violence | <text:s text:c="3"/>430,312 <text:s text:c="4"/>615,855 <text:s text:c="2"/>1,046,167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| </text:p>
          </table:table-cell>
          <table:table-cell table:number-columns-repeated="1023"/>
        </table:table-row>
        <table:table-row table:style-name="ro1">
          <table:table-cell office:value-type="string">
            <text:p><text:s text:c="27"/>Total | <text:s/>8,582,643 <text:s/>11,771,227 <text:s/>20,353,870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2"/>Key: <text:s/>weighted cou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2"/>Pearson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Uncorrected <text:s text:c="2"/>chi2(15) <text:s text:c="7"/>= <text:s/>213.6035</text:p>
          </table:table-cell>
          <table:table-cell table:number-columns-repeated="1023"/>
        </table:table-row>
        <table:table-row table:style-name="ro1">
          <table:table-cell office:value-type="string">
            <text:p><text:s text:c="4"/>Design-based <text:s/>F(., .) <text:s text:c="8"/>= <text:s text:c="8"/>. <text:s text:c="4"/>P = <text:s text:c="5"/>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te: missing test statistics because of stratum with single sampling unit.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. svy: tab causeg1 sex if injury &amp; age&gt;=15 &amp; age&lt;45, count format(%12.0fc) stubw(50)</text:p>
          </table:table-cell>
          <table:table-cell table:number-columns-repeated="1023"/>
        </table:table-row>
        <table:table-row table:style-name="ro1">
          <table:table-cell office:value-type="string">
            <text:p>(running tabulate on estimation sampl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ber of strata <text:s text:c="2"/>= <text:s text:c="8"/>8 <text:s text:c="17"/>Number of obs <text:s text:c="5"/>= <text:s text:c="5"/>6616</text:p>
          </table:table-cell>
          <table:table-cell table:number-columns-repeated="1023"/>
        </table:table-row>
        <table:table-row table:style-name="ro1">
          <table:table-cell office:value-type="string">
            <text:p>Number of PSUs <text:s text:c="4"/>= <text:s text:c="7"/>44 <text:s text:c="17"/>Population size <text:s text:c="3"/>= <text:s/>20353870</text:p>
          </table:table-cell>
          <table:table-cell table:number-columns-repeated="1023"/>
        </table:table-row>
        <table:table-row table:style-name="ro1">
          <table:table-cell office:value-type="string">
            <text:p><text:s text:c="48"/>Design df <text:s text:c="9"/>= <text:s text:c="7"/>36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| <text:s text:c="15"/>sex <text:s text:c="15"/></text:p>
          </table:table-cell>
          <table:table-cell table:number-columns-repeated="1023"/>
        </table:table-row>
        <table:table-row table:style-name="ro1">
          <table:table-cell office:value-type="string">
            <text:p><text:s text:c="24"/>__000004 | <text:s text:c="9"/>1 <text:s text:c="10"/>2 <text:s text:c="6"/>Total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+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7"/>Accident - Cut or Pierced | <text:s text:c="3"/>581,470 <text:s text:c="2"/>1,188,132 <text:s text:c="2"/>1,769,602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ccident - Machinery Operation | <text:s text:c="4"/>33,316 <text:s text:c="4"/>163,829 <text:s text:c="4"/>197,145</text:p>
          </table:table-cell>
          <table:table-cell table:number-columns-repeated="1023"/>
        </table:table-row>
        <table:table-row table:style-name="ro1">
          <table:table-cell office:value-type="string">
            <text:p>Accident - Struck By Object (Ex, | <text:s text:c="3"/>624,189 <text:s text:c="2"/>1,551,710 <text:s text:c="2"/>2,175,899</text:p>
          </table:table-cell>
          <table:table-cell table:number-columns-repeated="1023"/>
        </table:table-row>
        <table:table-row table:style-name="ro1">
          <table:table-cell office:value-type="string">
            <text:p><text:s text:c="16"/>Accidental Falls | <text:s/>1,215,777 <text:s text:c="2"/>1,376,803 <text:s text:c="2"/>2,592,580</text:p>
          </table:table-cell>
          <table:table-cell table:number-columns-repeated="1023"/>
        </table:table-row>
        <table:table-row table:style-name="ro1">
          <table:table-cell office:value-type="string">
            <text:p>Accidental Poisoning By Drugs, M | <text:s text:c="3"/>120,779 <text:s text:c="4"/>131,998 <text:s text:c="4"/>252,777</text:p>
          </table:table-cell>
          <table:table-cell table:number-columns-repeated="1023"/>
        </table:table-row>
        <table:table-row table:style-name="ro1">
          <table:table-cell office:value-type="string">
            <text:p>Accidental Poisoning By Other So | <text:s text:c="4"/>99,444 <text:s text:c="4"/>102,530 <text:s text:c="4"/>201,974</text:p>
          </table:table-cell>
          <table:table-cell table:number-columns-repeated="1023"/>
        </table:table-row>
        <table:table-row table:style-name="ro1">
          <table:table-cell office:value-type="string">
            <text:p>Accidents Caused By Fire and Fla | <text:s text:c="3"/>103,887 <text:s text:c="4"/>154,702 <text:s text:c="4"/>258,589</text:p>
          </table:table-cell>
          <table:table-cell table:number-columns-repeated="1023"/>
        </table:table-row>
        <table:table-row table:style-name="ro1">
          <table:table-cell office:value-type="string">
            <text:p><text:s/>Accidents Caused By Submersion, | <text:s text:c="9"/>0 <text:s text:c="5"/>16,473 <text:s text:c="5"/>16,473</text:p>
          </table:table-cell>
          <table:table-cell table:number-columns-repeated="1023"/>
        </table:table-row>
        <table:table-row table:style-name="ro1">
          <table:table-cell office:value-type="string">
            <text:p>Accidents Due to Natural and Env | <text:s text:c="3"/>355,828 <text:s text:c="4"/>317,241 <text:s text:c="4"/>673,069</text:p>
          </table:table-cell>
          <table:table-cell table:number-columns-repeated="1023"/>
        </table:table-row>
        <table:table-row table:style-name="ro1">
          <table:table-cell office:value-type="string">
            <text:p>Air and Space Transport Accident | <text:s text:c="5"/>7,137 <text:s text:c="10"/>0 <text:s text:c="6"/>7,137</text:p>
          </table:table-cell>
          <table:table-cell table:number-columns-repeated="1023"/>
        </table:table-row>
        <table:table-row table:style-name="ro1">
          <table:table-cell office:value-type="string">
            <text:p><text:s text:c="15"/>Alcohol Use/Abuse | <text:s text:c="3"/>207,012 <text:s text:c="4"/>466,839 <text:s text:c="4"/>673,851</text:p>
          </table:table-cell>
          <table:table-cell table:number-columns-repeated="1023"/>
        </table:table-row>
        <table:table-row table:style-name="ro1">
          <table:table-cell office:value-type="string">
            <text:p><text:s text:c="13"/>Cause Not Specified | <text:s/>1,416,357 <text:s text:c="2"/>1,810,265 <text:s text:c="2"/>3,226,622</text:p>
          </table:table-cell>
          <table:table-cell table:number-columns-repeated="1023"/>
        </table:table-row>
        <table:table-row table:style-name="ro1">
          <table:table-cell office:value-type="string">
            <text:p><text:s text:c="18"/>Drug Use/Abuse | <text:s text:c="3"/>102,452 <text:s text:c="4"/>213,696 <text:s text:c="4"/>316,148</text:p>
          </table:table-cell>
          <table:table-cell table:number-columns-repeated="1023"/>
        </table:table-row>
        <table:table-row table:style-name="ro1">
          <table:table-cell office:value-type="string">
            <text:p><text:s/>Drugs, Medicinal and Biological | <text:s text:c="3"/>228,161 <text:s text:c="4"/>121,982 <text:s text:c="4"/>350,143</text:p>
          </table:table-cell>
          <table:table-cell table:number-columns-repeated="1023"/>
        </table:table-row>
        <table:table-row table:style-name="ro1">
          <table:table-cell office:value-type="string">
            <text:p>Homicide and Injury Purposely In | <text:s text:c="3"/>430,312 <text:s text:c="4"/>615,855 <text:s text:c="2"/>1,046,167</text:p>
          </table:table-cell>
          <table:table-cell table:number-columns-repeated="1023"/>
        </table:table-row>
        <table:table-row table:style-name="ro1">
          <table:table-cell office:value-type="string">
            <text:p>Injury Undetermined Whether Acci | <text:s text:c="4"/>68,488 <text:s text:c="5"/>43,567 <text:s text:c="4"/>112,055</text:p>
          </table:table-cell>
          <table:table-cell table:number-columns-repeated="1023"/>
        </table:table-row>
        <table:table-row table:style-name="ro1">
          <table:table-cell office:value-type="string">
            <text:p>Late Effects of Accidental Injur | <text:s text:c="4"/>39,782 <text:s text:c="5"/>52,861 <text:s text:c="5"/>92,643</text:p>
          </table:table-cell>
          <table:table-cell table:number-columns-repeated="1023"/>
        </table:table-row>
        <table:table-row table:style-name="ro1">
          <table:table-cell office:value-type="string">
            <text:p><text:s text:c="14"/>Legal Intervention | <text:s text:c="5"/>1,928 <text:s text:c="5"/>28,706 <text:s text:c="5"/>30,634</text:p>
          </table:table-cell>
          <table:table-cell table:number-columns-repeated="1023"/>
        </table:table-row>
        <table:table-row table:style-name="ro1">
          <table:table-cell office:value-type="string">
            <text:p>Motor Vehicle Nontraffic Acciden | <text:s text:c="4"/>76,554 <text:s text:c="4"/>148,288 <text:s text:c="4"/>224,842</text:p>
          </table:table-cell>
          <table:table-cell table:number-columns-repeated="1023"/>
        </table:table-row>
        <table:table-row table:style-name="ro1">
          <table:table-cell office:value-type="string">
            <text:p><text:s/>Motor Vehicle Traffic Accidents | <text:s/>1,528,797 <text:s text:c="2"/>1,350,939 <text:s text:c="2"/>2,879,736</text:p>
          </table:table-cell>
          <table:table-cell table:number-columns-repeated="1023"/>
        </table:table-row>
        <table:table-row table:style-name="ro1">
          <table:table-cell office:value-type="string">
            <text:p><text:s text:c="17"/>Other Accidents | <text:s text:c="3"/>485,684 <text:s text:c="4"/>877,746 <text:s text:c="2"/>1,363,430</text:p>
          </table:table-cell>
          <table:table-cell table:number-columns-repeated="1023"/>
        </table:table-row>
        <table:table-row table:style-name="ro1">
          <table:table-cell office:value-type="string">
            <text:p><text:s text:c="4"/>Other Road Vehicle Accidents | <text:s text:c="4"/>57,812 <text:s text:c="4"/>139,990 <text:s text:c="4"/>197,802</text:p>
          </table:table-cell>
          <table:table-cell table:number-columns-repeated="1023"/>
        </table:table-row>
        <table:table-row table:style-name="ro1">
          <table:table-cell office:value-type="string">
            <text:p><text:s text:c="20"/>Overexertion | <text:s text:c="3"/>493,378 <text:s text:c="4"/>633,019 <text:s text:c="2"/>1,126,397</text:p>
          </table:table-cell>
          <table:table-cell table:number-columns-repeated="1023"/>
        </table:table-row>
        <table:table-row table:style-name="ro1">
          <table:table-cell office:value-type="string">
            <text:p><text:s text:c="15"/>Railway Accidents | <text:s text:c="5"/>3,469 <text:s text:c="6"/>6,388 <text:s text:c="6"/>9,857</text:p>
          </table:table-cell>
          <table:table-cell table:number-columns-repeated="1023"/>
        </table:table-row>
        <table:table-row table:style-name="ro1">
          <table:table-cell office:value-type="string">
            <text:p>Suicide and Self-Inflicted Injur | <text:s text:c="3"/>165,559 <text:s text:c="4"/>131,606 <text:s text:c="4"/>297,165</text:p>
          </table:table-cell>
          <table:table-cell table:number-columns-repeated="1023"/>
        </table:table-row>
        <table:table-row table:style-name="ro1">
          <table:table-cell office:value-type="string">
            <text:p><text:s/>Surgical and Medical Procedures | <text:s text:c="3"/>114,925 <text:s text:c="4"/>104,815 <text:s text:c="4"/>219,740</text:p>
          </table:table-cell>
          <table:table-cell table:number-columns-repeated="1023"/>
        </table:table-row>
        <table:table-row table:style-name="ro1">
          <table:table-cell office:value-type="string">
            <text:p><text:s/>Vehicle Accidents Not Elsewhere | <text:s text:c="4"/>11,063 <text:s text:c="5"/>15,833 <text:s text:c="5"/>26,89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Water Transport Accidents | <text:s text:c="5"/>9,083 <text:s text:c="6"/>5,414 <text:s text:c="5"/>14,497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| </text:p>
          </table:table-cell>
          <table:table-cell table:number-columns-repeated="1023"/>
        </table:table-row>
        <table:table-row table:style-name="ro1">
          <table:table-cell office:value-type="string">
            <text:p><text:s text:c="27"/>Total | <text:s/>8,582,643 <text:s/>11,771,227 <text:s/>20,353,870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2"/>Key: <text:s/>weighted cou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2"/>Pearson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Uncorrected <text:s text:c="2"/>chi2(27) <text:s text:c="7"/>= <text:s/>241.5759</text:p>
          </table:table-cell>
          <table:table-cell table:number-columns-repeated="1023"/>
        </table:table-row>
        <table:table-row table:style-name="ro1">
          <table:table-cell office:value-type="string">
            <text:p><text:s text:c="4"/>Design-based <text:s/>F(., .) <text:s text:c="8"/>= <text:s text:c="8"/>. <text:s text:c="4"/>P = <text:s text:c="5"/>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te: missing test statistics because of stratum with single sampling unit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. svy: tab causeg2 sex if injury &amp; age&gt;=18, count format(%12.0fc) stubw(50)</text:p>
          </table:table-cell>
          <table:table-cell table:number-columns-repeated="1023"/>
        </table:table-row>
        <table:table-row table:style-name="ro1">
          <table:table-cell office:value-type="string">
            <text:p>(running tabulate on estimation sampl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ber of strata <text:s text:c="2"/>= <text:s text:c="8"/>8 <text:s text:c="17"/>Number of obs <text:s text:c="5"/>= <text:s text:c="5"/>9469</text:p>
          </table:table-cell>
          <table:table-cell table:number-columns-repeated="1023"/>
        </table:table-row>
        <table:table-row table:style-name="ro1">
          <table:table-cell office:value-type="string">
            <text:p>Number of PSUs <text:s text:c="4"/>= <text:s text:c="7"/>44 <text:s text:c="17"/>Population size <text:s text:c="3"/>= <text:s/>29201187</text:p>
          </table:table-cell>
          <table:table-cell table:number-columns-repeated="1023"/>
        </table:table-row>
        <table:table-row table:style-name="ro1">
          <table:table-cell office:value-type="string">
            <text:p><text:s text:c="48"/>Design df <text:s text:c="9"/>= <text:s text:c="7"/>36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| <text:s text:c="15"/>sex <text:s text:c="15"/></text:p>
          </table:table-cell>
          <table:table-cell table:number-columns-repeated="1023"/>
        </table:table-row>
        <table:table-row table:style-name="ro1">
          <table:table-cell office:value-type="string">
            <text:p><text:s text:c="24"/>__000004 | <text:s text:c="9"/>1 <text:s text:c="10"/>2 <text:s text:c="6"/>Total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+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7"/>Accident - cut or pierced | <text:s text:c="3"/>822,849 <text:s text:c="2"/>1,552,091 <text:s text:c="2"/>2,374,940</text:p>
          </table:table-cell>
          <table:table-cell table:number-columns-repeated="1023"/>
        </table:table-row>
        <table:table-row table:style-name="ro1">
          <table:table-cell office:value-type="string">
            <text:p><text:s text:c="16"/>Accident - falls | <text:s/>3,256,079 <text:s text:c="2"/>2,285,211 <text:s text:c="2"/>5,541,290</text:p>
          </table:table-cell>
          <table:table-cell table:number-columns-repeated="1023"/>
        </table:table-row>
        <table:table-row table:style-name="ro1">
          <table:table-cell office:value-type="string">
            <text:p>Accident - fire, flames, submers | <text:s text:c="3"/>189,824 <text:s text:c="4"/>239,166 <text:s text:c="4"/>428,990</text:p>
          </table:table-cell>
          <table:table-cell table:number-columns-repeated="1023"/>
        </table:table-row>
        <table:table-row table:style-name="ro1">
          <table:table-cell office:value-type="string">
            <text:p><text:s text:c="12"/>Accident - machinery | <text:s text:c="4"/>61,251 <text:s text:c="4"/>255,235 <text:s text:c="4"/>316,486</text:p>
          </table:table-cell>
          <table:table-cell table:number-columns-repeated="1023"/>
        </table:table-row>
        <table:table-row table:style-name="ro1">
          <table:table-cell office:value-type="string">
            <text:p><text:s text:c="8"/>Accident - motor vehicle | <text:s/>1,992,737 <text:s text:c="2"/>1,875,206 <text:s text:c="2"/>3,867,943</text:p>
          </table:table-cell>
          <table:table-cell table:number-columns-repeated="1023"/>
        </table:table-row>
        <table:table-row table:style-name="ro1">
          <table:table-cell office:value-type="string">
            <text:p>Accident - natural and environme | <text:s text:c="3"/>520,481 <text:s text:c="4"/>459,587 <text:s text:c="4"/>980,068</text:p>
          </table:table-cell>
          <table:table-cell table:number-columns-repeated="1023"/>
        </table:table-row>
        <table:table-row table:style-name="ro1">
          <table:table-cell office:value-type="string">
            <text:p><text:s text:c="16"/>Accident - other | <text:s text:c="3"/>974,882 <text:s text:c="2"/>1,404,486 <text:s text:c="2"/>2,379,368</text:p>
          </table:table-cell>
          <table:table-cell table:number-columns-repeated="1023"/>
        </table:table-row>
        <table:table-row table:style-name="ro1">
          <table:table-cell office:value-type="string">
            <text:p>Accident - struck (ex, vehicle/m | <text:s text:c="3"/>815,129 <text:s text:c="2"/>1,613,515 <text:s text:c="2"/>2,428,644</text:p>
          </table:table-cell>
          <table:table-cell table:number-columns-repeated="1023"/>
        </table:table-row>
        <table:table-row table:style-name="ro1">
          <table:table-cell office:value-type="string">
            <text:p><text:s text:c="12"/>Accidental poisoning | <text:s text:c="3"/>282,856 <text:s text:c="4"/>261,116 <text:s text:c="4"/>543,972</text:p>
          </table:table-cell>
          <table:table-cell table:number-columns-repeated="1023"/>
        </table:table-row>
        <table:table-row table:style-name="ro1">
          <table:table-cell office:value-type="string">
            <text:p><text:s text:c="13"/>Cause not specified | <text:s/>2,385,891 <text:s text:c="2"/>2,435,181 <text:s text:c="2"/>4,821,072</text:p>
          </table:table-cell>
          <table:table-cell table:number-columns-repeated="1023"/>
        </table:table-row>
        <table:table-row table:style-name="ro1">
          <table:table-cell office:value-type="string">
            <text:p>Drugs (medical) and medical proc | <text:s text:c="3"/>755,006 <text:s text:c="4"/>482,932 <text:s text:c="2"/>1,237,938</text:p>
          </table:table-cell>
          <table:table-cell table:number-columns-repeated="1023"/>
        </table:table-row>
        <table:table-row table:style-name="ro1">
          <table:table-cell office:value-type="string">
            <text:p><text:s text:c="6"/>Drugs (non-med) or alcohol | <text:s text:c="3"/>437,228 <text:s text:c="4"/>946,543 <text:s text:c="2"/>1,383,771</text:p>
          </table:table-cell>
          <table:table-cell table:number-columns-repeated="1023"/>
        </table:table-row>
        <table:table-row table:style-name="ro1">
          <table:table-cell office:value-type="string">
            <text:p><text:s text:c="9"/>Law enforcement and war | <text:s text:c="5"/>1,928 <text:s text:c="5"/>47,421 <text:s text:c="5"/>49,349</text:p>
          </table:table-cell>
          <table:table-cell table:number-columns-repeated="1023"/>
        </table:table-row>
        <table:table-row table:style-name="ro1">
          <table:table-cell office:value-type="string">
            <text:p><text:s text:c="20"/>Overexertion | <text:s text:c="3"/>644,846 <text:s text:c="4"/>782,802 <text:s text:c="2"/>1,427,648</text:p>
          </table:table-cell>
          <table:table-cell table:number-columns-repeated="1023"/>
        </table:table-row>
        <table:table-row table:style-name="ro1">
          <table:table-cell office:value-type="string">
            <text:p><text:s text:c="18"/>Self-inflicted | <text:s text:c="3"/>180,060 <text:s text:c="4"/>146,804 <text:s text:c="4"/>326,864</text:p>
          </table:table-cell>
          <table:table-cell table:number-columns-repeated="1023"/>
        </table:table-row>
        <table:table-row table:style-name="ro1">
          <table:table-cell office:value-type="string">
            <text:p><text:s text:c="24"/>Violence | <text:s text:c="3"/>435,488 <text:s text:c="4"/>657,356 <text:s text:c="2"/>1,092,844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| </text:p>
          </table:table-cell>
          <table:table-cell table:number-columns-repeated="1023"/>
        </table:table-row>
        <table:table-row table:style-name="ro1">
          <table:table-cell office:value-type="string">
            <text:p><text:s text:c="27"/>Total | 13,756,535 <text:s/>15,444,652 <text:s/>29,201,187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2"/>Key: <text:s/>weighted cou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2"/>Pearson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Uncorrected <text:s text:c="2"/>chi2(15) <text:s text:c="7"/>= <text:s/>364.6290</text:p>
          </table:table-cell>
          <table:table-cell table:number-columns-repeated="1023"/>
        </table:table-row>
        <table:table-row table:style-name="ro1">
          <table:table-cell office:value-type="string">
            <text:p><text:s text:c="4"/>Design-based <text:s/>F(., .) <text:s text:c="8"/>= <text:s text:c="8"/>. <text:s text:c="4"/>P = <text:s text:c="5"/>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te: missing test statistics because of stratum with single sampling unit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. 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. svy: tab causeg1 sex if injury &amp; age&gt;=18, count format(%12.0fc) stubw(50)</text:p>
          </table:table-cell>
          <table:table-cell table:number-columns-repeated="1023"/>
        </table:table-row>
        <table:table-row table:style-name="ro1">
          <table:table-cell office:value-type="string">
            <text:p>(running tabulate on estimation sampl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ber of strata <text:s text:c="2"/>= <text:s text:c="8"/>8 <text:s text:c="17"/>Number of obs <text:s text:c="5"/>= <text:s text:c="5"/>9469</text:p>
          </table:table-cell>
          <table:table-cell table:number-columns-repeated="1023"/>
        </table:table-row>
        <table:table-row table:style-name="ro1">
          <table:table-cell office:value-type="string">
            <text:p>Number of PSUs <text:s text:c="4"/>= <text:s text:c="7"/>44 <text:s text:c="17"/>Population size <text:s text:c="3"/>= <text:s/>29201187</text:p>
          </table:table-cell>
          <table:table-cell table:number-columns-repeated="1023"/>
        </table:table-row>
        <table:table-row table:style-name="ro1">
          <table:table-cell office:value-type="string">
            <text:p><text:s text:c="48"/>Design df <text:s text:c="9"/>= <text:s text:c="7"/>36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| <text:s text:c="15"/>sex <text:s text:c="15"/></text:p>
          </table:table-cell>
          <table:table-cell table:number-columns-repeated="1023"/>
        </table:table-row>
        <table:table-row table:style-name="ro1">
          <table:table-cell office:value-type="string">
            <text:p><text:s text:c="24"/>__000004 | <text:s text:c="9"/>1 <text:s text:c="10"/>2 <text:s text:c="6"/>Total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+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7"/>Accident - Cut or Pierced | <text:s text:c="3"/>822,849 <text:s text:c="2"/>1,552,091 <text:s text:c="2"/>2,374,94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ccident - Machinery Operation | <text:s text:c="4"/>61,251 <text:s text:c="4"/>255,235 <text:s text:c="4"/>316,486</text:p>
          </table:table-cell>
          <table:table-cell table:number-columns-repeated="1023"/>
        </table:table-row>
        <table:table-row table:style-name="ro1">
          <table:table-cell office:value-type="string">
            <text:p>Accident - Struck By Object (Ex, | <text:s text:c="3"/>815,129 <text:s text:c="2"/>1,613,515 <text:s text:c="2"/>2,428,644</text:p>
          </table:table-cell>
          <table:table-cell table:number-columns-repeated="1023"/>
        </table:table-row>
        <table:table-row table:style-name="ro1">
          <table:table-cell office:value-type="string">
            <text:p><text:s text:c="16"/>Accidental Falls | <text:s/>3,256,079 <text:s text:c="2"/>2,285,211 <text:s text:c="2"/>5,541,290</text:p>
          </table:table-cell>
          <table:table-cell table:number-columns-repeated="1023"/>
        </table:table-row>
        <table:table-row table:style-name="ro1">
          <table:table-cell office:value-type="string">
            <text:p>Accidental Poisoning By Drugs, M | <text:s text:c="3"/>177,589 <text:s text:c="4"/>164,324 <text:s text:c="4"/>341,913</text:p>
          </table:table-cell>
          <table:table-cell table:number-columns-repeated="1023"/>
        </table:table-row>
        <table:table-row table:style-name="ro1">
          <table:table-cell office:value-type="string">
            <text:p>Accidental Poisoning By Other So | <text:s text:c="3"/>105,267 <text:s text:c="5"/>96,792 <text:s text:c="4"/>202,059</text:p>
          </table:table-cell>
          <table:table-cell table:number-columns-repeated="1023"/>
        </table:table-row>
        <table:table-row table:style-name="ro1">
          <table:table-cell office:value-type="string">
            <text:p>Accidents Caused By Fire and Fla | <text:s text:c="3"/>170,063 <text:s text:c="4"/>197,374 <text:s text:c="4"/>367,437</text:p>
          </table:table-cell>
          <table:table-cell table:number-columns-repeated="1023"/>
        </table:table-row>
        <table:table-row table:style-name="ro1">
          <table:table-cell office:value-type="string">
            <text:p><text:s/>Accidents Caused By Submersion, | <text:s text:c="4"/>19,761 <text:s text:c="5"/>41,792 <text:s text:c="5"/>61,553</text:p>
          </table:table-cell>
          <table:table-cell table:number-columns-repeated="1023"/>
        </table:table-row>
        <table:table-row table:style-name="ro1">
          <table:table-cell office:value-type="string">
            <text:p>Accidents Due to Natural and Env | <text:s text:c="3"/>520,481 <text:s text:c="4"/>459,587 <text:s text:c="4"/>980,068</text:p>
          </table:table-cell>
          <table:table-cell table:number-columns-repeated="1023"/>
        </table:table-row>
        <table:table-row table:style-name="ro1">
          <table:table-cell office:value-type="string">
            <text:p>Air and Space Transport Accident | <text:s text:c="5"/>9,105 <text:s text:c="10"/>0 <text:s text:c="6"/>9,105</text:p>
          </table:table-cell>
          <table:table-cell table:number-columns-repeated="1023"/>
        </table:table-row>
        <table:table-row table:style-name="ro1">
          <table:table-cell office:value-type="string">
            <text:p><text:s text:c="15"/>Alcohol Use/Abuse | <text:s text:c="3"/>319,969 <text:s text:c="4"/>740,353 <text:s text:c="2"/>1,060,322</text:p>
          </table:table-cell>
          <table:table-cell table:number-columns-repeated="1023"/>
        </table:table-row>
        <table:table-row table:style-name="ro1">
          <table:table-cell office:value-type="string">
            <text:p><text:s text:c="13"/>Cause Not Specified | <text:s/>2,321,438 <text:s text:c="2"/>2,370,052 <text:s text:c="2"/>4,691,490</text:p>
          </table:table-cell>
          <table:table-cell table:number-columns-repeated="1023"/>
        </table:table-row>
        <table:table-row table:style-name="ro1">
          <table:table-cell office:value-type="string">
            <text:p><text:s text:c="18"/>Drug Use/Abuse | <text:s text:c="3"/>117,259 <text:s text:c="4"/>206,190 <text:s text:c="4"/>323,449</text:p>
          </table:table-cell>
          <table:table-cell table:number-columns-repeated="1023"/>
        </table:table-row>
        <table:table-row table:style-name="ro1">
          <table:table-cell office:value-type="string">
            <text:p><text:s/>Drugs, Medicinal and Biological | <text:s text:c="3"/>461,701 <text:s text:c="4"/>217,315 <text:s text:c="4"/>679,016</text:p>
          </table:table-cell>
          <table:table-cell table:number-columns-repeated="1023"/>
        </table:table-row>
        <table:table-row table:style-name="ro1">
          <table:table-cell office:value-type="string">
            <text:p>Homicide and Injury Purposely In | <text:s text:c="3"/>435,488 <text:s text:c="4"/>657,356 <text:s text:c="2"/>1,092,844</text:p>
          </table:table-cell>
          <table:table-cell table:number-columns-repeated="1023"/>
        </table:table-row>
        <table:table-row table:style-name="ro1">
          <table:table-cell office:value-type="string">
            <text:p>Injury Resulting From Operations | <text:s text:c="9"/>0 <text:s text:c="6"/>5,462 <text:s text:c="6"/>5,462</text:p>
          </table:table-cell>
          <table:table-cell table:number-columns-repeated="1023"/>
        </table:table-row>
        <table:table-row table:style-name="ro1">
          <table:table-cell office:value-type="string">
            <text:p>Injury Undetermined Whether Acci | <text:s text:c="4"/>64,453 <text:s text:c="5"/>65,129 <text:s text:c="4"/>129,582</text:p>
          </table:table-cell>
          <table:table-cell table:number-columns-repeated="1023"/>
        </table:table-row>
        <table:table-row table:style-name="ro1">
          <table:table-cell office:value-type="string">
            <text:p>Late Effects of Accidental Injur | <text:s text:c="4"/>44,975 <text:s text:c="5"/>74,919 <text:s text:c="4"/>119,894</text:p>
          </table:table-cell>
          <table:table-cell table:number-columns-repeated="1023"/>
        </table:table-row>
        <table:table-row table:style-name="ro1">
          <table:table-cell office:value-type="string">
            <text:p><text:s text:c="14"/>Legal Intervention | <text:s text:c="5"/>1,928 <text:s text:c="5"/>41,959 <text:s text:c="5"/>43,887</text:p>
          </table:table-cell>
          <table:table-cell table:number-columns-repeated="1023"/>
        </table:table-row>
        <table:table-row table:style-name="ro1">
          <table:table-cell office:value-type="string">
            <text:p>Misadventures to Patients During | <text:s text:c="5"/>1,893 <text:s text:c="6"/>3,308 <text:s text:c="6"/>5,201</text:p>
          </table:table-cell>
          <table:table-cell table:number-columns-repeated="1023"/>
        </table:table-row>
        <table:table-row table:style-name="ro1">
          <table:table-cell office:value-type="string">
            <text:p>Motor Vehicle Nontraffic Acciden | <text:s text:c="4"/>94,917 <text:s text:c="4"/>188,312 <text:s text:c="4"/>283,229</text:p>
          </table:table-cell>
          <table:table-cell table:number-columns-repeated="1023"/>
        </table:table-row>
        <table:table-row table:style-name="ro1">
          <table:table-cell office:value-type="string">
            <text:p><text:s/>Motor Vehicle Traffic Accidents | <text:s/>1,897,820 <text:s text:c="2"/>1,686,894 <text:s text:c="2"/>3,584,714</text:p>
          </table:table-cell>
          <table:table-cell table:number-columns-repeated="1023"/>
        </table:table-row>
        <table:table-row table:style-name="ro1">
          <table:table-cell office:value-type="string">
            <text:p><text:s text:c="17"/>Other Accidents | <text:s text:c="3"/>820,177 <text:s text:c="2"/>1,200,605 <text:s text:c="2"/>2,020,782</text:p>
          </table:table-cell>
          <table:table-cell table:number-columns-repeated="1023"/>
        </table:table-row>
        <table:table-row table:style-name="ro1">
          <table:table-cell office:value-type="string">
            <text:p><text:s text:c="4"/>Other Road Vehicle Accidents | <text:s text:c="4"/>71,336 <text:s text:c="4"/>101,327 <text:s text:c="4"/>172,663</text:p>
          </table:table-cell>
          <table:table-cell table:number-columns-repeated="1023"/>
        </table:table-row>
        <table:table-row table:style-name="ro1">
          <table:table-cell office:value-type="string">
            <text:p><text:s text:c="20"/>Overexertion | <text:s text:c="3"/>644,846 <text:s text:c="4"/>782,802 <text:s text:c="2"/>1,427,648</text:p>
          </table:table-cell>
          <table:table-cell table:number-columns-repeated="1023"/>
        </table:table-row>
        <table:table-row table:style-name="ro1">
          <table:table-cell office:value-type="string">
            <text:p><text:s text:c="15"/>Railway Accidents | <text:s text:c="5"/>6,373 <text:s text:c="6"/>6,388 <text:s text:c="5"/>12,761</text:p>
          </table:table-cell>
          <table:table-cell table:number-columns-repeated="1023"/>
        </table:table-row>
        <table:table-row table:style-name="ro1">
          <table:table-cell office:value-type="string">
            <text:p>Suicide and Self-Inflicted Injur | <text:s text:c="3"/>180,060 <text:s text:c="4"/>146,804 <text:s text:c="4"/>326,864</text:p>
          </table:table-cell>
          <table:table-cell table:number-columns-repeated="1023"/>
        </table:table-row>
        <table:table-row table:style-name="ro1">
          <table:table-cell office:value-type="string">
            <text:p><text:s/>Surgical and Medical Procedures | <text:s text:c="3"/>291,412 <text:s text:c="4"/>262,309 <text:s text:c="4"/>553,721</text:p>
          </table:table-cell>
          <table:table-cell table:number-columns-repeated="1023"/>
        </table:table-row>
        <table:table-row table:style-name="ro1">
          <table:table-cell office:value-type="string">
            <text:p><text:s/>Vehicle Accidents Not Elsewhere | <text:s text:c="4"/>13,833 <text:s text:c="5"/>15,833 <text:s text:c="5"/>29,66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Water Transport Accidents | <text:s text:c="5"/>9,083 <text:s text:c="6"/>5,414 <text:s text:c="5"/>14,497</text:p>
          </table:table-cell>
          <table:table-cell table:number-columns-repeated="1023"/>
        </table:table-row>
        <table:table-row table:style-name="ro1">
          <table:table-cell office:value-type="string">
            <text:p><text:s text:c="33"/>| </text:p>
          </table:table-cell>
          <table:table-cell table:number-columns-repeated="1023"/>
        </table:table-row>
        <table:table-row table:style-name="ro1">
          <table:table-cell office:value-type="string">
            <text:p><text:s text:c="27"/>Total | 13,756,535 <text:s/>15,444,652 <text:s/>29,201,187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2"/>Key: <text:s/>weighted cou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2"/>Pearson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Uncorrected <text:s text:c="2"/>chi2(29) <text:s text:c="7"/>= <text:s/>395.3955</text:p>
          </table:table-cell>
          <table:table-cell table:number-columns-repeated="1023"/>
        </table:table-row>
        <table:table-row table:style-name="ro1">
          <table:table-cell office:value-type="string">
            <text:p><text:s text:c="4"/>Design-based <text:s/>F(., .) <text:s text:c="8"/>= <text:s text:c="8"/>. <text:s text:c="4"/>P = <text:s text:c="5"/>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te: missing test statistics because of stratum with single sampling unit.</text:p>
          </table:table-cell>
          <table:table-cell table:number-columns-repeated="1023"/>
        </table:table-row>
        <table:table-row table:style-name="ro1" table:number-rows-repeated="10482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llness &amp; injury" table:style-name="ta4" table:print="false">
        <table:table-column table:style-name="co16" table:default-cell-style-name="Excel_20_Built-in_20_Normal"/>
        <table:table-column table:style-name="co17" table:default-cell-style-name="Excel_20_Built-in_20_Normal"/>
        <table:table-column table:style-name="co3" table:number-columns-repeated="2" table:default-cell-style-name="Excel_20_Built-in_20_Normal"/>
        <table:table-column table:style-name="co18" table:default-cell-style-name="Excel_20_Built-in_20_Normal"/>
        <table:table-column table:style-name="co6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6" table:number-columns-repeated="1016" table:default-cell-style-name="Excel_20_Built-in_20_Normal"/>
        <table:table-row table:style-name="ro1">
          <table:table-cell table:style-name="ce15" office:value-type="string" table:number-columns-spanned="4" table:number-rows-spanned="1">
            <text:p>NHAMCS 1992-95 descriptive statistics relating to injury</text:p>
          </table:table-cell>
          <table:covered-table-cell table:number-columns-repeated="3" table:style-name="ce2"/>
          <table:table-cell table:number-columns-repeated="3"/>
          <table:table-cell office:value-type="string">
            <text:p>Repository: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http://acrosswalls.org/datasets/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Version: 1.0</text:p>
          </table:table-cell>
          <table:table-cell table:number-columns-repeated="1016"/>
        </table:table-row>
        <table:table-row table:style-name="ro1">
          <table:table-cell table:style-name="ce15" office:value-type="string" table:number-columns-spanned="6" table:number-rows-spanned="1">
            <text:p>number of visits to hospital emergency departments by illness and injury, 1992-1995</text:p>
          </table:table-cell>
          <table:covered-table-cell table:number-columns-repeated="5" table:style-name="ce17"/>
          <table:table-cell table:number-columns-repeated="1018"/>
        </table:table-row>
        <table:table-row table:style-name="ro1">
          <table:table-cell/>
          <table:table-cell table:style-name="ce14" office:value-type="string" table:number-columns-spanned="4" table:number-rows-spanned="1">
            <text:p>persons ages 18 and over</text:p>
          </table:table-cell>
          <table:covered-table-cell table:number-columns-repeated="3" table:style-name="ce5"/>
          <table:table-cell table:number-columns-repeated="1019"/>
        </table:table-row>
        <table:table-row table:style-name="ro1">
          <table:table-cell office:value-type="string">
            <text:p>sex</text:p>
          </table:table-cell>
          <table:table-cell office:value-type="string">
            <text:p>illness</text:p>
          </table:table-cell>
          <table:table-cell office:value-type="string">
            <text:p>injury</text:p>
          </table:table-cell>
          <table:table-cell office:value-type="string">
            <text:p>total</text:p>
          </table:table-cell>
          <table:table-cell office:value-type="string">
            <text:p>injury share</text:p>
          </table:table-cell>
          <table:table-cell table:number-columns-repeated="1019"/>
        </table:table-row>
        <table:table-row table:style-name="ro1">
          <table:table-cell office:value-type="string">
            <text:p>female</text:p>
          </table:table-cell>
          <table:table-cell table:style-name="ce13" office:value-type="float" office:value="24109748">
            <text:p>24,109,748</text:p>
          </table:table-cell>
          <table:table-cell table:style-name="ce13" office:value-type="float" office:value="10520818">
            <text:p>10,520,818</text:p>
          </table:table-cell>
          <table:table-cell table:style-name="ce13" office:value-type="float" office:value="34630566">
            <text:p>34,630,566</text:p>
          </table:table-cell>
          <table:table-cell table:style-name="ce24" table:formula="of:=[.C7]/[.D7]" office:value-type="percentage" office:value="0.303801502984387">
            <text:p>30%</text:p>
          </table:table-cell>
          <table:table-cell table:number-columns-repeated="2"/>
          <table:table-cell office:value-type="string">
            <text:p>indication of injury visit:</text:p>
          </table:table-cell>
          <table:table-cell table:number-columns-repeated="1016"/>
        </table:table-row>
        <table:table-row table:style-name="ro1">
          <table:table-cell office:value-type="string">
            <text:p>male</text:p>
          </table:table-cell>
          <table:table-cell table:style-name="ce13" office:value-type="float" office:value="16388177">
            <text:p>16,388,177</text:p>
          </table:table-cell>
          <table:table-cell table:style-name="ce13" office:value-type="float" office:value="12748136">
            <text:p>12,748,136</text:p>
          </table:table-cell>
          <table:table-cell table:style-name="ce13" office:value-type="float" office:value="29136313">
            <text:p>29,136,313</text:p>
          </table:table-cell>
          <table:table-cell table:style-name="ce24" table:formula="of:=[.C8]/[.D8]" office:value-type="percentage" office:value="0.43753428925616">
            <text:p>44%</text:p>
          </table:table-cell>
          <table:table-cell table:number-columns-repeated="2"/>
          <table:table-cell office:value-type="string">
            <text:p>injury identified as main reason for visit = (1 or 2), or place of injury = (1 to 6), or cause1&gt;0</text:p>
          </table:table-cell>
          <table:table-cell table:number-columns-repeated="1016"/>
        </table:table-row>
        <table:table-row table:style-name="ro1">
          <table:table-cell office:value-type="string">
            <text:p>total</text:p>
          </table:table-cell>
          <table:table-cell table:style-name="ce13" office:value-type="float" office:value="40497925">
            <text:p>40,497,925</text:p>
          </table:table-cell>
          <table:table-cell table:style-name="ce13" office:value-type="float" office:value="23268954">
            <text:p>23,268,954</text:p>
          </table:table-cell>
          <table:table-cell table:style-name="ce13" office:value-type="float" office:value="63766879">
            <text:p>63,766,879</text:p>
          </table:table-cell>
          <table:table-cell table:style-name="ce24" table:formula="of:=[.C9]/[.D9]" office:value-type="percentage" office:value="0.364906584184558">
            <text:p>36%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" table:number-columns-repeated="3"/>
          <table:table-cell table:number-columns-repeated="1019"/>
        </table:table-row>
        <table:table-row table:style-name="ro1">
          <table:table-cell/>
          <table:table-cell table:style-name="ce7" office:value-type="string" table:number-columns-spanned="4" table:number-rows-spanned="1">
            <text:p>persons ages 15 to 44</text:p>
          </table:table-cell>
          <table:covered-table-cell table:number-columns-repeated="3" table:style-name="ce4"/>
          <table:table-cell table:number-columns-repeated="1019"/>
        </table:table-row>
        <table:table-row table:style-name="ro1">
          <table:table-cell office:value-type="string">
            <text:p>sex</text:p>
          </table:table-cell>
          <table:table-cell office:value-type="string">
            <text:p>illness</text:p>
          </table:table-cell>
          <table:table-cell office:value-type="string">
            <text:p>injury</text:p>
          </table:table-cell>
          <table:table-cell office:value-type="string">
            <text:p>total</text:p>
          </table:table-cell>
          <table:table-cell office:value-type="string">
            <text:p>injury share</text:p>
          </table:table-cell>
          <table:table-cell table:number-columns-repeated="1019"/>
        </table:table-row>
        <table:table-row table:style-name="ro1">
          <table:table-cell office:value-type="string">
            <text:p>female</text:p>
          </table:table-cell>
          <table:table-cell table:style-name="ce13" office:value-type="float" office:value="14712454">
            <text:p>14,712,454</text:p>
          </table:table-cell>
          <table:table-cell table:style-name="ce13" office:value-type="float" office:value="7383301">
            <text:p>7,383,301</text:p>
          </table:table-cell>
          <table:table-cell table:style-name="ce13" office:value-type="float" office:value="22095755">
            <text:p>22,095,755</text:p>
          </table:table-cell>
          <table:table-cell table:style-name="ce24" table:formula="of:=[.C13]/[.D13]" office:value-type="percentage" office:value="0.334150202154215">
            <text:p>33%</text:p>
          </table:table-cell>
          <table:table-cell table:number-columns-repeated="1019"/>
        </table:table-row>
        <table:table-row table:style-name="ro1">
          <table:table-cell office:value-type="string">
            <text:p>male</text:p>
          </table:table-cell>
          <table:table-cell table:style-name="ce13" office:value-type="float" office:value="9161272">
            <text:p>9,161,272</text:p>
          </table:table-cell>
          <table:table-cell table:style-name="ce13" office:value-type="float" office:value="10830729">
            <text:p>10,830,729</text:p>
          </table:table-cell>
          <table:table-cell table:style-name="ce13" office:value-type="float" office:value="19992001">
            <text:p>19,992,001</text:p>
          </table:table-cell>
          <table:table-cell table:style-name="ce24" table:formula="of:=[.C14]/[.D14]" office:value-type="percentage" office:value="0.541753124162009">
            <text:p>54%</text:p>
          </table:table-cell>
          <table:table-cell table:number-columns-repeated="1019"/>
        </table:table-row>
        <table:table-row table:style-name="ro1">
          <table:table-cell office:value-type="string">
            <text:p>total</text:p>
          </table:table-cell>
          <table:table-cell table:style-name="ce13" office:value-type="float" office:value="23873726">
            <text:p>23,873,726</text:p>
          </table:table-cell>
          <table:table-cell table:style-name="ce13" office:value-type="float" office:value="18214030">
            <text:p>18,214,030</text:p>
          </table:table-cell>
          <table:table-cell table:style-name="ce13" office:value-type="float" office:value="42087756">
            <text:p>42,087,756</text:p>
          </table:table-cell>
          <table:table-cell table:style-name="ce24" table:formula="of:=[.C15]/[.D15]" office:value-type="percentage" office:value="0.432763153255308">
            <text:p>43%</text:p>
          </table:table-cell>
          <table:table-cell table:number-columns-repeated="1019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>
            <text:p>visits in 1992</text:p>
          </table:table-cell>
          <table:table-cell/>
          <table:table-cell table:style-name="ce13" table:number-columns-repeated="3"/>
          <table:table-cell table:number-columns-repeated="1019"/>
        </table:table-row>
        <table:table-row table:style-name="ro1">
          <table:table-cell/>
          <table:table-cell table:style-name="ce18" office:value-type="string" table:number-columns-spanned="4" table:number-rows-spanned="1">
            <text:p>persons ages 15 to 44 (in 1000s)</text:p>
          </table:table-cell>
          <table:covered-table-cell table:number-columns-repeated="3" table:style-name="ce22"/>
          <table:table-cell table:number-columns-repeated="1019"/>
        </table:table-row>
        <table:table-row table:style-name="ro1">
          <table:table-cell office:value-type="string">
            <text:p>sex / age</text:p>
          </table:table-cell>
          <table:table-cell office:value-type="string">
            <text:p>illness</text:p>
          </table:table-cell>
          <table:table-cell office:value-type="string">
            <text:p>injury</text:p>
          </table:table-cell>
          <table:table-cell office:value-type="string">
            <text:p>total</text:p>
          </table:table-cell>
          <table:table-cell office:value-type="string">
            <text:p>injury share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females ages 15 to 44</text:p>
          </table:table-cell>
          <table:table-cell table:style-name="ce13" table:formula="of:=[.D21]-[.C21]" office:value-type="float" office:value="12349">
            <text:p>12,349</text:p>
          </table:table-cell>
          <table:table-cell table:style-name="ce13" table:formula="of:=[.C22]+[.C23]" office:value-type="float" office:value="6747">
            <text:p>6,747</text:p>
          </table:table-cell>
          <table:table-cell table:style-name="ce13" table:formula="of:=[.D22]+[.D23]" office:value-type="float" office:value="19096">
            <text:p>19,096</text:p>
          </table:table-cell>
          <table:table-cell table:style-name="ce24" table:formula="of:=[.C21]/[.D21]" office:value-type="percentage" office:value="0.353320067029744">
            <text:p>35%</text:p>
          </table:table-cell>
          <table:table-cell table:number-columns-repeated="2"/>
          <table:table-cell table:style-name="ce16" office:value-type="string">
            <text:p>from McCaig (1994) Table 1, Table 4</text:p>
          </table:table-cell>
          <table:table-cell table:number-columns-repeated="1016"/>
        </table:table-row>
        <table:table-row table:style-name="ro1">
          <table:table-cell table:style-name="ce16" office:value-type="string">
            <text:p><text:s text:c="3"/>ages 15 to 24</text:p>
          </table:table-cell>
          <table:table-cell table:style-name="ce13" table:formula="of:=[.D22]-[.C22]" office:value-type="float" office:value="2609">
            <text:p>2,609</text:p>
          </table:table-cell>
          <table:table-cell table:style-name="ce13" office:value-type="float" office:value="2442">
            <text:p>2,442</text:p>
          </table:table-cell>
          <table:table-cell table:style-name="ce13" office:value-type="float" office:value="5051">
            <text:p>5,051</text:p>
          </table:table-cell>
          <table:table-cell table:style-name="ce24" table:formula="of:=[.C22]/[.D22]" office:value-type="percentage" office:value="0.483468620075233">
            <text:p>48%</text:p>
          </table:table-cell>
          <table:table-cell table:number-columns-repeated="2"/>
          <table:table-cell table:style-name="ce16" office:value-type="string">
            <text:p>McCaig, L. F. (1994). National Hospital Ambulatory Medical Care Survey: 1992 emergency department summary. <text:s/>Advance data from vital and health statistics; no 245. Hyattsville, Maryland, National Center for Health Statistics.</text:p>
          </table:table-cell>
          <table:table-cell table:number-columns-repeated="1016"/>
        </table:table-row>
        <table:table-row table:style-name="ro1">
          <table:table-cell table:style-name="ce16" office:value-type="string">
            <text:p><text:s text:c="3"/>ages 25 to 44</text:p>
          </table:table-cell>
          <table:table-cell table:style-name="ce13" table:formula="of:=[.D23]-[.C23]" office:value-type="float" office:value="9740">
            <text:p>9,740</text:p>
          </table:table-cell>
          <table:table-cell table:style-name="ce13" office:value-type="float" office:value="4305">
            <text:p>4,305</text:p>
          </table:table-cell>
          <table:table-cell table:style-name="ce13" office:value-type="float" office:value="14045">
            <text:p>14,045</text:p>
          </table:table-cell>
          <table:table-cell table:style-name="ce24" table:formula="of:=[.C23]/[.D23]" office:value-type="percentage" office:value="0.306514773940904">
            <text:p>31%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males ages 15 to 44</text:p>
          </table:table-cell>
          <table:table-cell table:style-name="ce13" table:formula="of:=[.D24]-[.C24]" office:value-type="float" office:value="9749">
            <text:p>9,749</text:p>
          </table:table-cell>
          <table:table-cell table:style-name="ce13" table:formula="of:=[.C25]+[.C26]" office:value-type="float" office:value="10243">
            <text:p>10,243</text:p>
          </table:table-cell>
          <table:table-cell table:style-name="ce13" table:formula="of:=[.D25]+[.D26]" office:value-type="float" office:value="19992">
            <text:p>19,992</text:p>
          </table:table-cell>
          <table:table-cell table:style-name="ce24" table:formula="of:=[.C24]/[.D24]" office:value-type="percentage" office:value="0.512354941976791">
            <text:p>51%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<text:s text:c="3"/>ages 15 to 24</text:p>
          </table:table-cell>
          <table:table-cell table:style-name="ce13" table:formula="of:=[.D25]-[.C25]" office:value-type="float" office:value="2749">
            <text:p>2,749</text:p>
          </table:table-cell>
          <table:table-cell table:style-name="ce13" office:value-type="float" office:value="4048">
            <text:p>4,048</text:p>
          </table:table-cell>
          <table:table-cell table:style-name="ce13" office:value-type="float" office:value="6797">
            <text:p>6,797</text:p>
          </table:table-cell>
          <table:table-cell table:style-name="ce24" table:formula="of:=[.C25]/[.D25]" office:value-type="percentage" office:value="0.595556863322054">
            <text:p>60%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<text:s text:c="3"/>ages 25 to 44</text:p>
          </table:table-cell>
          <table:table-cell table:style-name="ce13" table:formula="of:=[.D26]-[.C26]" office:value-type="float" office:value="7000">
            <text:p>7,000</text:p>
          </table:table-cell>
          <table:table-cell table:style-name="ce13" office:value-type="float" office:value="6195">
            <text:p>6,195</text:p>
          </table:table-cell>
          <table:table-cell table:style-name="ce13" office:value-type="float" office:value="13195">
            <text:p>13,195</text:p>
          </table:table-cell>
          <table:table-cell table:style-name="ce24" table:formula="of:=[.C26]/[.D26]" office:value-type="percentage" office:value="0.469496021220159">
            <text:p>47%</text:p>
          </table:table-cell>
          <table:table-cell table:number-columns-repeated="1019"/>
        </table:table-row>
        <table:table-row table:style-name="ro1">
          <table:table-cell office:value-type="string">
            <text:p>total</text:p>
          </table:table-cell>
          <table:table-cell table:style-name="ce13" table:formula="of:=[.D27]-[.C27]" office:value-type="float" office:value="22098">
            <text:p>22,098</text:p>
          </table:table-cell>
          <table:table-cell table:style-name="ce13" table:formula="of:=[.C21]+[.C24]" office:value-type="float" office:value="16990">
            <text:p>16,990</text:p>
          </table:table-cell>
          <table:table-cell table:style-name="ce13" table:formula="of:=[.D21]+[.D24]" office:value-type="float" office:value="39088">
            <text:p>39,088</text:p>
          </table:table-cell>
          <table:table-cell table:style-name="ce24" table:formula="of:=[.C27]/[.D27]" office:value-type="percentage" office:value="0.434660253786328">
            <text:p>43%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13" table:number-columns-repeated="3"/>
          <table:table-cell table:number-columns-repeated="1019"/>
        </table:table-row>
        <table:table-row table:style-name="ro1">
          <table:table-cell office:value-type="string">
            <text:p>visits in 2008</text:p>
          </table:table-cell>
          <table:table-cell/>
          <table:table-cell table:style-name="ce13" table:number-columns-repeated="3"/>
          <table:table-cell table:number-columns-repeated="1019"/>
        </table:table-row>
        <table:table-row table:style-name="ro1">
          <table:table-cell/>
          <table:table-cell table:style-name="ce18" office:value-type="string" table:number-columns-spanned="4" table:number-rows-spanned="1">
            <text:p>persons ages 15 to 44 (in 1000s)</text:p>
          </table:table-cell>
          <table:covered-table-cell table:number-columns-repeated="3" table:style-name="ce22"/>
          <table:table-cell table:number-columns-repeated="1019"/>
        </table:table-row>
        <table:table-row table:style-name="ro1">
          <table:table-cell office:value-type="string">
            <text:p>sex / age</text:p>
          </table:table-cell>
          <table:table-cell office:value-type="string">
            <text:p>illness</text:p>
          </table:table-cell>
          <table:table-cell office:value-type="string">
            <text:p>injury</text:p>
          </table:table-cell>
          <table:table-cell office:value-type="string">
            <text:p>total</text:p>
          </table:table-cell>
          <table:table-cell office:value-type="string">
            <text:p>injury share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females ages 15 to 44</text:p>
          </table:table-cell>
          <table:table-cell table:style-name="ce13" table:formula="of:=[.D33]-[.C33]" office:value-type="float" office:value="22641">
            <text:p>22,641</text:p>
          </table:table-cell>
          <table:table-cell table:style-name="ce13" table:formula="of:=[.C34]+[.C35]" office:value-type="float" office:value="9122">
            <text:p>9,122</text:p>
          </table:table-cell>
          <table:table-cell table:style-name="ce13" table:formula="of:=[.D34]+[.D35]" office:value-type="float" office:value="31763">
            <text:p>31,763</text:p>
          </table:table-cell>
          <table:table-cell table:style-name="ce24" table:formula="of:=[.C33]/[.D33]" office:value-type="percentage" office:value="0.287189497213739">
            <text:p>29%</text:p>
          </table:table-cell>
          <table:table-cell table:number-columns-repeated="2"/>
          <table:table-cell office:value-type="string">
            <text:p>National Hospital Ambulatory Medical Care Survey: 2008 Emergency Deparatment Summary Tables</text:p>
          </table:table-cell>
          <table:table-cell table:number-columns-repeated="1016"/>
        </table:table-row>
        <table:table-row table:style-name="ro1">
          <table:table-cell table:style-name="ce16" office:value-type="string">
            <text:p><text:s text:c="3"/>ages 15 to 24</text:p>
          </table:table-cell>
          <table:table-cell table:style-name="ce13" table:formula="of:=[.D34]-[.C34]" office:value-type="float" office:value="8161">
            <text:p>8,161</text:p>
          </table:table-cell>
          <table:table-cell table:style-name="ce13" office:value-type="float" office:value="3382">
            <text:p>3,382</text:p>
          </table:table-cell>
          <table:table-cell table:style-name="ce13" office:value-type="float" office:value="11543">
            <text:p>11,543</text:p>
          </table:table-cell>
          <table:table-cell table:style-name="ce24" table:formula="of:=[.C34]/[.D34]" office:value-type="percentage" office:value="0.292991423373473">
            <text:p>29%</text:p>
          </table:table-cell>
          <table:table-cell table:number-columns-repeated="2"/>
          <table:table-cell office:value-type="string">
            <text:p>Table 2, 13</text:p>
          </table:table-cell>
          <table:table-cell table:number-columns-repeated="1016"/>
        </table:table-row>
        <table:table-row table:style-name="ro1">
          <table:table-cell table:style-name="ce16" office:value-type="string">
            <text:p><text:s text:c="3"/>ages 25 to 44</text:p>
          </table:table-cell>
          <table:table-cell table:style-name="ce13" table:formula="of:=[.D35]-[.C35]" office:value-type="float" office:value="14480">
            <text:p>14,480</text:p>
          </table:table-cell>
          <table:table-cell table:style-name="ce13" office:value-type="float" office:value="5740">
            <text:p>5,740</text:p>
          </table:table-cell>
          <table:table-cell table:style-name="ce13" office:value-type="float" office:value="20220">
            <text:p>20,220</text:p>
          </table:table-cell>
          <table:table-cell table:style-name="ce24" table:formula="of:=[.C35]/[.D35]" office:value-type="percentage" office:value="0.283877349159248">
            <text:p>28%</text:p>
          </table:table-cell>
          <table:table-cell table:number-columns-repeated="2"/>
          <table:table-cell office:value-type="string">
            <text:p>http://www.cdc.gov/nchs/data/ahcd/nhamcs_emergency/2008_ed_web_tables.pdf</text:p>
          </table:table-cell>
          <table:table-cell table:number-columns-repeated="1016"/>
        </table:table-row>
        <table:table-row table:style-name="ro1">
          <table:table-cell table:style-name="ce16" office:value-type="string">
            <text:p>males ages 15 to 44</text:p>
          </table:table-cell>
          <table:table-cell table:style-name="ce13" table:formula="of:=[.D36]-[.C36]" office:value-type="float" office:value="12279">
            <text:p>12,279</text:p>
          </table:table-cell>
          <table:table-cell table:style-name="ce13" table:formula="of:=[.C37]+[.C38]" office:value-type="float" office:value="10966">
            <text:p>10,966</text:p>
          </table:table-cell>
          <table:table-cell table:style-name="ce13" table:formula="of:=[.D37]+[.D38]" office:value-type="float" office:value="23245">
            <text:p>23,245</text:p>
          </table:table-cell>
          <table:table-cell table:style-name="ce24" table:formula="of:=[.C36]/[.D36]" office:value-type="percentage" office:value="0.471757367175737">
            <text:p>47%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<text:s text:c="3"/>ages 15 to 24</text:p>
          </table:table-cell>
          <table:table-cell table:style-name="ce13" table:formula="of:=[.D37]-[.C37]" office:value-type="float" office:value="3756">
            <text:p>3,756</text:p>
          </table:table-cell>
          <table:table-cell table:style-name="ce13" office:value-type="float" office:value="4524">
            <text:p>4,524</text:p>
          </table:table-cell>
          <table:table-cell table:style-name="ce13" office:value-type="float" office:value="8280">
            <text:p>8,280</text:p>
          </table:table-cell>
          <table:table-cell table:style-name="ce24" table:formula="of:=[.C37]/[.D37]" office:value-type="percentage" office:value="0.546376811594203">
            <text:p>55%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<text:s text:c="3"/>ages 25 to 44</text:p>
          </table:table-cell>
          <table:table-cell table:style-name="ce13" table:formula="of:=[.D38]-[.C38]" office:value-type="float" office:value="8523">
            <text:p>8,523</text:p>
          </table:table-cell>
          <table:table-cell table:style-name="ce13" office:value-type="float" office:value="6442">
            <text:p>6,442</text:p>
          </table:table-cell>
          <table:table-cell table:style-name="ce13" office:value-type="float" office:value="14965">
            <text:p>14,965</text:p>
          </table:table-cell>
          <table:table-cell table:style-name="ce24" table:formula="of:=[.C38]/[.D38]" office:value-type="percentage" office:value="0.43047109923154">
            <text:p>43%</text:p>
          </table:table-cell>
          <table:table-cell table:number-columns-repeated="1019"/>
        </table:table-row>
        <table:table-row table:style-name="ro1">
          <table:table-cell office:value-type="string">
            <text:p>total</text:p>
          </table:table-cell>
          <table:table-cell table:style-name="ce13" table:formula="of:=[.D39]-[.C39]" office:value-type="float" office:value="34920">
            <text:p>34,920</text:p>
          </table:table-cell>
          <table:table-cell table:style-name="ce13" table:formula="of:=[.C33]+[.C36]" office:value-type="float" office:value="20088">
            <text:p>20,088</text:p>
          </table:table-cell>
          <table:table-cell table:style-name="ce13" table:formula="of:=[.D33]+[.D36]" office:value-type="float" office:value="55008">
            <text:p>55,008</text:p>
          </table:table-cell>
          <table:table-cell table:style-name="ce24" table:formula="of:=[.C39]/[.D39]" office:value-type="percentage" office:value="0.365183246073298">
            <text:p>37%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13" table:number-columns-repeated="3"/>
          <table:table-cell table:number-columns-repeated="1019"/>
        </table:table-row>
        <table:table-row table:style-name="ro5">
          <table:table-cell table:style-name="ce16" office:value-type="string">
            <text:p>injury visits in 1994 ( in 1000s)</text:p>
          </table:table-cell>
          <table:table-cell table:style-name="ce19" office:value-type="string">
            <text:p>to office-based physicians</text:p>
          </table:table-cell>
          <table:table-cell table:style-name="ce23" office:value-type="string">
            <text:p>to hospital emergency departments</text:p>
          </table:table-cell>
          <table:table-cell table:style-name="ce13" table:number-columns-repeated="2"/>
          <table:table-cell table:number-columns-repeated="1019"/>
        </table:table-row>
        <table:table-row table:style-name="ro1">
          <table:table-cell office:value-type="string">
            <text:p>females <text:s/>all</text:p>
          </table:table-cell>
          <table:table-cell table:style-name="ce20" office:value-type="float" office:value="41261">
            <text:p><text:s/>41,261 </text:p>
          </table:table-cell>
          <table:table-cell table:style-name="ce13" office:value-type="float" office:value="17863">
            <text:p>17,863</text:p>
          </table:table-cell>
          <table:table-cell table:style-name="ce13" table:number-columns-repeated="2"/>
          <table:table-cell table:number-columns-repeated="2"/>
          <table:table-cell office:value-type="string">
            <text:p>Schappert (1996) p. 6, Table 6</text:p>
          </table:table-cell>
          <table:table-cell table:number-columns-repeated="1016"/>
        </table:table-row>
        <table:table-row table:style-name="ro1">
          <table:table-cell office:value-type="string">
            <text:p><text:s text:c="3"/>under 15</text:p>
          </table:table-cell>
          <table:table-cell table:style-name="ce20" office:value-type="float" office:value="5677">
            <text:p><text:s/>5,677 </text:p>
          </table:table-cell>
          <table:table-cell table:style-name="ce13" office:value-type="float" office:value="4132">
            <text:p>4,132</text:p>
          </table:table-cell>
          <table:table-cell table:style-name="ce13" table:number-columns-repeated="2"/>
          <table:table-cell table:number-columns-repeated="2"/>
          <table:table-cell office:value-type="string">
            <text:p>Schappert, Susan M. (1996). National Ambulatory Medical Care Survey: 1994 Summary.</text:p>
          </table:table-cell>
          <table:table-cell table:number-columns-repeated="1016"/>
        </table:table-row>
        <table:table-row table:style-name="ro1">
          <table:table-cell office:value-type="string">
            <text:p><text:s text:c="3"/>15-24 years</text:p>
          </table:table-cell>
          <table:table-cell table:style-name="ce20" office:value-type="float" office:value="4145">
            <text:p><text:s/>4,145 </text:p>
          </table:table-cell>
          <table:table-cell table:style-name="ce13" office:value-type="float" office:value="3104">
            <text:p>3,104</text:p>
          </table:table-cell>
          <table:table-cell table:style-name="ce13" table:number-columns-repeated="2"/>
          <table:table-cell table:number-columns-repeated="1019"/>
        </table:table-row>
        <table:table-row table:style-name="ro1">
          <table:table-cell office:value-type="string">
            <text:p><text:s text:c="3"/>25-44 years</text:p>
          </table:table-cell>
          <table:table-cell table:style-name="ce20" office:value-type="float" office:value="13570">
            <text:p><text:s/>13,570 </text:p>
          </table:table-cell>
          <table:table-cell table:style-name="ce13" office:value-type="float" office:value="5542">
            <text:p>5,542</text:p>
          </table:table-cell>
          <table:table-cell table:style-name="ce13" table:number-columns-repeated="2"/>
          <table:table-cell table:number-columns-repeated="2"/>
          <table:table-cell office:value-type="string">
            <text:p>Stussman (1996) p. 6, Table 3</text:p>
          </table:table-cell>
          <table:table-cell table:number-columns-repeated="1016"/>
        </table:table-row>
        <table:table-row table:style-name="ro1">
          <table:table-cell office:value-type="string">
            <text:p><text:s text:c="3"/>45-64 years</text:p>
          </table:table-cell>
          <table:table-cell table:style-name="ce20" office:value-type="float" office:value="9828">
            <text:p><text:s/>9,828 </text:p>
          </table:table-cell>
          <table:table-cell table:style-name="ce13" office:value-type="float" office:value="2550">
            <text:p>2,550</text:p>
          </table:table-cell>
          <table:table-cell table:style-name="ce13" table:number-columns-repeated="2"/>
          <table:table-cell table:number-columns-repeated="2"/>
          <table:table-cell office:value-type="string">
            <text:p>Stussman, Barbara J. (1996). National Hospital Ambulatory Medical Care Survey: 1994 Emergency Department Summary.</text:p>
          </table:table-cell>
          <table:table-cell table:number-columns-repeated="1016"/>
        </table:table-row>
        <table:table-row table:style-name="ro1">
          <table:table-cell office:value-type="string">
            <text:p><text:s text:c="3"/>65-74 years</text:p>
          </table:table-cell>
          <table:table-cell table:style-name="ce20" office:value-type="float" office:value="4027">
            <text:p><text:s/>4,027 </text:p>
          </table:table-cell>
          <table:table-cell table:style-name="ce13" office:value-type="float" office:value="903">
            <text:p>903</text:p>
          </table:table-cell>
          <table:table-cell table:style-name="ce13" table:number-columns-repeated="2"/>
          <table:table-cell table:number-columns-repeated="1019"/>
        </table:table-row>
        <table:table-row table:style-name="ro1">
          <table:table-cell office:value-type="string">
            <text:p><text:s text:c="3"/>75 years &amp; over</text:p>
          </table:table-cell>
          <table:table-cell table:style-name="ce20" office:value-type="float" office:value="4014">
            <text:p><text:s/>4,014 </text:p>
          </table:table-cell>
          <table:table-cell table:style-name="ce13" office:value-type="float" office:value="1632">
            <text:p>1,632</text:p>
          </table:table-cell>
          <table:table-cell table:style-name="ce13" table:number-columns-repeated="2"/>
          <table:table-cell table:number-columns-repeated="1019"/>
        </table:table-row>
        <table:table-row table:style-name="ro1">
          <table:table-cell office:value-type="string">
            <text:p><text:s text:c="3"/>est. 18 &amp; over</text:p>
          </table:table-cell>
          <table:table-cell table:style-name="ce20" table:formula="of:=SUM([.B46:.B49])+0.7*[.B45]" office:value-type="float" office:value="34340.5">
            <text:p><text:s/>34,341 </text:p>
          </table:table-cell>
          <table:table-cell table:style-name="ce20" table:formula="of:=SUM([.C46:.C49])+0.7*[.C45]" office:value-type="float" office:value="12799.8">
            <text:p><text:s/>12,800 </text:p>
          </table:table-cell>
          <table:table-cell table:style-name="ce13" table:number-columns-repeated="2"/>
          <table:table-cell table:number-columns-repeated="1019"/>
        </table:table-row>
        <table:table-row table:style-name="ro1">
          <table:table-cell office:value-type="string">
            <text:p>males <text:s/>all</text:p>
          </table:table-cell>
          <table:table-cell table:style-name="ce20" office:value-type="float" office:value="43371">
            <text:p><text:s/>43,371 </text:p>
          </table:table-cell>
          <table:table-cell table:style-name="ce13" office:value-type="float" office:value="21776">
            <text:p>21,776</text:p>
          </table:table-cell>
          <table:table-cell table:style-name="ce13" table:number-columns-repeated="2"/>
          <table:table-cell table:number-columns-repeated="1019"/>
        </table:table-row>
        <table:table-row table:style-name="ro1">
          <table:table-cell office:value-type="string">
            <text:p><text:s text:c="3"/>under 15</text:p>
          </table:table-cell>
          <table:table-cell table:style-name="ce20" office:value-type="float" office:value="6449">
            <text:p><text:s/>6,449 </text:p>
          </table:table-cell>
          <table:table-cell table:style-name="ce13" office:value-type="float" office:value="5706">
            <text:p>5,706</text:p>
          </table:table-cell>
          <table:table-cell table:style-name="ce13" table:number-columns-repeated="2"/>
          <table:table-cell table:number-columns-repeated="1019"/>
        </table:table-row>
        <table:table-row table:style-name="ro1">
          <table:table-cell office:value-type="string">
            <text:p><text:s text:c="3"/>15-24 years</text:p>
          </table:table-cell>
          <table:table-cell table:style-name="ce20" office:value-type="float" office:value="5851">
            <text:p><text:s/>5,851 </text:p>
          </table:table-cell>
          <table:table-cell table:style-name="ce13" office:value-type="float" office:value="4527">
            <text:p>4,527</text:p>
          </table:table-cell>
          <table:table-cell table:style-name="ce13" table:number-columns-repeated="2"/>
          <table:table-cell table:number-columns-repeated="1019"/>
        </table:table-row>
        <table:table-row table:style-name="ro1">
          <table:table-cell office:value-type="string">
            <text:p><text:s text:c="3"/>25-44 years</text:p>
          </table:table-cell>
          <table:table-cell table:style-name="ce20" office:value-type="float" office:value="17204">
            <text:p><text:s/>17,204 </text:p>
          </table:table-cell>
          <table:table-cell table:style-name="ce13" office:value-type="float" office:value="7708">
            <text:p>7,708</text:p>
          </table:table-cell>
          <table:table-cell table:style-name="ce13" table:number-columns-repeated="2"/>
          <table:table-cell table:number-columns-repeated="1019"/>
        </table:table-row>
        <table:table-row table:style-name="ro1">
          <table:table-cell office:value-type="string">
            <text:p><text:s text:c="3"/>45-64 years</text:p>
          </table:table-cell>
          <table:table-cell table:style-name="ce20" office:value-type="float" office:value="9142">
            <text:p><text:s/>9,142 </text:p>
          </table:table-cell>
          <table:table-cell table:style-name="ce13" office:value-type="float" office:value="2555">
            <text:p>2,555</text:p>
          </table:table-cell>
          <table:table-cell table:style-name="ce13" table:number-columns-repeated="2"/>
          <table:table-cell table:number-columns-repeated="1019"/>
        </table:table-row>
        <table:table-row table:style-name="ro1">
          <table:table-cell office:value-type="string">
            <text:p><text:s text:c="3"/>65-74 years</text:p>
          </table:table-cell>
          <table:table-cell table:style-name="ce20" office:value-type="float" office:value="2730">
            <text:p><text:s/>2,730 </text:p>
          </table:table-cell>
          <table:table-cell table:style-name="ce13" office:value-type="float" office:value="684">
            <text:p>684</text:p>
          </table:table-cell>
          <table:table-cell table:style-name="ce13" table:number-columns-repeated="2"/>
          <table:table-cell table:number-columns-repeated="1019"/>
        </table:table-row>
        <table:table-row table:style-name="ro1">
          <table:table-cell office:value-type="string">
            <text:p><text:s text:c="3"/>75 years &amp; over</text:p>
          </table:table-cell>
          <table:table-cell table:style-name="ce20" office:value-type="float" office:value="1996">
            <text:p><text:s/>1,996 </text:p>
          </table:table-cell>
          <table:table-cell table:style-name="ce13" office:value-type="float" office:value="597">
            <text:p>597</text:p>
          </table:table-cell>
          <table:table-cell table:style-name="ce13" table:number-columns-repeated="2"/>
          <table:table-cell table:number-columns-repeated="1019"/>
        </table:table-row>
        <table:table-row table:style-name="ro1">
          <table:table-cell office:value-type="string">
            <text:p><text:s text:c="3"/>est. 18 &amp; over</text:p>
          </table:table-cell>
          <table:table-cell table:style-name="ce20" table:formula="of:=SUM([.B54:.B57])+0.7*[.B53]" office:value-type="float" office:value="35167.7">
            <text:p><text:s/>35,168 </text:p>
          </table:table-cell>
          <table:table-cell table:style-name="ce20" table:formula="of:=SUM([.C54:.C57])+0.7*[.C53]" office:value-type="float" office:value="14712.9">
            <text:p><text:s/>14,713 </text:p>
          </table:table-cell>
          <table:table-cell table:style-name="ce13" table:number-columns-repeated="2"/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13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ll visits by type</text:p>
          </table:table-cell>
          <table:table-cell table:style-name="ce7" office:value-type="string" table:number-columns-spanned="4" table:number-rows-spanned="1">
            <text:p>persons of all ages</text:p>
          </table:table-cell>
          <table:covered-table-cell table:number-columns-repeated="3" table:style-name="ce4"/>
          <table:table-cell table:number-columns-repeated="1019"/>
        </table:table-row>
        <table:table-row table:style-name="ro1">
          <table:table-cell office:value-type="string">
            <text:p>year</text:p>
          </table:table-cell>
          <table:table-cell office:value-type="string">
            <text:p>illness</text:p>
          </table:table-cell>
          <table:table-cell office:value-type="string">
            <text:p>injury</text:p>
          </table:table-cell>
          <table:table-cell office:value-type="string">
            <text:p>total</text:p>
          </table:table-cell>
          <table:table-cell office:value-type="string">
            <text:p>injury share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table:style-name="ce13" office:value-type="float" office:value="55845902">
            <text:p>55,845,902</text:p>
          </table:table-cell>
          <table:table-cell table:style-name="ce13" office:value-type="float" office:value="33949834">
            <text:p>33,949,834</text:p>
          </table:table-cell>
          <table:table-cell table:style-name="ce13" office:value-type="float" office:value="89795736">
            <text:p>89,795,736</text:p>
          </table:table-cell>
          <table:table-cell table:style-name="ce24" table:formula="of:=[.C64]/[.D64]" office:value-type="percentage" office:value="0.378078464661173">
            <text:p>38%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table:style-name="ce13" office:value-type="float" office:value="53773806">
            <text:p>53,773,806</text:p>
          </table:table-cell>
          <table:table-cell table:style-name="ce13" office:value-type="float" office:value="36492149">
            <text:p>36,492,149</text:p>
          </table:table-cell>
          <table:table-cell table:style-name="ce13" office:value-type="float" office:value="90265955">
            <text:p>90,265,955</text:p>
          </table:table-cell>
          <table:table-cell table:style-name="ce24" table:formula="of:=[.C65]/[.D65]" office:value-type="percentage" office:value="0.404273671064578">
            <text:p>40%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table:style-name="ce13" office:value-type="float" office:value="53762110">
            <text:p>53,762,110</text:p>
          </table:table-cell>
          <table:table-cell table:style-name="ce13" office:value-type="float" office:value="39639894">
            <text:p>39,639,894</text:p>
          </table:table-cell>
          <table:table-cell table:style-name="ce13" office:value-type="float" office:value="93402004">
            <text:p>93,402,004</text:p>
          </table:table-cell>
          <table:table-cell table:style-name="ce24" table:formula="of:=[.C66]/[.D66]" office:value-type="percentage" office:value="0.424400894010797">
            <text:p>42%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table:style-name="ce13" office:value-type="float" office:value="59322860">
            <text:p>59,322,860</text:p>
          </table:table-cell>
          <table:table-cell table:style-name="ce13" office:value-type="float" office:value="37222182">
            <text:p>37,222,182</text:p>
          </table:table-cell>
          <table:table-cell table:style-name="ce13" office:value-type="float" office:value="96545042">
            <text:p>96,545,042</text:p>
          </table:table-cell>
          <table:table-cell table:style-name="ce24" table:formula="of:=[.C67]/[.D67]" office:value-type="percentage" office:value="0.385542138973848">
            <text:p>39%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>
            <text:p>Total</text:p>
          </table:table-cell>
          <table:table-cell table:style-name="ce13" office:value-type="float" office:value="222704678">
            <text:p>222,704,678</text:p>
          </table:table-cell>
          <table:table-cell table:style-name="ce13" office:value-type="float" office:value="147304059">
            <text:p>147,304,059</text:p>
          </table:table-cell>
          <table:table-cell table:style-name="ce13" office:value-type="float" office:value="370008737">
            <text:p>370,008,737</text:p>
          </table:table-cell>
          <table:table-cell table:style-name="ce24" table:formula="of:=[.C69]/[.D69]" office:value-type="percentage" office:value="0.398109677610126">
            <text:p>40%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Injury visits without specific injury-cause e-code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ause1</text:p>
          </table:table-cell>
          <table:table-cell table:number-columns-repeated="1022"/>
        </table:table-row>
        <table:table-row table:style-name="ro1">
          <table:table-cell office:value-type="string">
            <text:p>yr</text:p>
          </table:table-cell>
          <table:table-cell table:style-name="ce13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3" office:value-type="float" office:value="19">
            <text:p>19</text:p>
          </table:table-cell>
          <table:table-cell office:value-type="string">
            <text:p>Total</text:p>
          </table:table-cell>
          <table:table-cell office:value-type="string">
            <text:p>injury share</text:p>
          </table:table-cell>
          <table:table-cell table:number-columns-repeated="1018"/>
        </table:table-row>
        <table:table-row table:style-name="ro1">
          <table:table-cell office:value-type="float" office:value="92">
            <text:p>92</text:p>
          </table:table-cell>
          <table:table-cell table:style-name="ce13" office:value-type="float" office:value="4271857">
            <text:p>4,271,857</text:p>
          </table:table-cell>
          <table:table-cell table:style-name="ce13" office:value-type="float" office:value="315479">
            <text:p>315,479</text:p>
          </table:table-cell>
          <table:table-cell office:value-type="float" office:value="0">
            <text:p>0</text:p>
          </table:table-cell>
          <table:table-cell table:style-name="ce13" office:value-type="float" office:value="4587336">
            <text:p>4,587,336</text:p>
          </table:table-cell>
          <table:table-cell table:style-name="ce24" table:formula="of:=[.E76]/[.C64]" office:value-type="percentage" office:value="0.135121014141041">
            <text:p>14%</text:p>
          </table:table-cell>
          <table:table-cell table:number-columns-repeated="1018"/>
        </table:table-row>
        <table:table-row table:style-name="ro1">
          <table:table-cell office:value-type="float" office:value="93">
            <text:p>93</text:p>
          </table:table-cell>
          <table:table-cell table:style-name="ce13" office:value-type="float" office:value="2147167">
            <text:p>2,147,167</text:p>
          </table:table-cell>
          <table:table-cell table:style-name="ce13" office:value-type="float" office:value="11814">
            <text:p>11,814</text:p>
          </table:table-cell>
          <table:table-cell table:style-name="ce13" office:value-type="float" office:value="5203720">
            <text:p>5,203,720</text:p>
          </table:table-cell>
          <table:table-cell table:style-name="ce13" office:value-type="float" office:value="7362701">
            <text:p>7,362,701</text:p>
          </table:table-cell>
          <table:table-cell table:style-name="ce24" table:formula="of:=[.E77]/[.C65]" office:value-type="percentage" office:value="0.201761233628636">
            <text:p>20%</text:p>
          </table:table-cell>
          <table:table-cell table:number-columns-repeated="1018"/>
        </table:table-row>
        <table:table-row table:style-name="ro1">
          <table:table-cell office:value-type="float" office:value="94">
            <text:p>94</text:p>
          </table:table-cell>
          <table:table-cell table:style-name="ce13" office:value-type="float" office:value="2551483">
            <text:p>2,551,483</text:p>
          </table:table-cell>
          <table:table-cell table:style-name="ce13" office:value-type="float" office:value="11190">
            <text:p>11,190</text:p>
          </table:table-cell>
          <table:table-cell table:style-name="ce13" office:value-type="float" office:value="5959594">
            <text:p>5,959,594</text:p>
          </table:table-cell>
          <table:table-cell table:style-name="ce13" office:value-type="float" office:value="8522267">
            <text:p>8,522,267</text:p>
          </table:table-cell>
          <table:table-cell table:style-name="ce24" table:formula="of:=[.E78]/[.C66]" office:value-type="percentage" office:value="0.214992174297943">
            <text:p>21%</text:p>
          </table:table-cell>
          <table:table-cell table:number-columns-repeated="1018"/>
        </table:table-row>
        <table:table-row table:style-name="ro1">
          <table:table-cell office:value-type="float" office:value="95">
            <text:p>95</text:p>
          </table:table-cell>
          <table:table-cell table:style-name="ce13" office:value-type="float" office:value="4698114">
            <text:p>4,698,114</text:p>
          </table:table-cell>
          <table:table-cell table:number-columns-repeated="2" office:value-type="float" office:value="0">
            <text:p>0</text:p>
          </table:table-cell>
          <table:table-cell table:style-name="ce13" office:value-type="float" office:value="4698114">
            <text:p>4,698,114</text:p>
          </table:table-cell>
          <table:table-cell table:style-name="ce24" table:formula="of:=[.E79]/[.C67]" office:value-type="percentage" office:value="0.12621812445063">
            <text:p>13%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3"/>
          <table:table-cell table:style-name="ce24"/>
          <table:table-cell table:number-columns-repeated="1018"/>
        </table:table-row>
        <table:table-row table:style-name="ro1">
          <table:table-cell office:value-type="string">
            <text:p>Total</text:p>
          </table:table-cell>
          <table:table-cell table:style-name="ce13" office:value-type="float" office:value="13668621">
            <text:p>13,668,621</text:p>
          </table:table-cell>
          <table:table-cell table:style-name="ce13" office:value-type="float" office:value="338483">
            <text:p>338,483</text:p>
          </table:table-cell>
          <table:table-cell table:style-name="ce13" office:value-type="float" office:value="11163314">
            <text:p>11,163,314</text:p>
          </table:table-cell>
          <table:table-cell table:style-name="ce13" office:value-type="float" office:value="25170418">
            <text:p>25,170,418</text:p>
          </table:table-cell>
          <table:table-cell table:style-name="ce24" table:formula="of:=[.E81]/[.C69]" office:value-type="percentage" office:value="0.170873892891166">
            <text:p>17%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" office:value-type="string" table:number-columns-spanned="4" table:number-rows-spanned="1">
            <text:p>Injury-related visits by coarse cause, U.S. annual estimate, 1992-1995</text:p>
          </table:table-cell>
          <table:covered-table-cell table:number-columns-repeated="3" table:style-name="ce2"/>
          <table:table-cell table:number-columns-repeated="1020"/>
        </table:table-row>
        <table:table-row table:style-name="ro1">
          <table:table-cell/>
          <table:table-cell office:value-type="string">
            <text:p>1000s of visit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emales</text:p>
          </table:table-cell>
          <table:table-cell office:value-type="string">
            <text:p>males</text:p>
          </table:table-cell>
          <table:table-cell table:number-columns-repeated="1021"/>
        </table:table-row>
        <table:table-row table:style-name="ro1">
          <table:table-cell office:value-type="string">
            <text:p>unintentional</text:p>
          </table:table-cell>
          <table:table-cell table:style-name="ce13" office:value-type="float" office:value="13401">
            <text:p>13,401</text:p>
          </table:table-cell>
          <table:table-cell table:style-name="ce13" office:value-type="float" office:value="17279">
            <text:p>17,279</text:p>
          </table:table-cell>
          <table:table-cell table:style-name="ce21" table:number-columns-repeated="2"/>
          <table:table-cell table:number-columns-repeated="2"/>
          <table:table-cell office:value-type="string">
            <text:p>From Table 9 in:</text:p>
          </table:table-cell>
          <table:table-cell table:number-columns-repeated="1016"/>
        </table:table-row>
        <table:table-row table:style-name="ro1">
          <table:table-cell office:value-type="string">
            <text:p>intentional</text:p>
          </table:table-cell>
          <table:table-cell table:style-name="ce13" office:value-type="float" office:value="783">
            <text:p>783</text:p>
          </table:table-cell>
          <table:table-cell table:style-name="ce13" office:value-type="float" office:value="1134">
            <text:p>1,134</text:p>
          </table:table-cell>
          <table:table-cell table:style-name="ce21" table:number-columns-repeated="2"/>
          <table:table-cell table:number-columns-repeated="2"/>
          <table:table-cell table:style-name="ce11" office:value-type="string">
            <text:p>Burt, Catharine W. and Lois A. Fingerhut (1998). Injury visits to hospital emergency departments: United States, 1992-95. Vital Health Statistics, Series 13, No. 131</text:p>
          </table:table-cell>
          <table:table-cell table:number-columns-repeated="1016"/>
        </table:table-row>
        <table:table-row table:style-name="ro1">
          <table:table-cell office:value-type="string">
            <text:p>undetermined intent</text:p>
          </table:table-cell>
          <table:table-cell table:style-name="ce13"/>
          <table:table-cell table:style-name="ce13" office:value-type="float" office:value="23">
            <text:p>23</text:p>
          </table:table-cell>
          <table:table-cell table:style-name="ce21" table:number-columns-repeated="2"/>
          <table:table-cell table:number-columns-repeated="2"/>
          <table:table-cell office:value-type="string">
            <text:p><text:s/>http://www.cdc.gov/nchs/data/series/sr_13/sr13_131.pdf</text:p>
          </table:table-cell>
          <table:table-cell table:number-columns-repeated="1016"/>
        </table:table-row>
        <table:table-row table:style-name="ro1">
          <table:table-cell office:value-type="string">
            <text:p>missing cause</text:p>
          </table:table-cell>
          <table:table-cell table:style-name="ce13" office:value-type="float" office:value="2044">
            <text:p>2,044</text:p>
          </table:table-cell>
          <table:table-cell table:style-name="ce13" office:value-type="float" office:value="2110">
            <text:p>2,110</text:p>
          </table:table-cell>
          <table:table-cell table:style-name="ce21" table:number-columns-repeated="2"/>
          <table:table-cell table:number-columns-repeated="1019"/>
        </table:table-row>
        <table:table-row table:style-name="ro1">
          <table:table-cell office:value-type="string">
            <text:p>total</text:p>
          </table:table-cell>
          <table:table-cell table:style-name="ce13" office:value-type="float" office:value="16239">
            <text:p>16,239</text:p>
          </table:table-cell>
          <table:table-cell table:style-name="ce13" office:value-type="float" office:value="20546">
            <text:p>20,54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ntentional / unintentional</text:p>
          </table:table-cell>
          <table:table-cell table:style-name="ce21" table:formula="of:=[.B88]/[.B87]" office:value-type="percentage" office:value="0.058428475486904">
            <text:p>5.8%</text:p>
          </table:table-cell>
          <table:table-cell table:style-name="ce21" table:formula="of:=[.C88]/[.C87]" office:value-type="percentage" office:value="0.0656287979628451">
            <text:p>6.6%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Detailed causes of injury (unweighted)</text:p>
          </table:table-cell>
          <table:table-cell table:number-columns-repeated="1023"/>
        </table:table-row>
        <table:table-row table:style-name="ro1">
          <table:table-cell office:value-type="string">
            <text:p>cause1</text:p>
          </table:table-cell>
          <table:table-cell table:style-name="ce13" office:value-type="string">
            <text:p>Freq.</text:p>
          </table:table-cell>
          <table:table-cell table:number-columns-repeated="1022"/>
        </table:table-row>
        <table:table-row table:style-name="ro1">
          <table:table-cell office:value-type="float" office:value="8880">
            <text:p>8880</text:p>
          </table:table-cell>
          <table:table-cell table:style-name="ce13" office:value-type="float" office:value="5052">
            <text:p>5,052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table:style-name="ce13" office:value-type="float" office:value="4246">
            <text:p>4,246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table:style-name="ce13" office:value-type="float" office:value="3378">
            <text:p>3,378</text:p>
          </table:table-cell>
          <table:table-cell table:number-columns-repeated="1022"/>
        </table:table-row>
        <table:table-row table:style-name="ro1">
          <table:table-cell office:value-type="float" office:value="9179">
            <text:p>9179</text:p>
          </table:table-cell>
          <table:table-cell table:style-name="ce13" office:value-type="float" office:value="3242">
            <text:p>3,242</text:p>
          </table:table-cell>
          <table:table-cell table:number-columns-repeated="1022"/>
        </table:table-row>
        <table:table-row table:style-name="ro1">
          <table:table-cell office:value-type="float" office:value="8199">
            <text:p>8199</text:p>
          </table:table-cell>
          <table:table-cell table:style-name="ce13" office:value-type="float" office:value="2268">
            <text:p>2,268</text:p>
          </table:table-cell>
          <table:table-cell table:number-columns-repeated="1022"/>
        </table:table-row>
        <table:table-row table:style-name="ro1">
          <table:table-cell office:value-type="float" office:value="9208">
            <text:p>9208</text:p>
          </table:table-cell>
          <table:table-cell table:style-name="ce13" office:value-type="float" office:value="2173">
            <text:p>2,173</text:p>
          </table:table-cell>
          <table:table-cell table:number-columns-repeated="1022"/>
        </table:table-row>
        <table:table-row table:style-name="ro1">
          <table:table-cell office:value-type="float" office:value="9270">
            <text:p>9270</text:p>
          </table:table-cell>
          <table:table-cell table:style-name="ce13" office:value-type="float" office:value="1907">
            <text:p>1,907</text:p>
          </table:table-cell>
          <table:table-cell table:number-columns-repeated="1022"/>
        </table:table-row>
        <table:table-row table:style-name="ro1">
          <table:table-cell office:value-type="float" office:value="8850">
            <text:p>8850</text:p>
          </table:table-cell>
          <table:table-cell table:style-name="ce13" office:value-type="float" office:value="1751">
            <text:p>1,751</text:p>
          </table:table-cell>
          <table:table-cell table:number-columns-repeated="1022"/>
        </table:table-row>
        <table:table-row table:style-name="ro1">
          <table:table-cell office:value-type="float" office:value="9289">
            <text:p>9289</text:p>
          </table:table-cell>
          <table:table-cell table:style-name="ce13" office:value-type="float" office:value="1252">
            <text:p>1,252</text:p>
          </table:table-cell>
          <table:table-cell table:number-columns-repeated="1022"/>
        </table:table-row>
        <table:table-row table:style-name="ro1">
          <table:table-cell office:value-type="float" office:value="8809">
            <text:p>8809</text:p>
          </table:table-cell>
          <table:table-cell office:value-type="float" office:value="876">
            <text:p>876</text:p>
          </table:table-cell>
          <table:table-cell table:number-columns-repeated="1022"/>
        </table:table-row>
        <table:table-row table:style-name="ro1">
          <table:table-cell office:value-type="float" office:value="9180">
            <text:p>9180</text:p>
          </table:table-cell>
          <table:table-cell office:value-type="float" office:value="838">
            <text:p>838</text:p>
          </table:table-cell>
          <table:table-cell table:number-columns-repeated="1022"/>
        </table:table-row>
        <table:table-row table:style-name="ro1">
          <table:table-cell office:value-type="float" office:value="9600">
            <text:p>9600</text:p>
          </table:table-cell>
          <table:table-cell office:value-type="float" office:value="729">
            <text:p>729</text:p>
          </table:table-cell>
          <table:table-cell table:number-columns-repeated="1022"/>
        </table:table-row>
        <table:table-row table:style-name="ro1">
          <table:table-cell office:value-type="float" office:value="9689">
            <text:p>9689</text:p>
          </table:table-cell>
          <table:table-cell office:value-type="float" office:value="702">
            <text:p>702</text:p>
          </table:table-cell>
          <table:table-cell table:number-columns-repeated="1022"/>
        </table:table-row>
        <table:table-row table:style-name="ro1">
          <table:table-cell office:value-type="float" office:value="9140">
            <text:p>9140</text:p>
          </table:table-cell>
          <table:table-cell office:value-type="float" office:value="700">
            <text:p>700</text:p>
          </table:table-cell>
          <table:table-cell table:number-columns-repeated="1022"/>
        </table:table-row>
        <table:table-row table:style-name="ro1">
          <table:table-cell office:value-type="float" office:value="8849">
            <text:p>8849</text:p>
          </table:table-cell>
          <table:table-cell office:value-type="float" office:value="638">
            <text:p>638</text:p>
          </table:table-cell>
          <table:table-cell table:number-columns-repeated="1022"/>
        </table:table-row>
        <table:table-row table:style-name="ro1">
          <table:table-cell office:value-type="float" office:value="9203">
            <text:p>9203</text:p>
          </table:table-cell>
          <table:table-cell office:value-type="float" office:value="615">
            <text:p>615</text:p>
          </table:table-cell>
          <table:table-cell table:number-columns-repeated="1022"/>
        </table:table-row>
        <table:table-row table:style-name="ro1">
          <table:table-cell office:value-type="float" office:value="8190">
            <text:p>8190</text:p>
          </table:table-cell>
          <table:table-cell office:value-type="float" office:value="606">
            <text:p>606</text:p>
          </table:table-cell>
          <table:table-cell table:number-columns-repeated="1022"/>
        </table:table-row>
        <table:table-row table:style-name="ro1">
          <table:table-cell office:value-type="float" office:value="9170">
            <text:p>9170</text:p>
          </table:table-cell>
          <table:table-cell office:value-type="float" office:value="576">
            <text:p>576</text:p>
          </table:table-cell>
          <table:table-cell table:number-columns-repeated="1022"/>
        </table:table-row>
        <table:table-row table:style-name="ro1">
          <table:table-cell office:value-type="float" office:value="9160">
            <text:p>9160</text:p>
          </table:table-cell>
          <table:table-cell office:value-type="float" office:value="532">
            <text:p>532</text:p>
          </table:table-cell>
          <table:table-cell table:number-columns-repeated="1022"/>
        </table:table-row>
        <table:table-row table:style-name="ro1">
          <table:table-cell office:value-type="float" office:value="8842">
            <text:p>8842</text:p>
          </table:table-cell>
          <table:table-cell office:value-type="float" office:value="525">
            <text:p>525</text:p>
          </table:table-cell>
          <table:table-cell table:number-columns-repeated="1022"/>
        </table:table-row>
        <table:table-row table:style-name="ro1">
          <table:table-cell office:value-type="float" office:value="9060">
            <text:p>9060</text:p>
          </table:table-cell>
          <table:table-cell office:value-type="float" office:value="490">
            <text:p>490</text:p>
          </table:table-cell>
          <table:table-cell table:number-columns-repeated="1022"/>
        </table:table-row>
        <table:table-row table:style-name="ro1">
          <table:table-cell office:value-type="float" office:value="8191">
            <text:p>8191</text:p>
          </table:table-cell>
          <table:table-cell office:value-type="float" office:value="466">
            <text:p>466</text:p>
          </table:table-cell>
          <table:table-cell table:number-columns-repeated="1022"/>
        </table:table-row>
        <table:table-row table:style-name="ro1">
          <table:table-cell office:value-type="float" office:value="8261">
            <text:p>8261</text:p>
          </table:table-cell>
          <table:table-cell office:value-type="float" office:value="389">
            <text:p>389</text:p>
          </table:table-cell>
          <table:table-cell table:number-columns-repeated="1022"/>
        </table:table-row>
        <table:table-row table:style-name="ro1">
          <table:table-cell office:value-type="float" office:value="9150">
            <text:p>9150</text:p>
          </table:table-cell>
          <table:table-cell office:value-type="float" office:value="388">
            <text:p>388</text:p>
          </table:table-cell>
          <table:table-cell table:number-columns-repeated="1022"/>
        </table:table-row>
        <table:table-row table:style-name="ro1">
          <table:table-cell office:value-type="float" office:value="9204">
            <text:p>9204</text:p>
          </table:table-cell>
          <table:table-cell office:value-type="float" office:value="345">
            <text:p>345</text:p>
          </table:table-cell>
          <table:table-cell table:number-columns-repeated="1022"/>
        </table:table-row>
        <table:table-row table:style-name="ro1">
          <table:table-cell office:value-type="float" office:value="9064">
            <text:p>9064</text:p>
          </table:table-cell>
          <table:table-cell office:value-type="float" office:value="343">
            <text:p>343</text:p>
          </table:table-cell>
          <table:table-cell table:number-columns-repeated="1022"/>
        </table:table-row>
        <table:table-row table:style-name="ro1">
          <table:table-cell office:value-type="float" office:value="9209">
            <text:p>9209</text:p>
          </table:table-cell>
          <table:table-cell office:value-type="float" office:value="340">
            <text:p>340</text:p>
          </table:table-cell>
          <table:table-cell table:number-columns-repeated="1022"/>
        </table:table-row>
        <table:table-row table:style-name="ro1">
          <table:table-cell office:value-type="float" office:value="9053">
            <text:p>9053</text:p>
          </table:table-cell>
          <table:table-cell office:value-type="float" office:value="315">
            <text:p>315</text:p>
          </table:table-cell>
          <table:table-cell table:number-columns-repeated="1022"/>
        </table:table-row>
        <table:table-row table:style-name="ro1">
          <table:table-cell office:value-type="float" office:value="8129">
            <text:p>8129</text:p>
          </table:table-cell>
          <table:table-cell office:value-type="float" office:value="305">
            <text:p>305</text:p>
          </table:table-cell>
          <table:table-cell table:number-columns-repeated="1022"/>
        </table:table-row>
        <table:table-row table:style-name="ro1">
          <table:table-cell office:value-type="float" office:value="9288">
            <text:p>9288</text:p>
          </table:table-cell>
          <table:table-cell office:value-type="float" office:value="301">
            <text:p>301</text:p>
          </table:table-cell>
          <table:table-cell table:number-columns-repeated="1022"/>
        </table:table-row>
        <table:table-row table:style-name="ro1">
          <table:table-cell office:value-type="float" office:value="8120">
            <text:p>8120</text:p>
          </table:table-cell>
          <table:table-cell office:value-type="float" office:value="258">
            <text:p>258</text:p>
          </table:table-cell>
          <table:table-cell table:number-columns-repeated="1022"/>
        </table:table-row>
        <table:table-row table:style-name="ro1">
          <table:table-cell office:value-type="float" office:value="9240">
            <text:p>9240</text:p>
          </table:table-cell>
          <table:table-cell office:value-type="float" office:value="254">
            <text:p>254</text:p>
          </table:table-cell>
          <table:table-cell table:number-columns-repeated="1022"/>
        </table:table-row>
        <table:table-row table:style-name="ro1">
          <table:table-cell office:value-type="float" office:value="8810">
            <text:p>8810</text:p>
          </table:table-cell>
          <table:table-cell office:value-type="float" office:value="230">
            <text:p>230</text:p>
          </table:table-cell>
          <table:table-cell table:number-columns-repeated="1022"/>
        </table:table-row>
        <table:table-row table:style-name="ro1">
          <table:table-cell office:value-type="float" office:value="9660">
            <text:p>9660</text:p>
          </table:table-cell>
          <table:table-cell office:value-type="float" office:value="214">
            <text:p>214</text:p>
          </table:table-cell>
          <table:table-cell table:number-columns-repeated="1022"/>
        </table:table-row>
        <table:table-row table:style-name="ro1">
          <table:table-cell office:value-type="float" office:value="8480">
            <text:p>8480</text:p>
          </table:table-cell>
          <table:table-cell office:value-type="float" office:value="190">
            <text:p>190</text:p>
          </table:table-cell>
          <table:table-cell table:number-columns-repeated="1022"/>
        </table:table-row>
        <table:table-row table:style-name="ro1">
          <table:table-cell office:value-type="float" office:value="8269">
            <text:p>8269</text:p>
          </table:table-cell>
          <table:table-cell office:value-type="float" office:value="185">
            <text:p>185</text:p>
          </table:table-cell>
          <table:table-cell table:number-columns-repeated="1022"/>
        </table:table-row>
        <table:table-row table:style-name="ro1">
          <table:table-cell office:value-type="float" office:value="8840">
            <text:p>8840</text:p>
          </table:table-cell>
          <table:table-cell office:value-type="float" office:value="184">
            <text:p>184</text:p>
          </table:table-cell>
          <table:table-cell table:number-columns-repeated="1022"/>
        </table:table-row>
        <table:table-row table:style-name="ro1">
          <table:table-cell office:value-type="float" office:value="9248">
            <text:p>9248</text:p>
          </table:table-cell>
          <table:table-cell office:value-type="float" office:value="179">
            <text:p>179</text:p>
          </table:table-cell>
          <table:table-cell table:number-columns-repeated="1022"/>
        </table:table-row>
        <table:table-row table:style-name="ro1">
          <table:table-cell office:value-type="float" office:value="8147">
            <text:p>8147</text:p>
          </table:table-cell>
          <table:table-cell office:value-type="float" office:value="170">
            <text:p>170</text:p>
          </table:table-cell>
          <table:table-cell table:number-columns-repeated="1022"/>
        </table:table-row>
        <table:table-row table:style-name="ro1">
          <table:table-cell office:value-type="float" office:value="9229">
            <text:p>9229</text:p>
          </table:table-cell>
          <table:table-cell office:value-type="float" office:value="166">
            <text:p>166</text:p>
          </table:table-cell>
          <table:table-cell table:number-columns-repeated="1022"/>
        </table:table-row>
        <table:table-row table:style-name="ro1">
          <table:table-cell office:value-type="float" office:value="9479">
            <text:p>9479</text:p>
          </table:table-cell>
          <table:table-cell office:value-type="float" office:value="159">
            <text:p>159</text:p>
          </table:table-cell>
          <table:table-cell table:number-columns-repeated="1022"/>
        </table:table-row>
        <table:table-row table:style-name="ro1">
          <table:table-cell office:value-type="float" office:value="8121">
            <text:p>8121</text:p>
          </table:table-cell>
          <table:table-cell office:value-type="float" office:value="153">
            <text:p>153</text:p>
          </table:table-cell>
          <table:table-cell table:number-columns-repeated="1022"/>
        </table:table-row>
        <table:table-row table:style-name="ro1">
          <table:table-cell office:value-type="float" office:value="9688">
            <text:p>9688</text:p>
          </table:table-cell>
          <table:table-cell office:value-type="float" office:value="140">
            <text:p>140</text:p>
          </table:table-cell>
          <table:table-cell table:number-columns-repeated="1022"/>
        </table:table-row>
        <table:table-row table:style-name="ro1">
          <table:table-cell office:value-type="float" office:value="9682">
            <text:p>9682</text:p>
          </table:table-cell>
          <table:table-cell office:value-type="float" office:value="136">
            <text:p>136</text:p>
          </table:table-cell>
          <table:table-cell table:number-columns-repeated="1022"/>
        </table:table-row>
        <table:table-row table:style-name="ro1">
          <table:table-cell office:value-type="float" office:value="8589">
            <text:p>8589</text:p>
          </table:table-cell>
          <table:table-cell office:value-type="float" office:value="130">
            <text:p>130</text:p>
          </table:table-cell>
          <table:table-cell table:number-columns-repeated="1022"/>
        </table:table-row>
        <table:table-row table:style-name="ro1">
          <table:table-cell office:value-type="float" office:value="8189">
            <text:p>8189</text:p>
          </table:table-cell>
          <table:table-cell office:value-type="float" office:value="129">
            <text:p>129</text:p>
          </table:table-cell>
          <table:table-cell table:number-columns-repeated="1022"/>
        </table:table-row>
        <table:table-row table:style-name="ro1">
          <table:table-cell office:value-type="float" office:value="9198">
            <text:p>9198</text:p>
          </table:table-cell>
          <table:table-cell office:value-type="float" office:value="126">
            <text:p>126</text:p>
          </table:table-cell>
          <table:table-cell table:number-columns-repeated="1022"/>
        </table:table-row>
        <table:table-row table:style-name="ro1">
          <table:table-cell office:value-type="float" office:value="8820">
            <text:p>8820</text:p>
          </table:table-cell>
          <table:table-cell office:value-type="float" office:value="125">
            <text:p>125</text:p>
          </table:table-cell>
          <table:table-cell table:number-columns-repeated="1022"/>
        </table:table-row>
        <table:table-row table:style-name="ro1">
          <table:table-cell office:value-type="float" office:value="9068">
            <text:p>9068</text:p>
          </table:table-cell>
          <table:table-cell office:value-type="float" office:value="121">
            <text:p>121</text:p>
          </table:table-cell>
          <table:table-cell table:number-columns-repeated="1022"/>
        </table:table-row>
        <table:table-row table:style-name="ro1">
          <table:table-cell office:value-type="float" office:value="8990">
            <text:p>8990</text:p>
          </table:table-cell>
          <table:table-cell office:value-type="float" office:value="118">
            <text:p>118</text:p>
          </table:table-cell>
          <table:table-cell table:number-columns-repeated="1022"/>
        </table:table-row>
        <table:table-row table:style-name="ro1">
          <table:table-cell office:value-type="float" office:value="9601">
            <text:p>9601</text:p>
          </table:table-cell>
          <table:table-cell office:value-type="float" office:value="108">
            <text:p>108</text:p>
          </table:table-cell>
          <table:table-cell table:number-columns-repeated="1022"/>
        </table:table-row>
        <table:table-row table:style-name="ro1">
          <table:table-cell office:value-type="float" office:value="9063">
            <text:p>9063</text:p>
          </table:table-cell>
          <table:table-cell office:value-type="float" office:value="107">
            <text:p>107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table:style-name="ce13" office:value-type="float" office:value="103">
            <text:p>103</text:p>
          </table:table-cell>
          <table:table-cell table:number-columns-repeated="1022"/>
        </table:table-row>
        <table:table-row table:style-name="ro1">
          <table:table-cell office:value-type="float" office:value="8498">
            <text:p>8498</text:p>
          </table:table-cell>
          <table:table-cell office:value-type="float" office:value="102">
            <text:p>102</text:p>
          </table:table-cell>
          <table:table-cell table:number-columns-repeated="1022"/>
        </table:table-row>
        <table:table-row table:style-name="ro1">
          <table:table-cell office:value-type="float" office:value="8839">
            <text:p>8839</text:p>
          </table:table-cell>
          <table:table-cell office:value-type="float" office:value="99">
            <text:p>99</text:p>
          </table:table-cell>
          <table:table-cell table:number-columns-repeated="1022"/>
        </table:table-row>
        <table:table-row table:style-name="ro1">
          <table:table-cell office:value-type="float" office:value="8490">
            <text:p>8490</text:p>
          </table:table-cell>
          <table:table-cell office:value-type="float" office:value="93">
            <text:p>93</text:p>
          </table:table-cell>
          <table:table-cell table:number-columns-repeated="1022"/>
        </table:table-row>
        <table:table-row table:style-name="ro1">
          <table:table-cell office:value-type="float" office:value="9478">
            <text:p>9478</text:p>
          </table:table-cell>
          <table:table-cell office:value-type="float" office:value="84">
            <text:p>84</text:p>
          </table:table-cell>
          <table:table-cell table:number-columns-repeated="1022"/>
        </table:table-row>
        <table:table-row table:style-name="ro1">
          <table:table-cell office:value-type="float" office:value="9201">
            <text:p>9201</text:p>
          </table:table-cell>
          <table:table-cell office:value-type="float" office:value="79">
            <text:p>79</text:p>
          </table:table-cell>
          <table:table-cell table:number-columns-repeated="1022"/>
        </table:table-row>
        <table:table-row table:style-name="ro1">
          <table:table-cell office:value-type="float" office:value="8494">
            <text:p>8494</text:p>
          </table:table-cell>
          <table:table-cell office:value-type="float" office:value="76">
            <text:p>76</text:p>
          </table:table-cell>
          <table:table-cell table:number-columns-repeated="1022"/>
        </table:table-row>
        <table:table-row table:style-name="ro1">
          <table:table-cell office:value-type="float" office:value="8169">
            <text:p>8169</text:p>
          </table:table-cell>
          <table:table-cell office:value-type="float" office:value="75">
            <text:p>75</text:p>
          </table:table-cell>
          <table:table-cell table:number-columns-repeated="1022"/>
        </table:table-row>
        <table:table-row table:style-name="ro1">
          <table:table-cell office:value-type="float" office:value="9199">
            <text:p>9199</text:p>
          </table:table-cell>
          <table:table-cell office:value-type="float" office:value="73">
            <text:p>73</text:p>
          </table:table-cell>
          <table:table-cell table:number-columns-repeated="1022"/>
        </table:table-row>
        <table:table-row table:style-name="ro1">
          <table:table-cell office:value-type="float" office:value="9241">
            <text:p>9241</text:p>
          </table:table-cell>
          <table:table-cell office:value-type="float" office:value="72">
            <text:p>72</text:p>
          </table:table-cell>
          <table:table-cell table:number-columns-repeated="1022"/>
        </table:table-row>
        <table:table-row table:style-name="ro1">
          <table:table-cell office:value-type="float" office:value="9051">
            <text:p>9051</text:p>
          </table:table-cell>
          <table:table-cell office:value-type="float" office:value="72">
            <text:p>72</text:p>
          </table:table-cell>
          <table:table-cell table:number-columns-repeated="1022"/>
        </table:table-row>
        <table:table-row table:style-name="ro1">
          <table:table-cell office:value-type="float" office:value="9560">
            <text:p>9560</text:p>
          </table:table-cell>
          <table:table-cell office:value-type="float" office:value="71">
            <text:p>71</text:p>
          </table:table-cell>
          <table:table-cell table:number-columns-repeated="1022"/>
        </table:table-row>
        <table:table-row table:style-name="ro1">
          <table:table-cell office:value-type="float" office:value="9194">
            <text:p>9194</text:p>
          </table:table-cell>
          <table:table-cell office:value-type="float" office:value="69">
            <text:p>69</text:p>
          </table:table-cell>
          <table:table-cell table:number-columns-repeated="1022"/>
        </table:table-row>
        <table:table-row table:style-name="ro1">
          <table:table-cell office:value-type="float" office:value="8219">
            <text:p>8219</text:p>
          </table:table-cell>
          <table:table-cell office:value-type="float" office:value="67">
            <text:p>67</text:p>
          </table:table-cell>
          <table:table-cell table:number-columns-repeated="1022"/>
        </table:table-row>
        <table:table-row table:style-name="ro1">
          <table:table-cell office:value-type="float" office:value="9505">
            <text:p>9505</text:p>
          </table:table-cell>
          <table:table-cell office:value-type="float" office:value="64">
            <text:p>64</text:p>
          </table:table-cell>
          <table:table-cell table:number-columns-repeated="1022"/>
        </table:table-row>
        <table:table-row table:style-name="ro1">
          <table:table-cell office:value-type="float" office:value="8149">
            <text:p>8149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1">
          <table:table-cell office:value-type="float" office:value="8179">
            <text:p>8179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1">
          <table:table-cell office:value-type="float" office:value="9120">
            <text:p>9120</text:p>
          </table:table-cell>
          <table:table-cell office:value-type="float" office:value="55">
            <text:p>55</text:p>
          </table:table-cell>
          <table:table-cell table:number-columns-repeated="1022"/>
        </table:table-row>
        <table:table-row table:style-name="ro1">
          <table:table-cell office:value-type="float" office:value="8788">
            <text:p>8788</text:p>
          </table:table-cell>
          <table:table-cell office:value-type="float" office:value="54">
            <text:p>54</text:p>
          </table:table-cell>
          <table:table-cell table:number-columns-repeated="1022"/>
        </table:table-row>
        <table:table-row table:style-name="ro1">
          <table:table-cell office:value-type="float" office:value="8981">
            <text:p>8981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1">
          <table:table-cell office:value-type="float" office:value="8860">
            <text:p>8860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1">
          <table:table-cell office:value-type="float" office:value="8588">
            <text:p>8588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1">
          <table:table-cell office:value-type="float" office:value="9262">
            <text:p>9262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1">
          <table:table-cell office:value-type="float" office:value="9057">
            <text:p>9057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1">
          <table:table-cell office:value-type="float" office:value="8699">
            <text:p>8699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1">
          <table:table-cell office:value-type="float" office:value="8136">
            <text:p>8136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1">
          <table:table-cell office:value-type="float" office:value="8160">
            <text:p>8160</text:p>
          </table:table-cell>
          <table:table-cell office:value-type="float" office:value="49">
            <text:p>49</text:p>
          </table:table-cell>
          <table:table-cell table:number-columns-repeated="1022"/>
        </table:table-row>
        <table:table-row table:style-name="ro1">
          <table:table-cell office:value-type="float" office:value="8282">
            <text:p>8282</text:p>
          </table:table-cell>
          <table:table-cell office:value-type="float" office:value="48">
            <text:p>48</text:p>
          </table:table-cell>
          <table:table-cell table:number-columns-repeated="1022"/>
        </table:table-row>
        <table:table-row table:style-name="ro1">
          <table:table-cell office:value-type="float" office:value="8249">
            <text:p>8249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1">
          <table:table-cell office:value-type="float" office:value="8504">
            <text:p>8504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1">
          <table:table-cell office:value-type="float" office:value="8798">
            <text:p>8798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1">
          <table:table-cell office:value-type="float" office:value="8789">
            <text:p>8789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1">
          <table:table-cell office:value-type="float" office:value="8496">
            <text:p>8496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1">
          <table:table-cell office:value-type="float" office:value="9009">
            <text:p>9009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1">
          <table:table-cell office:value-type="float" office:value="8159">
            <text:p>8159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1">
          <table:table-cell office:value-type="float" office:value="9300">
            <text:p>9300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1">
          <table:table-cell office:value-type="float" office:value="8830">
            <text:p>8830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1">
          <table:table-cell office:value-type="float" office:value="9504">
            <text:p>9504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1">
          <table:table-cell office:value-type="float" office:value="9110">
            <text:p>9110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1">
          <table:table-cell office:value-type="float" office:value="8799">
            <text:p>8799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1">
          <table:table-cell office:value-type="float" office:value="8659">
            <text:p>8659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1">
          <table:table-cell office:value-type="float" office:value="9259">
            <text:p>9259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float" office:value="8161">
            <text:p>8161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1">
          <table:table-cell office:value-type="float" office:value="8782">
            <text:p>8782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1">
          <table:table-cell office:value-type="float" office:value="8181">
            <text:p>8181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1">
          <table:table-cell office:value-type="float" office:value="9193">
            <text:p>9193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1">
          <table:table-cell office:value-type="float" office:value="9190">
            <text:p>9190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1">
          <table:table-cell office:value-type="float" office:value="8870">
            <text:p>8870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1">
          <table:table-cell office:value-type="float" office:value="9589">
            <text:p>9589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1">
          <table:table-cell office:value-type="float" office:value="9323">
            <text:p>9323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1">
          <table:table-cell office:value-type="float" office:value="8689">
            <text:p>8689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1">
          <table:table-cell office:value-type="float" office:value="9055">
            <text:p>9055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1">
          <table:table-cell office:value-type="float" office:value="9679">
            <text:p>9679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1">
          <table:table-cell office:value-type="float" office:value="8583">
            <text:p>8583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1">
          <table:table-cell office:value-type="float" office:value="9192">
            <text:p>9192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1">
          <table:table-cell office:value-type="float" office:value="8150">
            <text:p>8150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1">
          <table:table-cell office:value-type="float" office:value="9750">
            <text:p>9750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1">
          <table:table-cell office:value-type="float" office:value="9090">
            <text:p>9090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1">
          <table:table-cell office:value-type="float" office:value="8786">
            <text:p>8786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1">
          <table:table-cell office:value-type="float" office:value="8669">
            <text:p>8669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1">
          <table:table-cell office:value-type="float" office:value="9421">
            <text:p>9421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1">
          <table:table-cell office:value-type="float" office:value="9309">
            <text:p>9309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1">
          <table:table-cell office:value-type="float" office:value="9299">
            <text:p>9299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1">
          <table:table-cell office:value-type="float" office:value="9290">
            <text:p>9290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1">
          <table:table-cell office:value-type="float" office:value="8796">
            <text:p>8796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1">
          <table:table-cell office:value-type="float" office:value="8781">
            <text:p>8781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1">
          <table:table-cell office:value-type="float" office:value="8698">
            <text:p>8698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1">
          <table:table-cell office:value-type="float" office:value="8289">
            <text:p>8289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1">
          <table:table-cell office:value-type="float" office:value="8139">
            <text:p>8139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1">
          <table:table-cell office:value-type="float" office:value="9654">
            <text:p>9654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1">
          <table:table-cell office:value-type="float" office:value="8783">
            <text:p>8783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1">
          <table:table-cell office:value-type="float" office:value="8552">
            <text:p>8552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1">
          <table:table-cell office:value-type="float" office:value="9361">
            <text:p>9361</text:p>
          </table:table-cell>
          <table:table-cell office:value-type="float" office:value="19">
            <text:p>19</text:p>
          </table:table-cell>
          <table:table-cell table:number-columns-repeated="1022"/>
        </table:table-row>
        <table:table-row table:style-name="ro1">
          <table:table-cell office:value-type="float" office:value="9202">
            <text:p>9202</text:p>
          </table:table-cell>
          <table:table-cell office:value-type="float" office:value="19">
            <text:p>19</text:p>
          </table:table-cell>
          <table:table-cell table:number-columns-repeated="1022"/>
        </table:table-row>
        <table:table-row table:style-name="ro1">
          <table:table-cell office:value-type="float" office:value="8668">
            <text:p>8668</text:p>
          </table:table-cell>
          <table:table-cell office:value-type="float" office:value="19">
            <text:p>19</text:p>
          </table:table-cell>
          <table:table-cell table:number-columns-repeated="1022"/>
        </table:table-row>
        <table:table-row table:style-name="ro1">
          <table:table-cell office:value-type="float" office:value="8503">
            <text:p>8503</text:p>
          </table:table-cell>
          <table:table-cell office:value-type="float" office:value="19">
            <text:p>19</text:p>
          </table:table-cell>
          <table:table-cell table:number-columns-repeated="1022"/>
        </table:table-row>
        <table:table-row table:style-name="ro1">
          <table:table-cell office:value-type="float" office:value="9050">
            <text:p>9050</text:p>
          </table:table-cell>
          <table:table-cell office:value-type="float" office:value="18">
            <text:p>18</text:p>
          </table:table-cell>
          <table:table-cell table:number-columns-repeated="1022"/>
        </table:table-row>
        <table:table-row table:style-name="ro1">
          <table:table-cell office:value-type="float" office:value="8613">
            <text:p>8613</text:p>
          </table:table-cell>
          <table:table-cell office:value-type="float" office:value="18">
            <text:p>18</text:p>
          </table:table-cell>
          <table:table-cell table:number-columns-repeated="1022"/>
        </table:table-row>
        <table:table-row table:style-name="ro1">
          <table:table-cell office:value-type="float" office:value="8609">
            <text:p>8609</text:p>
          </table:table-cell>
          <table:table-cell office:value-type="float" office:value="18">
            <text:p>18</text:p>
          </table:table-cell>
          <table:table-cell table:number-columns-repeated="1022"/>
        </table:table-row>
        <table:table-row table:style-name="ro1">
          <table:table-cell office:value-type="float" office:value="8550">
            <text:p>8550</text:p>
          </table:table-cell>
          <table:table-cell office:value-type="float" office:value="18">
            <text:p>18</text:p>
          </table:table-cell>
          <table:table-cell table:number-columns-repeated="1022"/>
        </table:table-row>
        <table:table-row table:style-name="ro1">
          <table:table-cell office:value-type="float" office:value="8260">
            <text:p>8260</text:p>
          </table:table-cell>
          <table:table-cell office:value-type="float" office:value="18">
            <text:p>18</text:p>
          </table:table-cell>
          <table:table-cell table:number-columns-repeated="1022"/>
        </table:table-row>
        <table:table-row table:style-name="ro1">
          <table:table-cell office:value-type="float" office:value="8259">
            <text:p>8259</text:p>
          </table:table-cell>
          <table:table-cell office:value-type="float" office:value="17">
            <text:p>17</text:p>
          </table:table-cell>
          <table:table-cell table:number-columns-repeated="1022"/>
        </table:table-row>
        <table:table-row table:style-name="ro1">
          <table:table-cell office:value-type="float" office:value="8811">
            <text:p>8811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1">
          <table:table-cell office:value-type="float" office:value="8587">
            <text:p>8587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1">
          <table:table-cell office:value-type="float" office:value="8540">
            <text:p>8540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1">
          <table:table-cell office:value-type="float" office:value="8532">
            <text:p>8532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1">
          <table:table-cell office:value-type="float" office:value="9310">
            <text:p>9310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1">
          <table:table-cell office:value-type="float" office:value="8209">
            <text:p>8209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1">
          <table:table-cell office:value-type="float" office:value="9760">
            <text:p>9760</text:p>
          </table:table-cell>
          <table:table-cell office:value-type="float" office:value="14">
            <text:p>14</text:p>
          </table:table-cell>
          <table:table-cell table:number-columns-repeated="1022"/>
        </table:table-row>
        <table:table-row table:style-name="ro1">
          <table:table-cell office:value-type="float" office:value="8643">
            <text:p>8643</text:p>
          </table:table-cell>
          <table:table-cell office:value-type="float" office:value="14">
            <text:p>14</text:p>
          </table:table-cell>
          <table:table-cell table:number-columns-repeated="1022"/>
        </table:table-row>
        <table:table-row table:style-name="ro1">
          <table:table-cell office:value-type="float" office:value="8497">
            <text:p>8497</text:p>
          </table:table-cell>
          <table:table-cell office:value-type="float" office:value="14">
            <text:p>14</text:p>
          </table:table-cell>
          <table:table-cell table:number-columns-repeated="1022"/>
        </table:table-row>
        <table:table-row table:style-name="ro1">
          <table:table-cell office:value-type="float" office:value="8122">
            <text:p>8122</text:p>
          </table:table-cell>
          <table:table-cell office:value-type="float" office:value="14">
            <text:p>14</text:p>
          </table:table-cell>
          <table:table-cell table:number-columns-repeated="1022"/>
        </table:table-row>
        <table:table-row table:style-name="ro1">
          <table:table-cell office:value-type="float" office:value="9230">
            <text:p>9230</text:p>
          </table:table-cell>
          <table:table-cell office:value-type="float" office:value="13">
            <text:p>13</text:p>
          </table:table-cell>
          <table:table-cell table:number-columns-repeated="1022"/>
        </table:table-row>
        <table:table-row table:style-name="ro1">
          <table:table-cell office:value-type="float" office:value="8581">
            <text:p>8581</text:p>
          </table:table-cell>
          <table:table-cell office:value-type="float" office:value="13">
            <text:p>13</text:p>
          </table:table-cell>
          <table:table-cell table:number-columns-repeated="1022"/>
        </table:table-row>
        <table:table-row table:style-name="ro1">
          <table:table-cell office:value-type="float" office:value="8493">
            <text:p>8493</text:p>
          </table:table-cell>
          <table:table-cell office:value-type="float" office:value="13">
            <text:p>13</text:p>
          </table:table-cell>
          <table:table-cell table:number-columns-repeated="1022"/>
        </table:table-row>
        <table:table-row table:style-name="ro1">
          <table:table-cell office:value-type="float" office:value="8389">
            <text:p>8389</text:p>
          </table:table-cell>
          <table:table-cell office:value-type="float" office:value="13">
            <text:p>13</text:p>
          </table:table-cell>
          <table:table-cell table:number-columns-repeated="1022"/>
        </table:table-row>
        <table:table-row table:style-name="ro1">
          <table:table-cell office:value-type="float" office:value="9503">
            <text:p>9503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1">
          <table:table-cell office:value-type="float" office:value="9391">
            <text:p>9391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1">
          <table:table-cell office:value-type="float" office:value="8658">
            <text:p>8658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1">
          <table:table-cell office:value-type="float" office:value="8506">
            <text:p>8506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1">
          <table:table-cell office:value-type="float" office:value="8210">
            <text:p>8210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1">
          <table:table-cell office:value-type="float" office:value="8180">
            <text:p>8180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1">
          <table:table-cell office:value-type="float" office:value="9670">
            <text:p>9670</text:p>
          </table:table-cell>
          <table:table-cell office:value-type="float" office:value="11">
            <text:p>11</text:p>
          </table:table-cell>
          <table:table-cell table:number-columns-repeated="1022"/>
        </table:table-row>
        <table:table-row table:style-name="ro1">
          <table:table-cell office:value-type="float" office:value="9061">
            <text:p>9061</text:p>
          </table:table-cell>
          <table:table-cell office:value-type="float" office:value="11">
            <text:p>11</text:p>
          </table:table-cell>
          <table:table-cell table:number-columns-repeated="1022"/>
        </table:table-row>
        <table:table-row table:style-name="ro1">
          <table:table-cell office:value-type="float" office:value="9019">
            <text:p>9019</text:p>
          </table:table-cell>
          <table:table-cell office:value-type="float" office:value="11">
            <text:p>11</text:p>
          </table:table-cell>
          <table:table-cell table:number-columns-repeated="1022"/>
        </table:table-row>
        <table:table-row table:style-name="ro1">
          <table:table-cell office:value-type="float" office:value="8634">
            <text:p>8634</text:p>
          </table:table-cell>
          <table:table-cell office:value-type="float" office:value="11">
            <text:p>11</text:p>
          </table:table-cell>
          <table:table-cell table:number-columns-repeated="1022"/>
        </table:table-row>
        <table:table-row table:style-name="ro1">
          <table:table-cell office:value-type="float" office:value="8197">
            <text:p>8197</text:p>
          </table:table-cell>
          <table:table-cell office:value-type="float" office:value="11">
            <text:p>11</text:p>
          </table:table-cell>
          <table:table-cell table:number-columns-repeated="1022"/>
        </table:table-row>
        <table:table-row table:style-name="ro1">
          <table:table-cell office:value-type="float" office:value="9890">
            <text:p>9890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 office:value-type="float" office:value="9390">
            <text:p>9390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 office:value-type="float" office:value="9239">
            <text:p>9239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 office:value-type="float" office:value="9010">
            <text:p>9010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 office:value-type="float" office:value="8637">
            <text:p>8637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 office:value-type="float" office:value="8611">
            <text:p>8611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 office:value-type="float" office:value="8585">
            <text:p>8585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 office:value-type="float" office:value="8151">
            <text:p>8151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 office:value-type="float" office:value="8130">
            <text:p>8130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 office:value-type="float" office:value="9441">
            <text:p>9441</text:p>
          </table:table-cell>
          <table:table-cell office:value-type="float" office:value="9">
            <text:p>9</text:p>
          </table:table-cell>
          <table:table-cell table:number-columns-repeated="1022"/>
        </table:table-row>
        <table:table-row table:style-name="ro1">
          <table:table-cell office:value-type="float" office:value="9363">
            <text:p>9363</text:p>
          </table:table-cell>
          <table:table-cell office:value-type="float" office:value="9">
            <text:p>9</text:p>
          </table:table-cell>
          <table:table-cell table:number-columns-repeated="1022"/>
        </table:table-row>
        <table:table-row table:style-name="ro1">
          <table:table-cell office:value-type="float" office:value="9352">
            <text:p>9352</text:p>
          </table:table-cell>
          <table:table-cell office:value-type="float" office:value="9">
            <text:p>9</text:p>
          </table:table-cell>
          <table:table-cell table:number-columns-repeated="1022"/>
        </table:table-row>
        <table:table-row table:style-name="ro1">
          <table:table-cell office:value-type="float" office:value="9303">
            <text:p>9303</text:p>
          </table:table-cell>
          <table:table-cell office:value-type="float" office:value="9">
            <text:p>9</text:p>
          </table:table-cell>
          <table:table-cell table:number-columns-repeated="1022"/>
        </table:table-row>
        <table:table-row table:style-name="ro1">
          <table:table-cell office:value-type="float" office:value="8909">
            <text:p>8909</text:p>
          </table:table-cell>
          <table:table-cell office:value-type="float" office:value="9">
            <text:p>9</text:p>
          </table:table-cell>
          <table:table-cell table:number-columns-repeated="1022"/>
        </table:table-row>
        <table:table-row table:style-name="ro1">
          <table:table-cell office:value-type="float" office:value="8791">
            <text:p>8791</text:p>
          </table:table-cell>
          <table:table-cell office:value-type="float" office:value="9">
            <text:p>9</text:p>
          </table:table-cell>
          <table:table-cell table:number-columns-repeated="1022"/>
        </table:table-row>
        <table:table-row table:style-name="ro1">
          <table:table-cell office:value-type="float" office:value="8131">
            <text:p>8131</text:p>
          </table:table-cell>
          <table:table-cell office:value-type="float" office:value="9">
            <text:p>9</text:p>
          </table:table-cell>
          <table:table-cell table:number-columns-repeated="1022"/>
        </table:table-row>
        <table:table-row table:style-name="ro1">
          <table:table-cell office:value-type="float" office:value="9854">
            <text:p>9854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float" office:value="9305">
            <text:p>9305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float" office:value="9228">
            <text:p>9228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float" office:value="8970">
            <text:p>8970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float" office:value="8869">
            <text:p>8869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float" office:value="8800">
            <text:p>8800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float" office:value="8636">
            <text:p>8636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float" office:value="8600">
            <text:p>8600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float" office:value="8580">
            <text:p>8580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float" office:value="8542">
            <text:p>8542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float" office:value="8541">
            <text:p>8541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float" office:value="8495">
            <text:p>8495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float" office:value="8359">
            <text:p>8359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float" office:value="8182">
            <text:p>8182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float" office:value="9588">
            <text:p>9588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office:value-type="float" office:value="9530">
            <text:p>9530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office:value-type="float" office:value="9356">
            <text:p>9356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office:value-type="float" office:value="9342">
            <text:p>9342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office:value-type="float" office:value="9298">
            <text:p>9298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office:value-type="float" office:value="9249">
            <text:p>9249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office:value-type="float" office:value="9200">
            <text:p>9200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office:value-type="float" office:value="9197">
            <text:p>9197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office:value-type="float" office:value="9108">
            <text:p>9108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office:value-type="float" office:value="8940">
            <text:p>8940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office:value-type="float" office:value="8832">
            <text:p>8832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office:value-type="float" office:value="8693">
            <text:p>8693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office:value-type="float" office:value="8642">
            <text:p>8642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office:value-type="float" office:value="8621">
            <text:p>8621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office:value-type="float" office:value="8299">
            <text:p>8299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office:value-type="float" office:value="9554">
            <text:p>9554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float" office:value="9385">
            <text:p>9385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float" office:value="9358">
            <text:p>9358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float" office:value="9320">
            <text:p>9320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float" office:value="9281">
            <text:p>9281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float" office:value="9218">
            <text:p>9218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float" office:value="9196">
            <text:p>9196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float" office:value="9059">
            <text:p>9059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float" office:value="8792">
            <text:p>8792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float" office:value="8664">
            <text:p>8664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float" office:value="8560">
            <text:p>8560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float" office:value="8510">
            <text:p>8510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float" office:value="8329">
            <text:p>8329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float" office:value="8162">
            <text:p>8162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float" office:value="9860">
            <text:p>9860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float" office:value="9690">
            <text:p>9690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float" office:value="9671">
            <text:p>9671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float" office:value="9509">
            <text:p>9509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float" office:value="9394">
            <text:p>9394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float" office:value="9354">
            <text:p>9354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float" office:value="9353">
            <text:p>9353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float" office:value="9308">
            <text:p>9308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float" office:value="9232">
            <text:p>9232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float" office:value="9080">
            <text:p>9080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float" office:value="8785">
            <text:p>8785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float" office:value="8682">
            <text:p>8682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float" office:value="8624">
            <text:p>8624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float" office:value="8614">
            <text:p>8614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float" office:value="8586">
            <text:p>8586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float" office:value="8551">
            <text:p>8551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float" office:value="8530">
            <text:p>8530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float" office:value="9871">
            <text:p>9871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float" office:value="9803">
            <text:p>9803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float" office:value="9460">
            <text:p>9460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float" office:value="9359">
            <text:p>9359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float" office:value="9330">
            <text:p>9330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float" office:value="9293">
            <text:p>9293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float" office:value="9258">
            <text:p>9258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float" office:value="9221">
            <text:p>9221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float" office:value="9109">
            <text:p>9109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float" office:value="9104">
            <text:p>9104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float" office:value="9040">
            <text:p>9040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float" office:value="8919">
            <text:p>8919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float" office:value="8641">
            <text:p>8641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float" office:value="8584">
            <text:p>8584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float" office:value="8582">
            <text:p>8582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float" office:value="8502">
            <text:p>8502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float" office:value="8384">
            <text:p>8384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float" office:value="8227">
            <text:p>8227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float" office:value="8109">
            <text:p>8109</text:p>
          </table:table-cell>
          <table:table-cell table:style-name="ce13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float" office:value="9881">
            <text:p>9881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9804">
            <text:p>9804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9720">
            <text:p>9720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9502">
            <text:p>9502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9496">
            <text:p>9496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9457">
            <text:p>9457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9424">
            <text:p>9424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9422">
            <text:p>9422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9412">
            <text:p>9412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9398">
            <text:p>9398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9397">
            <text:p>9397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9392">
            <text:p>9392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9379">
            <text:p>9379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9331">
            <text:p>9331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9322">
            <text:p>9322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9319">
            <text:p>9319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9304">
            <text:p>9304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9269">
            <text:p>9269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9070">
            <text:p>9070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9062">
            <text:p>9062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9056">
            <text:p>9056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8960">
            <text:p>8960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8938">
            <text:p>8938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8902">
            <text:p>8902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8841">
            <text:p>8841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8797">
            <text:p>8797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8780">
            <text:p>8780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8768">
            <text:p>8768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8670">
            <text:p>8670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8651">
            <text:p>8651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8629">
            <text:p>8629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8616">
            <text:p>8616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8603">
            <text:p>8603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8554">
            <text:p>8554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8538">
            <text:p>8538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8528">
            <text:p>8528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8319">
            <text:p>8319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8250">
            <text:p>8250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8171">
            <text:p>8171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8152">
            <text:p>8152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8142">
            <text:p>8142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8079">
            <text:p>8079</text:p>
          </table:table-cell>
          <table:table-cell table:style-name="ce13"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8049">
            <text:p>8049</text:p>
          </table:table-cell>
          <table:table-cell table:style-name="ce13"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9809">
            <text:p>9809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9681">
            <text:p>9681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9651">
            <text:p>9651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9630">
            <text:p>9630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9622">
            <text:p>9622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9539">
            <text:p>9539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9521">
            <text:p>9521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9501">
            <text:p>9501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9499">
            <text:p>9499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9489">
            <text:p>9489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9468">
            <text:p>9468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9444">
            <text:p>9444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9429">
            <text:p>9429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9420">
            <text:p>9420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9395">
            <text:p>9395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9384">
            <text:p>9384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9370">
            <text:p>9370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9350">
            <text:p>9350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9315">
            <text:p>9315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9219">
            <text:p>9219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9171">
            <text:p>9171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9069">
            <text:p>9069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9058">
            <text:p>9058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9030">
            <text:p>9030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9028">
            <text:p>9028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9011">
            <text:p>9011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8950">
            <text:p>8950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8920">
            <text:p>8920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8908">
            <text:p>8908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8688">
            <text:p>8688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8683">
            <text:p>8683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8680">
            <text:p>8680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8665">
            <text:p>8665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8652">
            <text:p>8652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8640">
            <text:p>8640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8635">
            <text:p>8635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8602">
            <text:p>8602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8555">
            <text:p>8555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8531">
            <text:p>8531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8529">
            <text:p>8529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8508">
            <text:p>8508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8501">
            <text:p>8501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8419">
            <text:p>8419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8381">
            <text:p>8381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8349">
            <text:p>8349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8298">
            <text:p>8298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8268">
            <text:p>8268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8258">
            <text:p>8258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8230">
            <text:p>8230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8229">
            <text:p>8229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8218">
            <text:p>8218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8211">
            <text:p>8211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8203">
            <text:p>8203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8201">
            <text:p>8201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8198">
            <text:p>8198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8196">
            <text:p>8196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8193">
            <text:p>8193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8188">
            <text:p>8188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8187">
            <text:p>8187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8141">
            <text:p>8141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8132">
            <text:p>8132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8123">
            <text:p>8123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9990">
            <text:p>9990</text:p>
          </table:table-cell>
          <table:table-cell table:style-name="ce13"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889">
            <text:p>9889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888">
            <text:p>9888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879">
            <text:p>9879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870">
            <text:p>9870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852">
            <text:p>985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851">
            <text:p>985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850">
            <text:p>9850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830">
            <text:p>9830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807">
            <text:p>9807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740">
            <text:p>9740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730">
            <text:p>9730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700">
            <text:p>9700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684">
            <text:p>9684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683">
            <text:p>9683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680">
            <text:p>9680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658">
            <text:p>9658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650">
            <text:p>9650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621">
            <text:p>962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620">
            <text:p>9620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584">
            <text:p>9584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580">
            <text:p>9580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579">
            <text:p>9579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571">
            <text:p>957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520">
            <text:p>9520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511">
            <text:p>951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507">
            <text:p>9507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494">
            <text:p>9494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488">
            <text:p>9488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486">
            <text:p>9486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484">
            <text:p>9484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470">
            <text:p>9470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469">
            <text:p>9469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466">
            <text:p>9466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464">
            <text:p>9464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462">
            <text:p>946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455">
            <text:p>9455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443">
            <text:p>9443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438">
            <text:p>9438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431">
            <text:p>943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427">
            <text:p>9427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426">
            <text:p>9426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425">
            <text:p>9425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423">
            <text:p>9423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411">
            <text:p>941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396">
            <text:p>9396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393">
            <text:p>9393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389">
            <text:p>9389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386">
            <text:p>9386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380">
            <text:p>9380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351">
            <text:p>935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347">
            <text:p>9347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346">
            <text:p>9346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341">
            <text:p>934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329">
            <text:p>9329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327">
            <text:p>9327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325">
            <text:p>9325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313">
            <text:p>9313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291">
            <text:p>929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263">
            <text:p>9263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261">
            <text:p>926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250">
            <text:p>9250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238">
            <text:p>9238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222">
            <text:p>922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220">
            <text:p>9220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211">
            <text:p>921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191">
            <text:p>919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138">
            <text:p>9138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133">
            <text:p>9133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100">
            <text:p>9100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054">
            <text:p>9054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052">
            <text:p>905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043">
            <text:p>9043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041">
            <text:p>904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029">
            <text:p>9029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980">
            <text:p>8980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931">
            <text:p>893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903">
            <text:p>8903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794">
            <text:p>8794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784">
            <text:p>8784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759">
            <text:p>8759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748">
            <text:p>8748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735">
            <text:p>8735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700">
            <text:p>8700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667">
            <text:p>8667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661">
            <text:p>866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660">
            <text:p>8660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655">
            <text:p>8655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615">
            <text:p>8615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612">
            <text:p>861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610">
            <text:p>8610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601">
            <text:p>860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570">
            <text:p>8570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559">
            <text:p>8559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558">
            <text:p>8558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553">
            <text:p>8553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505">
            <text:p>8505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491">
            <text:p>849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470">
            <text:p>8470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460">
            <text:p>8460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449">
            <text:p>8449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442">
            <text:p>844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440">
            <text:p>8440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439">
            <text:p>8439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426">
            <text:p>8426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388">
            <text:p>8388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383">
            <text:p>8383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382">
            <text:p>838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380">
            <text:p>8380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358">
            <text:p>8358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354">
            <text:p>8354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352">
            <text:p>835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339">
            <text:p>8339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328">
            <text:p>8328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318">
            <text:p>8318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263">
            <text:p>8263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257">
            <text:p>8257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252">
            <text:p>825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251">
            <text:p>825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242">
            <text:p>824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241">
            <text:p>824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239">
            <text:p>8239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228">
            <text:p>8228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220">
            <text:p>8220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217">
            <text:p>8217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212">
            <text:p>821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194">
            <text:p>8194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168">
            <text:p>8168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148">
            <text:p>8148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138">
            <text:p>8138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137">
            <text:p>8137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135">
            <text:p>8135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128">
            <text:p>8128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127">
            <text:p>8127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8069">
            <text:p>8069</text:p>
          </table:table-cell>
          <table:table-cell table:style-name="ce13" office:value-type="float" office:value="1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 office:value-type="string">
            <text:p>Total</text:p>
          </table:table-cell>
          <table:table-cell table:style-name="ce13" office:value-type="float" office:value="44599">
            <text:p>44,599</text:p>
          </table:table-cell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. svy: tab yr injcatv, count format(%12.0fc)</text:p>
          </table:table-cell>
          <table:table-cell table:number-columns-repeated="6"/>
          <table:table-cell office:value-type="string">
            <text:p>full output for tables above</text:p>
          </table:table-cell>
          <table:table-cell table:number-columns-repeated="1016"/>
        </table:table-row>
        <table:table-row table:style-name="ro1">
          <table:table-cell office:value-type="string">
            <text:p>(running tabulate on estimation sampl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ber of strata <text:s text:c="2"/>= <text:s text:c="8"/>1 <text:s text:c="16"/>Number of obs <text:s text:c="5"/>= <text:s text:c="4"/>113821</text:p>
          </table:table-cell>
          <table:table-cell table:number-columns-repeated="1023"/>
        </table:table-row>
        <table:table-row table:style-name="ro1">
          <table:table-cell office:value-type="string">
            <text:p>Number of PSUs <text:s text:c="4"/>= <text:s text:c="3"/>113821 <text:s text:c="16"/>Population size <text:s text:c="3"/>= <text:s/>370008737</text:p>
          </table:table-cell>
          <table:table-cell table:number-columns-repeated="1023"/>
        </table:table-row>
        <table:table-row table:style-name="ro1">
          <table:table-cell office:value-type="string">
            <text:p><text:s text:c="47"/>Design df <text:s text:c="9"/>= <text:s text:c="4"/>11382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10"/>| <text:s text:c="15"/>injcatv <text:s text:c="14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yr | <text:s text:c="10"/>0 <text:s text:c="11"/>1 <text:s text:c="7"/>Total</text:p>
          </table:table-cell>
          <table:table-cell table:number-columns-repeated="1023"/>
        </table:table-row>
        <table:table-row table:style-name="ro1">
          <table:table-cell office:value-type="string">
            <text:p>----------+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2 | <text:s/>55,845,902 <text:s text:c="2"/>33,949,834 <text:s text:c="2"/>89,795,73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 | <text:s/>53,773,806 <text:s text:c="2"/>36,492,149 <text:s text:c="2"/>90,265,955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4 | <text:s/>53,762,110 <text:s text:c="2"/>39,639,894 <text:s text:c="2"/>93,402,00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5 | <text:s/>59,322,860 <text:s text:c="2"/>37,222,182 <text:s text:c="2"/>96,545,042</text:p>
          </table:table-cell>
          <table:table-cell table:number-columns-repeated="1023"/>
        </table:table-row>
        <table:table-row table:style-name="ro1">
          <table:table-cell office:value-type="string">
            <text:p><text:s text:c="10"/>| </text:p>
          </table:table-cell>
          <table:table-cell table:number-columns-repeated="1023"/>
        </table:table-row>
        <table:table-row table:style-name="ro1">
          <table:table-cell office:value-type="string">
            <text:p><text:s text:c="4"/>Total | 222,704,678 <text:s/>147,304,059 <text:s/>370,008,737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2"/>Key: <text:s/>weighted cou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2"/>Pearson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Uncorrected <text:s text:c="2"/>chi2(3) <text:s text:c="8"/>= <text:s/>153.1174</text:p>
          </table:table-cell>
          <table:table-cell table:number-columns-repeated="1023"/>
        </table:table-row>
        <table:table-row table:style-name="ro1">
          <table:table-cell office:value-type="string">
            <text:p><text:s text:c="4"/>Design-based <text:s/>F(2.96, <text:s/>3.4e+05)= <text:s text:c="2"/>29.5198 <text:s text:c="3"/>P = 0.00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. svy: tab yr cause1 if injcatv==1 &amp; cause1&lt;8020, count format(%12.0fc)</text:p>
          </table:table-cell>
          <table:table-cell table:number-columns-repeated="1023"/>
        </table:table-row>
        <table:table-row table:style-name="ro1">
          <table:table-cell office:value-type="string">
            <text:p>(running tabulate on estimation sampl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ber of strata <text:s text:c="2"/>= <text:s text:c="8"/>1 <text:s text:c="17"/>Number of obs <text:s text:c="5"/>= <text:s text:c="5"/>7727</text:p>
          </table:table-cell>
          <table:table-cell table:number-columns-repeated="1023"/>
        </table:table-row>
        <table:table-row table:style-name="ro1">
          <table:table-cell office:value-type="string">
            <text:p>Number of PSUs <text:s text:c="4"/>= <text:s text:c="5"/>7727 <text:s text:c="17"/>Population size <text:s text:c="3"/>= <text:s/>25170418</text:p>
          </table:table-cell>
          <table:table-cell table:number-columns-repeated="1023"/>
        </table:table-row>
        <table:table-row table:style-name="ro1">
          <table:table-cell office:value-type="string">
            <text:p><text:s text:c="48"/>Design df <text:s text:c="9"/>= <text:s text:c="5"/>7726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10"/>| <text:s text:c="20"/>cause1 <text:s text:c="19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yr | <text:s text:c="9"/>0 <text:s text:c="9"/>10 <text:s text:c="9"/>19 <text:s text:c="6"/>Total</text:p>
          </table:table-cell>
          <table:table-cell table:number-columns-repeated="1023"/>
        </table:table-row>
        <table:table-row table:style-name="ro1">
          <table:table-cell office:value-type="string">
            <text:p>----------+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2 | <text:s/>4,271,857 <text:s text:c="4"/>315,479 <text:s text:c="10"/>0 <text:s text:c="2"/>4,587,33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 | <text:s/>2,147,167 <text:s text:c="5"/>11,814 <text:s text:c="2"/>5,203,720 <text:s text:c="2"/>7,362,70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4 | <text:s/>2,551,483 <text:s text:c="5"/>11,190 <text:s text:c="2"/>5,959,594 <text:s text:c="2"/>8,522,26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5 | <text:s/>4,698,114 <text:s text:c="10"/>0 <text:s text:c="10"/>0 <text:s text:c="2"/>4,698,114</text:p>
          </table:table-cell>
          <table:table-cell table:number-columns-repeated="1023"/>
        </table:table-row>
        <table:table-row table:style-name="ro1">
          <table:table-cell office:value-type="string">
            <text:p><text:s text:c="10"/>| </text:p>
          </table:table-cell>
          <table:table-cell table:number-columns-repeated="1023"/>
        </table:table-row>
        <table:table-row table:style-name="ro1">
          <table:table-cell office:value-type="string">
            <text:p><text:s text:c="4"/>Total | 13,668,621 <text:s text:c="4"/>338,483 <text:s/>11,163,314 <text:s/>25,170,418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2"/>Key: <text:s/>weighted cou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2"/>Pearson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Uncorrected <text:s text:c="2"/>chi2(6) <text:s text:c="8"/>= 3889.9743</text:p>
          </table:table-cell>
          <table:table-cell table:number-columns-repeated="1023"/>
        </table:table-row>
        <table:table-row table:style-name="ro1">
          <table:table-cell office:value-type="string">
            <text:p><text:s text:c="4"/>Design-based <text:s/>F(5.70, 44005.49)= <text:s/>414.8089 <text:s text:c="3"/>P = 0.0000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. tab cause1 if injcatv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5"/>cause1 | <text:s text:c="5"/>Freq. <text:s text:c="4"/>Percent <text:s text:c="7"/>Cum.</text:p>
          </table:table-cell>
          <table:table-cell table:number-columns-repeated="1023"/>
        </table:table-row>
        <table:table-row table:style-name="ro1">
          <table:table-cell office:value-type="string">
            <text:p>------------+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10"/>0 | <text:s text:c="5"/>4,246 <text:s text:c="7"/>9.52 <text:s text:c="7"/>9.52</text:p>
          </table:table-cell>
          <table:table-cell table:number-columns-repeated="1023"/>
        </table:table-row>
        <table:table-row table:style-name="ro1">
          <table:table-cell office:value-type="string">
            <text:p><text:s text:c="9"/>10 | <text:s text:c="7"/>103 <text:s text:c="7"/>0.23 <text:s text:c="7"/>9.75</text:p>
          </table:table-cell>
          <table:table-cell table:number-columns-repeated="1023"/>
        </table:table-row>
        <table:table-row table:style-name="ro1">
          <table:table-cell office:value-type="string">
            <text:p><text:s text:c="9"/>19 | <text:s text:c="5"/>3,378 <text:s text:c="7"/>7.57 <text:s text:c="6"/>17.3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049 | <text:s text:c="9"/>3 <text:s text:c="7"/>0.01 <text:s text:c="6"/>17.3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069 | <text:s text:c="9"/>1 <text:s text:c="7"/>0.00 <text:s text:c="6"/>17.3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079 | <text:s text:c="9"/>3 <text:s text:c="7"/>0.01 <text:s text:c="6"/>17.3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09 | <text:s text:c="9"/>4 <text:s text:c="7"/>0.01 <text:s text:c="6"/>17.35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20 | <text:s text:c="7"/>258 <text:s text:c="7"/>0.58 <text:s text:c="6"/>17.9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21 | <text:s text:c="7"/>153 <text:s text:c="7"/>0.34 <text:s text:c="6"/>18.2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22 | <text:s text:c="8"/>14 <text:s text:c="7"/>0.03 <text:s text:c="6"/>18.3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23 | <text:s text:c="9"/>2 <text:s text:c="7"/>0.00 <text:s text:c="6"/>18.3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27 | <text:s text:c="9"/>1 <text:s text:c="7"/>0.00 <text:s text:c="6"/>18.3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28 | <text:s text:c="9"/>1 <text:s text:c="7"/>0.00 <text:s text:c="6"/>18.3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29 | <text:s text:c="7"/>305 <text:s text:c="7"/>0.68 <text:s text:c="6"/>19.0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30 | <text:s text:c="8"/>10 <text:s text:c="7"/>0.02 <text:s text:c="6"/>19.0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31 | <text:s text:c="9"/>9 <text:s text:c="7"/>0.02 <text:s text:c="6"/>19.0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32 | <text:s text:c="9"/>2 <text:s text:c="7"/>0.00 <text:s text:c="6"/>19.0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35 | <text:s text:c="9"/>1 <text:s text:c="7"/>0.00 <text:s text:c="6"/>19.05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36 | <text:s text:c="8"/>50 <text:s text:c="7"/>0.11 <text:s text:c="6"/>19.1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37 | <text:s text:c="9"/>1 <text:s text:c="7"/>0.00 <text:s text:c="6"/>19.1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38 | <text:s text:c="9"/>1 <text:s text:c="7"/>0.00 <text:s text:c="6"/>19.1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39 | <text:s text:c="8"/>21 <text:s text:c="7"/>0.05 <text:s text:c="6"/>19.2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41 | <text:s text:c="9"/>2 <text:s text:c="7"/>0.00 <text:s text:c="6"/>19.2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42 | <text:s text:c="9"/>3 <text:s text:c="7"/>0.01 <text:s text:c="6"/>19.2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47 | <text:s text:c="7"/>170 <text:s text:c="7"/>0.38 <text:s text:c="6"/>19.6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48 | <text:s text:c="9"/>1 <text:s text:c="7"/>0.00 <text:s text:c="6"/>19.6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49 | <text:s text:c="8"/>59 <text:s text:c="7"/>0.13 <text:s text:c="6"/>19.7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50 | <text:s text:c="8"/>23 <text:s text:c="7"/>0.05 <text:s text:c="6"/>19.7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51 | <text:s text:c="8"/>10 <text:s text:c="7"/>0.02 <text:s text:c="6"/>19.8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52 | <text:s text:c="9"/>3 <text:s text:c="7"/>0.01 <text:s text:c="6"/>19.8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59 | <text:s text:c="8"/>39 <text:s text:c="7"/>0.09 <text:s text:c="6"/>19.9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60 | <text:s text:c="8"/>49 <text:s text:c="7"/>0.11 <text:s text:c="6"/>20.0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61 | <text:s text:c="8"/>30 <text:s text:c="7"/>0.07 <text:s text:c="6"/>20.0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62 | <text:s text:c="9"/>6 <text:s text:c="7"/>0.01 <text:s text:c="6"/>20.0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68 | <text:s text:c="9"/>1 <text:s text:c="7"/>0.00 <text:s text:c="6"/>20.1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69 | <text:s text:c="8"/>75 <text:s text:c="7"/>0.17 <text:s text:c="6"/>20.2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71 | <text:s text:c="9"/>3 <text:s text:c="7"/>0.01 <text:s text:c="6"/>20.2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79 | <text:s text:c="8"/>58 <text:s text:c="7"/>0.13 <text:s text:c="6"/>20.4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80 | <text:s text:c="8"/>12 <text:s text:c="7"/>0.03 <text:s text:c="6"/>20.4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81 | <text:s text:c="8"/>29 <text:s text:c="7"/>0.07 <text:s text:c="6"/>20.4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82 | <text:s text:c="9"/>8 <text:s text:c="7"/>0.02 <text:s text:c="6"/>20.5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86 | <text:s text:c="9"/>1 <text:s text:c="7"/>0.00 <text:s text:c="6"/>20.5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87 | <text:s text:c="9"/>2 <text:s text:c="7"/>0.00 <text:s text:c="6"/>20.5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88 | <text:s text:c="9"/>2 <text:s text:c="7"/>0.00 <text:s text:c="6"/>20.5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89 | <text:s text:c="7"/>129 <text:s text:c="7"/>0.29 <text:s text:c="6"/>20.8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90 | <text:s text:c="7"/>606 <text:s text:c="7"/>1.36 <text:s text:c="6"/>22.1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91 | <text:s text:c="7"/>466 <text:s text:c="7"/>1.04 <text:s text:c="6"/>23.2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92 | <text:s text:c="8"/>25 <text:s text:c="7"/>0.06 <text:s text:c="6"/>23.2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93 | <text:s text:c="9"/>2 <text:s text:c="7"/>0.00 <text:s text:c="6"/>23.2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94 | <text:s text:c="9"/>1 <text:s text:c="7"/>0.00 <text:s text:c="6"/>23.2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96 | <text:s text:c="9"/>2 <text:s text:c="7"/>0.00 <text:s text:c="6"/>23.2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97 | <text:s text:c="8"/>11 <text:s text:c="7"/>0.02 <text:s text:c="6"/>23.3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98 | <text:s text:c="9"/>2 <text:s text:c="7"/>0.00 <text:s text:c="6"/>23.3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199 | <text:s text:c="5"/>2,268 <text:s text:c="7"/>5.09 <text:s text:c="6"/>28.4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201 | <text:s text:c="9"/>2 <text:s text:c="7"/>0.00 <text:s text:c="6"/>28.4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203 | <text:s text:c="9"/>2 <text:s text:c="7"/>0.00 <text:s text:c="6"/>28.4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209 | <text:s text:c="8"/>15 <text:s text:c="7"/>0.03 <text:s text:c="6"/>28.4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210 | <text:s text:c="8"/>12 <text:s text:c="7"/>0.03 <text:s text:c="6"/>28.4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211 | <text:s text:c="9"/>2 <text:s text:c="7"/>0.00 <text:s text:c="6"/>28.4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212 | <text:s text:c="9"/>1 <text:s text:c="7"/>0.00 <text:s text:c="6"/>28.4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217 | <text:s text:c="9"/>1 <text:s text:c="7"/>0.00 <text:s text:c="6"/>28.4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218 | <text:s text:c="9"/>2 <text:s text:c="7"/>0.00 <text:s text:c="6"/>28.4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219 | <text:s text:c="8"/>67 <text:s text:c="7"/>0.15 <text:s text:c="6"/>28.6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220 | <text:s text:c="9"/>1 <text:s text:c="7"/>0.00 <text:s text:c="6"/>28.6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227 | <text:s text:c="9"/>4 <text:s text:c="7"/>0.01 <text:s text:c="6"/>28.6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228 | <text:s text:c="9"/>1 <text:s text:c="7"/>0.00 <text:s text:c="6"/>28.6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229 | <text:s text:c="9"/>2 <text:s text:c="7"/>0.00 <text:s text:c="6"/>28.65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230 | <text:s text:c="9"/>2 <text:s text:c="7"/>0.00 <text:s text:c="6"/>28.65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239 | <text:s text:c="9"/>1 <text:s text:c="7"/>0.00 <text:s text:c="6"/>28.6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241 | <text:s text:c="9"/>1 <text:s text:c="7"/>0.00 <text:s text:c="6"/>28.6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242 | <text:s text:c="9"/>1 <text:s text:c="7"/>0.00 <text:s text:c="6"/>28.6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249 | <text:s text:c="8"/>47 <text:s text:c="7"/>0.11 <text:s text:c="6"/>28.7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250 | <text:s text:c="9"/>3 <text:s text:c="7"/>0.01 <text:s text:c="6"/>28.7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251 | <text:s text:c="9"/>1 <text:s text:c="7"/>0.00 <text:s text:c="6"/>28.7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252 | <text:s text:c="9"/>1 <text:s text:c="7"/>0.00 <text:s text:c="6"/>28.7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257 | <text:s text:c="9"/>1 <text:s text:c="7"/>0.00 <text:s text:c="6"/>28.7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258 | <text:s text:c="9"/>2 <text:s text:c="7"/>0.00 <text:s text:c="6"/>28.7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259 | <text:s text:c="8"/>17 <text:s text:c="7"/>0.04 <text:s text:c="6"/>28.8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260 | <text:s text:c="8"/>18 <text:s text:c="7"/>0.04 <text:s text:c="6"/>28.8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261 | <text:s text:c="7"/>389 <text:s text:c="7"/>0.87 <text:s text:c="6"/>29.7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263 | <text:s text:c="9"/>1 <text:s text:c="7"/>0.00 <text:s text:c="6"/>29.7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268 | <text:s text:c="9"/>2 <text:s text:c="7"/>0.00 <text:s text:c="6"/>29.7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269 | <text:s text:c="7"/>185 <text:s text:c="7"/>0.41 <text:s text:c="6"/>30.1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282 | <text:s text:c="8"/>48 <text:s text:c="7"/>0.11 <text:s text:c="6"/>30.2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289 | <text:s text:c="8"/>21 <text:s text:c="7"/>0.05 <text:s text:c="6"/>30.3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298 | <text:s text:c="9"/>2 <text:s text:c="7"/>0.00 <text:s text:c="6"/>30.3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299 | <text:s text:c="9"/>7 <text:s text:c="7"/>0.02 <text:s text:c="6"/>30.3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318 | <text:s text:c="9"/>1 <text:s text:c="7"/>0.00 <text:s text:c="6"/>30.3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319 | <text:s text:c="9"/>3 <text:s text:c="7"/>0.01 <text:s text:c="6"/>30.3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328 | <text:s text:c="9"/>1 <text:s text:c="7"/>0.00 <text:s text:c="6"/>30.3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329 | <text:s text:c="9"/>6 <text:s text:c="7"/>0.01 <text:s text:c="6"/>30.35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339 | <text:s text:c="9"/>1 <text:s text:c="7"/>0.00 <text:s text:c="6"/>30.3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349 | <text:s text:c="9"/>2 <text:s text:c="7"/>0.00 <text:s text:c="6"/>30.3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352 | <text:s text:c="9"/>1 <text:s text:c="7"/>0.00 <text:s text:c="6"/>30.3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354 | <text:s text:c="9"/>1 <text:s text:c="7"/>0.00 <text:s text:c="6"/>30.3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358 | <text:s text:c="9"/>1 <text:s text:c="7"/>0.00 <text:s text:c="6"/>30.3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359 | <text:s text:c="9"/>8 <text:s text:c="7"/>0.02 <text:s text:c="6"/>30.3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380 | <text:s text:c="9"/>1 <text:s text:c="7"/>0.00 <text:s text:c="6"/>30.3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381 | <text:s text:c="9"/>2 <text:s text:c="7"/>0.00 <text:s text:c="6"/>30.3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382 | <text:s text:c="9"/>1 <text:s text:c="7"/>0.00 <text:s text:c="6"/>30.4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383 | <text:s text:c="9"/>1 <text:s text:c="7"/>0.00 <text:s text:c="6"/>30.4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384 | <text:s text:c="9"/>4 <text:s text:c="7"/>0.01 <text:s text:c="6"/>30.4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388 | <text:s text:c="9"/>1 <text:s text:c="7"/>0.00 <text:s text:c="6"/>30.4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389 | <text:s text:c="8"/>13 <text:s text:c="7"/>0.03 <text:s text:c="6"/>30.4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419 | <text:s text:c="9"/>2 <text:s text:c="7"/>0.00 <text:s text:c="6"/>30.4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426 | <text:s text:c="9"/>1 <text:s text:c="7"/>0.00 <text:s text:c="6"/>30.4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439 | <text:s text:c="9"/>1 <text:s text:c="7"/>0.00 <text:s text:c="6"/>30.45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440 | <text:s text:c="9"/>1 <text:s text:c="7"/>0.00 <text:s text:c="6"/>30.45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442 | <text:s text:c="9"/>1 <text:s text:c="7"/>0.00 <text:s text:c="6"/>30.45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449 | <text:s text:c="9"/>1 <text:s text:c="7"/>0.00 <text:s text:c="6"/>30.45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460 | <text:s text:c="9"/>1 <text:s text:c="7"/>0.00 <text:s text:c="6"/>30.4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470 | <text:s text:c="9"/>1 <text:s text:c="7"/>0.00 <text:s text:c="6"/>30.4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480 | <text:s text:c="7"/>190 <text:s text:c="7"/>0.43 <text:s text:c="6"/>30.8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490 | <text:s text:c="8"/>93 <text:s text:c="7"/>0.21 <text:s text:c="6"/>31.0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491 | <text:s text:c="9"/>1 <text:s text:c="7"/>0.00 <text:s text:c="6"/>31.0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493 | <text:s text:c="8"/>13 <text:s text:c="7"/>0.03 <text:s text:c="6"/>31.1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494 | <text:s text:c="8"/>76 <text:s text:c="7"/>0.17 <text:s text:c="6"/>31.2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495 | <text:s text:c="9"/>8 <text:s text:c="7"/>0.02 <text:s text:c="6"/>31.3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496 | <text:s text:c="8"/>42 <text:s text:c="7"/>0.09 <text:s text:c="6"/>31.4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497 | <text:s text:c="8"/>14 <text:s text:c="7"/>0.03 <text:s text:c="6"/>31.4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498 | <text:s text:c="7"/>102 <text:s text:c="7"/>0.23 <text:s text:c="6"/>31.6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500 | <text:s text:c="8"/>30 <text:s text:c="7"/>0.07 <text:s text:c="6"/>31.7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501 | <text:s text:c="9"/>2 <text:s text:c="7"/>0.00 <text:s text:c="6"/>31.7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502 | <text:s text:c="9"/>4 <text:s text:c="7"/>0.01 <text:s text:c="6"/>31.75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503 | <text:s text:c="8"/>19 <text:s text:c="7"/>0.04 <text:s text:c="6"/>31.7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504 | <text:s text:c="8"/>45 <text:s text:c="7"/>0.10 <text:s text:c="6"/>31.8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505 | <text:s text:c="9"/>1 <text:s text:c="7"/>0.00 <text:s text:c="6"/>31.8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506 | <text:s text:c="8"/>12 <text:s text:c="7"/>0.03 <text:s text:c="6"/>31.9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508 | <text:s text:c="9"/>2 <text:s text:c="7"/>0.00 <text:s text:c="6"/>31.9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510 | <text:s text:c="9"/>6 <text:s text:c="7"/>0.01 <text:s text:c="6"/>31.9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528 | <text:s text:c="9"/>3 <text:s text:c="7"/>0.01 <text:s text:c="6"/>31.9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529 | <text:s text:c="9"/>2 <text:s text:c="7"/>0.00 <text:s text:c="6"/>31.95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530 | <text:s text:c="9"/>5 <text:s text:c="7"/>0.01 <text:s text:c="6"/>31.9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531 | <text:s text:c="9"/>2 <text:s text:c="7"/>0.00 <text:s text:c="6"/>31.9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532 | <text:s text:c="8"/>16 <text:s text:c="7"/>0.04 <text:s text:c="6"/>32.0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538 | <text:s text:c="9"/>3 <text:s text:c="7"/>0.01 <text:s text:c="6"/>32.0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540 | <text:s text:c="8"/>16 <text:s text:c="7"/>0.04 <text:s text:c="6"/>32.0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541 | <text:s text:c="9"/>8 <text:s text:c="7"/>0.02 <text:s text:c="6"/>32.0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542 | <text:s text:c="9"/>8 <text:s text:c="7"/>0.02 <text:s text:c="6"/>32.0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550 | <text:s text:c="8"/>18 <text:s text:c="7"/>0.04 <text:s text:c="6"/>32.1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551 | <text:s text:c="9"/>5 <text:s text:c="7"/>0.01 <text:s text:c="6"/>32.1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552 | <text:s text:c="8"/>20 <text:s text:c="7"/>0.04 <text:s text:c="6"/>32.1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553 | <text:s text:c="9"/>1 <text:s text:c="7"/>0.00 <text:s text:c="6"/>32.1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554 | <text:s text:c="9"/>3 <text:s text:c="7"/>0.01 <text:s text:c="6"/>32.1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555 | <text:s text:c="9"/>2 <text:s text:c="7"/>0.00 <text:s text:c="6"/>32.1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558 | <text:s text:c="9"/>1 <text:s text:c="7"/>0.00 <text:s text:c="6"/>32.1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559 | <text:s text:c="9"/>1 <text:s text:c="7"/>0.00 <text:s text:c="6"/>32.1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560 | <text:s text:c="9"/>6 <text:s text:c="7"/>0.01 <text:s text:c="6"/>32.2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570 | <text:s text:c="9"/>1 <text:s text:c="7"/>0.00 <text:s text:c="6"/>32.2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580 | <text:s text:c="9"/>8 <text:s text:c="7"/>0.02 <text:s text:c="6"/>32.2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581 | <text:s text:c="8"/>13 <text:s text:c="7"/>0.03 <text:s text:c="6"/>32.2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582 | <text:s text:c="9"/>4 <text:s text:c="7"/>0.01 <text:s text:c="6"/>32.2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583 | <text:s text:c="8"/>24 <text:s text:c="7"/>0.05 <text:s text:c="6"/>32.3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584 | <text:s text:c="9"/>4 <text:s text:c="7"/>0.01 <text:s text:c="6"/>32.3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585 | <text:s text:c="8"/>10 <text:s text:c="7"/>0.02 <text:s text:c="6"/>32.35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586 | <text:s text:c="9"/>5 <text:s text:c="7"/>0.01 <text:s text:c="6"/>32.3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587 | <text:s text:c="8"/>16 <text:s text:c="7"/>0.04 <text:s text:c="6"/>32.4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588 | <text:s text:c="8"/>53 <text:s text:c="7"/>0.12 <text:s text:c="6"/>32.5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589 | <text:s text:c="7"/>130 <text:s text:c="7"/>0.29 <text:s text:c="6"/>32.8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00 | <text:s text:c="9"/>8 <text:s text:c="7"/>0.02 <text:s text:c="6"/>32.8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01 | <text:s text:c="9"/>1 <text:s text:c="7"/>0.00 <text:s text:c="6"/>32.8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02 | <text:s text:c="9"/>2 <text:s text:c="7"/>0.00 <text:s text:c="6"/>32.8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03 | <text:s text:c="9"/>3 <text:s text:c="7"/>0.01 <text:s text:c="6"/>32.8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09 | <text:s text:c="8"/>18 <text:s text:c="7"/>0.04 <text:s text:c="6"/>32.8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10 | <text:s text:c="9"/>1 <text:s text:c="7"/>0.00 <text:s text:c="6"/>32.8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11 | <text:s text:c="8"/>10 <text:s text:c="7"/>0.02 <text:s text:c="6"/>32.9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12 | <text:s text:c="9"/>1 <text:s text:c="7"/>0.00 <text:s text:c="6"/>32.9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13 | <text:s text:c="8"/>18 <text:s text:c="7"/>0.04 <text:s text:c="6"/>32.95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14 | <text:s text:c="9"/>5 <text:s text:c="7"/>0.01 <text:s text:c="6"/>32.9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15 | <text:s text:c="9"/>1 <text:s text:c="7"/>0.00 <text:s text:c="6"/>32.9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16 | <text:s text:c="9"/>3 <text:s text:c="7"/>0.01 <text:s text:c="6"/>32.9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21 | <text:s text:c="9"/>7 <text:s text:c="7"/>0.02 <text:s text:c="6"/>32.9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24 | <text:s text:c="9"/>5 <text:s text:c="7"/>0.01 <text:s text:c="6"/>32.9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29 | <text:s text:c="9"/>3 <text:s text:c="7"/>0.01 <text:s text:c="6"/>33.0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34 | <text:s text:c="8"/>11 <text:s text:c="7"/>0.02 <text:s text:c="6"/>33.0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35 | <text:s text:c="9"/>2 <text:s text:c="7"/>0.00 <text:s text:c="6"/>33.0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36 | <text:s text:c="9"/>8 <text:s text:c="7"/>0.02 <text:s text:c="6"/>33.05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37 | <text:s text:c="8"/>10 <text:s text:c="7"/>0.02 <text:s text:c="6"/>33.0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40 | <text:s text:c="9"/>2 <text:s text:c="7"/>0.00 <text:s text:c="6"/>33.0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41 | <text:s text:c="9"/>4 <text:s text:c="7"/>0.01 <text:s text:c="6"/>33.0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42 | <text:s text:c="9"/>7 <text:s text:c="7"/>0.02 <text:s text:c="6"/>33.1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43 | <text:s text:c="8"/>14 <text:s text:c="7"/>0.03 <text:s text:c="6"/>33.1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51 | <text:s text:c="9"/>3 <text:s text:c="7"/>0.01 <text:s text:c="6"/>33.1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52 | <text:s text:c="9"/>2 <text:s text:c="7"/>0.00 <text:s text:c="6"/>33.1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55 | <text:s text:c="9"/>1 <text:s text:c="7"/>0.00 <text:s text:c="6"/>33.1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58 | <text:s text:c="8"/>12 <text:s text:c="7"/>0.03 <text:s text:c="6"/>33.1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59 | <text:s text:c="8"/>32 <text:s text:c="7"/>0.07 <text:s text:c="6"/>33.2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60 | <text:s text:c="9"/>1 <text:s text:c="7"/>0.00 <text:s text:c="6"/>33.25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61 | <text:s text:c="9"/>1 <text:s text:c="7"/>0.00 <text:s text:c="6"/>33.25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64 | <text:s text:c="9"/>6 <text:s text:c="7"/>0.01 <text:s text:c="6"/>33.2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65 | <text:s text:c="9"/>2 <text:s text:c="7"/>0.00 <text:s text:c="6"/>33.2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67 | <text:s text:c="9"/>1 <text:s text:c="7"/>0.00 <text:s text:c="6"/>33.2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68 | <text:s text:c="8"/>19 <text:s text:c="7"/>0.04 <text:s text:c="6"/>33.3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69 | <text:s text:c="8"/>22 <text:s text:c="7"/>0.05 <text:s text:c="6"/>33.3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70 | <text:s text:c="9"/>3 <text:s text:c="7"/>0.01 <text:s text:c="6"/>33.3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80 | <text:s text:c="9"/>2 <text:s text:c="7"/>0.00 <text:s text:c="6"/>33.3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82 | <text:s text:c="9"/>5 <text:s text:c="7"/>0.01 <text:s text:c="6"/>33.3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83 | <text:s text:c="9"/>2 <text:s text:c="7"/>0.00 <text:s text:c="6"/>33.3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88 | <text:s text:c="9"/>2 <text:s text:c="7"/>0.00 <text:s text:c="6"/>33.3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89 | <text:s text:c="8"/>27 <text:s text:c="7"/>0.06 <text:s text:c="6"/>33.45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93 | <text:s text:c="9"/>7 <text:s text:c="7"/>0.02 <text:s text:c="6"/>33.4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98 | <text:s text:c="8"/>21 <text:s text:c="7"/>0.05 <text:s text:c="6"/>33.5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699 | <text:s text:c="8"/>50 <text:s text:c="7"/>0.11 <text:s text:c="6"/>33.6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700 | <text:s text:c="9"/>1 <text:s text:c="7"/>0.00 <text:s text:c="6"/>33.6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735 | <text:s text:c="9"/>1 <text:s text:c="7"/>0.00 <text:s text:c="6"/>33.6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748 | <text:s text:c="9"/>1 <text:s text:c="7"/>0.00 <text:s text:c="6"/>33.6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759 | <text:s text:c="9"/>1 <text:s text:c="7"/>0.00 <text:s text:c="6"/>33.6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768 | <text:s text:c="9"/>3 <text:s text:c="7"/>0.01 <text:s text:c="6"/>33.6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780 | <text:s text:c="9"/>3 <text:s text:c="7"/>0.01 <text:s text:c="6"/>33.65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781 | <text:s text:c="8"/>21 <text:s text:c="7"/>0.05 <text:s text:c="6"/>33.7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782 | <text:s text:c="8"/>29 <text:s text:c="7"/>0.07 <text:s text:c="6"/>33.7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783 | <text:s text:c="8"/>20 <text:s text:c="7"/>0.04 <text:s text:c="6"/>33.8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784 | <text:s text:c="9"/>1 <text:s text:c="7"/>0.00 <text:s text:c="6"/>33.8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785 | <text:s text:c="9"/>5 <text:s text:c="7"/>0.01 <text:s text:c="6"/>33.8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786 | <text:s text:c="8"/>22 <text:s text:c="7"/>0.05 <text:s text:c="6"/>33.8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788 | <text:s text:c="8"/>54 <text:s text:c="7"/>0.12 <text:s text:c="6"/>33.9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789 | <text:s text:c="8"/>42 <text:s text:c="7"/>0.09 <text:s text:c="6"/>34.0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791 | <text:s text:c="9"/>9 <text:s text:c="7"/>0.02 <text:s text:c="6"/>34.1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792 | <text:s text:c="9"/>6 <text:s text:c="7"/>0.01 <text:s text:c="6"/>34.1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794 | <text:s text:c="9"/>1 <text:s text:c="7"/>0.00 <text:s text:c="6"/>34.1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796 | <text:s text:c="8"/>21 <text:s text:c="7"/>0.05 <text:s text:c="6"/>34.1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797 | <text:s text:c="9"/>3 <text:s text:c="7"/>0.01 <text:s text:c="6"/>34.1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798 | <text:s text:c="8"/>42 <text:s text:c="7"/>0.09 <text:s text:c="6"/>34.2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799 | <text:s text:c="8"/>33 <text:s text:c="7"/>0.07 <text:s text:c="6"/>34.3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800 | <text:s text:c="9"/>8 <text:s text:c="7"/>0.02 <text:s text:c="6"/>34.3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809 | <text:s text:c="7"/>876 <text:s text:c="7"/>1.96 <text:s text:c="6"/>36.3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810 | <text:s text:c="7"/>230 <text:s text:c="7"/>0.52 <text:s text:c="6"/>36.8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811 | <text:s text:c="8"/>16 <text:s text:c="7"/>0.04 <text:s text:c="6"/>36.8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820 | <text:s text:c="7"/>125 <text:s text:c="7"/>0.28 <text:s text:c="6"/>37.1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830 | <text:s text:c="8"/>35 <text:s text:c="7"/>0.08 <text:s text:c="6"/>37.2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832 | <text:s text:c="9"/>7 <text:s text:c="7"/>0.02 <text:s text:c="6"/>37.25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839 | <text:s text:c="8"/>99 <text:s text:c="7"/>0.22 <text:s text:c="6"/>37.4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840 | <text:s text:c="7"/>184 <text:s text:c="7"/>0.41 <text:s text:c="6"/>37.8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841 | <text:s text:c="9"/>3 <text:s text:c="7"/>0.01 <text:s text:c="6"/>37.8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842 | <text:s text:c="7"/>525 <text:s text:c="7"/>1.18 <text:s text:c="6"/>39.0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849 | <text:s text:c="7"/>638 <text:s text:c="7"/>1.43 <text:s text:c="6"/>40.5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850 | <text:s text:c="5"/>1,751 <text:s text:c="7"/>3.93 <text:s text:c="6"/>44.4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860 | <text:s text:c="8"/>53 <text:s text:c="7"/>0.12 <text:s text:c="6"/>44.5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869 | <text:s text:c="9"/>8 <text:s text:c="7"/>0.02 <text:s text:c="6"/>44.5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870 | <text:s text:c="8"/>28 <text:s text:c="7"/>0.06 <text:s text:c="6"/>44.6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880 | <text:s text:c="5"/>5,052 <text:s text:c="6"/>11.33 <text:s text:c="6"/>55.95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902 | <text:s text:c="9"/>3 <text:s text:c="7"/>0.01 <text:s text:c="6"/>55.9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903 | <text:s text:c="9"/>1 <text:s text:c="7"/>0.00 <text:s text:c="6"/>55.9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908 | <text:s text:c="9"/>2 <text:s text:c="7"/>0.00 <text:s text:c="6"/>55.9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909 | <text:s text:c="9"/>9 <text:s text:c="7"/>0.02 <text:s text:c="6"/>55.9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919 | <text:s text:c="9"/>4 <text:s text:c="7"/>0.01 <text:s text:c="6"/>55.9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920 | <text:s text:c="9"/>2 <text:s text:c="7"/>0.00 <text:s text:c="6"/>56.0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931 | <text:s text:c="9"/>1 <text:s text:c="7"/>0.00 <text:s text:c="6"/>56.0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938 | <text:s text:c="9"/>3 <text:s text:c="7"/>0.01 <text:s text:c="6"/>56.0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940 | <text:s text:c="9"/>7 <text:s text:c="7"/>0.02 <text:s text:c="6"/>56.0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950 | <text:s text:c="9"/>2 <text:s text:c="7"/>0.00 <text:s text:c="6"/>56.0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960 | <text:s text:c="9"/>3 <text:s text:c="7"/>0.01 <text:s text:c="6"/>56.0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970 | <text:s text:c="9"/>8 <text:s text:c="7"/>0.02 <text:s text:c="6"/>56.05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980 | <text:s text:c="9"/>1 <text:s text:c="7"/>0.00 <text:s text:c="6"/>56.0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981 | <text:s text:c="8"/>53 <text:s text:c="7"/>0.12 <text:s text:c="6"/>56.1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8990 | <text:s text:c="7"/>118 <text:s text:c="7"/>0.26 <text:s text:c="6"/>56.4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000 | <text:s text:c="9"/>3 <text:s text:c="7"/>0.01 <text:s text:c="6"/>56.45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001 | <text:s text:c="9"/>1 <text:s text:c="7"/>0.00 <text:s text:c="6"/>56.45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009 | <text:s text:c="8"/>40 <text:s text:c="7"/>0.09 <text:s text:c="6"/>56.5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010 | <text:s text:c="8"/>10 <text:s text:c="7"/>0.02 <text:s text:c="6"/>56.5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011 | <text:s text:c="9"/>2 <text:s text:c="7"/>0.00 <text:s text:c="6"/>56.5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019 | <text:s text:c="8"/>11 <text:s text:c="7"/>0.02 <text:s text:c="6"/>56.5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028 | <text:s text:c="9"/>2 <text:s text:c="7"/>0.00 <text:s text:c="6"/>56.5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029 | <text:s text:c="9"/>1 <text:s text:c="7"/>0.00 <text:s text:c="6"/>56.6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030 | <text:s text:c="9"/>2 <text:s text:c="7"/>0.00 <text:s text:c="6"/>56.6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040 | <text:s text:c="9"/>4 <text:s text:c="7"/>0.01 <text:s text:c="6"/>56.6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041 | <text:s text:c="9"/>1 <text:s text:c="7"/>0.00 <text:s text:c="6"/>56.6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043 | <text:s text:c="9"/>1 <text:s text:c="7"/>0.00 <text:s text:c="6"/>56.6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050 | <text:s text:c="8"/>18 <text:s text:c="7"/>0.04 <text:s text:c="6"/>56.65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051 | <text:s text:c="8"/>72 <text:s text:c="7"/>0.16 <text:s text:c="6"/>56.8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052 | <text:s text:c="9"/>1 <text:s text:c="7"/>0.00 <text:s text:c="6"/>56.8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053 | <text:s text:c="7"/>315 <text:s text:c="7"/>0.71 <text:s text:c="6"/>57.5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054 | <text:s text:c="9"/>1 <text:s text:c="7"/>0.00 <text:s text:c="6"/>57.5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055 | <text:s text:c="8"/>25 <text:s text:c="7"/>0.06 <text:s text:c="6"/>57.5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056 | <text:s text:c="9"/>3 <text:s text:c="7"/>0.01 <text:s text:c="6"/>57.5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057 | <text:s text:c="8"/>50 <text:s text:c="7"/>0.11 <text:s text:c="6"/>57.7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058 | <text:s text:c="9"/>2 <text:s text:c="7"/>0.00 <text:s text:c="6"/>57.7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059 | <text:s text:c="9"/>6 <text:s text:c="7"/>0.01 <text:s text:c="6"/>57.7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060 | <text:s text:c="7"/>490 <text:s text:c="7"/>1.10 <text:s text:c="6"/>58.8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061 | <text:s text:c="8"/>11 <text:s text:c="7"/>0.02 <text:s text:c="6"/>58.8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062 | <text:s text:c="9"/>3 <text:s text:c="7"/>0.01 <text:s text:c="6"/>58.85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063 | <text:s text:c="7"/>107 <text:s text:c="7"/>0.24 <text:s text:c="6"/>59.0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064 | <text:s text:c="7"/>343 <text:s text:c="7"/>0.77 <text:s text:c="6"/>59.8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068 | <text:s text:c="7"/>121 <text:s text:c="7"/>0.27 <text:s text:c="6"/>60.1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069 | <text:s text:c="9"/>2 <text:s text:c="7"/>0.00 <text:s text:c="6"/>60.1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070 | <text:s text:c="9"/>3 <text:s text:c="7"/>0.01 <text:s text:c="6"/>60.1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080 | <text:s text:c="9"/>5 <text:s text:c="7"/>0.01 <text:s text:c="6"/>60.15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090 | <text:s text:c="8"/>22 <text:s text:c="7"/>0.05 <text:s text:c="6"/>60.2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100 | <text:s text:c="9"/>1 <text:s text:c="7"/>0.00 <text:s text:c="6"/>60.2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104 | <text:s text:c="9"/>4 <text:s text:c="7"/>0.01 <text:s text:c="6"/>60.2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108 | <text:s text:c="9"/>7 <text:s text:c="7"/>0.02 <text:s text:c="6"/>60.2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109 | <text:s text:c="9"/>4 <text:s text:c="7"/>0.01 <text:s text:c="6"/>60.2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110 | <text:s text:c="8"/>34 <text:s text:c="7"/>0.08 <text:s text:c="6"/>60.3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120 | <text:s text:c="8"/>55 <text:s text:c="7"/>0.12 <text:s text:c="6"/>60.4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133 | <text:s text:c="9"/>1 <text:s text:c="7"/>0.00 <text:s text:c="6"/>60.4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138 | <text:s text:c="9"/>1 <text:s text:c="7"/>0.00 <text:s text:c="6"/>60.4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140 | <text:s text:c="7"/>700 <text:s text:c="7"/>1.57 <text:s text:c="6"/>62.0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150 | <text:s text:c="7"/>388 <text:s text:c="7"/>0.87 <text:s text:c="6"/>62.8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160 | <text:s text:c="7"/>532 <text:s text:c="7"/>1.19 <text:s text:c="6"/>64.0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170 | <text:s text:c="7"/>576 <text:s text:c="7"/>1.29 <text:s text:c="6"/>65.3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171 | <text:s text:c="9"/>2 <text:s text:c="7"/>0.00 <text:s text:c="6"/>65.3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179 | <text:s text:c="5"/>3,242 <text:s text:c="7"/>7.27 <text:s text:c="6"/>72.6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180 | <text:s text:c="7"/>838 <text:s text:c="7"/>1.88 <text:s text:c="6"/>74.5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190 | <text:s text:c="8"/>28 <text:s text:c="7"/>0.06 <text:s text:c="6"/>74.5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191 | <text:s text:c="9"/>1 <text:s text:c="7"/>0.00 <text:s text:c="6"/>74.5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192 | <text:s text:c="8"/>23 <text:s text:c="7"/>0.05 <text:s text:c="6"/>74.6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193 | <text:s text:c="8"/>28 <text:s text:c="7"/>0.06 <text:s text:c="6"/>74.7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194 | <text:s text:c="8"/>69 <text:s text:c="7"/>0.15 <text:s text:c="6"/>74.85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196 | <text:s text:c="9"/>6 <text:s text:c="7"/>0.01 <text:s text:c="6"/>74.8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197 | <text:s text:c="9"/>7 <text:s text:c="7"/>0.02 <text:s text:c="6"/>74.8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198 | <text:s text:c="7"/>126 <text:s text:c="7"/>0.28 <text:s text:c="6"/>75.1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199 | <text:s text:c="8"/>73 <text:s text:c="7"/>0.16 <text:s text:c="6"/>75.3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200 | <text:s text:c="9"/>7 <text:s text:c="7"/>0.02 <text:s text:c="6"/>75.3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201 | <text:s text:c="8"/>79 <text:s text:c="7"/>0.18 <text:s text:c="6"/>75.5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202 | <text:s text:c="8"/>19 <text:s text:c="7"/>0.04 <text:s text:c="6"/>75.5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203 | <text:s text:c="7"/>615 <text:s text:c="7"/>1.38 <text:s text:c="6"/>76.9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204 | <text:s text:c="7"/>345 <text:s text:c="7"/>0.77 <text:s text:c="6"/>77.7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208 | <text:s text:c="5"/>2,173 <text:s text:c="7"/>4.87 <text:s text:c="6"/>82.5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209 | <text:s text:c="7"/>340 <text:s text:c="7"/>0.76 <text:s text:c="6"/>83.35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211 | <text:s text:c="9"/>1 <text:s text:c="7"/>0.00 <text:s text:c="6"/>83.35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218 | <text:s text:c="9"/>6 <text:s text:c="7"/>0.01 <text:s text:c="6"/>83.3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219 | <text:s text:c="9"/>2 <text:s text:c="7"/>0.00 <text:s text:c="6"/>83.3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220 | <text:s text:c="9"/>1 <text:s text:c="7"/>0.00 <text:s text:c="6"/>83.3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221 | <text:s text:c="9"/>4 <text:s text:c="7"/>0.01 <text:s text:c="6"/>83.3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222 | <text:s text:c="9"/>1 <text:s text:c="7"/>0.00 <text:s text:c="6"/>83.3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228 | <text:s text:c="9"/>8 <text:s text:c="7"/>0.02 <text:s text:c="6"/>83.4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229 | <text:s text:c="7"/>166 <text:s text:c="7"/>0.37 <text:s text:c="6"/>83.7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230 | <text:s text:c="8"/>13 <text:s text:c="7"/>0.03 <text:s text:c="6"/>83.8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232 | <text:s text:c="9"/>5 <text:s text:c="7"/>0.01 <text:s text:c="6"/>83.8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238 | <text:s text:c="9"/>1 <text:s text:c="7"/>0.00 <text:s text:c="6"/>83.8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239 | <text:s text:c="8"/>10 <text:s text:c="7"/>0.02 <text:s text:c="6"/>83.8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240 | <text:s text:c="7"/>254 <text:s text:c="7"/>0.57 <text:s text:c="6"/>84.4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241 | <text:s text:c="8"/>72 <text:s text:c="7"/>0.16 <text:s text:c="6"/>84.5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248 | <text:s text:c="7"/>179 <text:s text:c="7"/>0.40 <text:s text:c="6"/>84.9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249 | <text:s text:c="9"/>7 <text:s text:c="7"/>0.02 <text:s text:c="6"/>84.9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250 | <text:s text:c="9"/>1 <text:s text:c="7"/>0.00 <text:s text:c="6"/>84.9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258 | <text:s text:c="9"/>4 <text:s text:c="7"/>0.01 <text:s text:c="6"/>85.0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259 | <text:s text:c="8"/>31 <text:s text:c="7"/>0.07 <text:s text:c="6"/>85.0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261 | <text:s text:c="9"/>1 <text:s text:c="7"/>0.00 <text:s text:c="6"/>85.0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262 | <text:s text:c="8"/>52 <text:s text:c="7"/>0.12 <text:s text:c="6"/>85.1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263 | <text:s text:c="9"/>1 <text:s text:c="7"/>0.00 <text:s text:c="6"/>85.1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269 | <text:s text:c="9"/>3 <text:s text:c="7"/>0.01 <text:s text:c="6"/>85.1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270 | <text:s text:c="5"/>1,907 <text:s text:c="7"/>4.28 <text:s text:c="6"/>89.4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281 | <text:s text:c="9"/>6 <text:s text:c="7"/>0.01 <text:s text:c="6"/>89.4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288 | <text:s text:c="7"/>301 <text:s text:c="7"/>0.67 <text:s text:c="6"/>90.1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289 | <text:s text:c="5"/>1,252 <text:s text:c="7"/>2.81 <text:s text:c="6"/>92.9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290 | <text:s text:c="8"/>21 <text:s text:c="7"/>0.05 <text:s text:c="6"/>93.0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291 | <text:s text:c="9"/>1 <text:s text:c="7"/>0.00 <text:s text:c="6"/>93.0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293 | <text:s text:c="9"/>4 <text:s text:c="7"/>0.01 <text:s text:c="6"/>93.0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298 | <text:s text:c="9"/>7 <text:s text:c="7"/>0.02 <text:s text:c="6"/>93.0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299 | <text:s text:c="8"/>21 <text:s text:c="7"/>0.05 <text:s text:c="6"/>93.0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00 | <text:s text:c="8"/>36 <text:s text:c="7"/>0.08 <text:s text:c="6"/>93.1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03 | <text:s text:c="9"/>9 <text:s text:c="7"/>0.02 <text:s text:c="6"/>93.1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04 | <text:s text:c="9"/>3 <text:s text:c="7"/>0.01 <text:s text:c="6"/>93.1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05 | <text:s text:c="9"/>8 <text:s text:c="7"/>0.02 <text:s text:c="6"/>93.2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08 | <text:s text:c="9"/>5 <text:s text:c="7"/>0.01 <text:s text:c="6"/>93.2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09 | <text:s text:c="8"/>21 <text:s text:c="7"/>0.05 <text:s text:c="6"/>93.2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10 | <text:s text:c="8"/>15 <text:s text:c="7"/>0.03 <text:s text:c="6"/>93.3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13 | <text:s text:c="9"/>1 <text:s text:c="7"/>0.00 <text:s text:c="6"/>93.3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15 | <text:s text:c="9"/>2 <text:s text:c="7"/>0.00 <text:s text:c="6"/>93.3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19 | <text:s text:c="9"/>3 <text:s text:c="7"/>0.01 <text:s text:c="6"/>93.3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20 | <text:s text:c="9"/>6 <text:s text:c="7"/>0.01 <text:s text:c="6"/>93.3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22 | <text:s text:c="9"/>3 <text:s text:c="7"/>0.01 <text:s text:c="6"/>93.3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23 | <text:s text:c="8"/>27 <text:s text:c="7"/>0.06 <text:s text:c="6"/>93.4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25 | <text:s text:c="9"/>1 <text:s text:c="7"/>0.00 <text:s text:c="6"/>93.4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27 | <text:s text:c="9"/>1 <text:s text:c="7"/>0.00 <text:s text:c="6"/>93.4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29 | <text:s text:c="9"/>1 <text:s text:c="7"/>0.00 <text:s text:c="6"/>93.4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30 | <text:s text:c="9"/>4 <text:s text:c="7"/>0.01 <text:s text:c="6"/>93.4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31 | <text:s text:c="9"/>3 <text:s text:c="7"/>0.01 <text:s text:c="6"/>93.4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41 | <text:s text:c="9"/>1 <text:s text:c="7"/>0.00 <text:s text:c="6"/>93.4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42 | <text:s text:c="9"/>7 <text:s text:c="7"/>0.02 <text:s text:c="6"/>93.4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46 | <text:s text:c="9"/>1 <text:s text:c="7"/>0.00 <text:s text:c="6"/>93.4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47 | <text:s text:c="9"/>1 <text:s text:c="7"/>0.00 <text:s text:c="6"/>93.4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50 | <text:s text:c="9"/>2 <text:s text:c="7"/>0.00 <text:s text:c="6"/>93.45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51 | <text:s text:c="9"/>1 <text:s text:c="7"/>0.00 <text:s text:c="6"/>93.45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52 | <text:s text:c="9"/>9 <text:s text:c="7"/>0.02 <text:s text:c="6"/>93.4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53 | <text:s text:c="9"/>5 <text:s text:c="7"/>0.01 <text:s text:c="6"/>93.4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54 | <text:s text:c="9"/>5 <text:s text:c="7"/>0.01 <text:s text:c="6"/>93.4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56 | <text:s text:c="9"/>7 <text:s text:c="7"/>0.02 <text:s text:c="6"/>93.5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58 | <text:s text:c="9"/>6 <text:s text:c="7"/>0.01 <text:s text:c="6"/>93.5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59 | <text:s text:c="9"/>4 <text:s text:c="7"/>0.01 <text:s text:c="6"/>93.5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61 | <text:s text:c="8"/>19 <text:s text:c="7"/>0.04 <text:s text:c="6"/>93.5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63 | <text:s text:c="9"/>9 <text:s text:c="7"/>0.02 <text:s text:c="6"/>93.5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70 | <text:s text:c="9"/>2 <text:s text:c="7"/>0.00 <text:s text:c="6"/>93.6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79 | <text:s text:c="9"/>3 <text:s text:c="7"/>0.01 <text:s text:c="6"/>93.6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80 | <text:s text:c="9"/>1 <text:s text:c="7"/>0.00 <text:s text:c="6"/>93.6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84 | <text:s text:c="9"/>2 <text:s text:c="7"/>0.00 <text:s text:c="6"/>93.6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85 | <text:s text:c="9"/>6 <text:s text:c="7"/>0.01 <text:s text:c="6"/>93.6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86 | <text:s text:c="9"/>1 <text:s text:c="7"/>0.00 <text:s text:c="6"/>93.6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89 | <text:s text:c="9"/>1 <text:s text:c="7"/>0.00 <text:s text:c="6"/>93.6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90 | <text:s text:c="8"/>10 <text:s text:c="7"/>0.02 <text:s text:c="6"/>93.65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91 | <text:s text:c="8"/>12 <text:s text:c="7"/>0.03 <text:s text:c="6"/>93.6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92 | <text:s text:c="9"/>3 <text:s text:c="7"/>0.01 <text:s text:c="6"/>93.6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93 | <text:s text:c="9"/>1 <text:s text:c="7"/>0.00 <text:s text:c="6"/>93.6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94 | <text:s text:c="9"/>5 <text:s text:c="7"/>0.01 <text:s text:c="6"/>93.7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95 | <text:s text:c="9"/>2 <text:s text:c="7"/>0.00 <text:s text:c="6"/>93.7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96 | <text:s text:c="9"/>1 <text:s text:c="7"/>0.00 <text:s text:c="6"/>93.7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97 | <text:s text:c="9"/>3 <text:s text:c="7"/>0.01 <text:s text:c="6"/>93.7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398 | <text:s text:c="9"/>3 <text:s text:c="7"/>0.01 <text:s text:c="6"/>93.7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411 | <text:s text:c="9"/>1 <text:s text:c="7"/>0.00 <text:s text:c="6"/>93.7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412 | <text:s text:c="9"/>3 <text:s text:c="7"/>0.01 <text:s text:c="6"/>93.7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420 | <text:s text:c="9"/>2 <text:s text:c="7"/>0.00 <text:s text:c="6"/>93.7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421 | <text:s text:c="8"/>21 <text:s text:c="7"/>0.05 <text:s text:c="6"/>93.7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422 | <text:s text:c="9"/>3 <text:s text:c="7"/>0.01 <text:s text:c="6"/>93.7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423 | <text:s text:c="9"/>1 <text:s text:c="7"/>0.00 <text:s text:c="6"/>93.7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424 | <text:s text:c="9"/>3 <text:s text:c="7"/>0.01 <text:s text:c="6"/>93.8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425 | <text:s text:c="9"/>1 <text:s text:c="7"/>0.00 <text:s text:c="6"/>93.8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426 | <text:s text:c="9"/>1 <text:s text:c="7"/>0.00 <text:s text:c="6"/>93.8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427 | <text:s text:c="9"/>1 <text:s text:c="7"/>0.00 <text:s text:c="6"/>93.8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429 | <text:s text:c="9"/>2 <text:s text:c="7"/>0.00 <text:s text:c="6"/>93.8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431 | <text:s text:c="9"/>1 <text:s text:c="7"/>0.00 <text:s text:c="6"/>93.8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438 | <text:s text:c="9"/>1 <text:s text:c="7"/>0.00 <text:s text:c="6"/>93.8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441 | <text:s text:c="9"/>9 <text:s text:c="7"/>0.02 <text:s text:c="6"/>93.8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443 | <text:s text:c="9"/>1 <text:s text:c="7"/>0.00 <text:s text:c="6"/>93.8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444 | <text:s text:c="9"/>2 <text:s text:c="7"/>0.00 <text:s text:c="6"/>93.8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455 | <text:s text:c="9"/>1 <text:s text:c="7"/>0.00 <text:s text:c="6"/>93.8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457 | <text:s text:c="9"/>3 <text:s text:c="7"/>0.01 <text:s text:c="6"/>93.85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460 | <text:s text:c="9"/>4 <text:s text:c="7"/>0.01 <text:s text:c="6"/>93.8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462 | <text:s text:c="9"/>1 <text:s text:c="7"/>0.00 <text:s text:c="6"/>93.8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464 | <text:s text:c="9"/>1 <text:s text:c="7"/>0.00 <text:s text:c="6"/>93.8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466 | <text:s text:c="9"/>1 <text:s text:c="7"/>0.00 <text:s text:c="6"/>93.8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468 | <text:s text:c="9"/>2 <text:s text:c="7"/>0.00 <text:s text:c="6"/>93.8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469 | <text:s text:c="9"/>1 <text:s text:c="7"/>0.00 <text:s text:c="6"/>93.8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470 | <text:s text:c="9"/>1 <text:s text:c="7"/>0.00 <text:s text:c="6"/>93.8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478 | <text:s text:c="8"/>84 <text:s text:c="7"/>0.19 <text:s text:c="6"/>94.0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479 | <text:s text:c="7"/>159 <text:s text:c="7"/>0.36 <text:s text:c="6"/>94.4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484 | <text:s text:c="9"/>1 <text:s text:c="7"/>0.00 <text:s text:c="6"/>94.4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486 | <text:s text:c="9"/>1 <text:s text:c="7"/>0.00 <text:s text:c="6"/>94.4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488 | <text:s text:c="9"/>1 <text:s text:c="7"/>0.00 <text:s text:c="6"/>94.4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489 | <text:s text:c="9"/>2 <text:s text:c="7"/>0.00 <text:s text:c="6"/>94.4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494 | <text:s text:c="9"/>1 <text:s text:c="7"/>0.00 <text:s text:c="6"/>94.4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496 | <text:s text:c="9"/>3 <text:s text:c="7"/>0.01 <text:s text:c="6"/>94.4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499 | <text:s text:c="9"/>2 <text:s text:c="7"/>0.00 <text:s text:c="6"/>94.4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500 | <text:s text:c="8"/>29 <text:s text:c="7"/>0.07 <text:s text:c="6"/>94.5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501 | <text:s text:c="9"/>2 <text:s text:c="7"/>0.00 <text:s text:c="6"/>94.5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502 | <text:s text:c="9"/>3 <text:s text:c="7"/>0.01 <text:s text:c="6"/>94.5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503 | <text:s text:c="8"/>12 <text:s text:c="7"/>0.03 <text:s text:c="6"/>94.5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504 | <text:s text:c="8"/>34 <text:s text:c="7"/>0.08 <text:s text:c="6"/>94.6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505 | <text:s text:c="8"/>64 <text:s text:c="7"/>0.14 <text:s text:c="6"/>94.7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507 | <text:s text:c="9"/>1 <text:s text:c="7"/>0.00 <text:s text:c="6"/>94.7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509 | <text:s text:c="9"/>5 <text:s text:c="7"/>0.01 <text:s text:c="6"/>94.7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511 | <text:s text:c="9"/>1 <text:s text:c="7"/>0.00 <text:s text:c="6"/>94.7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520 | <text:s text:c="9"/>1 <text:s text:c="7"/>0.00 <text:s text:c="6"/>94.7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521 | <text:s text:c="9"/>2 <text:s text:c="7"/>0.00 <text:s text:c="6"/>94.7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530 | <text:s text:c="9"/>7 <text:s text:c="7"/>0.02 <text:s text:c="6"/>94.8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539 | <text:s text:c="9"/>2 <text:s text:c="7"/>0.00 <text:s text:c="6"/>94.8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554 | <text:s text:c="9"/>6 <text:s text:c="7"/>0.01 <text:s text:c="6"/>94.8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560 | <text:s text:c="8"/>71 <text:s text:c="7"/>0.16 <text:s text:c="6"/>94.9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571 | <text:s text:c="9"/>1 <text:s text:c="7"/>0.00 <text:s text:c="6"/>94.9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579 | <text:s text:c="9"/>1 <text:s text:c="7"/>0.00 <text:s text:c="6"/>94.9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580 | <text:s text:c="9"/>1 <text:s text:c="7"/>0.00 <text:s text:c="6"/>94.9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584 | <text:s text:c="9"/>1 <text:s text:c="7"/>0.00 <text:s text:c="6"/>94.9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588 | <text:s text:c="9"/>7 <text:s text:c="7"/>0.02 <text:s text:c="6"/>95.0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589 | <text:s text:c="8"/>27 <text:s text:c="7"/>0.06 <text:s text:c="6"/>95.0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600 | <text:s text:c="7"/>729 <text:s text:c="7"/>1.63 <text:s text:c="6"/>96.7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601 | <text:s text:c="7"/>108 <text:s text:c="7"/>0.24 <text:s text:c="6"/>96.9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620 | <text:s text:c="9"/>1 <text:s text:c="7"/>0.00 <text:s text:c="6"/>96.9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621 | <text:s text:c="9"/>1 <text:s text:c="7"/>0.00 <text:s text:c="6"/>96.95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622 | <text:s text:c="9"/>2 <text:s text:c="7"/>0.00 <text:s text:c="6"/>96.95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630 | <text:s text:c="9"/>2 <text:s text:c="7"/>0.00 <text:s text:c="6"/>96.9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650 | <text:s text:c="9"/>1 <text:s text:c="7"/>0.00 <text:s text:c="6"/>96.9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651 | <text:s text:c="9"/>2 <text:s text:c="7"/>0.00 <text:s text:c="6"/>96.9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654 | <text:s text:c="8"/>20 <text:s text:c="7"/>0.04 <text:s text:c="6"/>97.0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658 | <text:s text:c="9"/>1 <text:s text:c="7"/>0.00 <text:s text:c="6"/>97.0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660 | <text:s text:c="7"/>214 <text:s text:c="7"/>0.48 <text:s text:c="6"/>97.4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670 | <text:s text:c="8"/>11 <text:s text:c="7"/>0.02 <text:s text:c="6"/>97.5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671 | <text:s text:c="9"/>5 <text:s text:c="7"/>0.01 <text:s text:c="6"/>97.5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679 | <text:s text:c="8"/>24 <text:s text:c="7"/>0.05 <text:s text:c="6"/>97.5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680 | <text:s text:c="9"/>1 <text:s text:c="7"/>0.00 <text:s text:c="6"/>97.5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681 | <text:s text:c="9"/>2 <text:s text:c="7"/>0.00 <text:s text:c="6"/>97.5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682 | <text:s text:c="7"/>136 <text:s text:c="7"/>0.30 <text:s text:c="6"/>97.8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683 | <text:s text:c="9"/>1 <text:s text:c="7"/>0.00 <text:s text:c="6"/>97.8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684 | <text:s text:c="9"/>1 <text:s text:c="7"/>0.00 <text:s text:c="6"/>97.8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688 | <text:s text:c="7"/>140 <text:s text:c="7"/>0.31 <text:s text:c="6"/>98.2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689 | <text:s text:c="7"/>702 <text:s text:c="7"/>1.57 <text:s text:c="6"/>99.7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690 | <text:s text:c="9"/>5 <text:s text:c="7"/>0.01 <text:s text:c="6"/>99.7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700 | <text:s text:c="9"/>1 <text:s text:c="7"/>0.00 <text:s text:c="6"/>99.8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720 | <text:s text:c="9"/>3 <text:s text:c="7"/>0.01 <text:s text:c="6"/>99.8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730 | <text:s text:c="9"/>1 <text:s text:c="7"/>0.00 <text:s text:c="6"/>99.8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740 | <text:s text:c="9"/>1 <text:s text:c="7"/>0.00 <text:s text:c="6"/>99.8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750 | <text:s text:c="8"/>22 <text:s text:c="7"/>0.05 <text:s text:c="6"/>99.8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760 | <text:s text:c="8"/>14 <text:s text:c="7"/>0.03 <text:s text:c="6"/>99.8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803 | <text:s text:c="9"/>4 <text:s text:c="7"/>0.01 <text:s text:c="6"/>99.9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804 | <text:s text:c="9"/>3 <text:s text:c="7"/>0.01 <text:s text:c="6"/>99.9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805 | <text:s text:c="9"/>1 <text:s text:c="7"/>0.00 <text:s text:c="6"/>99.9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807 | <text:s text:c="9"/>1 <text:s text:c="7"/>0.00 <text:s text:c="6"/>99.9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809 | <text:s text:c="9"/>2 <text:s text:c="7"/>0.00 <text:s text:c="6"/>99.9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830 | <text:s text:c="9"/>1 <text:s text:c="7"/>0.00 <text:s text:c="6"/>99.91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850 | <text:s text:c="9"/>1 <text:s text:c="7"/>0.00 <text:s text:c="6"/>99.9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851 | <text:s text:c="9"/>1 <text:s text:c="7"/>0.00 <text:s text:c="6"/>99.9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852 | <text:s text:c="9"/>1 <text:s text:c="7"/>0.00 <text:s text:c="6"/>99.9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854 | <text:s text:c="9"/>8 <text:s text:c="7"/>0.02 <text:s text:c="6"/>99.94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860 | <text:s text:c="9"/>5 <text:s text:c="7"/>0.01 <text:s text:c="6"/>99.95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870 | <text:s text:c="9"/>1 <text:s text:c="7"/>0.00 <text:s text:c="6"/>99.95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871 | <text:s text:c="9"/>4 <text:s text:c="7"/>0.01 <text:s text:c="6"/>99.9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879 | <text:s text:c="9"/>1 <text:s text:c="7"/>0.00 <text:s text:c="6"/>99.96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881 | <text:s text:c="9"/>3 <text:s text:c="7"/>0.01 <text:s text:c="6"/>99.9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888 | <text:s text:c="9"/>1 <text:s text:c="7"/>0.00 <text:s text:c="6"/>99.9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889 | <text:s text:c="9"/>1 <text:s text:c="7"/>0.00 <text:s text:c="6"/>99.9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890 | <text:s text:c="8"/>10 <text:s text:c="7"/>0.02 <text:s text:c="5"/>100.0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990 | <text:s text:c="9"/>1 <text:s text:c="7"/>0.00 <text:s text:c="5"/>100.00</text:p>
          </table:table-cell>
          <table:table-cell table:number-columns-repeated="1023"/>
        </table:table-row>
        <table:table-row table:style-name="ro1">
          <table:table-cell office:value-type="string">
            <text:p>------------+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6"/>Total | <text:s text:c="4"/>44,599 <text:s text:c="5"/>100.00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. svy: tab sex injcatv if yr==92 &amp; age&gt;14 &amp; age&lt;45, count format(%12.0fc)</text:p>
          </table:table-cell>
          <table:table-cell table:number-columns-repeated="1023"/>
        </table:table-row>
        <table:table-row table:style-name="ro1">
          <table:table-cell office:value-type="string">
            <text:p>(running tabulate on estimation sampl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ber of strata <text:s text:c="2"/>= <text:s text:c="8"/>1 <text:s text:c="17"/>Number of obs <text:s text:c="5"/>= <text:s text:c="4"/>17104</text:p>
          </table:table-cell>
          <table:table-cell table:number-columns-repeated="1023"/>
        </table:table-row>
        <table:table-row table:style-name="ro1">
          <table:table-cell office:value-type="string">
            <text:p>Number of PSUs <text:s text:c="4"/>= <text:s text:c="4"/>17104 <text:s text:c="17"/>Population size <text:s text:c="3"/>= <text:s/>42087756</text:p>
          </table:table-cell>
          <table:table-cell table:number-columns-repeated="1023"/>
        </table:table-row>
        <table:table-row table:style-name="ro1">
          <table:table-cell office:value-type="string">
            <text:p><text:s text:c="48"/>Design df <text:s text:c="9"/>= <text:s text:c="4"/>1710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10"/>| <text:s text:c="13"/>injcatv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6"/>sex | <text:s text:c="9"/>0 <text:s text:c="10"/>1 <text:s text:c="6"/>Total</text:p>
          </table:table-cell>
          <table:table-cell table:number-columns-repeated="1023"/>
        </table:table-row>
        <table:table-row table:style-name="ro1">
          <table:table-cell office:value-type="string">
            <text:p>----------+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 | 14,712,454 <text:s text:c="2"/>7,383,301 <text:s/>22,095,755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 | <text:s/>9,161,272 <text:s/>10,830,729 <text:s/>19,992,001</text:p>
          </table:table-cell>
          <table:table-cell table:number-columns-repeated="1023"/>
        </table:table-row>
        <table:table-row table:style-name="ro1">
          <table:table-cell office:value-type="string">
            <text:p><text:s text:c="10"/>| </text:p>
          </table:table-cell>
          <table:table-cell table:number-columns-repeated="1023"/>
        </table:table-row>
        <table:table-row table:style-name="ro1">
          <table:table-cell office:value-type="string">
            <text:p><text:s text:c="4"/>Total | 23,873,726 <text:s/>18,214,030 <text:s/>42,087,756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2"/>Key: <text:s/>weighted cou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2"/>Pearson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Uncorrected <text:s text:c="2"/>chi2(1) <text:s text:c="8"/>= <text:s/>748.8649</text:p>
          </table:table-cell>
          <table:table-cell table:number-columns-repeated="1023"/>
        </table:table-row>
        <table:table-row table:style-name="ro1">
          <table:table-cell office:value-type="string">
            <text:p><text:s text:c="4"/>Design-based <text:s/>F(1, 17103) <text:s text:c="4"/>= <text:s/>381.6488 <text:s text:c="4"/>P = 0.00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. 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. svy: tab sex injcatv if yr==92 &amp; age&gt;17, count format(%12.0fc)</text:p>
          </table:table-cell>
          <table:table-cell table:number-columns-repeated="1023"/>
        </table:table-row>
        <table:table-row table:style-name="ro1">
          <table:table-cell office:value-type="string">
            <text:p>(running tabulate on estimation sampl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ber of strata <text:s text:c="2"/>= <text:s text:c="8"/>1 <text:s text:c="17"/>Number of obs <text:s text:c="5"/>= <text:s text:c="4"/>25646</text:p>
          </table:table-cell>
          <table:table-cell table:number-columns-repeated="1023"/>
        </table:table-row>
        <table:table-row table:style-name="ro1">
          <table:table-cell office:value-type="string">
            <text:p>Number of PSUs <text:s text:c="4"/>= <text:s text:c="4"/>25646 <text:s text:c="17"/>Population size <text:s text:c="3"/>= <text:s/>63766879</text:p>
          </table:table-cell>
          <table:table-cell table:number-columns-repeated="1023"/>
        </table:table-row>
        <table:table-row table:style-name="ro1">
          <table:table-cell office:value-type="string">
            <text:p><text:s text:c="48"/>Design df <text:s text:c="9"/>= <text:s text:c="4"/>2564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10"/>| <text:s text:c="13"/>injcatv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6"/>sex | <text:s text:c="9"/>0 <text:s text:c="10"/>1 <text:s text:c="6"/>Total</text:p>
          </table:table-cell>
          <table:table-cell table:number-columns-repeated="1023"/>
        </table:table-row>
        <table:table-row table:style-name="ro1">
          <table:table-cell office:value-type="string">
            <text:p>----------+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 | 24,109,748 <text:s/>10,520,818 <text:s/>34,630,566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 | 16,388,177 <text:s/>12,748,136 <text:s/>29,136,313</text:p>
          </table:table-cell>
          <table:table-cell table:number-columns-repeated="1023"/>
        </table:table-row>
        <table:table-row table:style-name="ro1">
          <table:table-cell office:value-type="string">
            <text:p><text:s text:c="10"/>| </text:p>
          </table:table-cell>
          <table:table-cell table:number-columns-repeated="1023"/>
        </table:table-row>
        <table:table-row table:style-name="ro1">
          <table:table-cell office:value-type="string">
            <text:p><text:s text:c="4"/>Total | 40,497,925 <text:s/>23,268,954 <text:s/>63,766,879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2"/>Key: <text:s/>weighted cou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2"/>Pearson:</text:p>
          </table:table-cell>
          <table:table-cell table:number-columns-repeated="1023"/>
        </table:table-row>
        <table:table-row table:style-name="ro1">
          <table:table-cell office:value-type="string">
            <text:p><text:s text:c="4"/>Uncorrected <text:s text:c="2"/>chi2(1) <text:s text:c="8"/>= <text:s/>491.1114</text:p>
          </table:table-cell>
          <table:table-cell table:number-columns-repeated="1023"/>
        </table:table-row>
        <table:table-row table:style-name="ro1">
          <table:table-cell office:value-type="string">
            <text:p><text:s text:c="4"/>Design-based <text:s/>F(1, 25645) <text:s text:c="4"/>= <text:s/>251.1289 <text:s text:c="4"/>P = 0.00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. </text:p>
          </table:table-cell>
          <table:table-cell table:number-columns-repeated="1023"/>
        </table:table-row>
        <table:table-row table:style-name="ro1" table:number-rows-repeated="10473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essing notes" table:style-name="ta5" table:print="false">
        <table:table-column table:style-name="co21" table:default-cell-style-name="ce19"/>
        <table:table-column table:style-name="co22" table:default-cell-style-name="Excel_20_Built-in_20_Normal"/>
        <table:table-column table:style-name="co6" table:number-columns-repeated="1022" table:default-cell-style-name="Excel_20_Built-in_20_Normal"/>
        <table:table-row table:style-name="ro4">
          <table:table-cell office:value-type="string">
            <text:p>NHAMCS survey of injury visits to hospital emergency departments</text:p>
          </table:table-cell>
          <table:table-cell office:value-type="string">
            <text:p>Repository: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acrosswalls.org/datasets/</text:p>
          </table:table-cell>
          <table:table-cell table:number-columns-repeated="1022"/>
        </table:table-row>
        <table:table-row table:style-name="ro4">
          <table:table-cell office:value-type="string">
            <text:p>Data online:</text:p>
          </table:table-cell>
          <table:table-cell office:value-type="string">
            <text:p>Version: 1.0</text:p>
          </table:table-cell>
          <table:table-cell table:number-columns-repeated="1022"/>
        </table:table-row>
        <table:table-row table:style-name="ro4">
          <table:table-cell table:style-name="ce25" office:value-type="string">
            <text:p><text:a xlink:href="http://www.cdc.gov/nchs/ahcd/ahcd_questionnaires.htm">http://www.cdc.gov/nchs/ahcd/ahcd_questionnaires.htm</text:a></text:p>
          </table:table-cell>
          <table:table-cell table:number-columns-repeated="1023"/>
        </table:table-row>
        <table:table-row table:style-name="ro4">
          <table:table-cell office:value-type="string">
            <text:p>Source includes emergency-room visits from injury and illness; only injuries have cause1-3 coded with e-codes from ICD-9-C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causes tabulated for visits for injury (excludes visits for illness)</text:p>
          </table:table-cell>
          <table:table-cell table:number-columns-repeated="1023"/>
        </table:table-row>
        <table:table-row table:style-name="ro4">
          <table:table-cell office:value-type="string">
            <text:p>indication of injury visit:</text:p>
          </table:table-cell>
          <table:table-cell table:number-columns-repeated="1023"/>
        </table:table-row>
        <table:table-row table:style-name="ro4">
          <table:table-cell office:value-type="string">
            <text:p>injury identified as main reason for visit = (1 or 2), or place of injury = (1 to 6), or cause1&gt;0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office:value-type="string">
            <text:p>For NHAMCS 1992-94, cause1-3 is e-code as 4-digit integer (one implied decimal place) plus 80000</text:p>
          </table:table-cell>
          <table:table-cell table:number-columns-repeated="1023"/>
        </table:table-row>
        <table:table-row table:style-name="ro4">
          <table:table-cell office:value-type="string">
            <text:p>in addition, 80010 = illegible cause, 80019 = injury indicated, cause unspecified</text:p>
          </table:table-cell>
          <table:table-cell table:number-columns-repeated="1023"/>
        </table:table-row>
        <table:table-row table:style-name="ro3">
          <table:table-cell office:value-type="string">
            <text:p>For NHAMCS 1995, cause1-3 has rightmost digit (after decimal place) with zero represented as "-" rather than 0, and no additional leading 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NHAMCS 1992 explicitly declares injury with variable "major reason for visit"</text:p>
          </table:table-cell>
          <table:table-cell table:number-columns-repeated="1023"/>
        </table:table-row>
        <table:table-row table:style-name="ro4">
          <table:table-cell office:value-type="string">
            <text:p>NHAMCS 1993-95: coding for place of injury indicates whether visit is for an injury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office:value-type="string">
            <text:p>ccat1, ccat2, ccat3 are recodings of cause1, cause2, and cause3 from e-codes to cc (see cause categories sheet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cctot supplements cause1 with information from cause2 and cause 3 (adding information; privileging violence as cause even if reported as cause2 or cause3)</text:p>
          </table:table-cell>
          <table:table-cell table:number-columns-repeated="1023"/>
        </table:table-row>
        <table:table-row table:style-name="ro4">
          <table:table-cell office:value-type="string">
            <text:p>cctot is basis for summary statistic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gen cctot=ccat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replace cctot=ccat2 if cctot==8 &amp; (ccat2&gt;0 &amp; ccat2&lt;100 &amp; ccat2!=8)</text:p>
          </table:table-cell>
          <table:table-cell table:number-columns-repeated="1023"/>
        </table:table-row>
        <table:table-row table:style-name="ro4">
          <table:table-cell office:value-type="string">
            <text:p>replace cctot=ccat2 if cctot==17 &amp; (ccat2&gt;0 &amp; ccat2&lt;100 &amp; ccat2!=17)</text:p>
          </table:table-cell>
          <table:table-cell table:number-columns-repeated="1023"/>
        </table:table-row>
        <table:table-row table:style-name="ro4">
          <table:table-cell office:value-type="string">
            <text:p>replace cctot=ccat2 if cctot&gt;100 &amp; (ccat2&gt;0 &amp; ccat2&lt;100)</text:p>
          </table:table-cell>
          <table:table-cell table:number-columns-repeated="1023"/>
        </table:table-row>
        <table:table-row table:style-name="ro4">
          <table:table-cell office:value-type="string">
            <text:p>replace cctot=21 if (cctot!=21 &amp; ccat2==21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replace cctot=ccat3 if cctot==8 &amp; (ccat3&gt;0 &amp; ccat3&lt;100 &amp; ccat3!=8)</text:p>
          </table:table-cell>
          <table:table-cell table:number-columns-repeated="1023"/>
        </table:table-row>
        <table:table-row table:style-name="ro4">
          <table:table-cell office:value-type="string">
            <text:p>replace cctot=ccat3 if cctot==17 &amp; (ccat3&gt;0 &amp; ccat3&lt;100 &amp; ccat3!=17)</text:p>
          </table:table-cell>
          <table:table-cell table:number-columns-repeated="1023"/>
        </table:table-row>
        <table:table-row table:style-name="ro4">
          <table:table-cell office:value-type="string">
            <text:p>replace cctot=ccat3 if cctot&gt;100 &amp; (ccat3&gt;0 &amp; ccat3&lt;100)</text:p>
          </table:table-cell>
          <table:table-cell table:number-columns-repeated="1023"/>
        </table:table-row>
        <table:table-row table:style-name="ro4">
          <table:table-cell office:value-type="string">
            <text:p>replace cctot=21 if (cctot!=21 &amp; ccat3==21)</text:p>
          </table:table-cell>
          <table:table-cell table:number-columns-repeated="1023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use categories" table:style-name="ta6" table:print="false"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12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6" table:number-columns-repeated="1017" table:default-cell-style-name="Excel_20_Built-in_20_Normal"/>
        <table:table-row table:style-name="ro1">
          <table:table-cell table:style-name="ce15" office:value-type="string" table:number-columns-spanned="2" table:number-rows-spanned="1">
            <text:p>Broader grouping of injury causes in ICD-9-CM</text:p>
          </table:table-cell>
          <table:covered-table-cell table:style-name="ce17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c</text:p>
          </table:table-cell>
          <table:table-cell office:value-type="string">
            <text:p>causeg1</text:p>
          </table:table-cell>
          <table:table-cell office:value-type="string">
            <text:p>e-codes</text:p>
          </table:table-cell>
          <table:table-cell office:value-type="string">
            <text:p>causeg2</text:p>
          </table:table-cell>
          <table:table-cell office:value-type="string">
            <text:p>recode</text:p>
          </table:table-cell>
          <table:table-cell/>
          <table:table-cell office:value-type="string">
            <text:p>notes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ilway Accidents</text:p>
          </table:table-cell>
          <table:table-cell office:value-type="string">
            <text:p>E800-E807</text:p>
          </table:table-cell>
          <table:table-cell office:value-type="string">
            <text:p>Accident - other</text:p>
          </table:table-cell>
          <table:table-cell office:value-type="string">
            <text:p>(8000/8079=1) ///</text:p>
          </table:table-cell>
          <table:table-cell/>
          <table:table-cell office:value-type="string">
            <text:p>causeg1 is from E-code textual headings (typically main heading) in 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tor Vehicle Traffic Accidents</text:p>
          </table:table-cell>
          <table:table-cell office:value-type="string">
            <text:p>E810-E819</text:p>
          </table:table-cell>
          <table:table-cell office:value-type="string">
            <text:p>Accident - motor vehicle </text:p>
          </table:table-cell>
          <table:table-cell office:value-type="string">
            <text:p>(8100/8199=2) ///</text:p>
          </table:table-cell>
          <table:table-cell/>
          <table:table-cell table:style-name="ce16" office:value-type="string">
            <text:p>International Classification of Diseases, 9th Revision, Clinical Modification (ICD-9-CM)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tor Vehicle Nontraffic Accidents</text:p>
          </table:table-cell>
          <table:table-cell office:value-type="string">
            <text:p>E820-E825</text:p>
          </table:table-cell>
          <table:table-cell office:value-type="string">
            <text:p>Accident - motor vehicle </text:p>
          </table:table-cell>
          <table:table-cell office:value-type="string">
            <text:p>(8200/8255 8257/8259=3) ///</text:p>
          </table:table-cell>
          <table:table-cell/>
          <table:table-cell office:value-type="string">
            <text:p>E-codes: Supplementary Classification Of External Causes Of Injury And Poisoning (E800-E999)</text:p>
          </table:table-cell>
          <table:table-cell table:number-columns-repeated="1017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Other Road Vehicle Accidents</text:p>
          </table:table-cell>
          <table:table-cell office:value-type="string">
            <text:p>E826-E829</text:p>
          </table:table-cell>
          <table:table-cell office:value-type="string">
            <text:p>Accident - other</text:p>
          </table:table-cell>
          <table:table-cell office:value-type="string">
            <text:p>(8256 8260/8299=4) ///</text:p>
          </table:table-cell>
          <table:table-cell/>
          <table:table-cell table:style-name="ce12" office:value-type="string">
            <text:p><text:a xlink:href="http://www.cdc.gov/nchs/icd/icd9cm.htm">http://www.cdc.gov/nchs/icd/icd9cm.htm</text:a>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ater Transport Accidents</text:p>
          </table:table-cell>
          <table:table-cell office:value-type="string">
            <text:p>E830-E838</text:p>
          </table:table-cell>
          <table:table-cell office:value-type="string">
            <text:p>Accident - other</text:p>
          </table:table-cell>
          <table:table-cell office:value-type="string">
            <text:p>(8310/8319 8330/8389=5) ///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ir and Space Transport Accidents</text:p>
          </table:table-cell>
          <table:table-cell office:value-type="string">
            <text:p>E840-E845</text:p>
          </table:table-cell>
          <table:table-cell office:value-type="string">
            <text:p>Accident - other</text:p>
          </table:table-cell>
          <table:table-cell office:value-type="string">
            <text:p>(8400/8459=6) ///</text:p>
          </table:table-cell>
          <table:table-cell/>
          <table:table-cell office:value-type="string">
            <text:p>causeg2 is aggregation of causeg1, based on categories of causes in Burt (1995) Table 4, as well as additional aggregating categories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ehicle Accidents Not Elsewhere Classifiable</text:p>
          </table:table-cell>
          <table:table-cell office:value-type="string">
            <text:p>E846-E848</text:p>
          </table:table-cell>
          <table:table-cell office:value-type="string">
            <text:p>Accident - other</text:p>
          </table:table-cell>
          <table:table-cell office:value-type="string">
            <text:p>(8460/8489=7) ///</text:p>
          </table:table-cell>
          <table:table-cell/>
          <table:table-cell table:style-name="ce11" office:value-type="string">
            <text:p>Burt, Catharine W. (1995). Injury-related visits to hospital emergency departments: United States, 1992. Advance data from vital and health statistics; no 261. Hyattsville, Maryland, National Center for Health Statistics.</text:p>
          </table:table-cell>
          <table:table-cell table:number-columns-repeated="1017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Place of Occurence</text:p>
          </table:table-cell>
          <table:table-cell office:value-type="string">
            <text:p>E849</text:p>
          </table:table-cell>
          <table:table-cell office:value-type="string">
            <text:p>place of occurrence</text:p>
          </table:table-cell>
          <table:table-cell office:value-type="string">
            <text:p>(8490/8499=8) ///</text:p>
          </table:table-cell>
          <table:table-cell/>
          <table:table-cell table:style-name="ce12" office:value-type="string">
            <text:p><text:a xlink:href="http://www.cdc.gov/nchs/data/ad/ad261.pdf">http://www.cdc.gov/nchs/data/ad/ad261.pdf</text:a>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ccidental Poisoning By Drugs, Medicinal Substances, and Biologicals</text:p>
          </table:table-cell>
          <table:table-cell office:value-type="string">
            <text:p>E850-E858</text:p>
          </table:table-cell>
          <table:table-cell office:value-type="string">
            <text:p>Accidental poisoning</text:p>
          </table:table-cell>
          <table:table-cell office:value-type="string">
            <text:p>(8500/8589=9) ///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ccidental Poisoning By Other Solid and Liquid Substances, Gases, and Vapors</text:p>
          </table:table-cell>
          <table:table-cell office:value-type="string">
            <text:p>E860-E869</text:p>
          </table:table-cell>
          <table:table-cell office:value-type="string">
            <text:p>Accidental poisoning</text:p>
          </table:table-cell>
          <table:table-cell office:value-type="string">
            <text:p>(8600/8699=10) ///</text:p>
          </table:table-cell>
          <table:table-cell/>
          <table:table-cell office:value-type="string">
            <text:p>Note: the ICD-9-CM "other accidents" heading encompasses e-codes with detailed explanations of causes of accidents.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isadventures to Patients During Surgical and Medical Care</text:p>
          </table:table-cell>
          <table:table-cell office:value-type="string">
            <text:p>E870-E876</text:p>
          </table:table-cell>
          <table:table-cell office:value-type="string">
            <text:p>Drugs (medical) and medical procedures</text:p>
          </table:table-cell>
          <table:table-cell office:value-type="string">
            <text:p>(8700/8769=11) ///</text:p>
          </table:table-cell>
          <table:table-cell/>
          <table:table-cell office:value-type="string">
            <text:p>Those causes have been specifically described here. <text:s/>The "other accident" heading here encompasses accidents not more specifically described.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urgical and Medical Procedures As The Cause of Abnormal Reaction of Patient or Later Complication, Without Mention of Misadventure At The Time of Procedure</text:p>
          </table:table-cell>
          <table:table-cell office:value-type="string">
            <text:p>E878-E879</text:p>
          </table:table-cell>
          <table:table-cell office:value-type="string">
            <text:p>Drugs (medical) and medical procedures</text:p>
          </table:table-cell>
          <table:table-cell office:value-type="string">
            <text:p>(8780/8799=12) ///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ccidental Falls</text:p>
          </table:table-cell>
          <table:table-cell office:value-type="string">
            <text:p>E880-E888</text:p>
          </table:table-cell>
          <table:table-cell office:value-type="string">
            <text:p>Accident - falls</text:p>
          </table:table-cell>
          <table:table-cell office:value-type="string">
            <text:p>(8800/8869 8880/8889=13) ///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ccidents Caused By Fire and Flames</text:p>
          </table:table-cell>
          <table:table-cell office:value-type="string">
            <text:p>E890-E899</text:p>
          </table:table-cell>
          <table:table-cell office:value-type="string">
            <text:p>Accident - fire, flames, submersion, suffocation</text:p>
          </table:table-cell>
          <table:table-cell office:value-type="string">
            <text:p>(8900/8999 9240/9249=14) ///</text:p>
          </table:table-cell>
          <table:table-cell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ccidents Due to Natural and Environmental Factors</text:p>
          </table:table-cell>
          <table:table-cell office:value-type="string">
            <text:p>E900-E909</text:p>
          </table:table-cell>
          <table:table-cell office:value-type="string">
            <text:p>Accident - natural and environmental factors</text:p>
          </table:table-cell>
          <table:table-cell office:value-type="string">
            <text:p>(9000/9099 9280/9282=15) ///</text:p>
          </table:table-cell>
          <table:table-cell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ccidents Caused By Submersion, Suffocation, and Foreign Bodies</text:p>
          </table:table-cell>
          <table:table-cell office:value-type="string">
            <text:p>E910-E915</text:p>
          </table:table-cell>
          <table:table-cell office:value-type="string">
            <text:p>Accident - fire, flames, submersion, suffocation</text:p>
          </table:table-cell>
          <table:table-cell office:value-type="string">
            <text:p>(8300/8309 8320/8329 9100/9139=16) ///</text:p>
          </table:table-cell>
          <table:table-cell/>
          <table:table-cell office:value-type="string">
            <text:p>Version: 1.0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Other Accidents</text:p>
          </table:table-cell>
          <table:table-cell office:value-type="string">
            <text:p>E916-E928</text:p>
          </table:table-cell>
          <table:table-cell office:value-type="string">
            <text:p>Accident - other</text:p>
          </table:table-cell>
          <table:table-cell office:value-type="string">
            <text:p>(8870/8879 9140/9159 9180/9189 9210/9239 9250/9269 9283/9289=17) ///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ate Effects of Accidental Injury</text:p>
          </table:table-cell>
          <table:table-cell office:value-type="string">
            <text:p>E929</text:p>
          </table:table-cell>
          <table:table-cell office:value-type="string">
            <text:p>Accident - other</text:p>
          </table:table-cell>
          <table:table-cell office:value-type="string">
            <text:p>(9290/9299=18) ///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Drugs, Medicinal and Biological Substances Causing Adverse Effects In Therapeutic Use</text:p>
          </table:table-cell>
          <table:table-cell office:value-type="string">
            <text:p>E930-E949</text:p>
          </table:table-cell>
          <table:table-cell office:value-type="string">
            <text:p>Drugs (medical) and medical procedures</text:p>
          </table:table-cell>
          <table:table-cell office:value-type="string">
            <text:p>(9300/9499=19) ///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uicide and Self-Inflicted Injury</text:p>
          </table:table-cell>
          <table:table-cell office:value-type="string">
            <text:p>E950-E959</text:p>
          </table:table-cell>
          <table:table-cell office:value-type="string">
            <text:p>Self-inflicted</text:p>
          </table:table-cell>
          <table:table-cell office:value-type="string">
            <text:p>(9500/9599=20) ///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Homicide and Injury Purposely Inflicted By Other Persons</text:p>
          </table:table-cell>
          <table:table-cell office:value-type="string">
            <text:p>E960-E969</text:p>
          </table:table-cell>
          <table:table-cell office:value-type="string">
            <text:p>Violence (ex. self-harm and legal intervention)</text:p>
          </table:table-cell>
          <table:table-cell office:value-type="string">
            <text:p>(9600/9699=21) ///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Legal Intervention</text:p>
          </table:table-cell>
          <table:table-cell office:value-type="string">
            <text:p>E970-E978</text:p>
          </table:table-cell>
          <table:table-cell office:value-type="string">
            <text:p>Law enforcement and war</text:p>
          </table:table-cell>
          <table:table-cell office:value-type="string">
            <text:p>(9700/9789=22) ///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Terrorism</text:p>
          </table:table-cell>
          <table:table-cell office:value-type="string">
            <text:p>E979</text:p>
          </table:table-cell>
          <table:table-cell office:value-type="string">
            <text:p>Law enforcement and war</text:p>
          </table:table-cell>
          <table:table-cell office:value-type="string">
            <text:p>(9790/9799=23) ///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Injury Undetermined Whether Accidentally or Purposely Inflicted</text:p>
          </table:table-cell>
          <table:table-cell office:value-type="string">
            <text:p>E980-E989</text:p>
          </table:table-cell>
          <table:table-cell office:value-type="string">
            <text:p>Cause not specified</text:p>
          </table:table-cell>
          <table:table-cell office:value-type="string">
            <text:p>(9800/9899=24) ///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Injury Resulting From Operations of War</text:p>
          </table:table-cell>
          <table:table-cell office:value-type="string">
            <text:p>E990-E999</text:p>
          </table:table-cell>
          <table:table-cell office:value-type="string">
            <text:p>Law enforcement and war</text:p>
          </table:table-cell>
          <table:table-cell office:value-type="string">
            <text:p>(9900/9999=25) ///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ccident - Struck By Object (Ex. Vehicle/Machinery)</text:p>
          </table:table-cell>
          <table:table-cell office:value-type="string">
            <text:p>E916-E917</text:p>
          </table:table-cell>
          <table:table-cell office:value-type="string">
            <text:p>Accident - struck (ex. vehicle/machinery)</text:p>
          </table:table-cell>
          <table:table-cell office:value-type="string">
            <text:p>(9160/9179=26) ///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ccident - Machinery Operation</text:p>
          </table:table-cell>
          <table:table-cell office:value-type="string">
            <text:p>E919</text:p>
          </table:table-cell>
          <table:table-cell office:value-type="string">
            <text:p>Accident - machinery</text:p>
          </table:table-cell>
          <table:table-cell office:value-type="string">
            <text:p>(9190/9199=27) ///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Overexertion</text:p>
          </table:table-cell>
          <table:table-cell office:value-type="string">
            <text:p>E927</text:p>
          </table:table-cell>
          <table:table-cell office:value-type="string">
            <text:p>Overexertion</text:p>
          </table:table-cell>
          <table:table-cell office:value-type="string">
            <text:p>(9270/9279=28) ///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ccident - Cut or Pierced</text:p>
          </table:table-cell>
          <table:table-cell office:value-type="string">
            <text:p>E920</text:p>
          </table:table-cell>
          <table:table-cell office:value-type="string">
            <text:p>Accident - cut or pierced</text:p>
          </table:table-cell>
          <table:table-cell office:value-type="string">
            <text:p>(9200/9209=29) ///</text:p>
          </table:table-cell>
          <table:table-cell table:number-columns-repeated="1019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Drug Use/Abuse</text:p>
          </table:table-cell>
          <table:table-cell office:value-type="string">
            <text:p>E700</text:p>
          </table:table-cell>
          <table:table-cell office:value-type="string">
            <text:p>Drugs (non-med) or alcohol</text:p>
          </table:table-cell>
          <table:table-cell office:value-type="string">
            <text:p>(7000=126) ///</text:p>
          </table:table-cell>
          <table:table-cell table:number-columns-repeated="1019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Alcohol Use/Abuse</text:p>
          </table:table-cell>
          <table:table-cell office:value-type="string">
            <text:p>E710</text:p>
          </table:table-cell>
          <table:table-cell office:value-type="string">
            <text:p>Drugs (non-med) or alcohol</text:p>
          </table:table-cell>
          <table:table-cell office:value-type="string">
            <text:p>(7100=127) ///</text:p>
          </table:table-cell>
          <table:table-cell table:number-columns-repeated="1019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Cause Not Specified</text:p>
          </table:table-cell>
          <table:table-cell/>
          <table:table-cell office:value-type="string">
            <text:p>Cause not specified</text:p>
          </table:table-cell>
          <table:table-cell office:value-type="string">
            <text:p>(0=128) ///</text:p>
          </table:table-cell>
          <table:table-cell table:number-columns-repeated="1019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percentage-style style:name="N117">
      <number:number number:decimal-places="1" number:min-integer-digits="1"/>
      <number:text>%</number:text>
    </number:percentage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currency-style style:name="N8135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5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5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US">
      <number:minutes number:style="long"/>
      <number:text>:</number:text>
      <number:seconds number:style="long"/>
    </number:time-style>
    <number:time-style style:name="N813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US">
      <number:minutes number:style="long"/>
      <number:text>:</number:text>
      <number:seconds number:style="long" number:decimal-places="1"/>
    </number:time-style>
    <number:number-style style:name="N813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  <style:style style:name="Excel_20_Built-in_20_Hyperlink" style:display-name="Excel Built-in Hyperlink" style:family="table-cell" style:parent-style-name="Excel_20_Built-in_20_Normal">
      <style:text-properties fo:color="#0066cc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omma" style:display-name="Excel Built-in Comma" style:family="table-cell" style:parent-style-name="Excel_20_Built-in_20_Normal" style:data-style-name="N116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6:3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992_20_injury_20_causes" style:display-name="PageStyle_1992 injury cau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2-95_20_injury_20_causes" style:display-name="PageStyle_1992-95 injury cau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1_20_injury_20_causes" style:display-name="PageStyle_2001 injury cau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llness_20__26__20_injury" style:display-name="PageStyle_illness &amp; inju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essing_20_notes" style:display-name="PageStyle_processing 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use_20_categories" style:display-name="PageStyle_cause categor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3410" meta:object-count="0"/>
    <meta:generator>OpenOffice/4.1.1$Win32 OpenOffice.org_project/411m6$Build-9775</meta:generator>
  </office:meta>
</office:document-meta>
</file>